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1.212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2.201cm"/>
    </style:style>
    <style:style style:name="co27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2.267cm"/>
    </style:style>
    <style:style style:name="co28" style:family="table-column">
      <style:table-column-properties fo:break-before="auto" style:column-width="18.978cm"/>
    </style:style>
    <style:style style:name="co7" style:family="table-column">
      <style:table-column-properties fo:break-before="auto" style:column-width="9.813cm"/>
    </style:style>
    <style:style style:name="co8" style:family="table-column">
      <style:table-column-properties fo:break-before="auto" style:column-width="6.435cm"/>
    </style:style>
    <style:style style:name="co9" style:family="table-column">
      <style:table-column-properties fo:break-before="auto" style:column-width="7.583cm"/>
    </style:style>
    <style:style style:name="co10" style:family="table-column">
      <style:table-column-properties fo:break-before="auto" style:column-width="6.57cm"/>
    </style:style>
    <style:style style:name="co11" style:family="table-column">
      <style:table-column-properties fo:break-before="auto" style:column-width="8.484cm"/>
    </style:style>
    <style:style style:name="co12" style:family="table-column">
      <style:table-column-properties fo:break-before="auto" style:column-width="1.819cm"/>
    </style:style>
    <style:style style:name="co13" style:family="table-column">
      <style:table-column-properties fo:break-before="auto" style:column-width="2.115cm"/>
    </style:style>
    <style:style style:name="co15" style:family="table-column">
      <style:table-column-properties fo:break-before="auto" style:column-width="1.981cm"/>
    </style:style>
    <style:style style:name="co16" style:family="table-column">
      <style:table-column-properties fo:break-before="auto" style:column-width="1.868cm"/>
    </style:style>
    <style:style style:name="co17" style:family="table-column">
      <style:table-column-properties fo:break-before="auto" style:column-width="1.508cm"/>
    </style:style>
    <style:style style:name="co18" style:family="table-column">
      <style:table-column-properties fo:break-before="auto" style:column-width="1.575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1.305cm"/>
    </style:style>
    <style:style style:name="co21" style:family="table-column">
      <style:table-column-properties fo:break-before="auto" style:column-width="1.189cm"/>
    </style:style>
    <style:style style:name="co22" style:family="table-column">
      <style:table-column-properties fo:break-before="auto" style:column-width="1.256cm"/>
    </style:style>
    <style:style style:name="co23" style:family="table-column">
      <style:table-column-properties fo:break-before="auto" style:column-width="1.08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337cm"/>
    </style:style>
    <style:style style:name="co31" style:family="table-column">
      <style:table-column-properties fo:break-before="auto" style:column-width="3.489cm"/>
    </style:style>
    <style:style style:name="co32" style:family="table-column">
      <style:table-column-properties fo:break-before="auto" style:column-width="1.977cm"/>
    </style:style>
    <style:style style:name="co33" style:family="table-column">
      <style:table-column-properties fo:break-before="auto" style:column-width="4.341cm"/>
    </style:style>
    <style:style style:name="co34" style:family="table-column">
      <style:table-column-properties fo:break-before="auto" style:column-width="8.348cm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74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ro7" style:family="table-row">
      <style:table-row-properties style:row-height="0.859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style:font-name="Liberation Sans1" fo:font-size="10pt" fo:font-weight="bold" style:font-size-asian="10pt" style:font-size-complex="10pt"/>
    </style:style>
    <style:style style:name="ce10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/>
    </style:style>
    <style:style style:name="ce5" style:family="table-cell" style:parent-style-name="Default">
      <style:text-properties style:font-name="Liberation Sans1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font-name="Liberation Sans1" fo:font-size="10pt" fo:font-weight="bold" style:font-size-asian="10pt" style:font-size-complex="10pt"/>
    </style:style>
    <style:style style:name="ce7" style:family="table-cell" style:parent-style-name="Default">
      <style:text-properties fo:color="#181615" style:font-name="Liberation Sans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ce11" style:family="table-cell" style:parent-style-name="Default" style:data-style-name="N100">
      <style:text-properties style:font-name="Liberation Sans1" fo:font-size="10pt" fo:font-weight="bold" style:font-size-asian="10pt" style:font-size-complex="10pt"/>
    </style:style>
    <style:style style:name="ce12" style:family="table-cell" style:parent-style-name="Default" style:data-style-name="N100">
      <style:text-properties style:font-name="Liberation Sans1"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style:font-name="Liberation Sans1" fo:font-size="10pt" style:font-size-asian="10pt" style:font-size-complex="10pt"/>
    </style:style>
  </office:automatic-styles>
  <office:body>
    <office:spreadsheet>
      <table:table table:name="Entities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14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33" table:default-cell-style-name="ce12"/>
        <table:table-column table:style-name="co34" table:default-cell-style-name="ce5"/>
        <table:table-column table:style-name="co18" table:default-cell-style-name="ce5"/>
        <table:table-column table:style-name="co24" table:number-columns-repeated="998" table:default-cell-style-name="ce5"/>
        <table:table-row table:style-name="ro7">
          <table:table-cell table:style-name="ce1" office:value-type="string">
            <text:p>Entity</text:p>
          </table:table-cell>
          <table:table-cell table:style-name="ce1" office:value-type="string">
            <text:p>KD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Official</text:p>
          </table:table-cell>
          <table:table-cell table:style-name="ce1" office:value-type="string">
            <text:p>Status</text:p>
          </table:table-cell>
          <table:table-cell table:style-name="ce6" office:value-type="string">
            <text:p>ISO_3166-1_Alpha-2</text:p>
          </table:table-cell>
          <table:table-cell table:style-name="ce6" office:value-type="string">
            <text:p>ISO_3166-1_Alpha-3</text:p>
          </table:table-cell>
          <table:table-cell table:style-name="ce6" office:value-type="string">
            <text:p>ISO 3166-1 Numeric</text:p>
          </table:table-cell>
          <table:table-cell table:style-name="ce6" office:value-type="string">
            <text:p>FIPS-10</text:p>
          </table:table-cell>
          <table:table-cell table:style-name="ce6" office:value-type="string">
            <text:p>Convert To ISO</text:p>
          </table:table-cell>
          <table:table-cell table:style-name="ce6" office:value-type="string">
            <text:p>Transition To ISO</text:p>
          </table:table-cell>
          <table:table-cell table:style-name="ce1" office:value-type="string">
            <text:p>ICANN</text:p>
          </table:table-cell>
          <table:table-cell table:style-name="ce1" office:value-type="string">
            <text:p>ITU</text:p>
          </table:table-cell>
          <table:table-cell table:style-name="ce1" office:value-type="string">
            <text:p>WMO</text:p>
          </table:table-cell>
          <table:table-cell table:style-name="ce1" office:value-type="string">
            <text:p>IOC</text:p>
          </table:table-cell>
          <table:table-cell table:style-name="ce1" office:value-type="string">
            <text:p>FIFA</text:p>
          </table:table-cell>
          <table:table-cell table:style-name="ce1" office:value-type="string">
            <text:p>MARC-21</text:p>
          </table:table-cell>
          <table:table-cell table:style-name="ce1" office:value-type="string">
            <text:p>GeoNameID</text:p>
          </table:table-cell>
          <table:table-cell table:style-name="ce1" office:value-type="string">
            <text:p>Post_Code_Regex</text:p>
          </table:table-cell>
          <table:table-cell table:style-name="ce1" office:value-type="string">
            <text:p>Continent</text:p>
          </table:table-cell>
          <table:table-cell table:style-name="ce11" office:value-type="string">
            <text:p>IDD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Klocale</text:p>
          </table:table-cell>
          <table:table-cell table:style-name="ce13" table:number-columns-repeated="998"/>
        </table:table-row>
        <table:table-row table:style-name="ro2">
          <table:table-cell office:value-type="string">
            <text:p>AFGHANISTAN</text:p>
          </table:table-cell>
          <table:table-cell table:number-columns-repeated="3" office:value-type="string">
            <text:p>Afghanistan</text:p>
          </table:table-cell>
          <table:table-cell office:value-type="string">
            <text:p>Islamic Republic of Afghanistan</text:p>
          </table:table-cell>
          <table:table-cell office:value-type="string">
            <text:p>Assigned</text:p>
          </table:table-cell>
          <table:table-cell office:value-type="string">
            <text:p>AF</text:p>
          </table:table-cell>
          <table:table-cell office:value-type="string">
            <text:p>AFG</text:p>
          </table:table-cell>
          <table:table-cell office:value-type="float" office:value="4">
            <text:p>4</text:p>
          </table:table-cell>
          <table:table-cell office:value-type="string">
            <text:p>AF</text:p>
          </table:table-cell>
          <table:table-cell table:number-columns-repeated="2"/>
          <table:table-cell office:value-type="string">
            <text:p>.af</text:p>
          </table:table-cell>
          <table:table-cell office:value-type="string">
            <text:p>AFG </text:p>
          </table:table-cell>
          <table:table-cell office:value-type="string">
            <text:p>AF</text:p>
          </table:table-cell>
          <table:table-cell table:number-columns-repeated="2" office:value-type="string">
            <text:p>AFG </text:p>
          </table:table-cell>
          <table:table-cell office:value-type="string">
            <text:p>af </text:p>
          </table:table-cell>
          <table:table-cell table:style-name="ce7" office:value-type="float" office:value="1149361">
            <text:p>1149361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9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ÅLAND ISLANDS</text:p>
          </table:table-cell>
          <table:table-cell office:value-type="string">
            <text:p>Åland Islands</text:p>
          </table:table-cell>
          <table:table-cell office:value-type="string">
            <text:p>Åland Islands</text:p>
          </table:table-cell>
          <table:table-cell office:value-type="string">
            <text:p>Åland Islands</text:p>
          </table:table-cell>
          <table:table-cell/>
          <table:table-cell office:value-type="string">
            <text:p>Assigned</text:p>
          </table:table-cell>
          <table:table-cell office:value-type="string">
            <text:p>AX</text:p>
          </table:table-cell>
          <table:table-cell office:value-type="string">
            <text:p>ALA</text:p>
          </table:table-cell>
          <table:table-cell office:value-type="float" office:value="248">
            <text:p>248</text:p>
          </table:table-cell>
          <table:table-cell table:number-columns-repeated="3"/>
          <table:table-cell office:value-type="string">
            <text:p>.ax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7" office:value-type="float" office:value="661882">
            <text:p>661882</text:p>
          </table:table-cell>
          <table:table-cell table:style-name="ce7"/>
          <table:table-cell table:style-name="ce7" office:value-type="string">
            <text:p>EU</text:p>
          </table:table-cell>
          <table:table-cell office:value-type="string">
            <text:p>+358-18</text:p>
          </table:table-cell>
          <table:table-cell table:number-columns-repeated="1000"/>
        </table:table-row>
        <table:table-row table:style-name="ro2">
          <table:table-cell office:value-type="string">
            <text:p>ALBANIA</text:p>
          </table:table-cell>
          <table:table-cell table:number-columns-repeated="3" office:value-type="string">
            <text:p>Albania</text:p>
          </table:table-cell>
          <table:table-cell office:value-type="string">
            <text:p>Republic of Albania</text:p>
          </table:table-cell>
          <table:table-cell office:value-type="string">
            <text:p>Assigned</text:p>
          </table:table-cell>
          <table:table-cell office:value-type="string">
            <text:p>AL</text:p>
          </table:table-cell>
          <table:table-cell office:value-type="string">
            <text:p>ALB</text:p>
          </table:table-cell>
          <table:table-cell office:value-type="float" office:value="8">
            <text:p>8</text:p>
          </table:table-cell>
          <table:table-cell office:value-type="string">
            <text:p>AL</text:p>
          </table:table-cell>
          <table:table-cell table:number-columns-repeated="2"/>
          <table:table-cell office:value-type="string">
            <text:p>.al</text:p>
          </table:table-cell>
          <table:table-cell office:value-type="string">
            <text:p>ALB </text:p>
          </table:table-cell>
          <table:table-cell office:value-type="string">
            <text:p>AB</text:p>
          </table:table-cell>
          <table:table-cell table:number-columns-repeated="2" office:value-type="string">
            <text:p>ALB </text:p>
          </table:table-cell>
          <table:table-cell office:value-type="string">
            <text:p>aa </text:p>
          </table:table-cell>
          <table:table-cell table:style-name="ce7" office:value-type="float" office:value="783754">
            <text:p>783754</text:p>
          </table:table-cell>
          <table:table-cell table:style-name="ce7"/>
          <table:table-cell table:style-name="ce7" office:value-type="string">
            <text:p>EU</text:p>
          </table:table-cell>
          <table:table-cell office:value-type="string">
            <text:p>+35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LGERIA</text:p>
          </table:table-cell>
          <table:table-cell table:number-columns-repeated="3" office:value-type="string">
            <text:p>Algeria</text:p>
          </table:table-cell>
          <table:table-cell office:value-type="string">
            <text:p>People's Democratic Republic of Algeria</text:p>
          </table:table-cell>
          <table:table-cell office:value-type="string">
            <text:p>Assigned</text:p>
          </table:table-cell>
          <table:table-cell office:value-type="string">
            <text:p>DZ</text:p>
          </table:table-cell>
          <table:table-cell office:value-type="string">
            <text:p>DZA</text:p>
          </table:table-cell>
          <table:table-cell office:value-type="float" office:value="12">
            <text:p>12</text:p>
          </table:table-cell>
          <table:table-cell office:value-type="string">
            <text:p>AG</text:p>
          </table:table-cell>
          <table:table-cell table:number-columns-repeated="2"/>
          <table:table-cell office:value-type="string">
            <text:p>.dz</text:p>
          </table:table-cell>
          <table:table-cell office:value-type="string">
            <text:p>ALG </text:p>
          </table:table-cell>
          <table:table-cell office:value-type="string">
            <text:p>AL</text:p>
          </table:table-cell>
          <table:table-cell table:number-columns-repeated="2" office:value-type="string">
            <text:p>ALG </text:p>
          </table:table-cell>
          <table:table-cell office:value-type="string">
            <text:p>ae </text:p>
          </table:table-cell>
          <table:table-cell table:style-name="ce7" office:value-type="float" office:value="2589581">
            <text:p>2589581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F</text:p>
          </table:table-cell>
          <table:table-cell office:value-type="string">
            <text:p>+21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MERICAN SAMOA</text:p>
          </table:table-cell>
          <table:table-cell table:number-columns-repeated="3" office:value-type="string">
            <text:p>American Samoa</text:p>
          </table:table-cell>
          <table:table-cell/>
          <table:table-cell office:value-type="string">
            <text:p>Assigned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float" office:value="16">
            <text:p>16</text:p>
          </table:table-cell>
          <table:table-cell office:value-type="string">
            <text:p>AQ</text:p>
          </table:table-cell>
          <table:table-cell table:number-columns-repeated="2"/>
          <table:table-cell office:value-type="string">
            <text:p>.as</text:p>
          </table:table-cell>
          <table:table-cell/>
          <table:table-cell office:value-type="string">
            <text:p> </text:p>
          </table:table-cell>
          <table:table-cell table:number-columns-repeated="2" office:value-type="string">
            <text:p>ASA </text:p>
          </table:table-cell>
          <table:table-cell office:value-type="string">
            <text:p>as </text:p>
          </table:table-cell>
          <table:table-cell table:style-name="ce7" office:value-type="float" office:value="5880801">
            <text:p>5880801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1-68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NDORRA</text:p>
          </table:table-cell>
          <table:table-cell table:number-columns-repeated="3" office:value-type="string">
            <text:p>Andorra</text:p>
          </table:table-cell>
          <table:table-cell office:value-type="string">
            <text:p>Principality of Andorra</text:p>
          </table:table-cell>
          <table:table-cell office:value-type="string">
            <text:p>Assigned</text:p>
          </table:table-cell>
          <table:table-cell office:value-type="string">
            <text:p>AD</text:p>
          </table:table-cell>
          <table:table-cell office:value-type="string">
            <text:p>AND</text:p>
          </table:table-cell>
          <table:table-cell office:value-type="float" office:value="20">
            <text:p>20</text:p>
          </table:table-cell>
          <table:table-cell office:value-type="string">
            <text:p>AN</text:p>
          </table:table-cell>
          <table:table-cell table:number-columns-repeated="2"/>
          <table:table-cell office:value-type="string">
            <text:p>.ad</text:p>
          </table:table-cell>
          <table:table-cell office:value-type="string">
            <text:p>AND </text:p>
          </table:table-cell>
          <table:table-cell office:value-type="string">
            <text:p> </text:p>
          </table:table-cell>
          <table:table-cell table:number-columns-repeated="2" office:value-type="string">
            <text:p>AND </text:p>
          </table:table-cell>
          <table:table-cell office:value-type="string">
            <text:p>an </text:p>
          </table:table-cell>
          <table:table-cell table:style-name="ce7" office:value-type="float" office:value="3041565">
            <text:p>3041565</text:p>
          </table:table-cell>
          <table:table-cell table:style-name="ce7" office:value-type="string">
            <text:p>^(?:AD)*(\d{3})$</text:p>
          </table:table-cell>
          <table:table-cell table:style-name="ce7" office:value-type="string">
            <text:p>EU</text:p>
          </table:table-cell>
          <table:table-cell office:value-type="string">
            <text:p>+37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NGOLA</text:p>
          </table:table-cell>
          <table:table-cell table:number-columns-repeated="3" office:value-type="string">
            <text:p>Angola</text:p>
          </table:table-cell>
          <table:table-cell office:value-type="string">
            <text:p>Republic of Angola</text:p>
          </table:table-cell>
          <table:table-cell office:value-type="string">
            <text:p>Assigned</text:p>
          </table:table-cell>
          <table:table-cell office:value-type="string">
            <text:p>AO</text:p>
          </table:table-cell>
          <table:table-cell office:value-type="string">
            <text:p>AGO</text:p>
          </table:table-cell>
          <table:table-cell office:value-type="float" office:value="24">
            <text:p>24</text:p>
          </table:table-cell>
          <table:table-cell office:value-type="string">
            <text:p>AO</text:p>
          </table:table-cell>
          <table:table-cell table:number-columns-repeated="2"/>
          <table:table-cell office:value-type="string">
            <text:p>.ao</text:p>
          </table:table-cell>
          <table:table-cell office:value-type="string">
            <text:p>AGL </text:p>
          </table:table-cell>
          <table:table-cell office:value-type="string">
            <text:p>AN</text:p>
          </table:table-cell>
          <table:table-cell table:number-columns-repeated="2" office:value-type="string">
            <text:p>ANG </text:p>
          </table:table-cell>
          <table:table-cell office:value-type="string">
            <text:p>ao </text:p>
          </table:table-cell>
          <table:table-cell table:style-name="ce7" office:value-type="float" office:value="3351879">
            <text:p>3351879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4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NGUILLA</text:p>
          </table:table-cell>
          <table:table-cell table:number-columns-repeated="3" office:value-type="string">
            <text:p>Anguilla</text:p>
          </table:table-cell>
          <table:table-cell/>
          <table:table-cell office:value-type="string">
            <text:p>Assigned</text:p>
          </table:table-cell>
          <table:table-cell office:value-type="string">
            <text:p>AI</text:p>
          </table:table-cell>
          <table:table-cell office:value-type="string">
            <text:p>AIA</text:p>
          </table:table-cell>
          <table:table-cell office:value-type="float" office:value="660">
            <text:p>660</text:p>
          </table:table-cell>
          <table:table-cell office:value-type="string">
            <text:p>AV</text:p>
          </table:table-cell>
          <table:table-cell table:number-columns-repeated="2"/>
          <table:table-cell office:value-type="string">
            <text:p>.ai</text:p>
          </table:table-cell>
          <table:table-cell/>
          <table:table-cell office:value-type="string">
            <text:p> </text:p>
          </table:table-cell>
          <table:table-cell/>
          <table:table-cell office:value-type="string">
            <text:p>AIA </text:p>
          </table:table-cell>
          <table:table-cell office:value-type="string">
            <text:p>am </text:p>
          </table:table-cell>
          <table:table-cell table:style-name="ce7" office:value-type="float" office:value="3573511">
            <text:p>3573511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1-2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NTARCTICA</text:p>
          </table:table-cell>
          <table:table-cell/>
          <table:table-cell table:number-columns-repeated="2" office:value-type="string">
            <text:p>Antarctica</text:p>
          </table:table-cell>
          <table:table-cell/>
          <table:table-cell office:value-type="string">
            <text:p>Assigned</text:p>
          </table:table-cell>
          <table:table-cell office:value-type="string">
            <text:p>AQ</text:p>
          </table:table-cell>
          <table:table-cell office:value-type="string">
            <text:p>ATA</text:p>
          </table:table-cell>
          <table:table-cell office:value-type="float" office:value="10">
            <text:p>10</text:p>
          </table:table-cell>
          <table:table-cell office:value-type="string">
            <text:p>AY</text:p>
          </table:table-cell>
          <table:table-cell table:number-columns-repeated="2"/>
          <table:table-cell office:value-type="string">
            <text:p>.aq</text:p>
          </table:table-cell>
          <table:table-cell/>
          <table:table-cell office:value-type="string">
            <text:p>AA</text:p>
          </table:table-cell>
          <table:table-cell table:number-columns-repeated="2"/>
          <table:table-cell office:value-type="string">
            <text:p>ay </text:p>
          </table:table-cell>
          <table:table-cell table:style-name="ce7" office:value-type="float" office:value="6697173">
            <text:p>6697173</text:p>
          </table:table-cell>
          <table:table-cell table:style-name="ce7"/>
          <table:table-cell table:style-name="ce7" office:value-type="string">
            <text:p>A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ANTIGUA AND BARBUDA</text:p>
          </table:table-cell>
          <table:table-cell table:number-columns-repeated="3" office:value-type="string">
            <text:p>Antigua and Barbuda</text:p>
          </table:table-cell>
          <table:table-cell/>
          <table:table-cell office:value-type="string">
            <text:p>Assigned</text:p>
          </table:table-cell>
          <table:table-cell office:value-type="string">
            <text:p>AG</text:p>
          </table:table-cell>
          <table:table-cell office:value-type="string">
            <text:p>ATG</text:p>
          </table:table-cell>
          <table:table-cell office:value-type="float" office:value="28">
            <text:p>28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.ag</text:p>
          </table:table-cell>
          <table:table-cell office:value-type="string">
            <text:p>ATG </text:p>
          </table:table-cell>
          <table:table-cell office:value-type="string">
            <text:p>AT</text:p>
          </table:table-cell>
          <table:table-cell office:value-type="string">
            <text:p>ANT </text:p>
          </table:table-cell>
          <table:table-cell office:value-type="string">
            <text:p>ATG </text:p>
          </table:table-cell>
          <table:table-cell office:value-type="string">
            <text:p>aq </text:p>
          </table:table-cell>
          <table:table-cell table:style-name="ce7" office:value-type="float" office:value="3576396">
            <text:p>3576396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1-26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RGENTINA</text:p>
          </table:table-cell>
          <table:table-cell table:number-columns-repeated="3" office:value-type="string">
            <text:p>Argentina</text:p>
          </table:table-cell>
          <table:table-cell office:value-type="string">
            <text:p>Argentine Republic</text:p>
          </table:table-cell>
          <table:table-cell office:value-type="string">
            <text:p>Assigned</text:p>
          </table:table-cell>
          <table:table-cell office:value-type="string">
            <text:p>AR</text:p>
          </table:table-cell>
          <table:table-cell office:value-type="string">
            <text:p>ARG</text:p>
          </table:table-cell>
          <table:table-cell office:value-type="float" office:value="32">
            <text:p>32</text:p>
          </table:table-cell>
          <table:table-cell office:value-type="string">
            <text:p>AR</text:p>
          </table:table-cell>
          <table:table-cell table:number-columns-repeated="2"/>
          <table:table-cell office:value-type="string">
            <text:p>.ar</text:p>
          </table:table-cell>
          <table:table-cell office:value-type="string">
            <text:p>ARG </text:p>
          </table:table-cell>
          <table:table-cell office:value-type="string">
            <text:p>AG</text:p>
          </table:table-cell>
          <table:table-cell table:number-columns-repeated="2" office:value-type="string">
            <text:p>ARG </text:p>
          </table:table-cell>
          <table:table-cell office:value-type="string">
            <text:p>ag </text:p>
          </table:table-cell>
          <table:table-cell table:style-name="ce7" office:value-type="float" office:value="3865483">
            <text:p>3865483</text:p>
          </table:table-cell>
          <table:table-cell table:style-name="ce7" office:value-type="string">
            <text:p>^([A-Z]\d{4}[A-Z]{3})$</text:p>
          </table:table-cell>
          <table:table-cell table:style-name="ce7" office:value-type="string">
            <text:p>SA</text:p>
          </table:table-cell>
          <table:table-cell office:value-type="string">
            <text:p>+54</text:p>
          </table:table-cell>
          <table:table-cell office:value-type="string">
            <text:p>Previous code RA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RMENIA</text:p>
          </table:table-cell>
          <table:table-cell table:number-columns-repeated="3" office:value-type="string">
            <text:p>Armenia</text:p>
          </table:table-cell>
          <table:table-cell office:value-type="string">
            <text:p>Republic of Armenia</text:p>
          </table:table-cell>
          <table:table-cell office:value-type="string">
            <text:p>Assigned</text:p>
          </table:table-cell>
          <table:table-cell office:value-type="string">
            <text:p>AM</text:p>
          </table:table-cell>
          <table:table-cell office:value-type="string">
            <text:p>ARM</text:p>
          </table:table-cell>
          <table:table-cell office:value-type="float" office:value="51">
            <text:p>51</text:p>
          </table:table-cell>
          <table:table-cell office:value-type="string">
            <text:p>AM</text:p>
          </table:table-cell>
          <table:table-cell table:number-columns-repeated="2"/>
          <table:table-cell office:value-type="string">
            <text:p>.am</text:p>
          </table:table-cell>
          <table:table-cell office:value-type="string">
            <text:p>ARM </text:p>
          </table:table-cell>
          <table:table-cell office:value-type="string">
            <text:p>AY</text:p>
          </table:table-cell>
          <table:table-cell table:number-columns-repeated="2" office:value-type="string">
            <text:p>ARM </text:p>
          </table:table-cell>
          <table:table-cell office:value-type="string">
            <text:p>ai </text:p>
          </table:table-cell>
          <table:table-cell table:style-name="ce7" office:value-type="float" office:value="174982">
            <text:p>174982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37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RUBA</text:p>
          </table:table-cell>
          <table:table-cell table:number-columns-repeated="3" office:value-type="string">
            <text:p>Aruba</text:p>
          </table:table-cell>
          <table:table-cell/>
          <table:table-cell office:value-type="string">
            <text:p>Assigned</text:p>
          </table:table-cell>
          <table:table-cell office:value-type="string">
            <text:p>AW</text:p>
          </table:table-cell>
          <table:table-cell office:value-type="string">
            <text:p>ABW</text:p>
          </table:table-cell>
          <table:table-cell office:value-type="float" office:value="533">
            <text:p>533</text:p>
          </table:table-cell>
          <table:table-cell office:value-type="string">
            <text:p>AA</text:p>
          </table:table-cell>
          <table:table-cell table:number-columns-repeated="2"/>
          <table:table-cell office:value-type="string">
            <text:p>.aw</text:p>
          </table:table-cell>
          <table:table-cell/>
          <table:table-cell office:value-type="string">
            <text:p>NU</text:p>
          </table:table-cell>
          <table:table-cell table:number-columns-repeated="2" office:value-type="string">
            <text:p>ARU </text:p>
          </table:table-cell>
          <table:table-cell office:value-type="string">
            <text:p>aw </text:p>
          </table:table-cell>
          <table:table-cell table:style-name="ce7" office:value-type="float" office:value="3577279">
            <text:p>3577279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29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SCENSION ISLAND</text:p>
          </table:table-cell>
          <table:table-cell/>
          <table:table-cell table:number-columns-repeated="2" office:value-type="string">
            <text:p>Ascension Island</text:p>
          </table:table-cell>
          <table:table-cell/>
          <table:table-cell office:value-type="string">
            <text:p>Reserved</text:p>
          </table:table-cell>
          <table:table-cell office:value-type="string">
            <text:p>AC</text:p>
          </table:table-cell>
          <table:table-cell table:number-columns-repeated="5"/>
          <table:table-cell office:value-type="string">
            <text:p>.ac</text:p>
          </table:table-cell>
          <table:table-cell/>
          <table:table-cell table:style-name="ce1"/>
          <table:table-cell table:number-columns-repeated="3"/>
          <table:table-cell table:style-name="ce7" table:number-columns-repeated="3"/>
          <table:table-cell office:value-type="string">
            <text:p>+247</text:p>
          </table:table-cell>
          <table:table-cell office:value-type="string">
            <text:p>Reserved by UPU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ASHMORE AND CARTIER ISLANDS</text:p>
          </table:table-cell>
          <table:table-cell/>
          <table:table-cell office:value-type="string">
            <text:p>Ashmore and Cartier Islands</text:p>
          </table:table-cell>
          <table:table-cell office:value-type="string">
            <text:p>Ashmore and Cartier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AT</text:p>
          </table:table-cell>
          <table:table-cell office:value-type="string">
            <text:p>AU</text:p>
          </table:table-cell>
          <table:table-cell table:number-columns-repeated="3"/>
          <table:table-cell office:value-type="string">
            <text:p> </text:p>
          </table:table-cell>
          <table:table-cell table:number-columns-repeated="2"/>
          <table:table-cell office:value-type="string">
            <text:p>ac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AUSTRALIA</text:p>
          </table:table-cell>
          <table:table-cell table:number-columns-repeated="3" office:value-type="string">
            <text:p>Australia</text:p>
          </table:table-cell>
          <table:table-cell/>
          <table:table-cell office:value-type="string">
            <text:p>Assigned</text:p>
          </table:table-cell>
          <table:table-cell office:value-type="string">
            <text:p>AU</text:p>
          </table:table-cell>
          <table:table-cell office:value-type="string">
            <text:p>AUS</text:p>
          </table:table-cell>
          <table:table-cell office:value-type="float" office:value="36">
            <text:p>36</text:p>
          </table:table-cell>
          <table:table-cell office:value-type="string">
            <text:p>AS</text:p>
          </table:table-cell>
          <table:table-cell table:number-columns-repeated="2"/>
          <table:table-cell office:value-type="string">
            <text:p>.au</text:p>
          </table:table-cell>
          <table:table-cell office:value-type="string">
            <text:p>AUS </text:p>
          </table:table-cell>
          <table:table-cell office:value-type="string">
            <text:p>AU</text:p>
          </table:table-cell>
          <table:table-cell table:number-columns-repeated="2" office:value-type="string">
            <text:p>AUS </text:p>
          </table:table-cell>
          <table:table-cell office:value-type="string">
            <text:p>at </text:p>
          </table:table-cell>
          <table:table-cell table:style-name="ce7" office:value-type="float" office:value="2077456">
            <text:p>2077456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OC</text:p>
          </table:table-cell>
          <table:table-cell office:value-type="string">
            <text:p>+6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AUSTRIA</text:p>
          </table:table-cell>
          <table:table-cell table:number-columns-repeated="3" office:value-type="string">
            <text:p>Austria</text:p>
          </table:table-cell>
          <table:table-cell office:value-type="string">
            <text:p>Republic of Austria</text:p>
          </table:table-cell>
          <table:table-cell office:value-type="string">
            <text:p>Assigned</text:p>
          </table:table-cell>
          <table:table-cell office:value-type="string">
            <text:p>AT</text:p>
          </table:table-cell>
          <table:table-cell office:value-type="string">
            <text:p>AUT</text:p>
          </table:table-cell>
          <table:table-cell office:value-type="float" office:value="40">
            <text:p>40</text:p>
          </table:table-cell>
          <table:table-cell office:value-type="string">
            <text:p>AU</text:p>
          </table:table-cell>
          <table:table-cell table:number-columns-repeated="2"/>
          <table:table-cell office:value-type="string">
            <text:p>.at</text:p>
          </table:table-cell>
          <table:table-cell office:value-type="string">
            <text:p>AUT </text:p>
          </table:table-cell>
          <table:table-cell office:value-type="string">
            <text:p>OS</text:p>
          </table:table-cell>
          <table:table-cell table:number-columns-repeated="2" office:value-type="string">
            <text:p>AUT </text:p>
          </table:table-cell>
          <table:table-cell office:value-type="string">
            <text:p>au </text:p>
          </table:table-cell>
          <table:table-cell table:style-name="ce7" office:value-type="float" office:value="2782113">
            <text:p>2782113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4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AZERBAIJAN</text:p>
          </table:table-cell>
          <table:table-cell table:number-columns-repeated="3" office:value-type="string">
            <text:p>Azerbaijan</text:p>
          </table:table-cell>
          <table:table-cell office:value-type="string">
            <text:p>Republic of Azerbaijan</text:p>
          </table:table-cell>
          <table:table-cell office:value-type="string">
            <text:p>Assigned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float" office:value="31">
            <text:p>31</text:p>
          </table:table-cell>
          <table:table-cell office:value-type="string">
            <text:p>AJ</text:p>
          </table:table-cell>
          <table:table-cell table:number-columns-repeated="2"/>
          <table:table-cell office:value-type="string">
            <text:p>.az</text:p>
          </table:table-cell>
          <table:table-cell office:value-type="string">
            <text:p>AZE </text:p>
          </table:table-cell>
          <table:table-cell office:value-type="string">
            <text:p>AJ</text:p>
          </table:table-cell>
          <table:table-cell table:number-columns-repeated="2" office:value-type="string">
            <text:p>AZE </text:p>
          </table:table-cell>
          <table:table-cell office:value-type="string">
            <text:p>aj </text:p>
          </table:table-cell>
          <table:table-cell table:style-name="ce7" office:value-type="float" office:value="587116">
            <text:p>587116</text:p>
          </table:table-cell>
          <table:table-cell table:style-name="ce7" office:value-type="string">
            <text:p>^(?:AZ)*(\d{4})$</text:p>
          </table:table-cell>
          <table:table-cell table:style-name="ce7" office:value-type="string">
            <text:p>AS</text:p>
          </table:table-cell>
          <table:table-cell office:value-type="string">
            <text:p>+99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BAHAMAS</text:p>
          </table:table-cell>
          <table:table-cell office:value-type="string">
            <text:p>Bahamas</text:p>
          </table:table-cell>
          <table:table-cell office:value-type="string">
            <text:p>The Bahamas</text:p>
          </table:table-cell>
          <table:table-cell office:value-type="string">
            <text:p>Bahamas, The</text:p>
          </table:table-cell>
          <table:table-cell office:value-type="string">
            <text:p>Commonwealth of The Bahamas</text:p>
          </table:table-cell>
          <table:table-cell office:value-type="string">
            <text:p>Assigned</text:p>
          </table:table-cell>
          <table:table-cell office:value-type="string">
            <text:p>BS</text:p>
          </table:table-cell>
          <table:table-cell office:value-type="string">
            <text:p>BHS</text:p>
          </table:table-cell>
          <table:table-cell office:value-type="float" office:value="44">
            <text:p>44</text:p>
          </table:table-cell>
          <table:table-cell office:value-type="string">
            <text:p>BF</text:p>
          </table:table-cell>
          <table:table-cell table:number-columns-repeated="2"/>
          <table:table-cell office:value-type="string">
            <text:p>.bs</text:p>
          </table:table-cell>
          <table:table-cell office:value-type="string">
            <text:p>BAH </text:p>
          </table:table-cell>
          <table:table-cell office:value-type="string">
            <text:p>BA</text:p>
          </table:table-cell>
          <table:table-cell table:number-columns-repeated="2" office:value-type="string">
            <text:p>BAH </text:p>
          </table:table-cell>
          <table:table-cell office:value-type="string">
            <text:p>bf </text:p>
          </table:table-cell>
          <table:table-cell table:style-name="ce7" office:value-type="float" office:value="3572887">
            <text:p>3572887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24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AHRAIN</text:p>
          </table:table-cell>
          <table:table-cell table:number-columns-repeated="3" office:value-type="string">
            <text:p>Bahrain</text:p>
          </table:table-cell>
          <table:table-cell office:value-type="string">
            <text:p>Kingdom of Bahrain</text:p>
          </table:table-cell>
          <table:table-cell office:value-type="string">
            <text:p>Assigned</text:p>
          </table:table-cell>
          <table:table-cell office:value-type="string">
            <text:p>BH</text:p>
          </table:table-cell>
          <table:table-cell office:value-type="string">
            <text:p>BHR</text:p>
          </table:table-cell>
          <table:table-cell office:value-type="float" office:value="48">
            <text:p>48</text:p>
          </table:table-cell>
          <table:table-cell office:value-type="string">
            <text:p>BA</text:p>
          </table:table-cell>
          <table:table-cell table:number-columns-repeated="2"/>
          <table:table-cell office:value-type="string">
            <text:p>.bh</text:p>
          </table:table-cell>
          <table:table-cell office:value-type="string">
            <text:p>BHR </text:p>
          </table:table-cell>
          <table:table-cell office:value-type="string">
            <text:p>BN</text:p>
          </table:table-cell>
          <table:table-cell office:value-type="string">
            <text:p>BRN </text:p>
          </table:table-cell>
          <table:table-cell office:value-type="string">
            <text:p>BHR </text:p>
          </table:table-cell>
          <table:table-cell office:value-type="string">
            <text:p>ba </text:p>
          </table:table-cell>
          <table:table-cell table:style-name="ce7" office:value-type="float" office:value="290291">
            <text:p>290291</text:p>
          </table:table-cell>
          <table:table-cell table:style-name="ce7" office:value-type="string">
            <text:p>^(\d{3}\d?)$</text:p>
          </table:table-cell>
          <table:table-cell table:style-name="ce7" office:value-type="string">
            <text:p>AS</text:p>
          </table:table-cell>
          <table:table-cell office:value-type="string">
            <text:p>+97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BAKER ISLAND</text:p>
          </table:table-cell>
          <table:table-cell/>
          <table:table-cell table:number-columns-repeated="2" office:value-type="string">
            <text:p>Baker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FQ</text:p>
          </table:table-cell>
          <table:table-cell office:value-type="string">
            <text:p>UM</text:p>
          </table:table-cell>
          <table:table-cell table:number-columns-repeated="3"/>
          <table:table-cell office:value-type="string">
            <text:p> </text:p>
          </table:table-cell>
          <table:table-cell table:number-columns-repeated="3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BANGLADESH</text:p>
          </table:table-cell>
          <table:table-cell table:number-columns-repeated="3" office:value-type="string">
            <text:p>Bangladesh</text:p>
          </table:table-cell>
          <table:table-cell office:value-type="string">
            <text:p>People's Republic of Bangladesh</text:p>
          </table:table-cell>
          <table:table-cell office:value-type="string">
            <text:p>Assigned</text:p>
          </table:table-cell>
          <table:table-cell office:value-type="string">
            <text:p>BD</text:p>
          </table:table-cell>
          <table:table-cell office:value-type="string">
            <text:p>BGD</text:p>
          </table:table-cell>
          <table:table-cell office:value-type="float" office:value="50">
            <text:p>50</text:p>
          </table:table-cell>
          <table:table-cell office:value-type="string">
            <text:p>BG</text:p>
          </table:table-cell>
          <table:table-cell table:number-columns-repeated="2"/>
          <table:table-cell office:value-type="string">
            <text:p>.bd</text:p>
          </table:table-cell>
          <table:table-cell office:value-type="string">
            <text:p>BGD </text:p>
          </table:table-cell>
          <table:table-cell office:value-type="string">
            <text:p>BW</text:p>
          </table:table-cell>
          <table:table-cell table:number-columns-repeated="2" office:value-type="string">
            <text:p>BAN </text:p>
          </table:table-cell>
          <table:table-cell office:value-type="string">
            <text:p>bg </text:p>
          </table:table-cell>
          <table:table-cell table:style-name="ce7" office:value-type="float" office:value="1210997">
            <text:p>1210997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S</text:p>
          </table:table-cell>
          <table:table-cell office:value-type="string">
            <text:p>+88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ARBADOS</text:p>
          </table:table-cell>
          <table:table-cell table:number-columns-repeated="3" office:value-type="string">
            <text:p>Barbados</text:p>
          </table:table-cell>
          <table:table-cell/>
          <table:table-cell office:value-type="string">
            <text:p>Assigned</text:p>
          </table:table-cell>
          <table:table-cell office:value-type="string">
            <text:p>BB</text:p>
          </table:table-cell>
          <table:table-cell office:value-type="string">
            <text:p>BRB</text:p>
          </table:table-cell>
          <table:table-cell office:value-type="float" office:value="52">
            <text:p>52</text:p>
          </table:table-cell>
          <table:table-cell office:value-type="string">
            <text:p>BB</text:p>
          </table:table-cell>
          <table:table-cell table:number-columns-repeated="2"/>
          <table:table-cell office:value-type="string">
            <text:p>.bb</text:p>
          </table:table-cell>
          <table:table-cell office:value-type="string">
            <text:p>BRB </text:p>
          </table:table-cell>
          <table:table-cell office:value-type="string">
            <text:p>BR</text:p>
          </table:table-cell>
          <table:table-cell office:value-type="string">
            <text:p>BAR </text:p>
          </table:table-cell>
          <table:table-cell office:value-type="string">
            <text:p>BRB </text:p>
          </table:table-cell>
          <table:table-cell office:value-type="string">
            <text:p>bb </text:p>
          </table:table-cell>
          <table:table-cell table:style-name="ce7" office:value-type="float" office:value="3374084">
            <text:p>3374084</text:p>
          </table:table-cell>
          <table:table-cell table:style-name="ce7" office:value-type="string">
            <text:p>^(?:BB)*(\d{5})$</text:p>
          </table:table-cell>
          <table:table-cell table:style-name="ce7" office:value-type="string">
            <text:p>NA</text:p>
          </table:table-cell>
          <table:table-cell table:style-name="ce7" office:value-type="string">
            <text:p>+1-24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ASSAS DA INDIA</text:p>
          </table:table-cell>
          <table:table-cell/>
          <table:table-cell office:value-type="string">
            <text:p>Bassas da India</text:p>
          </table:table-cell>
          <table:table-cell office:value-type="string">
            <text:p>Bassas da India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BS</text:p>
          </table:table-cell>
          <table:table-cell office:value-type="string">
            <text:p>TF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BELARUS</text:p>
          </table:table-cell>
          <table:table-cell table:number-columns-repeated="3" office:value-type="string">
            <text:p>Belarus</text:p>
          </table:table-cell>
          <table:table-cell office:value-type="string">
            <text:p>Republic of Belarus</text:p>
          </table:table-cell>
          <table:table-cell office:value-type="string">
            <text:p>Assigned</text:p>
          </table:table-cell>
          <table:table-cell office:value-type="string">
            <text:p>BY</text:p>
          </table:table-cell>
          <table:table-cell office:value-type="string">
            <text:p>BLR</text:p>
          </table:table-cell>
          <table:table-cell office:value-type="float" office:value="112">
            <text:p>112</text:p>
          </table:table-cell>
          <table:table-cell office:value-type="string">
            <text:p>BO</text:p>
          </table:table-cell>
          <table:table-cell table:number-columns-repeated="2"/>
          <table:table-cell office:value-type="string">
            <text:p>.by</text:p>
          </table:table-cell>
          <table:table-cell office:value-type="string">
            <text:p>BLR </text:p>
          </table:table-cell>
          <table:table-cell office:value-type="string">
            <text:p>BY</text:p>
          </table:table-cell>
          <table:table-cell table:number-columns-repeated="2" office:value-type="string">
            <text:p>BLR </text:p>
          </table:table-cell>
          <table:table-cell office:value-type="string">
            <text:p>bw </text:p>
          </table:table-cell>
          <table:table-cell table:style-name="ce7" office:value-type="float" office:value="630336">
            <text:p>630336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EU</text:p>
          </table:table-cell>
          <table:table-cell office:value-type="string">
            <text:p>+37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BELGIUM</text:p>
          </table:table-cell>
          <table:table-cell table:number-columns-repeated="3" office:value-type="string">
            <text:p>Belgium</text:p>
          </table:table-cell>
          <table:table-cell office:value-type="string">
            <text:p>Kingdom of Belgium</text:p>
          </table:table-cell>
          <table:table-cell office:value-type="string">
            <text:p>Assigned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float" office:value="56">
            <text:p>56</text:p>
          </table:table-cell>
          <table:table-cell office:value-type="string">
            <text:p>BE</text:p>
          </table:table-cell>
          <table:table-cell table:number-columns-repeated="2"/>
          <table:table-cell office:value-type="string">
            <text:p>.be</text:p>
          </table:table-cell>
          <table:table-cell office:value-type="string">
            <text:p>BEL </text:p>
          </table:table-cell>
          <table:table-cell office:value-type="string">
            <text:p>BX</text:p>
          </table:table-cell>
          <table:table-cell table:number-columns-repeated="2" office:value-type="string">
            <text:p>BEL </text:p>
          </table:table-cell>
          <table:table-cell office:value-type="string">
            <text:p>be </text:p>
          </table:table-cell>
          <table:table-cell table:style-name="ce7" office:value-type="float" office:value="2802361">
            <text:p>2802361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3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ELIZE</text:p>
          </table:table-cell>
          <table:table-cell table:number-columns-repeated="3" office:value-type="string">
            <text:p>Belize</text:p>
          </table:table-cell>
          <table:table-cell/>
          <table:table-cell office:value-type="string">
            <text:p>Assigned</text:p>
          </table:table-cell>
          <table:table-cell office:value-type="string">
            <text:p>BZ</text:p>
          </table:table-cell>
          <table:table-cell office:value-type="string">
            <text:p>BLZ</text:p>
          </table:table-cell>
          <table:table-cell office:value-type="float" office:value="84">
            <text:p>84</text:p>
          </table:table-cell>
          <table:table-cell office:value-type="string">
            <text:p>BH</text:p>
          </table:table-cell>
          <table:table-cell table:number-columns-repeated="2"/>
          <table:table-cell office:value-type="string">
            <text:p>.bz</text:p>
          </table:table-cell>
          <table:table-cell office:value-type="string">
            <text:p>BLZ </text:p>
          </table:table-cell>
          <table:table-cell office:value-type="string">
            <text:p>BH</text:p>
          </table:table-cell>
          <table:table-cell office:value-type="string">
            <text:p>BIZ </text:p>
          </table:table-cell>
          <table:table-cell office:value-type="string">
            <text:p>BLZ </text:p>
          </table:table-cell>
          <table:table-cell office:value-type="string">
            <text:p>bh </text:p>
          </table:table-cell>
          <table:table-cell table:style-name="ce7" office:value-type="float" office:value="3582678">
            <text:p>3582678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50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ENIN</text:p>
          </table:table-cell>
          <table:table-cell table:number-columns-repeated="3" office:value-type="string">
            <text:p>Benin</text:p>
          </table:table-cell>
          <table:table-cell office:value-type="string">
            <text:p>Republic of Benin</text:p>
          </table:table-cell>
          <table:table-cell office:value-type="string">
            <text:p>Assigned</text:p>
          </table:table-cell>
          <table:table-cell office:value-type="string">
            <text:p>BJ</text:p>
          </table:table-cell>
          <table:table-cell office:value-type="string">
            <text:p>BEN</text:p>
          </table:table-cell>
          <table:table-cell office:value-type="float" office:value="204">
            <text:p>204</text:p>
          </table:table-cell>
          <table:table-cell office:value-type="string">
            <text:p>BN</text:p>
          </table:table-cell>
          <table:table-cell table:number-columns-repeated="2"/>
          <table:table-cell office:value-type="string">
            <text:p>.bj</text:p>
          </table:table-cell>
          <table:table-cell office:value-type="string">
            <text:p>BEN </text:p>
          </table:table-cell>
          <table:table-cell office:value-type="string">
            <text:p>BJ</text:p>
          </table:table-cell>
          <table:table-cell table:number-columns-repeated="2" office:value-type="string">
            <text:p>BEN </text:p>
          </table:table-cell>
          <table:table-cell office:value-type="string">
            <text:p>dm </text:p>
          </table:table-cell>
          <table:table-cell table:style-name="ce7" office:value-type="float" office:value="2395170">
            <text:p>2395170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29</text:p>
          </table:table-cell>
          <table:table-cell office:value-type="string">
            <text:p>Previous code DY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ERMUDA</text:p>
          </table:table-cell>
          <table:table-cell table:number-columns-repeated="3" office:value-type="string">
            <text:p>Bermuda</text:p>
          </table:table-cell>
          <table:table-cell/>
          <table:table-cell office:value-type="string">
            <text:p>Assigned</text:p>
          </table:table-cell>
          <table:table-cell office:value-type="string">
            <text:p>BM</text:p>
          </table:table-cell>
          <table:table-cell office:value-type="string">
            <text:p>BMU</text:p>
          </table:table-cell>
          <table:table-cell office:value-type="float" office:value="60">
            <text:p>60</text:p>
          </table:table-cell>
          <table:table-cell office:value-type="string">
            <text:p>BD</text:p>
          </table:table-cell>
          <table:table-cell table:number-columns-repeated="2"/>
          <table:table-cell office:value-type="string">
            <text:p>.bm</text:p>
          </table:table-cell>
          <table:table-cell/>
          <table:table-cell office:value-type="string">
            <text:p>BE</text:p>
          </table:table-cell>
          <table:table-cell table:number-columns-repeated="2" office:value-type="string">
            <text:p>BER </text:p>
          </table:table-cell>
          <table:table-cell office:value-type="string">
            <text:p>bm </text:p>
          </table:table-cell>
          <table:table-cell table:style-name="ce7" office:value-type="float" office:value="3573345">
            <text:p>3573345</text:p>
          </table:table-cell>
          <table:table-cell table:style-name="ce7" office:value-type="string">
            <text:p>^([A-Z]{2}\d{2})$</text:p>
          </table:table-cell>
          <table:table-cell table:style-name="ce7" office:value-type="string">
            <text:p>NA</text:p>
          </table:table-cell>
          <table:table-cell table:style-name="ce7" office:value-type="string">
            <text:p>+1-44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HUTAN</text:p>
          </table:table-cell>
          <table:table-cell table:number-columns-repeated="3" office:value-type="string">
            <text:p>Bhutan</text:p>
          </table:table-cell>
          <table:table-cell office:value-type="string">
            <text:p>Kingdom of Bhutan</text:p>
          </table:table-cell>
          <table:table-cell office:value-type="string">
            <text:p>Assigned</text:p>
          </table:table-cell>
          <table:table-cell office:value-type="string">
            <text:p>BT</text:p>
          </table:table-cell>
          <table:table-cell office:value-type="string">
            <text:p>BTN</text:p>
          </table:table-cell>
          <table:table-cell office:value-type="float" office:value="64">
            <text:p>64</text:p>
          </table:table-cell>
          <table:table-cell office:value-type="string">
            <text:p>BT</text:p>
          </table:table-cell>
          <table:table-cell table:number-columns-repeated="2"/>
          <table:table-cell office:value-type="string">
            <text:p>.bt</text:p>
          </table:table-cell>
          <table:table-cell office:value-type="string">
            <text:p>BTN </text:p>
          </table:table-cell>
          <table:table-cell office:value-type="string">
            <text:p> </text:p>
          </table:table-cell>
          <table:table-cell table:number-columns-repeated="2" office:value-type="string">
            <text:p>BHU </text:p>
          </table:table-cell>
          <table:table-cell office:value-type="string">
            <text:p>bt </text:p>
          </table:table-cell>
          <table:table-cell table:style-name="ce7" office:value-type="float" office:value="1252634">
            <text:p>1252634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97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OLIVIA, PLURINATIONAL STATE OF</text:p>
          </table:table-cell>
          <table:table-cell table:number-columns-repeated="3" office:value-type="string">
            <text:p>Bolivia</text:p>
          </table:table-cell>
          <table:table-cell office:value-type="string">
            <text:p>Plurinational State of Bolivia</text:p>
          </table:table-cell>
          <table:table-cell office:value-type="string">
            <text:p>Assigned</text:p>
          </table:table-cell>
          <table:table-cell office:value-type="string">
            <text:p>BO</text:p>
          </table:table-cell>
          <table:table-cell office:value-type="string">
            <text:p>BOL</text:p>
          </table:table-cell>
          <table:table-cell office:value-type="float" office:value="68">
            <text:p>68</text:p>
          </table:table-cell>
          <table:table-cell office:value-type="string">
            <text:p>BL</text:p>
          </table:table-cell>
          <table:table-cell table:number-columns-repeated="2"/>
          <table:table-cell office:value-type="string">
            <text:p>.bo</text:p>
          </table:table-cell>
          <table:table-cell office:value-type="string">
            <text:p>BOL </text:p>
          </table:table-cell>
          <table:table-cell office:value-type="string">
            <text:p>BO</text:p>
          </table:table-cell>
          <table:table-cell table:number-columns-repeated="2" office:value-type="string">
            <text:p>BOL </text:p>
          </table:table-cell>
          <table:table-cell office:value-type="string">
            <text:p>bo </text:p>
          </table:table-cell>
          <table:table-cell table:style-name="ce7" office:value-type="float" office:value="3923057">
            <text:p>3923057</text:p>
          </table:table-cell>
          <table:table-cell table:style-name="ce7"/>
          <table:table-cell table:style-name="ce7" office:value-type="string">
            <text:p>SA</text:p>
          </table:table-cell>
          <table:table-cell office:value-type="string">
            <text:p>+591</text:p>
          </table:table-cell>
          <table:table-cell office:value-type="string">
            <text:p>Previous code RB “BOLIVIA”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ONAIRE, SAINT EUSTATIUS AND SABA</text:p>
          </table:table-cell>
          <table:table-cell/>
          <table:table-cell office:value-type="string">
            <text:p>Bonaire, Saint Eustatius and Saba</text:p>
          </table:table-cell>
          <table:table-cell office:value-type="string">
            <text:p>Bonaire, Saint Eustatius and Saba</text:p>
          </table:table-cell>
          <table:table-cell office:value-type="string">
            <text:p>Bonaire, Saint Eustatius and Saba</text:p>
          </table:table-cell>
          <table:table-cell office:value-type="string">
            <text:p>Assigned</text:p>
          </table:table-cell>
          <table:table-cell office:value-type="string">
            <text:p>BQ</text:p>
          </table:table-cell>
          <table:table-cell office:value-type="string">
            <text:p>BES</text:p>
          </table:table-cell>
          <table:table-cell office:value-type="float" office:value="535">
            <text:p>535</text:p>
          </table:table-cell>
          <table:table-cell table:number-columns-repeated="3"/>
          <table:table-cell office:value-type="string">
            <text:p>.bq</text:p>
          </table:table-cell>
          <table:table-cell/>
          <table:table-cell office:value-type="string">
            <text:p>NU</text:p>
          </table:table-cell>
          <table:table-cell table:number-columns-repeated="3"/>
          <table:table-cell table:style-name="ce7" office:value-type="float" office:value="7626844">
            <text:p>7626844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599 7, + 599 3, +599 4</text:p>
          </table:table-cell>
          <table:table-cell table:number-columns-repeated="1000"/>
        </table:table-row>
        <table:table-row table:style-name="ro2">
          <table:table-cell office:value-type="string">
            <text:p>BOSNIA AND HERZEGOVINA</text:p>
          </table:table-cell>
          <table:table-cell table:number-columns-repeated="3" office:value-type="string">
            <text:p>Bosnia and Herzegovina</text:p>
          </table:table-cell>
          <table:table-cell office:value-type="string">
            <text:p>Republic of Bosnia and Herzegovina</text:p>
          </table:table-cell>
          <table:table-cell office:value-type="string">
            <text:p>Assigned</text:p>
          </table:table-cell>
          <table:table-cell office:value-type="string">
            <text:p>BA</text:p>
          </table:table-cell>
          <table:table-cell office:value-type="string">
            <text:p>BIH</text:p>
          </table:table-cell>
          <table:table-cell office:value-type="float" office:value="70">
            <text:p>70</text:p>
          </table:table-cell>
          <table:table-cell office:value-type="string">
            <text:p>BK</text:p>
          </table:table-cell>
          <table:table-cell table:number-columns-repeated="2"/>
          <table:table-cell office:value-type="string">
            <text:p>.ba</text:p>
          </table:table-cell>
          <table:table-cell office:value-type="string">
            <text:p>BIH </text:p>
          </table:table-cell>
          <table:table-cell office:value-type="string">
            <text:p>BG</text:p>
          </table:table-cell>
          <table:table-cell table:number-columns-repeated="2" office:value-type="string">
            <text:p>BIH </text:p>
          </table:table-cell>
          <table:table-cell office:value-type="string">
            <text:p>bn </text:p>
          </table:table-cell>
          <table:table-cell table:style-name="ce7" office:value-type="float" office:value="3277605">
            <text:p>3277605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38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OTSWANA</text:p>
          </table:table-cell>
          <table:table-cell table:number-columns-repeated="3" office:value-type="string">
            <text:p>Botswana</text:p>
          </table:table-cell>
          <table:table-cell office:value-type="string">
            <text:p>Republic of Botswana</text:p>
          </table:table-cell>
          <table:table-cell office:value-type="string">
            <text:p>Assigned</text:p>
          </table:table-cell>
          <table:table-cell office:value-type="string">
            <text:p>BW</text:p>
          </table:table-cell>
          <table:table-cell office:value-type="string">
            <text:p>BWA</text:p>
          </table:table-cell>
          <table:table-cell office:value-type="float" office:value="72">
            <text:p>72</text:p>
          </table:table-cell>
          <table:table-cell office:value-type="string">
            <text:p>BC</text:p>
          </table:table-cell>
          <table:table-cell table:number-columns-repeated="2"/>
          <table:table-cell office:value-type="string">
            <text:p>.bw</text:p>
          </table:table-cell>
          <table:table-cell office:value-type="string">
            <text:p>BOT </text:p>
          </table:table-cell>
          <table:table-cell office:value-type="string">
            <text:p>BC</text:p>
          </table:table-cell>
          <table:table-cell table:number-columns-repeated="2" office:value-type="string">
            <text:p>BOT </text:p>
          </table:table-cell>
          <table:table-cell office:value-type="string">
            <text:p>bs </text:p>
          </table:table-cell>
          <table:table-cell table:style-name="ce7" office:value-type="float" office:value="933860">
            <text:p>933860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67</text:p>
          </table:table-cell>
          <table:table-cell office:value-type="string">
            <text:p>Previous code RB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OUVET ISLAND</text:p>
          </table:table-cell>
          <table:table-cell/>
          <table:table-cell office:value-type="string">
            <text:p>Bouvet Island</text:p>
          </table:table-cell>
          <table:table-cell office:value-type="string">
            <text:p>Bouvet Island</text:p>
          </table:table-cell>
          <table:table-cell/>
          <table:table-cell office:value-type="string">
            <text:p>Assigned</text:p>
          </table:table-cell>
          <table:table-cell office:value-type="string">
            <text:p>BV</text:p>
          </table:table-cell>
          <table:table-cell office:value-type="string">
            <text:p>BVT</text:p>
          </table:table-cell>
          <table:table-cell office:value-type="float" office:value="74">
            <text:p>74</text:p>
          </table:table-cell>
          <table:table-cell office:value-type="string">
            <text:p>BV</text:p>
          </table:table-cell>
          <table:table-cell table:number-columns-repeated="2"/>
          <table:table-cell office:value-type="string">
            <text:p>.bv</text:p>
          </table:table-cell>
          <table:table-cell/>
          <table:table-cell office:value-type="string">
            <text:p>BV</text:p>
          </table:table-cell>
          <table:table-cell table:number-columns-repeated="2"/>
          <table:table-cell office:value-type="string">
            <text:p>bv </text:p>
          </table:table-cell>
          <table:table-cell table:style-name="ce7" office:value-type="float" office:value="3371123">
            <text:p>3371123</text:p>
          </table:table-cell>
          <table:table-cell table:style-name="ce7"/>
          <table:table-cell table:style-name="ce7" office:value-type="string">
            <text:p>AN</text:p>
          </table:table-cell>
          <table:table-cell table:number-columns-repeated="1001"/>
        </table:table-row>
        <table:table-row table:style-name="ro2">
          <table:table-cell office:value-type="string">
            <text:p>BRAZIL</text:p>
          </table:table-cell>
          <table:table-cell table:number-columns-repeated="3" office:value-type="string">
            <text:p>Brazil</text:p>
          </table:table-cell>
          <table:table-cell office:value-type="string">
            <text:p>Federative Republic of Brazil</text:p>
          </table:table-cell>
          <table:table-cell office:value-type="string">
            <text:p>Assigned</text:p>
          </table:table-cell>
          <table:table-cell office:value-type="string">
            <text:p>BR</text:p>
          </table:table-cell>
          <table:table-cell office:value-type="string">
            <text:p>BRA</text:p>
          </table:table-cell>
          <table:table-cell office:value-type="float" office:value="76">
            <text:p>76</text:p>
          </table:table-cell>
          <table:table-cell office:value-type="string">
            <text:p>BR</text:p>
          </table:table-cell>
          <table:table-cell table:number-columns-repeated="2"/>
          <table:table-cell office:value-type="string">
            <text:p>.br</text:p>
          </table:table-cell>
          <table:table-cell office:value-type="string">
            <text:p>B </text:p>
          </table:table-cell>
          <table:table-cell office:value-type="string">
            <text:p>BZ</text:p>
          </table:table-cell>
          <table:table-cell table:number-columns-repeated="2" office:value-type="string">
            <text:p>BRA </text:p>
          </table:table-cell>
          <table:table-cell office:value-type="string">
            <text:p>bl </text:p>
          </table:table-cell>
          <table:table-cell table:style-name="ce7" office:value-type="float" office:value="3469034">
            <text:p>3469034</text:p>
          </table:table-cell>
          <table:table-cell table:style-name="ce7" office:value-type="string">
            <text:p>^(\d{8})$</text:p>
          </table:table-cell>
          <table:table-cell table:style-name="ce7" office:value-type="string">
            <text:p>SA</text:p>
          </table:table-cell>
          <table:table-cell office:value-type="string">
            <text:p>+5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BRITISH INDIAN OCEAN TERRITORY</text:p>
          </table:table-cell>
          <table:table-cell/>
          <table:table-cell table:number-columns-repeated="2" office:value-type="string">
            <text:p>British Indian Ocean Territory</text:p>
          </table:table-cell>
          <table:table-cell/>
          <table:table-cell office:value-type="string">
            <text:p>Assigned</text:p>
          </table:table-cell>
          <table:table-cell office:value-type="string">
            <text:p>IO</text:p>
          </table:table-cell>
          <table:table-cell office:value-type="string">
            <text:p>IOT</text:p>
          </table:table-cell>
          <table:table-cell office:value-type="float" office:value="86">
            <text:p>86</text:p>
          </table:table-cell>
          <table:table-cell office:value-type="string">
            <text:p>IO</text:p>
          </table:table-cell>
          <table:table-cell table:number-columns-repeated="2"/>
          <table:table-cell office:value-type="string">
            <text:p>.io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bi </text:p>
          </table:table-cell>
          <table:table-cell table:style-name="ce7" office:value-type="float" office:value="1282588">
            <text:p>1282588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246</text:p>
          </table:table-cell>
          <table:table-cell table:number-columns-repeated="1000"/>
        </table:table-row>
        <table:table-row table:style-name="ro2">
          <table:table-cell office:value-type="string">
            <text:p>BRUNEI DARUSSALAM</text:p>
          </table:table-cell>
          <table:table-cell office:value-type="string">
            <text:p>Brunei Darussalam</text:p>
          </table:table-cell>
          <table:table-cell office:value-type="string">
            <text:p>Brunei Darussalam</text:p>
          </table:table-cell>
          <table:table-cell office:value-type="string">
            <text:p>Brunei Darussalam</text:p>
          </table:table-cell>
          <table:table-cell office:value-type="string">
            <text:p>State of Brunei Darussalam</text:p>
          </table:table-cell>
          <table:table-cell office:value-type="string">
            <text:p>Assigned</text:p>
          </table:table-cell>
          <table:table-cell office:value-type="string">
            <text:p>BN</text:p>
          </table:table-cell>
          <table:table-cell office:value-type="string">
            <text:p>BRN</text:p>
          </table:table-cell>
          <table:table-cell office:value-type="float" office:value="96">
            <text:p>96</text:p>
          </table:table-cell>
          <table:table-cell office:value-type="string">
            <text:p>BX</text:p>
          </table:table-cell>
          <table:table-cell table:number-columns-repeated="2"/>
          <table:table-cell office:value-type="string">
            <text:p>.bn</text:p>
          </table:table-cell>
          <table:table-cell office:value-type="string">
            <text:p>BRU </text:p>
          </table:table-cell>
          <table:table-cell office:value-type="string">
            <text:p>BD</text:p>
          </table:table-cell>
          <table:table-cell table:number-columns-repeated="2" office:value-type="string">
            <text:p>BRU </text:p>
          </table:table-cell>
          <table:table-cell office:value-type="string">
            <text:p>bx </text:p>
          </table:table-cell>
          <table:table-cell table:style-name="ce7" office:value-type="float" office:value="1820814">
            <text:p>1820814</text:p>
          </table:table-cell>
          <table:table-cell table:style-name="ce7" office:value-type="string">
            <text:p>^([A-Z]{2}\d{4})$</text:p>
          </table:table-cell>
          <table:table-cell table:style-name="ce7" office:value-type="string">
            <text:p>AS</text:p>
          </table:table-cell>
          <table:table-cell office:value-type="string">
            <text:p>+67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ULGARIA</text:p>
          </table:table-cell>
          <table:table-cell table:number-columns-repeated="3" office:value-type="string">
            <text:p>Bulgaria</text:p>
          </table:table-cell>
          <table:table-cell office:value-type="string">
            <text:p>Republic of Bulgaria</text:p>
          </table:table-cell>
          <table:table-cell office:value-type="string">
            <text:p>Assigned</text:p>
          </table:table-cell>
          <table:table-cell office:value-type="string">
            <text:p>BG</text:p>
          </table:table-cell>
          <table:table-cell office:value-type="string">
            <text:p>BGR</text:p>
          </table:table-cell>
          <table:table-cell office:value-type="float" office:value="100">
            <text:p>100</text:p>
          </table:table-cell>
          <table:table-cell office:value-type="string">
            <text:p>BU</text:p>
          </table:table-cell>
          <table:table-cell table:number-columns-repeated="2"/>
          <table:table-cell office:value-type="string">
            <text:p>.bg</text:p>
          </table:table-cell>
          <table:table-cell office:value-type="string">
            <text:p>BUL </text:p>
          </table:table-cell>
          <table:table-cell office:value-type="string">
            <text:p>BU</text:p>
          </table:table-cell>
          <table:table-cell table:number-columns-repeated="2" office:value-type="string">
            <text:p>BUL </text:p>
          </table:table-cell>
          <table:table-cell office:value-type="string">
            <text:p>bu </text:p>
          </table:table-cell>
          <table:table-cell table:style-name="ce7" office:value-type="float" office:value="732800">
            <text:p>732800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35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URKINA FASO</text:p>
          </table:table-cell>
          <table:table-cell table:number-columns-repeated="3" office:value-type="string">
            <text:p>Burkina Faso</text:p>
          </table:table-cell>
          <table:table-cell/>
          <table:table-cell office:value-type="string">
            <text:p>Assigned</text:p>
          </table:table-cell>
          <table:table-cell office:value-type="string">
            <text:p>BF</text:p>
          </table:table-cell>
          <table:table-cell office:value-type="string">
            <text:p>BFA</text:p>
          </table:table-cell>
          <table:table-cell office:value-type="float" office:value="854">
            <text:p>854</text:p>
          </table:table-cell>
          <table:table-cell office:value-type="string">
            <text:p>UV</text:p>
          </table:table-cell>
          <table:table-cell table:number-columns-repeated="2"/>
          <table:table-cell office:value-type="string">
            <text:p>.bf</text:p>
          </table:table-cell>
          <table:table-cell office:value-type="string">
            <text:p>BFA </text:p>
          </table:table-cell>
          <table:table-cell office:value-type="string">
            <text:p>HV</text:p>
          </table:table-cell>
          <table:table-cell office:value-type="string">
            <text:p>BUR </text:p>
          </table:table-cell>
          <table:table-cell office:value-type="string">
            <text:p>BFA </text:p>
          </table:table-cell>
          <table:table-cell office:value-type="string">
            <text:p>uv </text:p>
          </table:table-cell>
          <table:table-cell table:style-name="ce7" office:value-type="float" office:value="2361809">
            <text:p>2361809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2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BURMA</text:p>
          </table:table-cell>
          <table:table-cell/>
          <table:table-cell table:number-columns-repeated="2" office:value-type="string">
            <text:p>Burma</text:p>
          </table:table-cell>
          <table:table-cell/>
          <table:table-cell office:value-type="string">
            <text:p>Transition</text:p>
          </table:table-cell>
          <table:table-cell office:value-type="string">
            <text:p>BU</text:p>
          </table:table-cell>
          <table:table-cell table:number-columns-repeated="4"/>
          <table:table-cell office:value-type="string">
            <text:p>MM</text:p>
          </table:table-cell>
          <table:table-cell table:number-columns-repeated="3"/>
          <table:table-cell office:value-type="string">
            <text:p>BUR </text:p>
          </table:table-cell>
          <table:table-cell office:value-type="string">
            <text:p>BUR</text:p>
          </table:table-cell>
          <table:table-cell office:value-type="string">
            <text:p>br 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BURUNDI</text:p>
          </table:table-cell>
          <table:table-cell table:number-columns-repeated="3" office:value-type="string">
            <text:p>Burundi</text:p>
          </table:table-cell>
          <table:table-cell office:value-type="string">
            <text:p>Republic of Burundi</text:p>
          </table:table-cell>
          <table:table-cell office:value-type="string">
            <text:p>Assigned</text:p>
          </table:table-cell>
          <table:table-cell office:value-type="string">
            <text:p>BI</text:p>
          </table:table-cell>
          <table:table-cell office:value-type="string">
            <text:p>BDI</text:p>
          </table:table-cell>
          <table:table-cell office:value-type="float" office:value="108">
            <text:p>108</text:p>
          </table:table-cell>
          <table:table-cell office:value-type="string">
            <text:p>BY</text:p>
          </table:table-cell>
          <table:table-cell table:number-columns-repeated="2"/>
          <table:table-cell office:value-type="string">
            <text:p>.bi</text:p>
          </table:table-cell>
          <table:table-cell office:value-type="string">
            <text:p>BDI </text:p>
          </table:table-cell>
          <table:table-cell office:value-type="string">
            <text:p>BI</text:p>
          </table:table-cell>
          <table:table-cell table:number-columns-repeated="2" office:value-type="string">
            <text:p>BDI </text:p>
          </table:table-cell>
          <table:table-cell office:value-type="string">
            <text:p>bd </text:p>
          </table:table-cell>
          <table:table-cell table:style-name="ce7" office:value-type="float" office:value="433561">
            <text:p>433561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5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AMBODIA</text:p>
          </table:table-cell>
          <table:table-cell table:number-columns-repeated="3" office:value-type="string">
            <text:p>Cambodia</text:p>
          </table:table-cell>
          <table:table-cell office:value-type="string">
            <text:p>Kingdom of Cambodia</text:p>
          </table:table-cell>
          <table:table-cell office:value-type="string">
            <text:p>Assigned</text:p>
          </table:table-cell>
          <table:table-cell office:value-type="string">
            <text:p>KH</text:p>
          </table:table-cell>
          <table:table-cell office:value-type="string">
            <text:p>KHM</text:p>
          </table:table-cell>
          <table:table-cell office:value-type="float" office:value="116">
            <text:p>116</text:p>
          </table:table-cell>
          <table:table-cell office:value-type="string">
            <text:p>CB</text:p>
          </table:table-cell>
          <table:table-cell table:number-columns-repeated="2"/>
          <table:table-cell office:value-type="string">
            <text:p>.kh</text:p>
          </table:table-cell>
          <table:table-cell office:value-type="string">
            <text:p>CBG </text:p>
          </table:table-cell>
          <table:table-cell office:value-type="string">
            <text:p>KP</text:p>
          </table:table-cell>
          <table:table-cell table:number-columns-repeated="2" office:value-type="string">
            <text:p>CAM </text:p>
          </table:table-cell>
          <table:table-cell office:value-type="string">
            <text:p>cb </text:p>
          </table:table-cell>
          <table:table-cell table:style-name="ce7" office:value-type="float" office:value="1831722">
            <text:p>1831722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85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AMEROON</text:p>
          </table:table-cell>
          <table:table-cell table:number-columns-repeated="3" office:value-type="string">
            <text:p>Cameroon</text:p>
          </table:table-cell>
          <table:table-cell office:value-type="string">
            <text:p>Republic of Cameroon</text:p>
          </table:table-cell>
          <table:table-cell office:value-type="string">
            <text:p>Assigned</text:p>
          </table:table-cell>
          <table:table-cell office:value-type="string">
            <text:p>CM</text:p>
          </table:table-cell>
          <table:table-cell office:value-type="string">
            <text:p>CMR</text:p>
          </table:table-cell>
          <table:table-cell office:value-type="float" office:value="120">
            <text:p>120</text:p>
          </table:table-cell>
          <table:table-cell office:value-type="string">
            <text:p>CM</text:p>
          </table:table-cell>
          <table:table-cell table:number-columns-repeated="2"/>
          <table:table-cell office:value-type="string">
            <text:p>.cm</text:p>
          </table:table-cell>
          <table:table-cell office:value-type="string">
            <text:p>CME </text:p>
          </table:table-cell>
          <table:table-cell office:value-type="string">
            <text:p>CM</text:p>
          </table:table-cell>
          <table:table-cell table:number-columns-repeated="2" office:value-type="string">
            <text:p>CMR </text:p>
          </table:table-cell>
          <table:table-cell office:value-type="string">
            <text:p>cm </text:p>
          </table:table-cell>
          <table:table-cell table:style-name="ce7" office:value-type="float" office:value="2233387">
            <text:p>2233387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3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ANADA</text:p>
          </table:table-cell>
          <table:table-cell table:number-columns-repeated="3" office:value-type="string">
            <text:p>Canada</text:p>
          </table:table-cell>
          <table:table-cell/>
          <table:table-cell office:value-type="string">
            <text:p>Assigned</text:p>
          </table:table-cell>
          <table:table-cell office:value-type="string">
            <text:p>CA</text:p>
          </table:table-cell>
          <table:table-cell office:value-type="string">
            <text:p>CAN</text:p>
          </table:table-cell>
          <table:table-cell office:value-type="float" office:value="124">
            <text:p>124</text:p>
          </table:table-cell>
          <table:table-cell office:value-type="string">
            <text:p>CA</text:p>
          </table:table-cell>
          <table:table-cell table:number-columns-repeated="2"/>
          <table:table-cell office:value-type="string">
            <text:p>.ca</text:p>
          </table:table-cell>
          <table:table-cell office:value-type="string">
            <text:p>CAN </text:p>
          </table:table-cell>
          <table:table-cell office:value-type="string">
            <text:p>CN</text:p>
          </table:table-cell>
          <table:table-cell table:number-columns-repeated="2" office:value-type="string">
            <text:p>CAN </text:p>
          </table:table-cell>
          <table:table-cell office:value-type="string">
            <text:p>xxc </text:p>
          </table:table-cell>
          <table:table-cell table:style-name="ce7" office:value-type="float" office:value="6251999">
            <text:p>6251999</text:p>
          </table:table-cell>
          <table:table-cell table:style-name="ce7" office:value-type="string">
            <text:p>^([a-zA-Z]\d[a-zA-Z]\d[a-zA-Z]\d)$</text:p>
          </table:table-cell>
          <table:table-cell table:style-name="ce7" office:value-type="string">
            <text:p>NA</text:p>
          </table:table-cell>
          <table:table-cell office:value-type="string">
            <text:p>+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ANARY ISLANDS</text:p>
          </table:table-cell>
          <table:table-cell/>
          <table:table-cell table:number-columns-repeated="2" office:value-type="string">
            <text:p>Canary Islands</text:p>
          </table:table-cell>
          <table:table-cell/>
          <table:table-cell office:value-type="string">
            <text:p>Reserved</text:p>
          </table:table-cell>
          <table:table-cell office:value-type="string">
            <text:p>IC</text:p>
          </table:table-cell>
          <table:table-cell table:number-columns-repeated="11"/>
          <table:table-cell table:style-name="ce7" table:number-columns-repeated="3"/>
          <table:table-cell/>
          <table:table-cell office:value-type="string">
            <text:p>Reserved by WCO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CAPE VERDE</text:p>
          </table:table-cell>
          <table:table-cell table:number-columns-repeated="3" office:value-type="string">
            <text:p>Cape Verde</text:p>
          </table:table-cell>
          <table:table-cell office:value-type="string">
            <text:p>Republic of Cape Verde</text:p>
          </table:table-cell>
          <table:table-cell office:value-type="string">
            <text:p>Assigned</text:p>
          </table:table-cell>
          <table:table-cell office:value-type="string">
            <text:p>CV</text:p>
          </table:table-cell>
          <table:table-cell office:value-type="string">
            <text:p>CPV</text:p>
          </table:table-cell>
          <table:table-cell office:value-type="float" office:value="132">
            <text:p>132</text:p>
          </table:table-cell>
          <table:table-cell office:value-type="string">
            <text:p>CV</text:p>
          </table:table-cell>
          <table:table-cell table:number-columns-repeated="2"/>
          <table:table-cell office:value-type="string">
            <text:p>.cv</text:p>
          </table:table-cell>
          <table:table-cell office:value-type="string">
            <text:p>CPV </text:p>
          </table:table-cell>
          <table:table-cell office:value-type="string">
            <text:p>CV</text:p>
          </table:table-cell>
          <table:table-cell table:number-columns-repeated="2" office:value-type="string">
            <text:p>CPV </text:p>
          </table:table-cell>
          <table:table-cell office:value-type="string">
            <text:p>cv </text:p>
          </table:table-cell>
          <table:table-cell table:style-name="ce7" office:value-type="float" office:value="3374766">
            <text:p>3374766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F</text:p>
          </table:table-cell>
          <table:table-cell office:value-type="string">
            <text:p>+23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AYMAN ISLANDS</text:p>
          </table:table-cell>
          <table:table-cell table:number-columns-repeated="3" office:value-type="string">
            <text:p>Cayman Islands</text:p>
          </table:table-cell>
          <table:table-cell/>
          <table:table-cell office:value-type="string">
            <text:p>Assigned</text:p>
          </table:table-cell>
          <table:table-cell office:value-type="string">
            <text:p>KY</text:p>
          </table:table-cell>
          <table:table-cell office:value-type="string">
            <text:p>CYM</text:p>
          </table:table-cell>
          <table:table-cell office:value-type="float" office:value="136">
            <text:p>136</text:p>
          </table:table-cell>
          <table:table-cell office:value-type="string">
            <text:p>CJ</text:p>
          </table:table-cell>
          <table:table-cell table:number-columns-repeated="2"/>
          <table:table-cell office:value-type="string">
            <text:p>.ky</text:p>
          </table:table-cell>
          <table:table-cell/>
          <table:table-cell office:value-type="string">
            <text:p>GC</text:p>
          </table:table-cell>
          <table:table-cell table:number-columns-repeated="2" office:value-type="string">
            <text:p>CAY </text:p>
          </table:table-cell>
          <table:table-cell office:value-type="string">
            <text:p>cj </text:p>
          </table:table-cell>
          <table:table-cell table:style-name="ce7" office:value-type="float" office:value="3580718">
            <text:p>3580718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34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ENTRAL AFRICAN REPUBLIC</text:p>
          </table:table-cell>
          <table:table-cell table:number-columns-repeated="3" office:value-type="string">
            <text:p>Central African Republic</text:p>
          </table:table-cell>
          <table:table-cell/>
          <table:table-cell office:value-type="string">
            <text:p>Assigned</text:p>
          </table:table-cell>
          <table:table-cell office:value-type="string">
            <text:p>CF</text:p>
          </table:table-cell>
          <table:table-cell office:value-type="string">
            <text:p>CAF</text:p>
          </table:table-cell>
          <table:table-cell office:value-type="float" office:value="140">
            <text:p>140</text:p>
          </table:table-cell>
          <table:table-cell office:value-type="string">
            <text:p>CT</text:p>
          </table:table-cell>
          <table:table-cell table:number-columns-repeated="2"/>
          <table:table-cell office:value-type="string">
            <text:p>.cf</text:p>
          </table:table-cell>
          <table:table-cell office:value-type="string">
            <text:p>CAF </text:p>
          </table:table-cell>
          <table:table-cell office:value-type="string">
            <text:p>CE</text:p>
          </table:table-cell>
          <table:table-cell office:value-type="string">
            <text:p>CAF </text:p>
          </table:table-cell>
          <table:table-cell office:value-type="string">
            <text:p>CTA </text:p>
          </table:table-cell>
          <table:table-cell office:value-type="string">
            <text:p>cx </text:p>
          </table:table-cell>
          <table:table-cell table:style-name="ce7" office:value-type="float" office:value="239880">
            <text:p>239880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3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EUTA, MELILLA</text:p>
          </table:table-cell>
          <table:table-cell/>
          <table:table-cell office:value-type="string">
            <text:p>Ceuta and Melilla</text:p>
          </table:table-cell>
          <table:table-cell office:value-type="string">
            <text:p>Ceuta and Melilla</text:p>
          </table:table-cell>
          <table:table-cell/>
          <table:table-cell office:value-type="string">
            <text:p>Reserved</text:p>
          </table:table-cell>
          <table:table-cell office:value-type="string">
            <text:p>EA</text:p>
          </table:table-cell>
          <table:table-cell table:number-columns-repeated="11"/>
          <table:table-cell table:style-name="ce7" table:number-columns-repeated="3"/>
          <table:table-cell/>
          <table:table-cell office:value-type="string">
            <text:p>Reserved by WCO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CHAD</text:p>
          </table:table-cell>
          <table:table-cell table:number-columns-repeated="3" office:value-type="string">
            <text:p>Chad</text:p>
          </table:table-cell>
          <table:table-cell office:value-type="string">
            <text:p>Republic of Chad</text:p>
          </table:table-cell>
          <table:table-cell office:value-type="string">
            <text:p>Assigned</text:p>
          </table:table-cell>
          <table:table-cell office:value-type="string">
            <text:p>TD</text:p>
          </table:table-cell>
          <table:table-cell office:value-type="string">
            <text:p>TCD</text:p>
          </table:table-cell>
          <table:table-cell office:value-type="float" office:value="148">
            <text:p>148</text:p>
          </table:table-cell>
          <table:table-cell office:value-type="string">
            <text:p>CD</text:p>
          </table:table-cell>
          <table:table-cell table:number-columns-repeated="2"/>
          <table:table-cell office:value-type="string">
            <text:p>.td</text:p>
          </table:table-cell>
          <table:table-cell office:value-type="string">
            <text:p>TCD </text:p>
          </table:table-cell>
          <table:table-cell office:value-type="string">
            <text:p>CD</text:p>
          </table:table-cell>
          <table:table-cell table:number-columns-repeated="2" office:value-type="string">
            <text:p>CHA </text:p>
          </table:table-cell>
          <table:table-cell office:value-type="string">
            <text:p>cd </text:p>
          </table:table-cell>
          <table:table-cell table:style-name="ce7" office:value-type="float" office:value="2434508">
            <text:p>2434508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3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HILE</text:p>
          </table:table-cell>
          <table:table-cell table:number-columns-repeated="3" office:value-type="string">
            <text:p>Chile</text:p>
          </table:table-cell>
          <table:table-cell office:value-type="string">
            <text:p>Republic of Chile</text:p>
          </table:table-cell>
          <table:table-cell office:value-type="string">
            <text:p>Assigned</text:p>
          </table:table-cell>
          <table:table-cell office:value-type="string">
            <text:p>CL</text:p>
          </table:table-cell>
          <table:table-cell office:value-type="string">
            <text:p>CHL</text:p>
          </table:table-cell>
          <table:table-cell office:value-type="float" office:value="152">
            <text:p>152</text:p>
          </table:table-cell>
          <table:table-cell office:value-type="string">
            <text:p>CI</text:p>
          </table:table-cell>
          <table:table-cell table:number-columns-repeated="2"/>
          <table:table-cell office:value-type="string">
            <text:p>.cl</text:p>
          </table:table-cell>
          <table:table-cell office:value-type="string">
            <text:p>CHL </text:p>
          </table:table-cell>
          <table:table-cell office:value-type="string">
            <text:p>CH</text:p>
          </table:table-cell>
          <table:table-cell table:number-columns-repeated="2" office:value-type="string">
            <text:p>CHI </text:p>
          </table:table-cell>
          <table:table-cell office:value-type="string">
            <text:p>cl </text:p>
          </table:table-cell>
          <table:table-cell table:style-name="ce7" office:value-type="float" office:value="3895114">
            <text:p>3895114</text:p>
          </table:table-cell>
          <table:table-cell table:style-name="ce7" office:value-type="string">
            <text:p>^(\d{7})$</text:p>
          </table:table-cell>
          <table:table-cell table:style-name="ce7" office:value-type="string">
            <text:p>SA</text:p>
          </table:table-cell>
          <table:table-cell office:value-type="string">
            <text:p>+5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HINA</text:p>
          </table:table-cell>
          <table:table-cell table:number-columns-repeated="3" office:value-type="string">
            <text:p>China</text:p>
          </table:table-cell>
          <table:table-cell office:value-type="string">
            <text:p>People's Republic of China</text:p>
          </table:table-cell>
          <table:table-cell office:value-type="string">
            <text:p>Assigned</text:p>
          </table:table-cell>
          <table:table-cell office:value-type="string">
            <text:p>CN</text:p>
          </table:table-cell>
          <table:table-cell office:value-type="string">
            <text:p>CHN</text:p>
          </table:table-cell>
          <table:table-cell office:value-type="float" office:value="156">
            <text:p>156</text:p>
          </table:table-cell>
          <table:table-cell office:value-type="string">
            <text:p>CH</text:p>
          </table:table-cell>
          <table:table-cell table:number-columns-repeated="2"/>
          <table:table-cell office:value-type="string">
            <text:p>.cn</text:p>
          </table:table-cell>
          <table:table-cell office:value-type="string">
            <text:p>CHN </text:p>
          </table:table-cell>
          <table:table-cell office:value-type="string">
            <text:p>CI</text:p>
          </table:table-cell>
          <table:table-cell table:number-columns-repeated="2" office:value-type="string">
            <text:p>CHN </text:p>
          </table:table-cell>
          <table:table-cell office:value-type="string">
            <text:p>cc </text:p>
          </table:table-cell>
          <table:table-cell table:style-name="ce7" office:value-type="float" office:value="1814991">
            <text:p>1814991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86</text:p>
          </table:table-cell>
          <table:table-cell office:value-type="string">
            <text:p>Previous code RC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HRISTMAS ISLAND</text:p>
          </table:table-cell>
          <table:table-cell table:number-columns-repeated="3" office:value-type="string">
            <text:p>Christmas Island</text:p>
          </table:table-cell>
          <table:table-cell/>
          <table:table-cell office:value-type="string">
            <text:p>Assigned</text:p>
          </table:table-cell>
          <table:table-cell office:value-type="string">
            <text:p>CX</text:p>
          </table:table-cell>
          <table:table-cell office:value-type="string">
            <text:p>CXR</text:p>
          </table:table-cell>
          <table:table-cell office:value-type="float" office:value="162">
            <text:p>162</text:p>
          </table:table-cell>
          <table:table-cell office:value-type="string">
            <text:p>KT</text:p>
          </table:table-cell>
          <table:table-cell table:number-columns-repeated="2"/>
          <table:table-cell office:value-type="string">
            <text:p>.cx</text:p>
          </table:table-cell>
          <table:table-cell/>
          <table:table-cell office:value-type="string">
            <text:p>KI</text:p>
          </table:table-cell>
          <table:table-cell table:number-columns-repeated="2"/>
          <table:table-cell office:value-type="string">
            <text:p>xa </text:p>
          </table:table-cell>
          <table:table-cell table:style-name="ce7" office:value-type="float" office:value="2078138">
            <text:p>2078138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S</text:p>
          </table:table-cell>
          <table:table-cell office:value-type="string">
            <text:p>+6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LIPPERTON ISLAND</text:p>
          </table:table-cell>
          <table:table-cell/>
          <table:table-cell office:value-type="string">
            <text:p>Clipperton Island</text:p>
          </table:table-cell>
          <table:table-cell office:value-type="string">
            <text:p>Clipperton Island</text:p>
          </table:table-cell>
          <table:table-cell/>
          <table:table-cell office:value-type="string">
            <text:p>Reserved</text:p>
          </table:table-cell>
          <table:table-cell office:value-type="string">
            <text:p>CP</text:p>
          </table:table-cell>
          <table:table-cell table:number-columns-repeated="2"/>
          <table:table-cell office:value-type="string">
            <text:p>IP</text:p>
          </table:table-cell>
          <table:table-cell office:value-type="string">
            <text:p>PF</text:p>
          </table:table-cell>
          <table:table-cell table:number-columns-repeated="7"/>
          <table:table-cell table:style-name="ce7" table:number-columns-repeated="3"/>
          <table:table-cell/>
          <table:table-cell office:value-type="string">
            <text:p>Reserved by ITU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2">
          <table:table-cell office:value-type="string">
            <text:p>COCOS (KEELING) ISLANDS</text:p>
          </table:table-cell>
          <table:table-cell table:number-columns-repeated="3" office:value-type="string">
            <text:p>Cocos (Keeling) Islands</text:p>
          </table:table-cell>
          <table:table-cell/>
          <table:table-cell office:value-type="string">
            <text:p>Assigned</text:p>
          </table:table-cell>
          <table:table-cell office:value-type="string">
            <text:p>CC</text:p>
          </table:table-cell>
          <table:table-cell office:value-type="string">
            <text:p>CCK</text:p>
          </table:table-cell>
          <table:table-cell office:value-type="float" office:value="166">
            <text:p>166</text:p>
          </table:table-cell>
          <table:table-cell office:value-type="string">
            <text:p>CK</text:p>
          </table:table-cell>
          <table:table-cell table:number-columns-repeated="2"/>
          <table:table-cell office:value-type="string">
            <text:p>.cc</text:p>
          </table:table-cell>
          <table:table-cell/>
          <table:table-cell office:value-type="string">
            <text:p>KK</text:p>
          </table:table-cell>
          <table:table-cell table:number-columns-repeated="2"/>
          <table:table-cell office:value-type="string">
            <text:p>xb </text:p>
          </table:table-cell>
          <table:table-cell table:style-name="ce7" office:value-type="float" office:value="1547376">
            <text:p>1547376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6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OLOMBIA</text:p>
          </table:table-cell>
          <table:table-cell table:number-columns-repeated="3" office:value-type="string">
            <text:p>Colombia</text:p>
          </table:table-cell>
          <table:table-cell office:value-type="string">
            <text:p>Republic of Colombia</text:p>
          </table:table-cell>
          <table:table-cell office:value-type="string">
            <text:p>Assigned</text:p>
          </table:table-cell>
          <table:table-cell office:value-type="string">
            <text:p>CO</text:p>
          </table:table-cell>
          <table:table-cell office:value-type="string">
            <text:p>COL</text:p>
          </table:table-cell>
          <table:table-cell office:value-type="float" office:value="170">
            <text:p>170</text:p>
          </table:table-cell>
          <table:table-cell office:value-type="string">
            <text:p>CO</text:p>
          </table:table-cell>
          <table:table-cell table:number-columns-repeated="2"/>
          <table:table-cell office:value-type="string">
            <text:p>.co</text:p>
          </table:table-cell>
          <table:table-cell office:value-type="string">
            <text:p>CLM </text:p>
          </table:table-cell>
          <table:table-cell office:value-type="string">
            <text:p>CO</text:p>
          </table:table-cell>
          <table:table-cell table:number-columns-repeated="2" office:value-type="string">
            <text:p>COL </text:p>
          </table:table-cell>
          <table:table-cell office:value-type="string">
            <text:p>ck </text:p>
          </table:table-cell>
          <table:table-cell table:style-name="ce7" office:value-type="float" office:value="3686110">
            <text:p>3686110</text:p>
          </table:table-cell>
          <table:table-cell table:style-name="ce7"/>
          <table:table-cell table:style-name="ce7" office:value-type="string">
            <text:p>SA</text:p>
          </table:table-cell>
          <table:table-cell office:value-type="string">
            <text:p>+5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OMOROS</text:p>
          </table:table-cell>
          <table:table-cell table:number-columns-repeated="3" office:value-type="string">
            <text:p>Comoros</text:p>
          </table:table-cell>
          <table:table-cell office:value-type="string">
            <text:p>Union of the Comoros</text:p>
          </table:table-cell>
          <table:table-cell office:value-type="string">
            <text:p>Assigned</text:p>
          </table:table-cell>
          <table:table-cell office:value-type="string">
            <text:p>KM</text:p>
          </table:table-cell>
          <table:table-cell office:value-type="string">
            <text:p>COM</text:p>
          </table:table-cell>
          <table:table-cell office:value-type="float" office:value="174">
            <text:p>174</text:p>
          </table:table-cell>
          <table:table-cell office:value-type="string">
            <text:p>CN</text:p>
          </table:table-cell>
          <table:table-cell table:number-columns-repeated="2"/>
          <table:table-cell office:value-type="string">
            <text:p>.km</text:p>
          </table:table-cell>
          <table:table-cell office:value-type="string">
            <text:p>COM </text:p>
          </table:table-cell>
          <table:table-cell office:value-type="string">
            <text:p>IC</text:p>
          </table:table-cell>
          <table:table-cell table:number-columns-repeated="2" office:value-type="string">
            <text:p>COM </text:p>
          </table:table-cell>
          <table:table-cell office:value-type="string">
            <text:p>cq </text:p>
          </table:table-cell>
          <table:table-cell table:style-name="ce7" office:value-type="float" office:value="921929">
            <text:p>921929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6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office:value-type="string">
            <text:p>CONGO</text:p>
          </table:table-cell>
          <table:table-cell table:number-columns-repeated="3" office:value-type="string">
            <text:p>Congo</text:p>
          </table:table-cell>
          <table:table-cell office:value-type="string">
            <text:p>Republic of the Congo</text:p>
          </table:table-cell>
          <table:table-cell office:value-type="string">
            <text:p>Assigned</text:p>
          </table:table-cell>
          <table:table-cell office:value-type="string">
            <text:p>CG</text:p>
          </table:table-cell>
          <table:table-cell office:value-type="string">
            <text:p>COG</text:p>
          </table:table-cell>
          <table:table-cell office:value-type="float" office:value="178">
            <text:p>178</text:p>
          </table:table-cell>
          <table:table-cell office:value-type="string">
            <text:p>CF</text:p>
          </table:table-cell>
          <table:table-cell table:number-columns-repeated="2"/>
          <table:table-cell office:value-type="string">
            <text:p>.cg</text:p>
          </table:table-cell>
          <table:table-cell office:value-type="string">
            <text:p>COG </text:p>
          </table:table-cell>
          <table:table-cell office:value-type="string">
            <text:p>CG</text:p>
          </table:table-cell>
          <table:table-cell table:number-columns-repeated="2" office:value-type="string">
            <text:p>CGO </text:p>
          </table:table-cell>
          <table:table-cell office:value-type="string">
            <text:p>cf </text:p>
          </table:table-cell>
          <table:table-cell table:style-name="ce7" office:value-type="float" office:value="2260494">
            <text:p>2260494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4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ONGO, THE DEMOCRATIC REPUBLIC OF THE</text:p>
          </table:table-cell>
          <table:table-cell office:value-type="string">
            <text:p>Congo, The Democratic Republic of the</text:p>
          </table:table-cell>
          <table:table-cell office:value-type="string">
            <text:p>The Democratic Republic of the Congo</text:p>
          </table:table-cell>
          <table:table-cell office:value-type="string">
            <text:p>Congo, The Democratic Republic of the</text:p>
          </table:table-cell>
          <table:table-cell office:value-type="string">
            <text:p>The Democratic Republic of the Congo</text:p>
          </table:table-cell>
          <table:table-cell office:value-type="string">
            <text:p>Assigned</text:p>
          </table:table-cell>
          <table:table-cell office:value-type="string">
            <text:p>CD</text:p>
          </table:table-cell>
          <table:table-cell office:value-type="string">
            <text:p>COD</text:p>
          </table:table-cell>
          <table:table-cell office:value-type="float" office:value="180">
            <text:p>180</text:p>
          </table:table-cell>
          <table:table-cell office:value-type="string">
            <text:p>CG</text:p>
          </table:table-cell>
          <table:table-cell table:number-columns-repeated="2"/>
          <table:table-cell office:value-type="string">
            <text:p>.cd</text:p>
          </table:table-cell>
          <table:table-cell office:value-type="string">
            <text:p>COD </text:p>
          </table:table-cell>
          <table:table-cell office:value-type="string">
            <text:p>ZR</text:p>
          </table:table-cell>
          <table:table-cell table:number-columns-repeated="2" office:value-type="string">
            <text:p>COD </text:p>
          </table:table-cell>
          <table:table-cell office:value-type="string">
            <text:p>cg </text:p>
          </table:table-cell>
          <table:table-cell table:style-name="ce7" office:value-type="float" office:value="203312">
            <text:p>203312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4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OOK ISLANDS</text:p>
          </table:table-cell>
          <table:table-cell office:value-type="string">
            <text:p>Cook islands</text:p>
          </table:table-cell>
          <table:table-cell table:number-columns-repeated="2" office:value-type="string">
            <text:p>Cook Islands</text:p>
          </table:table-cell>
          <table:table-cell/>
          <table:table-cell office:value-type="string">
            <text:p>Assigned</text:p>
          </table:table-cell>
          <table:table-cell office:value-type="string">
            <text:p>CK</text:p>
          </table:table-cell>
          <table:table-cell office:value-type="string">
            <text:p>COK</text:p>
          </table:table-cell>
          <table:table-cell office:value-type="float" office:value="184">
            <text:p>184</text:p>
          </table:table-cell>
          <table:table-cell office:value-type="string">
            <text:p>CW</text:p>
          </table:table-cell>
          <table:table-cell table:number-columns-repeated="2"/>
          <table:table-cell office:value-type="string">
            <text:p>.ck</text:p>
          </table:table-cell>
          <table:table-cell/>
          <table:table-cell office:value-type="string">
            <text:p>KU</text:p>
          </table:table-cell>
          <table:table-cell table:number-columns-repeated="2" office:value-type="string">
            <text:p>COK </text:p>
          </table:table-cell>
          <table:table-cell office:value-type="string">
            <text:p>cw </text:p>
          </table:table-cell>
          <table:table-cell table:style-name="ce7" office:value-type="float" office:value="1899402">
            <text:p>1899402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8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ORAL SEA ISLANDS</text:p>
          </table:table-cell>
          <table:table-cell/>
          <table:table-cell table:number-columns-repeated="2" office:value-type="string">
            <text:p>Coral Sea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CR</text:p>
          </table:table-cell>
          <table:table-cell office:value-type="string">
            <text:p>AU</text:p>
          </table:table-cell>
          <table:table-cell table:number-columns-repeated="6"/>
          <table:table-cell office:value-type="string">
            <text:p>xga 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COSTA RICA</text:p>
          </table:table-cell>
          <table:table-cell table:number-columns-repeated="3" office:value-type="string">
            <text:p>Costa Rica</text:p>
          </table:table-cell>
          <table:table-cell office:value-type="string">
            <text:p>Republic of Costa Rica</text:p>
          </table:table-cell>
          <table:table-cell office:value-type="string">
            <text:p>Assigned</text:p>
          </table:table-cell>
          <table:table-cell office:value-type="string">
            <text:p>CR</text:p>
          </table:table-cell>
          <table:table-cell office:value-type="string">
            <text:p>CRI</text:p>
          </table:table-cell>
          <table:table-cell office:value-type="float" office:value="188">
            <text:p>188</text:p>
          </table:table-cell>
          <table:table-cell office:value-type="string">
            <text:p>CS</text:p>
          </table:table-cell>
          <table:table-cell table:number-columns-repeated="2"/>
          <table:table-cell office:value-type="string">
            <text:p>.cr</text:p>
          </table:table-cell>
          <table:table-cell office:value-type="string">
            <text:p>CTR </text:p>
          </table:table-cell>
          <table:table-cell office:value-type="string">
            <text:p>CS</text:p>
          </table:table-cell>
          <table:table-cell table:number-columns-repeated="2" office:value-type="string">
            <text:p>CRC </text:p>
          </table:table-cell>
          <table:table-cell office:value-type="string">
            <text:p>cr </text:p>
          </table:table-cell>
          <table:table-cell table:style-name="ce7" office:value-type="float" office:value="3624060">
            <text:p>3624060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NA</text:p>
          </table:table-cell>
          <table:table-cell office:value-type="string">
            <text:p>+50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ÔTE D'IVOIRE</text:p>
          </table:table-cell>
          <table:table-cell office:value-type="string">
            <text:p>Cote d'ivoire</text:p>
          </table:table-cell>
          <table:table-cell office:value-type="string">
            <text:p>Côte d'Ivoire</text:p>
          </table:table-cell>
          <table:table-cell office:value-type="string">
            <text:p>Côte d'Ivoire</text:p>
          </table:table-cell>
          <table:table-cell office:value-type="string">
            <text:p>Republic of Côte d'Ivoire</text:p>
          </table:table-cell>
          <table:table-cell office:value-type="string">
            <text:p>Assigned</text:p>
          </table:table-cell>
          <table:table-cell office:value-type="string">
            <text:p>CI</text:p>
          </table:table-cell>
          <table:table-cell office:value-type="string">
            <text:p>CIV</text:p>
          </table:table-cell>
          <table:table-cell office:value-type="float" office:value="384">
            <text:p>384</text:p>
          </table:table-cell>
          <table:table-cell office:value-type="string">
            <text:p>IV</text:p>
          </table:table-cell>
          <table:table-cell table:number-columns-repeated="2"/>
          <table:table-cell office:value-type="string">
            <text:p>.ci</text:p>
          </table:table-cell>
          <table:table-cell office:value-type="string">
            <text:p>CTI </text:p>
          </table:table-cell>
          <table:table-cell office:value-type="string">
            <text:p>IV</text:p>
          </table:table-cell>
          <table:table-cell table:number-columns-repeated="2" office:value-type="string">
            <text:p>CIV </text:p>
          </table:table-cell>
          <table:table-cell office:value-type="string">
            <text:p>iv </text:p>
          </table:table-cell>
          <table:table-cell table:style-name="ce7" office:value-type="float" office:value="2287781">
            <text:p>2287781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2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ROATIA</text:p>
          </table:table-cell>
          <table:table-cell table:number-columns-repeated="3" office:value-type="string">
            <text:p>Croatia</text:p>
          </table:table-cell>
          <table:table-cell office:value-type="string">
            <text:p>Republic of Croatia</text:p>
          </table:table-cell>
          <table:table-cell office:value-type="string">
            <text:p>Assigned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float" office:value="191">
            <text:p>191</text:p>
          </table:table-cell>
          <table:table-cell office:value-type="string">
            <text:p>HR</text:p>
          </table:table-cell>
          <table:table-cell table:number-columns-repeated="2"/>
          <table:table-cell office:value-type="string">
            <text:p>.hr</text:p>
          </table:table-cell>
          <table:table-cell office:value-type="string">
            <text:p>HRV </text:p>
          </table:table-cell>
          <table:table-cell office:value-type="string">
            <text:p>RH</text:p>
          </table:table-cell>
          <table:table-cell table:number-columns-repeated="2" office:value-type="string">
            <text:p>CRO </text:p>
          </table:table-cell>
          <table:table-cell office:value-type="string">
            <text:p>ci </text:p>
          </table:table-cell>
          <table:table-cell table:style-name="ce7" office:value-type="float" office:value="3202326">
            <text:p>3202326</text:p>
          </table:table-cell>
          <table:table-cell table:style-name="ce7" office:value-type="string">
            <text:p>^(?:HR)*(\d{5})$</text:p>
          </table:table-cell>
          <table:table-cell table:style-name="ce7" office:value-type="string">
            <text:p>EU</text:p>
          </table:table-cell>
          <table:table-cell office:value-type="string">
            <text:p>+38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UBA</text:p>
          </table:table-cell>
          <table:table-cell table:number-columns-repeated="3" office:value-type="string">
            <text:p>Cuba</text:p>
          </table:table-cell>
          <table:table-cell office:value-type="string">
            <text:p>Republic of Cuba</text:p>
          </table:table-cell>
          <table:table-cell office:value-type="string">
            <text:p>Assigned</text:p>
          </table:table-cell>
          <table:table-cell office:value-type="string">
            <text:p>CU</text:p>
          </table:table-cell>
          <table:table-cell office:value-type="string">
            <text:p>CUB</text:p>
          </table:table-cell>
          <table:table-cell office:value-type="float" office:value="192">
            <text:p>192</text:p>
          </table:table-cell>
          <table:table-cell office:value-type="string">
            <text:p>CU</text:p>
          </table:table-cell>
          <table:table-cell table:number-columns-repeated="2"/>
          <table:table-cell office:value-type="string">
            <text:p>.cu</text:p>
          </table:table-cell>
          <table:table-cell office:value-type="string">
            <text:p>CUB </text:p>
          </table:table-cell>
          <table:table-cell office:value-type="string">
            <text:p>CU</text:p>
          </table:table-cell>
          <table:table-cell table:number-columns-repeated="2" office:value-type="string">
            <text:p>CUB </text:p>
          </table:table-cell>
          <table:table-cell office:value-type="string">
            <text:p>cu </text:p>
          </table:table-cell>
          <table:table-cell table:style-name="ce7" office:value-type="float" office:value="3562981">
            <text:p>3562981</text:p>
          </table:table-cell>
          <table:table-cell table:style-name="ce7" office:value-type="string">
            <text:p>^(?:CP)*(\d{5})$</text:p>
          </table:table-cell>
          <table:table-cell table:style-name="ce7" office:value-type="string">
            <text:p>NA</text:p>
          </table:table-cell>
          <table:table-cell office:value-type="string">
            <text:p>+5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URAÇAO</text:p>
          </table:table-cell>
          <table:table-cell/>
          <table:table-cell office:value-type="string">
            <text:p>Curaçao</text:p>
          </table:table-cell>
          <table:table-cell office:value-type="string">
            <text:p>Curaçao</text:p>
          </table:table-cell>
          <table:table-cell office:value-type="string">
            <text:p>Curaçao</text:p>
          </table:table-cell>
          <table:table-cell office:value-type="string">
            <text:p>Assigned</text:p>
          </table:table-cell>
          <table:table-cell office:value-type="string">
            <text:p>CW</text:p>
          </table:table-cell>
          <table:table-cell office:value-type="string">
            <text:p>CUW</text:p>
          </table:table-cell>
          <table:table-cell office:value-type="float" office:value="531">
            <text:p>531</text:p>
          </table:table-cell>
          <table:table-cell office:value-type="string">
            <text:p>UC</text:p>
          </table:table-cell>
          <table:table-cell table:number-columns-repeated="2"/>
          <table:table-cell office:value-type="string">
            <text:p>.cw</text:p>
          </table:table-cell>
          <table:table-cell table:number-columns-repeated="3"/>
          <table:table-cell office:value-type="string">
            <text:p>CUW</text:p>
          </table:table-cell>
          <table:table-cell/>
          <table:table-cell table:style-name="ce7" office:value-type="float" office:value="7626836">
            <text:p>7626836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599</text:p>
          </table:table-cell>
          <table:table-cell table:number-columns-repeated="1000"/>
        </table:table-row>
        <table:table-row table:style-name="ro3">
          <table:table-cell office:value-type="string">
            <text:p>CYPRUS</text:p>
          </table:table-cell>
          <table:table-cell table:number-columns-repeated="3" office:value-type="string">
            <text:p>Cyprus</text:p>
          </table:table-cell>
          <table:table-cell office:value-type="string">
            <text:p>Republic of Cyprus</text:p>
          </table:table-cell>
          <table:table-cell office:value-type="string">
            <text:p>Assigned</text:p>
          </table:table-cell>
          <table:table-cell office:value-type="string">
            <text:p>CY</text:p>
          </table:table-cell>
          <table:table-cell office:value-type="string">
            <text:p>CYP</text:p>
          </table:table-cell>
          <table:table-cell office:value-type="float" office:value="196">
            <text:p>196</text:p>
          </table:table-cell>
          <table:table-cell office:value-type="string">
            <text:p>CY</text:p>
          </table:table-cell>
          <table:table-cell table:number-columns-repeated="2"/>
          <table:table-cell office:value-type="string">
            <text:p>.cy</text:p>
          </table:table-cell>
          <table:table-cell office:value-type="string">
            <text:p>CYP </text:p>
          </table:table-cell>
          <table:table-cell office:value-type="string">
            <text:p>CY</text:p>
          </table:table-cell>
          <table:table-cell table:number-columns-repeated="2" office:value-type="string">
            <text:p>CYP </text:p>
          </table:table-cell>
          <table:table-cell office:value-type="string">
            <text:p>cy </text:p>
          </table:table-cell>
          <table:table-cell table:style-name="ce7" office:value-type="float" office:value="146669">
            <text:p>146669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35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CZECH REPUBLIC</text:p>
          </table:table-cell>
          <table:table-cell table:number-columns-repeated="3" office:value-type="string">
            <text:p>Czech Republic</text:p>
          </table:table-cell>
          <table:table-cell/>
          <table:table-cell office:value-type="string">
            <text:p>Assigned</text:p>
          </table:table-cell>
          <table:table-cell office:value-type="string">
            <text:p>CZ</text:p>
          </table:table-cell>
          <table:table-cell office:value-type="string">
            <text:p>CZE</text:p>
          </table:table-cell>
          <table:table-cell office:value-type="float" office:value="203">
            <text:p>203</text:p>
          </table:table-cell>
          <table:table-cell office:value-type="string">
            <text:p>EZ</text:p>
          </table:table-cell>
          <table:table-cell table:number-columns-repeated="2"/>
          <table:table-cell office:value-type="string">
            <text:p>.cz</text:p>
          </table:table-cell>
          <table:table-cell office:value-type="string">
            <text:p>CZE </text:p>
          </table:table-cell>
          <table:table-cell office:value-type="string">
            <text:p>CZ</text:p>
          </table:table-cell>
          <table:table-cell table:number-columns-repeated="2" office:value-type="string">
            <text:p>CZE </text:p>
          </table:table-cell>
          <table:table-cell office:value-type="string">
            <text:p>xr </text:p>
          </table:table-cell>
          <table:table-cell table:style-name="ce7" office:value-type="float" office:value="3077311">
            <text:p>3077311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42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DENMARK</text:p>
          </table:table-cell>
          <table:table-cell table:number-columns-repeated="3" office:value-type="string">
            <text:p>Denmark</text:p>
          </table:table-cell>
          <table:table-cell office:value-type="string">
            <text:p>Kingdom of Denmark</text:p>
          </table:table-cell>
          <table:table-cell office:value-type="string">
            <text:p>Assigned</text:p>
          </table:table-cell>
          <table:table-cell office:value-type="string">
            <text:p>DK</text:p>
          </table:table-cell>
          <table:table-cell office:value-type="string">
            <text:p>DNK</text:p>
          </table:table-cell>
          <table:table-cell office:value-type="float" office:value="208">
            <text:p>208</text:p>
          </table:table-cell>
          <table:table-cell office:value-type="string">
            <text:p>DA</text:p>
          </table:table-cell>
          <table:table-cell table:number-columns-repeated="2"/>
          <table:table-cell office:value-type="string">
            <text:p>.dk</text:p>
          </table:table-cell>
          <table:table-cell office:value-type="string">
            <text:p>DNK </text:p>
          </table:table-cell>
          <table:table-cell office:value-type="string">
            <text:p>DN</text:p>
          </table:table-cell>
          <table:table-cell table:number-columns-repeated="2" office:value-type="string">
            <text:p>DEN </text:p>
          </table:table-cell>
          <table:table-cell office:value-type="string">
            <text:p>dk </text:p>
          </table:table-cell>
          <table:table-cell table:style-name="ce7" office:value-type="float" office:value="2623032">
            <text:p>2623032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4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DIEGO GARCIA</text:p>
          </table:table-cell>
          <table:table-cell/>
          <table:table-cell table:number-columns-repeated="2" office:value-type="string">
            <text:p>Diego Garcia</text:p>
          </table:table-cell>
          <table:table-cell/>
          <table:table-cell office:value-type="string">
            <text:p>Reserved</text:p>
          </table:table-cell>
          <table:table-cell office:value-type="string">
            <text:p>DG</text:p>
          </table:table-cell>
          <table:table-cell table:number-columns-repeated="11"/>
          <table:table-cell table:style-name="ce7" table:number-columns-repeated="3"/>
          <table:table-cell office:value-type="string">
            <text:p>+246</text:p>
          </table:table-cell>
          <table:table-cell office:value-type="string">
            <text:p>Reserved by ITU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DJIBOUTI</text:p>
          </table:table-cell>
          <table:table-cell table:number-columns-repeated="3" office:value-type="string">
            <text:p>Djibouti</text:p>
          </table:table-cell>
          <table:table-cell office:value-type="string">
            <text:p>Republic of Djibouti</text:p>
          </table:table-cell>
          <table:table-cell office:value-type="string">
            <text:p>Assigned</text:p>
          </table:table-cell>
          <table:table-cell office:value-type="string">
            <text:p>DJ</text:p>
          </table:table-cell>
          <table:table-cell office:value-type="string">
            <text:p>DJI</text:p>
          </table:table-cell>
          <table:table-cell office:value-type="float" office:value="262">
            <text:p>262</text:p>
          </table:table-cell>
          <table:table-cell office:value-type="string">
            <text:p>DJ</text:p>
          </table:table-cell>
          <table:table-cell table:number-columns-repeated="2"/>
          <table:table-cell office:value-type="string">
            <text:p>.dj</text:p>
          </table:table-cell>
          <table:table-cell office:value-type="string">
            <text:p>DJI </text:p>
          </table:table-cell>
          <table:table-cell office:value-type="string">
            <text:p>DJ</text:p>
          </table:table-cell>
          <table:table-cell table:number-columns-repeated="2" office:value-type="string">
            <text:p>DJI </text:p>
          </table:table-cell>
          <table:table-cell office:value-type="string">
            <text:p>ft </text:p>
          </table:table-cell>
          <table:table-cell table:style-name="ce7" office:value-type="float" office:value="223816">
            <text:p>223816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5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DOMINICA</text:p>
          </table:table-cell>
          <table:table-cell table:number-columns-repeated="3" office:value-type="string">
            <text:p>Dominica</text:p>
          </table:table-cell>
          <table:table-cell office:value-type="string">
            <text:p>Commonwealth of Dominica</text:p>
          </table:table-cell>
          <table:table-cell office:value-type="string">
            <text:p>Assigned</text:p>
          </table:table-cell>
          <table:table-cell office:value-type="string">
            <text:p>DM</text:p>
          </table:table-cell>
          <table:table-cell office:value-type="string">
            <text:p>DMA</text:p>
          </table:table-cell>
          <table:table-cell office:value-type="float" office:value="212">
            <text:p>212</text:p>
          </table:table-cell>
          <table:table-cell office:value-type="string">
            <text:p>DO</text:p>
          </table:table-cell>
          <table:table-cell table:number-columns-repeated="2"/>
          <table:table-cell office:value-type="string">
            <text:p>.dm</text:p>
          </table:table-cell>
          <table:table-cell office:value-type="string">
            <text:p>DMA </text:p>
          </table:table-cell>
          <table:table-cell office:value-type="string">
            <text:p>DO</text:p>
          </table:table-cell>
          <table:table-cell table:number-columns-repeated="2" office:value-type="string">
            <text:p>DMA </text:p>
          </table:table-cell>
          <table:table-cell office:value-type="string">
            <text:p>dq </text:p>
          </table:table-cell>
          <table:table-cell table:style-name="ce7" office:value-type="float" office:value="3575830">
            <text:p>3575830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76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DOMINICAN REPUBLIC</text:p>
          </table:table-cell>
          <table:table-cell table:number-columns-repeated="3" office:value-type="string">
            <text:p>Dominican Republic</text:p>
          </table:table-cell>
          <table:table-cell/>
          <table:table-cell office:value-type="string">
            <text:p>Assigned</text:p>
          </table:table-cell>
          <table:table-cell office:value-type="string">
            <text:p>DO</text:p>
          </table:table-cell>
          <table:table-cell office:value-type="string">
            <text:p>DOM</text:p>
          </table:table-cell>
          <table:table-cell office:value-type="float" office:value="214">
            <text:p>214</text:p>
          </table:table-cell>
          <table:table-cell office:value-type="string">
            <text:p>DR</text:p>
          </table:table-cell>
          <table:table-cell table:number-columns-repeated="2"/>
          <table:table-cell office:value-type="string">
            <text:p>.do</text:p>
          </table:table-cell>
          <table:table-cell office:value-type="string">
            <text:p>DOM </text:p>
          </table:table-cell>
          <table:table-cell office:value-type="string">
            <text:p>DR</text:p>
          </table:table-cell>
          <table:table-cell table:number-columns-repeated="2" office:value-type="string">
            <text:p>DOM </text:p>
          </table:table-cell>
          <table:table-cell office:value-type="string">
            <text:p>dr </text:p>
          </table:table-cell>
          <table:table-cell table:style-name="ce7" office:value-type="float" office:value="3508796">
            <text:p>3508796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NA</text:p>
          </table:table-cell>
          <table:table-cell office:value-type="string">
            <text:p>+1-809, +1-829, +1-84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AST TIMOR</text:p>
          </table:table-cell>
          <table:table-cell office:value-type="string">
            <text:p>East Timor</text:p>
          </table:table-cell>
          <table:table-cell office:value-type="string">
            <text:p>East Timor</text:p>
          </table:table-cell>
          <table:table-cell office:value-type="string">
            <text:p>East Timor</text:p>
          </table:table-cell>
          <table:table-cell/>
          <table:table-cell office:value-type="string">
            <text:p>Transition</text:p>
          </table:table-cell>
          <table:table-cell office:value-type="string">
            <text:p>TP</text:p>
          </table:table-cell>
          <table:table-cell table:number-columns-repeated="4"/>
          <table:table-cell office:value-type="string">
            <text:p>TL</text:p>
          </table:table-cell>
          <table:table-cell office:value-type="string">
            <text:p>.tp</text:p>
          </table:table-cell>
          <table:table-cell table:number-columns-repeated="4"/>
          <table:table-cell office:value-type="string">
            <text:p>em </text:p>
          </table:table-cell>
          <table:table-cell table:style-name="ce7" table:number-columns-repeated="3"/>
          <table:table-cell office:value-type="string">
            <text:p>+670</text:p>
          </table:table-cell>
          <table:table-cell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ECUADOR</text:p>
          </table:table-cell>
          <table:table-cell table:number-columns-repeated="3" office:value-type="string">
            <text:p>Ecuador</text:p>
          </table:table-cell>
          <table:table-cell office:value-type="string">
            <text:p>Republic of Ecuador</text:p>
          </table:table-cell>
          <table:table-cell office:value-type="string">
            <text:p>Assigned</text:p>
          </table:table-cell>
          <table:table-cell office:value-type="string">
            <text:p>EC</text:p>
          </table:table-cell>
          <table:table-cell office:value-type="string">
            <text:p>ECU</text:p>
          </table:table-cell>
          <table:table-cell office:value-type="float" office:value="218">
            <text:p>218</text:p>
          </table:table-cell>
          <table:table-cell office:value-type="string">
            <text:p>EC</text:p>
          </table:table-cell>
          <table:table-cell table:number-columns-repeated="2"/>
          <table:table-cell office:value-type="string">
            <text:p>.ec</text:p>
          </table:table-cell>
          <table:table-cell office:value-type="string">
            <text:p>EQA </text:p>
          </table:table-cell>
          <table:table-cell office:value-type="string">
            <text:p>EQ</text:p>
          </table:table-cell>
          <table:table-cell table:number-columns-repeated="2" office:value-type="string">
            <text:p>ECU </text:p>
          </table:table-cell>
          <table:table-cell office:value-type="string">
            <text:p>ec </text:p>
          </table:table-cell>
          <table:table-cell table:style-name="ce7" office:value-type="float" office:value="3658394">
            <text:p>3658394</text:p>
          </table:table-cell>
          <table:table-cell table:style-name="ce7" office:value-type="string">
            <text:p>^([a-zA-Z]\d{4}[a-zA-Z])$</text:p>
          </table:table-cell>
          <table:table-cell table:style-name="ce7" office:value-type="string">
            <text:p>SA</text:p>
          </table:table-cell>
          <table:table-cell office:value-type="string">
            <text:p>+59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GYPT</text:p>
          </table:table-cell>
          <table:table-cell table:number-columns-repeated="3" office:value-type="string">
            <text:p>Egypt</text:p>
          </table:table-cell>
          <table:table-cell office:value-type="string">
            <text:p>Arab Republic of Egypt</text:p>
          </table:table-cell>
          <table:table-cell office:value-type="string">
            <text:p>Assigned</text:p>
          </table:table-cell>
          <table:table-cell office:value-type="string">
            <text:p>EG</text:p>
          </table:table-cell>
          <table:table-cell office:value-type="string">
            <text:p>EGY</text:p>
          </table:table-cell>
          <table:table-cell office:value-type="float" office:value="818">
            <text:p>818</text:p>
          </table:table-cell>
          <table:table-cell office:value-type="string">
            <text:p>EG</text:p>
          </table:table-cell>
          <table:table-cell table:number-columns-repeated="2"/>
          <table:table-cell office:value-type="string">
            <text:p>.eg</text:p>
          </table:table-cell>
          <table:table-cell office:value-type="string">
            <text:p>EGY </text:p>
          </table:table-cell>
          <table:table-cell office:value-type="string">
            <text:p>EG</text:p>
          </table:table-cell>
          <table:table-cell table:number-columns-repeated="2" office:value-type="string">
            <text:p>EGY </text:p>
          </table:table-cell>
          <table:table-cell office:value-type="string">
            <text:p>ua </text:p>
          </table:table-cell>
          <table:table-cell table:style-name="ce7" office:value-type="float" office:value="357994">
            <text:p>357994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F</text:p>
          </table:table-cell>
          <table:table-cell office:value-type="string">
            <text:p>+2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L SALVADOR</text:p>
          </table:table-cell>
          <table:table-cell table:number-columns-repeated="3" office:value-type="string">
            <text:p>El Salvador</text:p>
          </table:table-cell>
          <table:table-cell office:value-type="string">
            <text:p>Republic of El Salvador</text:p>
          </table:table-cell>
          <table:table-cell office:value-type="string">
            <text:p>Assigned</text:p>
          </table:table-cell>
          <table:table-cell office:value-type="string">
            <text:p>SV</text:p>
          </table:table-cell>
          <table:table-cell office:value-type="string">
            <text:p>SLV</text:p>
          </table:table-cell>
          <table:table-cell office:value-type="float" office:value="222">
            <text:p>222</text:p>
          </table:table-cell>
          <table:table-cell office:value-type="string">
            <text:p>ES</text:p>
          </table:table-cell>
          <table:table-cell table:number-columns-repeated="2"/>
          <table:table-cell office:value-type="string">
            <text:p>.sv</text:p>
          </table:table-cell>
          <table:table-cell office:value-type="string">
            <text:p>SLV </text:p>
          </table:table-cell>
          <table:table-cell office:value-type="string">
            <text:p>ES</text:p>
          </table:table-cell>
          <table:table-cell office:value-type="string">
            <text:p>ESA </text:p>
          </table:table-cell>
          <table:table-cell office:value-type="string">
            <text:p>SLV </text:p>
          </table:table-cell>
          <table:table-cell office:value-type="string">
            <text:p>es </text:p>
          </table:table-cell>
          <table:table-cell table:style-name="ce7" office:value-type="float" office:value="3585968">
            <text:p>3585968</text:p>
          </table:table-cell>
          <table:table-cell table:style-name="ce7" office:value-type="string">
            <text:p>^(?:CP)*(\d{4})$</text:p>
          </table:table-cell>
          <table:table-cell table:style-name="ce7" office:value-type="string">
            <text:p>NA</text:p>
          </table:table-cell>
          <table:table-cell office:value-type="string">
            <text:p>+50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QUATORIAL GUINEA</text:p>
          </table:table-cell>
          <table:table-cell table:number-columns-repeated="3" office:value-type="string">
            <text:p>Equatorial Guinea</text:p>
          </table:table-cell>
          <table:table-cell office:value-type="string">
            <text:p>Republic of Equatorial Guinea</text:p>
          </table:table-cell>
          <table:table-cell office:value-type="string">
            <text:p>Assigned</text:p>
          </table:table-cell>
          <table:table-cell office:value-type="string">
            <text:p>GQ</text:p>
          </table:table-cell>
          <table:table-cell office:value-type="string">
            <text:p>GNQ</text:p>
          </table:table-cell>
          <table:table-cell office:value-type="float" office:value="226">
            <text:p>226</text:p>
          </table:table-cell>
          <table:table-cell office:value-type="string">
            <text:p>EK</text:p>
          </table:table-cell>
          <table:table-cell table:number-columns-repeated="2"/>
          <table:table-cell office:value-type="string">
            <text:p>.gq</text:p>
          </table:table-cell>
          <table:table-cell office:value-type="string">
            <text:p>GNE </text:p>
          </table:table-cell>
          <table:table-cell office:value-type="string">
            <text:p>GQ</text:p>
          </table:table-cell>
          <table:table-cell office:value-type="string">
            <text:p>GEQ </text:p>
          </table:table-cell>
          <table:table-cell office:value-type="string">
            <text:p>EQG </text:p>
          </table:table-cell>
          <table:table-cell office:value-type="string">
            <text:p>eg </text:p>
          </table:table-cell>
          <table:table-cell table:style-name="ce7" office:value-type="float" office:value="2309096">
            <text:p>2309096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4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RITREA</text:p>
          </table:table-cell>
          <table:table-cell table:number-columns-repeated="3" office:value-type="string">
            <text:p>Eritrea</text:p>
          </table:table-cell>
          <table:table-cell/>
          <table:table-cell office:value-type="string">
            <text:p>Assigned</text:p>
          </table:table-cell>
          <table:table-cell office:value-type="string">
            <text:p>ER</text:p>
          </table:table-cell>
          <table:table-cell office:value-type="string">
            <text:p>ERI</text:p>
          </table:table-cell>
          <table:table-cell office:value-type="float" office:value="232">
            <text:p>232</text:p>
          </table:table-cell>
          <table:table-cell office:value-type="string">
            <text:p>ER</text:p>
          </table:table-cell>
          <table:table-cell table:number-columns-repeated="2"/>
          <table:table-cell office:value-type="string">
            <text:p>.er</text:p>
          </table:table-cell>
          <table:table-cell office:value-type="string">
            <text:p>ERI </text:p>
          </table:table-cell>
          <table:table-cell office:value-type="string">
            <text:p> </text:p>
          </table:table-cell>
          <table:table-cell table:number-columns-repeated="2" office:value-type="string">
            <text:p>ERI </text:p>
          </table:table-cell>
          <table:table-cell office:value-type="string">
            <text:p>ea </text:p>
          </table:table-cell>
          <table:table-cell table:style-name="ce7" office:value-type="float" office:value="338010">
            <text:p>338010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9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STONIA</text:p>
          </table:table-cell>
          <table:table-cell table:number-columns-repeated="3" office:value-type="string">
            <text:p>Estonia</text:p>
          </table:table-cell>
          <table:table-cell office:value-type="string">
            <text:p>Republic of Estonia</text:p>
          </table:table-cell>
          <table:table-cell office:value-type="string">
            <text:p>Assigned</text:p>
          </table:table-cell>
          <table:table-cell office:value-type="string">
            <text:p>EE</text:p>
          </table:table-cell>
          <table:table-cell office:value-type="string">
            <text:p>EST</text:p>
          </table:table-cell>
          <table:table-cell office:value-type="float" office:value="233">
            <text:p>233</text:p>
          </table:table-cell>
          <table:table-cell office:value-type="string">
            <text:p>EN</text:p>
          </table:table-cell>
          <table:table-cell table:number-columns-repeated="2"/>
          <table:table-cell office:value-type="string">
            <text:p>.ee</text:p>
          </table:table-cell>
          <table:table-cell office:value-type="string">
            <text:p>EST </text:p>
          </table:table-cell>
          <table:table-cell office:value-type="string">
            <text:p>EO</text:p>
          </table:table-cell>
          <table:table-cell table:number-columns-repeated="2" office:value-type="string">
            <text:p>EST </text:p>
          </table:table-cell>
          <table:table-cell office:value-type="string">
            <text:p>er </text:p>
          </table:table-cell>
          <table:table-cell table:style-name="ce7" office:value-type="float" office:value="453733">
            <text:p>453733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372</text:p>
          </table:table-cell>
          <table:table-cell office:value-type="string">
            <text:p>Previous code EW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THIOPIA</text:p>
          </table:table-cell>
          <table:table-cell table:number-columns-repeated="3" office:value-type="string">
            <text:p>Ethiopia</text:p>
          </table:table-cell>
          <table:table-cell office:value-type="string">
            <text:p>Federal Democratic Republic of Ethiopia</text:p>
          </table:table-cell>
          <table:table-cell office:value-type="string">
            <text:p>Assigned</text:p>
          </table:table-cell>
          <table:table-cell office:value-type="string">
            <text:p>ET</text:p>
          </table:table-cell>
          <table:table-cell office:value-type="string">
            <text:p>ETH</text:p>
          </table:table-cell>
          <table:table-cell office:value-type="float" office:value="231">
            <text:p>231</text:p>
          </table:table-cell>
          <table:table-cell office:value-type="string">
            <text:p>ET</text:p>
          </table:table-cell>
          <table:table-cell table:number-columns-repeated="2"/>
          <table:table-cell office:value-type="string">
            <text:p>.et</text:p>
          </table:table-cell>
          <table:table-cell office:value-type="string">
            <text:p>ETH </text:p>
          </table:table-cell>
          <table:table-cell office:value-type="string">
            <text:p>ET</text:p>
          </table:table-cell>
          <table:table-cell table:number-columns-repeated="2" office:value-type="string">
            <text:p>ETH </text:p>
          </table:table-cell>
          <table:table-cell office:value-type="string">
            <text:p>et </text:p>
          </table:table-cell>
          <table:table-cell table:style-name="ce7" office:value-type="float" office:value="337996">
            <text:p>337996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F</text:p>
          </table:table-cell>
          <table:table-cell office:value-type="string">
            <text:p>+25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EUROPA ISLAND</text:p>
          </table:table-cell>
          <table:table-cell/>
          <table:table-cell table:number-columns-repeated="2" office:value-type="string">
            <text:p>Europa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EU</text:p>
          </table:table-cell>
          <table:table-cell office:value-type="string">
            <text:p>TF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EUROPEAN UNION</text:p>
          </table:table-cell>
          <table:table-cell/>
          <table:table-cell table:number-columns-repeated="2" office:value-type="string">
            <text:p>European Union</text:p>
          </table:table-cell>
          <table:table-cell/>
          <table:table-cell office:value-type="string">
            <text:p>Reserved</text:p>
          </table:table-cell>
          <table:table-cell office:value-type="string">
            <text:p>EU</text:p>
          </table:table-cell>
          <table:table-cell table:number-columns-repeated="5"/>
          <table:table-cell office:value-type="string">
            <text:p>.eu</text:p>
          </table:table-cell>
          <table:table-cell table:number-columns-repeated="5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FALKLAND ISLANDS (MALVINAS)</text:p>
          </table:table-cell>
          <table:table-cell office:value-type="string">
            <text:p>Falkland Islands (Malvinas)</text:p>
          </table:table-cell>
          <table:table-cell table:number-columns-repeated="2" office:value-type="string">
            <text:p>Falkland Islands</text:p>
          </table:table-cell>
          <table:table-cell office:value-type="string">
            <text:p>Falkland Islands (Malvinas)</text:p>
          </table:table-cell>
          <table:table-cell office:value-type="string">
            <text:p>Assigned</text:p>
          </table:table-cell>
          <table:table-cell office:value-type="string">
            <text:p>FK</text:p>
          </table:table-cell>
          <table:table-cell office:value-type="string">
            <text:p>FLK</text:p>
          </table:table-cell>
          <table:table-cell office:value-type="float" office:value="238">
            <text:p>238</text:p>
          </table:table-cell>
          <table:table-cell office:value-type="string">
            <text:p>FK</text:p>
          </table:table-cell>
          <table:table-cell table:number-columns-repeated="2"/>
          <table:table-cell office:value-type="string">
            <text:p>.fk</text:p>
          </table:table-cell>
          <table:table-cell/>
          <table:table-cell office:value-type="string">
            <text:p>FK</text:p>
          </table:table-cell>
          <table:table-cell table:number-columns-repeated="2"/>
          <table:table-cell office:value-type="string">
            <text:p>fk </text:p>
          </table:table-cell>
          <table:table-cell table:style-name="ce7" office:value-type="float" office:value="3474414">
            <text:p>3474414</text:p>
          </table:table-cell>
          <table:table-cell table:style-name="ce7"/>
          <table:table-cell table:style-name="ce7" office:value-type="string">
            <text:p>SA</text:p>
          </table:table-cell>
          <table:table-cell office:value-type="string">
            <text:p>+50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AROE ISLANDS</text:p>
          </table:table-cell>
          <table:table-cell office:value-type="string">
            <text:p>Faroe Islands</text:p>
          </table:table-cell>
          <table:table-cell office:value-type="string">
            <text:p>Faroe Islands</text:p>
          </table:table-cell>
          <table:table-cell office:value-type="string">
            <text:p>Faroe Islands</text:p>
          </table:table-cell>
          <table:table-cell/>
          <table:table-cell office:value-type="string">
            <text:p>Assigned</text:p>
          </table:table-cell>
          <table:table-cell office:value-type="string">
            <text:p>FO</text:p>
          </table:table-cell>
          <table:table-cell office:value-type="string">
            <text:p>FRO</text:p>
          </table:table-cell>
          <table:table-cell office:value-type="float" office:value="234">
            <text:p>234</text:p>
          </table:table-cell>
          <table:table-cell office:value-type="string">
            <text:p>FO</text:p>
          </table:table-cell>
          <table:table-cell table:number-columns-repeated="2"/>
          <table:table-cell office:value-type="string">
            <text:p>.fo</text:p>
          </table:table-cell>
          <table:table-cell/>
          <table:table-cell office:value-type="string">
            <text:p>FA</text:p>
          </table:table-cell>
          <table:table-cell/>
          <table:table-cell office:value-type="string">
            <text:p>FRO </text:p>
          </table:table-cell>
          <table:table-cell office:value-type="string">
            <text:p>fa </text:p>
          </table:table-cell>
          <table:table-cell table:style-name="ce7" office:value-type="float" office:value="2622320">
            <text:p>2622320</text:p>
          </table:table-cell>
          <table:table-cell table:style-name="ce7" office:value-type="string">
            <text:p>^(?:FO)*(\d{3})$</text:p>
          </table:table-cell>
          <table:table-cell table:style-name="ce7" office:value-type="string">
            <text:p>EU</text:p>
          </table:table-cell>
          <table:table-cell office:value-type="string">
            <text:p>+29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IJI</text:p>
          </table:table-cell>
          <table:table-cell table:number-columns-repeated="3" office:value-type="string">
            <text:p>Fiji</text:p>
          </table:table-cell>
          <table:table-cell office:value-type="string">
            <text:p>Republic of the Fiji Islands</text:p>
          </table:table-cell>
          <table:table-cell office:value-type="string">
            <text:p>Assigned</text:p>
          </table:table-cell>
          <table:table-cell office:value-type="string">
            <text:p>FJ</text:p>
          </table:table-cell>
          <table:table-cell office:value-type="string">
            <text:p>FJI</text:p>
          </table:table-cell>
          <table:table-cell office:value-type="float" office:value="242">
            <text:p>242</text:p>
          </table:table-cell>
          <table:table-cell office:value-type="string">
            <text:p>FJ</text:p>
          </table:table-cell>
          <table:table-cell table:number-columns-repeated="2"/>
          <table:table-cell office:value-type="string">
            <text:p>.fj</text:p>
          </table:table-cell>
          <table:table-cell office:value-type="string">
            <text:p>FJI </text:p>
          </table:table-cell>
          <table:table-cell office:value-type="string">
            <text:p>FJ</text:p>
          </table:table-cell>
          <table:table-cell table:number-columns-repeated="2" office:value-type="string">
            <text:p>FIJ </text:p>
          </table:table-cell>
          <table:table-cell office:value-type="string">
            <text:p>fj </text:p>
          </table:table-cell>
          <table:table-cell table:style-name="ce7" office:value-type="float" office:value="2205218">
            <text:p>2205218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7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INLAND</text:p>
          </table:table-cell>
          <table:table-cell table:number-columns-repeated="3" office:value-type="string">
            <text:p>Finland</text:p>
          </table:table-cell>
          <table:table-cell office:value-type="string">
            <text:p>Republic of Finland</text:p>
          </table:table-cell>
          <table:table-cell office:value-type="string">
            <text:p>Assigned</text:p>
          </table:table-cell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float" office:value="246">
            <text:p>246</text:p>
          </table:table-cell>
          <table:table-cell office:value-type="string">
            <text:p>FI</text:p>
          </table:table-cell>
          <table:table-cell table:number-columns-repeated="2"/>
          <table:table-cell office:value-type="string">
            <text:p>.fi</text:p>
          </table:table-cell>
          <table:table-cell office:value-type="string">
            <text:p>FIN </text:p>
          </table:table-cell>
          <table:table-cell office:value-type="string">
            <text:p>FI</text:p>
          </table:table-cell>
          <table:table-cell table:number-columns-repeated="2" office:value-type="string">
            <text:p>FIN </text:p>
          </table:table-cell>
          <table:table-cell office:value-type="string">
            <text:p>fi </text:p>
          </table:table-cell>
          <table:table-cell table:style-name="ce7" office:value-type="float" office:value="660013">
            <text:p>660013</text:p>
          </table:table-cell>
          <table:table-cell table:style-name="ce7" office:value-type="string">
            <text:p>^(?:FI)*(\d{5})$</text:p>
          </table:table-cell>
          <table:table-cell table:style-name="ce7" office:value-type="string">
            <text:p>EU</text:p>
          </table:table-cell>
          <table:table-cell office:value-type="string">
            <text:p>+358</text:p>
          </table:table-cell>
          <table:table-cell office:value-type="string">
            <text:p>Previous code SF now transition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RANCE</text:p>
          </table:table-cell>
          <table:table-cell table:number-columns-repeated="3" office:value-type="string">
            <text:p>France</text:p>
          </table:table-cell>
          <table:table-cell office:value-type="string">
            <text:p>French Republic</text:p>
          </table:table-cell>
          <table:table-cell office:value-type="string">
            <text:p>Assigned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float" office:value="250">
            <text:p>250</text:p>
          </table:table-cell>
          <table:table-cell office:value-type="string">
            <text:p>FR</text:p>
          </table:table-cell>
          <table:table-cell table:number-columns-repeated="2"/>
          <table:table-cell office:value-type="string">
            <text:p>.fr</text:p>
          </table:table-cell>
          <table:table-cell office:value-type="string">
            <text:p>F </text:p>
          </table:table-cell>
          <table:table-cell office:value-type="string">
            <text:p>FR</text:p>
          </table:table-cell>
          <table:table-cell table:number-columns-repeated="2" office:value-type="string">
            <text:p>FRA </text:p>
          </table:table-cell>
          <table:table-cell office:value-type="string">
            <text:p>fr </text:p>
          </table:table-cell>
          <table:table-cell table:style-name="ce7" office:value-type="float" office:value="3017382">
            <text:p>3017382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3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RANCE, METROPOLITAN</text:p>
          </table:table-cell>
          <table:table-cell/>
          <table:table-cell office:value-type="string">
            <text:p>Metropolitan France</text:p>
          </table:table-cell>
          <table:table-cell office:value-type="string">
            <text:p>France, Metropolitan</text:p>
          </table:table-cell>
          <table:table-cell/>
          <table:table-cell office:value-type="string">
            <text:p>Reserved</text:p>
          </table:table-cell>
          <table:table-cell office:value-type="string">
            <text:p>FX</text:p>
          </table:table-cell>
          <table:table-cell office:value-type="string">
            <text:p>FXX</text:p>
          </table:table-cell>
          <table:table-cell office:value-type="float" office:value="249">
            <text:p>249</text:p>
          </table:table-cell>
          <table:table-cell table:number-columns-repeated="9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FRENCH GUIANA</text:p>
          </table:table-cell>
          <table:table-cell table:number-columns-repeated="3" office:value-type="string">
            <text:p>French Guiana</text:p>
          </table:table-cell>
          <table:table-cell/>
          <table:table-cell office:value-type="string">
            <text:p>Assigned</text:p>
          </table:table-cell>
          <table:table-cell office:value-type="string">
            <text:p>GF</text:p>
          </table:table-cell>
          <table:table-cell office:value-type="string">
            <text:p>GUF</text:p>
          </table:table-cell>
          <table:table-cell office:value-type="float" office:value="254">
            <text:p>254</text:p>
          </table:table-cell>
          <table:table-cell office:value-type="string">
            <text:p>FG</text:p>
          </table:table-cell>
          <table:table-cell table:number-columns-repeated="2"/>
          <table:table-cell office:value-type="string">
            <text:p>.gf</text:p>
          </table:table-cell>
          <table:table-cell/>
          <table:table-cell office:value-type="string">
            <text:p>FG</text:p>
          </table:table-cell>
          <table:table-cell/>
          <table:table-cell office:value-type="string">
            <text:p>GYF</text:p>
          </table:table-cell>
          <table:table-cell office:value-type="string">
            <text:p>fg </text:p>
          </table:table-cell>
          <table:table-cell table:style-name="ce7" office:value-type="float" office:value="3381670">
            <text:p>3381670</text:p>
          </table:table-cell>
          <table:table-cell table:style-name="ce7" office:value-type="string">
            <text:p>^((97)|(98)3\d{2})$</text:p>
          </table:table-cell>
          <table:table-cell table:style-name="ce7" office:value-type="string">
            <text:p>SA</text:p>
          </table:table-cell>
          <table:table-cell office:value-type="string">
            <text:p>+59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RENCH POLYNESIA</text:p>
          </table:table-cell>
          <table:table-cell table:number-columns-repeated="3" office:value-type="string">
            <text:p>French Polynesia</text:p>
          </table:table-cell>
          <table:table-cell/>
          <table:table-cell office:value-type="string">
            <text:p>Assigned</text:p>
          </table:table-cell>
          <table:table-cell office:value-type="string">
            <text:p>PF</text:p>
          </table:table-cell>
          <table:table-cell office:value-type="string">
            <text:p>PYF</text:p>
          </table:table-cell>
          <table:table-cell office:value-type="float" office:value="258">
            <text:p>258</text:p>
          </table:table-cell>
          <table:table-cell office:value-type="string">
            <text:p>FP</text:p>
          </table:table-cell>
          <table:table-cell table:number-columns-repeated="2"/>
          <table:table-cell office:value-type="string">
            <text:p>.pf</text:p>
          </table:table-cell>
          <table:table-cell/>
          <table:table-cell office:value-type="string">
            <text:p>PF</text:p>
          </table:table-cell>
          <table:table-cell/>
          <table:table-cell office:value-type="string">
            <text:p>TAH </text:p>
          </table:table-cell>
          <table:table-cell office:value-type="string">
            <text:p>fp </text:p>
          </table:table-cell>
          <table:table-cell table:style-name="ce7" office:value-type="float" office:value="4030656">
            <text:p>4030656</text:p>
          </table:table-cell>
          <table:table-cell table:style-name="ce7" office:value-type="string">
            <text:p>^((97)|(98)7\d{2})$</text:p>
          </table:table-cell>
          <table:table-cell table:style-name="ce7" office:value-type="string">
            <text:p>OC</text:p>
          </table:table-cell>
          <table:table-cell office:value-type="string">
            <text:p>+68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FRENCH SOUTHERN TERRITORIES</text:p>
          </table:table-cell>
          <table:table-cell/>
          <table:table-cell table:number-columns-repeated="2" office:value-type="string">
            <text:p>French Southern Territories</text:p>
          </table:table-cell>
          <table:table-cell/>
          <table:table-cell office:value-type="string">
            <text:p>Assigned</text:p>
          </table:table-cell>
          <table:table-cell office:value-type="string">
            <text:p>TF</text:p>
          </table:table-cell>
          <table:table-cell office:value-type="string">
            <text:p>ATF</text:p>
          </table:table-cell>
          <table:table-cell office:value-type="float" office:value="260">
            <text:p>260</text:p>
          </table:table-cell>
          <table:table-cell office:value-type="string">
            <text:p>FS</text:p>
          </table:table-cell>
          <table:table-cell table:number-columns-repeated="2"/>
          <table:table-cell office:value-type="string">
            <text:p>.tf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fs </text:p>
          </table:table-cell>
          <table:table-cell table:style-name="ce7" office:value-type="float" office:value="1546748">
            <text:p>1546748</text:p>
          </table:table-cell>
          <table:table-cell table:style-name="ce7"/>
          <table:table-cell table:style-name="ce7" office:value-type="string">
            <text:p>AN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GABON</text:p>
          </table:table-cell>
          <table:table-cell table:number-columns-repeated="3" office:value-type="string">
            <text:p>Gabon</text:p>
          </table:table-cell>
          <table:table-cell office:value-type="string">
            <text:p>Gabonese Republic</text:p>
          </table:table-cell>
          <table:table-cell office:value-type="string">
            <text:p>Assigned</text:p>
          </table:table-cell>
          <table:table-cell office:value-type="string">
            <text:p>GA</text:p>
          </table:table-cell>
          <table:table-cell office:value-type="string">
            <text:p>GAB</text:p>
          </table:table-cell>
          <table:table-cell office:value-type="float" office:value="266">
            <text:p>266</text:p>
          </table:table-cell>
          <table:table-cell office:value-type="string">
            <text:p>GB</text:p>
          </table:table-cell>
          <table:table-cell table:number-columns-repeated="2"/>
          <table:table-cell office:value-type="string">
            <text:p>.ga</text:p>
          </table:table-cell>
          <table:table-cell office:value-type="string">
            <text:p>GAB </text:p>
          </table:table-cell>
          <table:table-cell office:value-type="string">
            <text:p>GO</text:p>
          </table:table-cell>
          <table:table-cell table:number-columns-repeated="2" office:value-type="string">
            <text:p>GAB </text:p>
          </table:table-cell>
          <table:table-cell office:value-type="string">
            <text:p>go </text:p>
          </table:table-cell>
          <table:table-cell table:style-name="ce7" office:value-type="float" office:value="2400553">
            <text:p>2400553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4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AMBIA</text:p>
          </table:table-cell>
          <table:table-cell table:number-columns-repeated="3" office:value-type="string">
            <text:p>Gambia</text:p>
          </table:table-cell>
          <table:table-cell office:value-type="string">
            <text:p>Republic of the Gambia</text:p>
          </table:table-cell>
          <table:table-cell office:value-type="string">
            <text:p>Assigned</text:p>
          </table:table-cell>
          <table:table-cell office:value-type="string">
            <text:p>GM</text:p>
          </table:table-cell>
          <table:table-cell office:value-type="string">
            <text:p>GMB</text:p>
          </table:table-cell>
          <table:table-cell office:value-type="float" office:value="270">
            <text:p>270</text:p>
          </table:table-cell>
          <table:table-cell office:value-type="string">
            <text:p>GA</text:p>
          </table:table-cell>
          <table:table-cell table:number-columns-repeated="2"/>
          <table:table-cell office:value-type="string">
            <text:p>.gm</text:p>
          </table:table-cell>
          <table:table-cell office:value-type="string">
            <text:p>GMB </text:p>
          </table:table-cell>
          <table:table-cell office:value-type="string">
            <text:p>GB</text:p>
          </table:table-cell>
          <table:table-cell table:number-columns-repeated="2" office:value-type="string">
            <text:p>GAM </text:p>
          </table:table-cell>
          <table:table-cell office:value-type="string">
            <text:p>gm </text:p>
          </table:table-cell>
          <table:table-cell table:style-name="ce7" office:value-type="float" office:value="2413451">
            <text:p>2413451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2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AZA STRIP</text:p>
          </table:table-cell>
          <table:table-cell/>
          <table:table-cell table:number-columns-repeated="2" office:value-type="string">
            <text:p>Gaza Strip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GZ</text:p>
          </table:table-cell>
          <table:table-cell office:value-type="string">
            <text:p>PS</text:p>
          </table:table-cell>
          <table:table-cell table:number-columns-repeated="6"/>
          <table:table-cell office:value-type="string">
            <text:p>gz 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GEORGIA</text:p>
          </table:table-cell>
          <table:table-cell table:number-columns-repeated="3" office:value-type="string">
            <text:p>Georgia</text:p>
          </table:table-cell>
          <table:table-cell/>
          <table:table-cell office:value-type="string">
            <text:p>Assigned</text:p>
          </table:table-cell>
          <table:table-cell office:value-type="string">
            <text:p>GE</text:p>
          </table:table-cell>
          <table:table-cell office:value-type="string">
            <text:p>GEO</text:p>
          </table:table-cell>
          <table:table-cell office:value-type="float" office:value="268">
            <text:p>268</text:p>
          </table:table-cell>
          <table:table-cell office:value-type="string">
            <text:p>GG</text:p>
          </table:table-cell>
          <table:table-cell table:number-columns-repeated="2"/>
          <table:table-cell office:value-type="string">
            <text:p>.ge</text:p>
          </table:table-cell>
          <table:table-cell office:value-type="string">
            <text:p>GEO </text:p>
          </table:table-cell>
          <table:table-cell office:value-type="string">
            <text:p>GG</text:p>
          </table:table-cell>
          <table:table-cell table:number-columns-repeated="2" office:value-type="string">
            <text:p>GEO </text:p>
          </table:table-cell>
          <table:table-cell office:value-type="string">
            <text:p>gs </text:p>
          </table:table-cell>
          <table:table-cell table:style-name="ce7" office:value-type="float" office:value="614540">
            <text:p>614540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S</text:p>
          </table:table-cell>
          <table:table-cell office:value-type="string">
            <text:p>+99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ERMANY</text:p>
          </table:table-cell>
          <table:table-cell table:number-columns-repeated="3" office:value-type="string">
            <text:p>Germany</text:p>
          </table:table-cell>
          <table:table-cell office:value-type="string">
            <text:p>Federal Republic of Germany</text:p>
          </table:table-cell>
          <table:table-cell office:value-type="string">
            <text:p>Assigned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float" office:value="276">
            <text:p>276</text:p>
          </table:table-cell>
          <table:table-cell office:value-type="string">
            <text:p>GM</text:p>
          </table:table-cell>
          <table:table-cell table:number-columns-repeated="2"/>
          <table:table-cell office:value-type="string">
            <text:p>.de</text:p>
          </table:table-cell>
          <table:table-cell office:value-type="string">
            <text:p>D </text:p>
          </table:table-cell>
          <table:table-cell office:value-type="string">
            <text:p>DL</text:p>
          </table:table-cell>
          <table:table-cell table:number-columns-repeated="2" office:value-type="string">
            <text:p>GER </text:p>
          </table:table-cell>
          <table:table-cell office:value-type="string">
            <text:p>gw </text:p>
          </table:table-cell>
          <table:table-cell table:style-name="ce7" office:value-type="float" office:value="2921044">
            <text:p>2921044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4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HANA</text:p>
          </table:table-cell>
          <table:table-cell table:number-columns-repeated="3" office:value-type="string">
            <text:p>Ghana</text:p>
          </table:table-cell>
          <table:table-cell office:value-type="string">
            <text:p>Republic of Ghana</text:p>
          </table:table-cell>
          <table:table-cell office:value-type="string">
            <text:p>Assigned</text:p>
          </table:table-cell>
          <table:table-cell office:value-type="string">
            <text:p>GH</text:p>
          </table:table-cell>
          <table:table-cell office:value-type="string">
            <text:p>GHA</text:p>
          </table:table-cell>
          <table:table-cell office:value-type="float" office:value="288">
            <text:p>288</text:p>
          </table:table-cell>
          <table:table-cell office:value-type="string">
            <text:p>GH</text:p>
          </table:table-cell>
          <table:table-cell table:number-columns-repeated="2"/>
          <table:table-cell office:value-type="string">
            <text:p>.gh</text:p>
          </table:table-cell>
          <table:table-cell office:value-type="string">
            <text:p>GHA </text:p>
          </table:table-cell>
          <table:table-cell office:value-type="string">
            <text:p>GH</text:p>
          </table:table-cell>
          <table:table-cell table:number-columns-repeated="2" office:value-type="string">
            <text:p>GHA </text:p>
          </table:table-cell>
          <table:table-cell office:value-type="string">
            <text:p>gh </text:p>
          </table:table-cell>
          <table:table-cell table:style-name="ce7" office:value-type="float" office:value="2300660">
            <text:p>2300660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3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IBRALTAR</text:p>
          </table:table-cell>
          <table:table-cell table:number-columns-repeated="3" office:value-type="string">
            <text:p>Gibraltar</text:p>
          </table:table-cell>
          <table:table-cell/>
          <table:table-cell office:value-type="string">
            <text:p>Assigned</text:p>
          </table:table-cell>
          <table:table-cell office:value-type="string">
            <text:p>GI</text:p>
          </table:table-cell>
          <table:table-cell office:value-type="string">
            <text:p>GIB</text:p>
          </table:table-cell>
          <table:table-cell office:value-type="float" office:value="292">
            <text:p>292</text:p>
          </table:table-cell>
          <table:table-cell office:value-type="string">
            <text:p>GI</text:p>
          </table:table-cell>
          <table:table-cell table:number-columns-repeated="2"/>
          <table:table-cell office:value-type="string">
            <text:p>.gi</text:p>
          </table:table-cell>
          <table:table-cell/>
          <table:table-cell office:value-type="string">
            <text:p>GI</text:p>
          </table:table-cell>
          <table:table-cell table:number-columns-repeated="2"/>
          <table:table-cell office:value-type="string">
            <text:p>gi </text:p>
          </table:table-cell>
          <table:table-cell table:style-name="ce7" office:value-type="float" office:value="2411586">
            <text:p>2411586</text:p>
          </table:table-cell>
          <table:table-cell table:style-name="ce7"/>
          <table:table-cell table:style-name="ce7" office:value-type="string">
            <text:p>EU</text:p>
          </table:table-cell>
          <table:table-cell office:value-type="string">
            <text:p>+35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LORIOSO ISLANDS</text:p>
          </table:table-cell>
          <table:table-cell/>
          <table:table-cell office:value-type="string">
            <text:p>Glorioso Islands</text:p>
          </table:table-cell>
          <table:table-cell office:value-type="string">
            <text:p>Glorioso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GO</text:p>
          </table:table-cell>
          <table:table-cell office:value-type="string">
            <text:p>TF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GREECE</text:p>
          </table:table-cell>
          <table:table-cell table:number-columns-repeated="3" office:value-type="string">
            <text:p>Greece</text:p>
          </table:table-cell>
          <table:table-cell office:value-type="string">
            <text:p>Hellenic Republic</text:p>
          </table:table-cell>
          <table:table-cell office:value-type="string">
            <text:p>Assigned</text:p>
          </table:table-cell>
          <table:table-cell office:value-type="string">
            <text:p>GR</text:p>
          </table:table-cell>
          <table:table-cell office:value-type="string">
            <text:p>GRC</text:p>
          </table:table-cell>
          <table:table-cell office:value-type="float" office:value="300">
            <text:p>300</text:p>
          </table:table-cell>
          <table:table-cell office:value-type="string">
            <text:p>GR</text:p>
          </table:table-cell>
          <table:table-cell table:number-columns-repeated="2"/>
          <table:table-cell office:value-type="string">
            <text:p>.gr</text:p>
          </table:table-cell>
          <table:table-cell office:value-type="string">
            <text:p>GRC </text:p>
          </table:table-cell>
          <table:table-cell office:value-type="string">
            <text:p>GR</text:p>
          </table:table-cell>
          <table:table-cell table:number-columns-repeated="2" office:value-type="string">
            <text:p>GRE </text:p>
          </table:table-cell>
          <table:table-cell office:value-type="string">
            <text:p>gr </text:p>
          </table:table-cell>
          <table:table-cell table:style-name="ce7" office:value-type="float" office:value="390903">
            <text:p>390903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3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REENLAND</text:p>
          </table:table-cell>
          <table:table-cell table:number-columns-repeated="3" office:value-type="string">
            <text:p>Greenland</text:p>
          </table:table-cell>
          <table:table-cell/>
          <table:table-cell office:value-type="string">
            <text:p>Assigned</text:p>
          </table:table-cell>
          <table:table-cell office:value-type="string">
            <text:p>GL</text:p>
          </table:table-cell>
          <table:table-cell office:value-type="string">
            <text:p>GRL</text:p>
          </table:table-cell>
          <table:table-cell office:value-type="float" office:value="304">
            <text:p>304</text:p>
          </table:table-cell>
          <table:table-cell office:value-type="string">
            <text:p>GL</text:p>
          </table:table-cell>
          <table:table-cell table:number-columns-repeated="2"/>
          <table:table-cell office:value-type="string">
            <text:p>.gl</text:p>
          </table:table-cell>
          <table:table-cell/>
          <table:table-cell office:value-type="string">
            <text:p>GL</text:p>
          </table:table-cell>
          <table:table-cell table:number-columns-repeated="2"/>
          <table:table-cell office:value-type="string">
            <text:p>gl </text:p>
          </table:table-cell>
          <table:table-cell table:style-name="ce7" office:value-type="float" office:value="3425505">
            <text:p>3425505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NA</text:p>
          </table:table-cell>
          <table:table-cell office:value-type="string">
            <text:p>+29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RENADA</text:p>
          </table:table-cell>
          <table:table-cell table:number-columns-repeated="3" office:value-type="string">
            <text:p>Grenada</text:p>
          </table:table-cell>
          <table:table-cell/>
          <table:table-cell office:value-type="string">
            <text:p>Assigned</text:p>
          </table:table-cell>
          <table:table-cell office:value-type="string">
            <text:p>GD</text:p>
          </table:table-cell>
          <table:table-cell office:value-type="string">
            <text:p>GRD</text:p>
          </table:table-cell>
          <table:table-cell office:value-type="float" office:value="308">
            <text:p>308</text:p>
          </table:table-cell>
          <table:table-cell office:value-type="string">
            <text:p>GJ</text:p>
          </table:table-cell>
          <table:table-cell table:number-columns-repeated="2"/>
          <table:table-cell office:value-type="string">
            <text:p>.gd</text:p>
          </table:table-cell>
          <table:table-cell office:value-type="string">
            <text:p>GRD </text:p>
          </table:table-cell>
          <table:table-cell office:value-type="string">
            <text:p>GD</text:p>
          </table:table-cell>
          <table:table-cell table:number-columns-repeated="2" office:value-type="string">
            <text:p>GRN </text:p>
          </table:table-cell>
          <table:table-cell office:value-type="string">
            <text:p>gd </text:p>
          </table:table-cell>
          <table:table-cell table:style-name="ce7" office:value-type="float" office:value="3580239">
            <text:p>3580239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473</text:p>
          </table:table-cell>
          <table:table-cell office:value-type="string">
            <text:p>Previous code WG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ADELOUPE</text:p>
          </table:table-cell>
          <table:table-cell table:number-columns-repeated="3" office:value-type="string">
            <text:p>Guadeloupe</text:p>
          </table:table-cell>
          <table:table-cell/>
          <table:table-cell office:value-type="string">
            <text:p>Assigned</text:p>
          </table:table-cell>
          <table:table-cell office:value-type="string">
            <text:p>GP</text:p>
          </table:table-cell>
          <table:table-cell office:value-type="string">
            <text:p>GLP</text:p>
          </table:table-cell>
          <table:table-cell office:value-type="float" office:value="312">
            <text:p>312</text:p>
          </table:table-cell>
          <table:table-cell office:value-type="string">
            <text:p>GP</text:p>
          </table:table-cell>
          <table:table-cell table:number-columns-repeated="2"/>
          <table:table-cell office:value-type="string">
            <text:p>.gp</text:p>
          </table:table-cell>
          <table:table-cell/>
          <table:table-cell office:value-type="string">
            <text:p>MF</text:p>
          </table:table-cell>
          <table:table-cell/>
          <table:table-cell office:value-type="string">
            <text:p>GPE</text:p>
          </table:table-cell>
          <table:table-cell office:value-type="string">
            <text:p>gp </text:p>
          </table:table-cell>
          <table:table-cell table:style-name="ce7" office:value-type="float" office:value="3579143">
            <text:p>3579143</text:p>
          </table:table-cell>
          <table:table-cell table:style-name="ce7" office:value-type="string">
            <text:p>^((97)|(98)\d{3})$</text:p>
          </table:table-cell>
          <table:table-cell table:style-name="ce7" office:value-type="string">
            <text:p>NA</text:p>
          </table:table-cell>
          <table:table-cell office:value-type="string">
            <text:p>+59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AM</text:p>
          </table:table-cell>
          <table:table-cell table:number-columns-repeated="3" office:value-type="string">
            <text:p>Guam</text:p>
          </table:table-cell>
          <table:table-cell/>
          <table:table-cell office:value-type="string">
            <text:p>Assigned</text:p>
          </table:table-cell>
          <table:table-cell office:value-type="string">
            <text:p>GU</text:p>
          </table:table-cell>
          <table:table-cell office:value-type="string">
            <text:p>GUM</text:p>
          </table:table-cell>
          <table:table-cell office:value-type="float" office:value="316">
            <text:p>316</text:p>
          </table:table-cell>
          <table:table-cell office:value-type="string">
            <text:p>GQ</text:p>
          </table:table-cell>
          <table:table-cell table:number-columns-repeated="2"/>
          <table:table-cell office:value-type="string">
            <text:p>.gu</text:p>
          </table:table-cell>
          <table:table-cell/>
          <table:table-cell office:value-type="string">
            <text:p>GM</text:p>
          </table:table-cell>
          <table:table-cell table:number-columns-repeated="2" office:value-type="string">
            <text:p>GUM </text:p>
          </table:table-cell>
          <table:table-cell office:value-type="string">
            <text:p>gu </text:p>
          </table:table-cell>
          <table:table-cell table:style-name="ce7" office:value-type="float" office:value="4043988">
            <text:p>4043988</text:p>
          </table:table-cell>
          <table:table-cell table:style-name="ce7" office:value-type="string">
            <text:p>^(969\d{2})$</text:p>
          </table:table-cell>
          <table:table-cell table:style-name="ce7" office:value-type="string">
            <text:p>OC</text:p>
          </table:table-cell>
          <table:table-cell table:style-name="ce7" office:value-type="string">
            <text:p>+1-67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ATEMALA</text:p>
          </table:table-cell>
          <table:table-cell table:number-columns-repeated="3" office:value-type="string">
            <text:p>Guatemala</text:p>
          </table:table-cell>
          <table:table-cell office:value-type="string">
            <text:p>Republic of Guatemala</text:p>
          </table:table-cell>
          <table:table-cell office:value-type="string">
            <text:p>Assigned</text:p>
          </table:table-cell>
          <table:table-cell office:value-type="string">
            <text:p>GT</text:p>
          </table:table-cell>
          <table:table-cell office:value-type="string">
            <text:p>GTM</text:p>
          </table:table-cell>
          <table:table-cell office:value-type="float" office:value="320">
            <text:p>320</text:p>
          </table:table-cell>
          <table:table-cell office:value-type="string">
            <text:p>GT</text:p>
          </table:table-cell>
          <table:table-cell table:number-columns-repeated="2"/>
          <table:table-cell office:value-type="string">
            <text:p>.gt</text:p>
          </table:table-cell>
          <table:table-cell office:value-type="string">
            <text:p>GTM </text:p>
          </table:table-cell>
          <table:table-cell office:value-type="string">
            <text:p>GU</text:p>
          </table:table-cell>
          <table:table-cell table:number-columns-repeated="2" office:value-type="string">
            <text:p>GUA </text:p>
          </table:table-cell>
          <table:table-cell office:value-type="string">
            <text:p>gt </text:p>
          </table:table-cell>
          <table:table-cell table:style-name="ce7" office:value-type="float" office:value="3595528">
            <text:p>3595528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NA</text:p>
          </table:table-cell>
          <table:table-cell office:value-type="string">
            <text:p>+50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ERNSEY</text:p>
          </table:table-cell>
          <table:table-cell table:number-columns-repeated="3" office:value-type="string">
            <text:p>Guernsey</text:p>
          </table:table-cell>
          <table:table-cell/>
          <table:table-cell office:value-type="string">
            <text:p>Assigned</text:p>
          </table:table-cell>
          <table:table-cell office:value-type="string">
            <text:p>GG</text:p>
          </table:table-cell>
          <table:table-cell office:value-type="string">
            <text:p>GGY</text:p>
          </table:table-cell>
          <table:table-cell office:value-type="float" office:value="831">
            <text:p>831</text:p>
          </table:table-cell>
          <table:table-cell office:value-type="string">
            <text:p>GK</text:p>
          </table:table-cell>
          <table:table-cell table:number-columns-repeated="2"/>
          <table:table-cell office:value-type="string">
            <text:p>.gg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7" office:value-type="float" office:value="3042362">
            <text:p>3042362</text:p>
          </table:table-cell>
          <table:table-cell table:style-name="ce7" office:value-type="string">
            <text:p>^(([A-Z]\d{2}[A-Z]{2})|([A-Z]\d{3}[A-Z]{2})|([A-Z]{2}\d{2}[A-Z]{2})|([A-Z]{2}\d{3}[A-Z]{2})|([A-Z]\d[A-Z]\d[A-Z]{2})|([A-Z]{2}\d[A-Z]\d[A-Z]{2})|(GIR0AA))$</text:p>
          </table:table-cell>
          <table:table-cell table:style-name="ce7" office:value-type="string">
            <text:p>EU</text:p>
          </table:table-cell>
          <table:table-cell table:style-name="ce7" office:value-type="string">
            <text:p>+44-1481</text:p>
          </table:table-cell>
          <table:table-cell table:number-columns-repeated="1000"/>
        </table:table-row>
        <table:table-row table:style-name="ro3">
          <table:table-cell office:value-type="string">
            <text:p>GUINEA</text:p>
          </table:table-cell>
          <table:table-cell table:number-columns-repeated="3" office:value-type="string">
            <text:p>Guinea</text:p>
          </table:table-cell>
          <table:table-cell office:value-type="string">
            <text:p>Republic of Guinea</text:p>
          </table:table-cell>
          <table:table-cell office:value-type="string">
            <text:p>Assigned</text:p>
          </table:table-cell>
          <table:table-cell office:value-type="string">
            <text:p>GN</text:p>
          </table:table-cell>
          <table:table-cell office:value-type="string">
            <text:p>GIN</text:p>
          </table:table-cell>
          <table:table-cell office:value-type="float" office:value="324">
            <text:p>324</text:p>
          </table:table-cell>
          <table:table-cell office:value-type="string">
            <text:p>GV</text:p>
          </table:table-cell>
          <table:table-cell table:number-columns-repeated="2"/>
          <table:table-cell office:value-type="string">
            <text:p>.gn</text:p>
          </table:table-cell>
          <table:table-cell office:value-type="string">
            <text:p>GUI </text:p>
          </table:table-cell>
          <table:table-cell office:value-type="string">
            <text:p>GN</text:p>
          </table:table-cell>
          <table:table-cell table:number-columns-repeated="2" office:value-type="string">
            <text:p>GUI </text:p>
          </table:table-cell>
          <table:table-cell office:value-type="string">
            <text:p>gv </text:p>
          </table:table-cell>
          <table:table-cell table:style-name="ce7" office:value-type="float" office:value="2420477">
            <text:p>2420477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2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INEA-BISSAU</text:p>
          </table:table-cell>
          <table:table-cell table:number-columns-repeated="3" office:value-type="string">
            <text:p>Guinea-Bissau</text:p>
          </table:table-cell>
          <table:table-cell office:value-type="string">
            <text:p>Republic of Guinea-Bissau</text:p>
          </table:table-cell>
          <table:table-cell office:value-type="string">
            <text:p>Assigned</text:p>
          </table:table-cell>
          <table:table-cell office:value-type="string">
            <text:p>GW</text:p>
          </table:table-cell>
          <table:table-cell office:value-type="string">
            <text:p>GNB</text:p>
          </table:table-cell>
          <table:table-cell office:value-type="float" office:value="624">
            <text:p>624</text:p>
          </table:table-cell>
          <table:table-cell office:value-type="string">
            <text:p>PU</text:p>
          </table:table-cell>
          <table:table-cell table:number-columns-repeated="2"/>
          <table:table-cell office:value-type="string">
            <text:p>.gw</text:p>
          </table:table-cell>
          <table:table-cell office:value-type="string">
            <text:p>GNB </text:p>
          </table:table-cell>
          <table:table-cell office:value-type="string">
            <text:p>GW</text:p>
          </table:table-cell>
          <table:table-cell office:value-type="string">
            <text:p>GBS </text:p>
          </table:table-cell>
          <table:table-cell office:value-type="string">
            <text:p>GNB </text:p>
          </table:table-cell>
          <table:table-cell office:value-type="string">
            <text:p>pg </text:p>
          </table:table-cell>
          <table:table-cell table:style-name="ce7" office:value-type="float" office:value="2372248">
            <text:p>2372248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F</text:p>
          </table:table-cell>
          <table:table-cell office:value-type="string">
            <text:p>+24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GUYANA</text:p>
          </table:table-cell>
          <table:table-cell table:number-columns-repeated="3" office:value-type="string">
            <text:p>Guyana</text:p>
          </table:table-cell>
          <table:table-cell office:value-type="string">
            <text:p>Republic of Guyana</text:p>
          </table:table-cell>
          <table:table-cell office:value-type="string">
            <text:p>Assigned</text:p>
          </table:table-cell>
          <table:table-cell office:value-type="string">
            <text:p>GY</text:p>
          </table:table-cell>
          <table:table-cell office:value-type="string">
            <text:p>GUY</text:p>
          </table:table-cell>
          <table:table-cell office:value-type="float" office:value="328">
            <text:p>328</text:p>
          </table:table-cell>
          <table:table-cell office:value-type="string">
            <text:p>GY</text:p>
          </table:table-cell>
          <table:table-cell table:number-columns-repeated="2"/>
          <table:table-cell office:value-type="string">
            <text:p>.gy</text:p>
          </table:table-cell>
          <table:table-cell office:value-type="string">
            <text:p>GUY </text:p>
          </table:table-cell>
          <table:table-cell office:value-type="string">
            <text:p>GY</text:p>
          </table:table-cell>
          <table:table-cell table:number-columns-repeated="2" office:value-type="string">
            <text:p>GUY </text:p>
          </table:table-cell>
          <table:table-cell office:value-type="string">
            <text:p>gy </text:p>
          </table:table-cell>
          <table:table-cell table:style-name="ce7" office:value-type="float" office:value="3378535">
            <text:p>3378535</text:p>
          </table:table-cell>
          <table:table-cell table:style-name="ce7"/>
          <table:table-cell table:style-name="ce7" office:value-type="string">
            <text:p>SA</text:p>
          </table:table-cell>
          <table:table-cell office:value-type="string">
            <text:p>+59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AITI</text:p>
          </table:table-cell>
          <table:table-cell table:number-columns-repeated="3" office:value-type="string">
            <text:p>Haiti</text:p>
          </table:table-cell>
          <table:table-cell office:value-type="string">
            <text:p>Republic of Haiti</text:p>
          </table:table-cell>
          <table:table-cell office:value-type="string">
            <text:p>Assigned</text:p>
          </table:table-cell>
          <table:table-cell office:value-type="string">
            <text:p>HT</text:p>
          </table:table-cell>
          <table:table-cell office:value-type="string">
            <text:p>HTI</text:p>
          </table:table-cell>
          <table:table-cell office:value-type="float" office:value="332">
            <text:p>332</text:p>
          </table:table-cell>
          <table:table-cell office:value-type="string">
            <text:p>HA</text:p>
          </table:table-cell>
          <table:table-cell table:number-columns-repeated="2"/>
          <table:table-cell office:value-type="string">
            <text:p>.ht</text:p>
          </table:table-cell>
          <table:table-cell office:value-type="string">
            <text:p>HTI </text:p>
          </table:table-cell>
          <table:table-cell office:value-type="string">
            <text:p>HA</text:p>
          </table:table-cell>
          <table:table-cell table:number-columns-repeated="2" office:value-type="string">
            <text:p>HAI </text:p>
          </table:table-cell>
          <table:table-cell office:value-type="string">
            <text:p>ht </text:p>
          </table:table-cell>
          <table:table-cell table:style-name="ce7" office:value-type="float" office:value="3723988">
            <text:p>3723988</text:p>
          </table:table-cell>
          <table:table-cell table:style-name="ce7" office:value-type="string">
            <text:p>^(?:HT)*(\d{4})$</text:p>
          </table:table-cell>
          <table:table-cell table:style-name="ce7" office:value-type="string">
            <text:p>NA</text:p>
          </table:table-cell>
          <table:table-cell office:value-type="string">
            <text:p>+509</text:p>
          </table:table-cell>
          <table:table-cell office:value-type="string">
            <text:p>Previous code RH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EARD ISLAND AND MCDONALD ISLANDS</text:p>
          </table:table-cell>
          <table:table-cell/>
          <table:table-cell table:number-columns-repeated="2" office:value-type="string">
            <text:p>Heard Island and McDonald Islands</text:p>
          </table:table-cell>
          <table:table-cell/>
          <table:table-cell office:value-type="string">
            <text:p>Assigned</text:p>
          </table:table-cell>
          <table:table-cell office:value-type="string">
            <text:p>HM</text:p>
          </table:table-cell>
          <table:table-cell office:value-type="string">
            <text:p>HMD</text:p>
          </table:table-cell>
          <table:table-cell office:value-type="float" office:value="334">
            <text:p>334</text:p>
          </table:table-cell>
          <table:table-cell office:value-type="string">
            <text:p>HM</text:p>
          </table:table-cell>
          <table:table-cell table:number-columns-repeated="2"/>
          <table:table-cell office:value-type="string">
            <text:p>.hm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hm </text:p>
          </table:table-cell>
          <table:table-cell table:style-name="ce7" office:value-type="float" office:value="1547314">
            <text:p>1547314</text:p>
          </table:table-cell>
          <table:table-cell table:style-name="ce7"/>
          <table:table-cell table:style-name="ce7" office:value-type="string">
            <text:p>AN</text:p>
          </table:table-cell>
          <table:table-cell table:number-columns-repeated="1001"/>
        </table:table-row>
        <table:table-row table:style-name="ro3">
          <table:table-cell office:value-type="string">
            <text:p>HOLY SEE (VATICAN CITY STATE)</text:p>
          </table:table-cell>
          <table:table-cell office:value-type="string">
            <text:p>Vatican City</text:p>
          </table:table-cell>
          <table:table-cell table:number-columns-repeated="2" office:value-type="string">
            <text:p>Holy See (Vatican City State)</text:p>
          </table:table-cell>
          <table:table-cell/>
          <table:table-cell office:value-type="string">
            <text:p>Assigned</text:p>
          </table:table-cell>
          <table:table-cell office:value-type="string">
            <text:p>VA</text:p>
          </table:table-cell>
          <table:table-cell office:value-type="string">
            <text:p>VAT</text:p>
          </table:table-cell>
          <table:table-cell office:value-type="float" office:value="336">
            <text:p>336</text:p>
          </table:table-cell>
          <table:table-cell office:value-type="string">
            <text:p>VT</text:p>
          </table:table-cell>
          <table:table-cell table:number-columns-repeated="2"/>
          <table:table-cell office:value-type="string">
            <text:p>.va</text:p>
          </table:table-cell>
          <table:table-cell office:value-type="string">
            <text:p>CVA </text:p>
          </table:table-cell>
          <table:table-cell office:value-type="string">
            <text:p> </text:p>
          </table:table-cell>
          <table:table-cell table:number-columns-repeated="2"/>
          <table:table-cell office:value-type="string">
            <text:p>vc </text:p>
          </table:table-cell>
          <table:table-cell table:style-name="ce7" office:value-type="float" office:value="3164670">
            <text:p>3164670</text:p>
          </table:table-cell>
          <table:table-cell table:style-name="ce7"/>
          <table:table-cell table:style-name="ce7" office:value-type="string">
            <text:p>EU</text:p>
          </table:table-cell>
          <table:table-cell office:value-type="string">
            <text:p>+39-066, assigned +37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ONDURAS</text:p>
          </table:table-cell>
          <table:table-cell table:number-columns-repeated="3" office:value-type="string">
            <text:p>Honduras</text:p>
          </table:table-cell>
          <table:table-cell office:value-type="string">
            <text:p>Republic of Honduras</text:p>
          </table:table-cell>
          <table:table-cell office:value-type="string">
            <text:p>Assigned</text:p>
          </table:table-cell>
          <table:table-cell office:value-type="string">
            <text:p>HN</text:p>
          </table:table-cell>
          <table:table-cell office:value-type="string">
            <text:p>HND</text:p>
          </table:table-cell>
          <table:table-cell office:value-type="float" office:value="340">
            <text:p>340</text:p>
          </table:table-cell>
          <table:table-cell office:value-type="string">
            <text:p>HO</text:p>
          </table:table-cell>
          <table:table-cell table:number-columns-repeated="2"/>
          <table:table-cell office:value-type="string">
            <text:p>.hn</text:p>
          </table:table-cell>
          <table:table-cell office:value-type="string">
            <text:p>HND </text:p>
          </table:table-cell>
          <table:table-cell office:value-type="string">
            <text:p>HO</text:p>
          </table:table-cell>
          <table:table-cell table:number-columns-repeated="2" office:value-type="string">
            <text:p>HON </text:p>
          </table:table-cell>
          <table:table-cell office:value-type="string">
            <text:p>ho </text:p>
          </table:table-cell>
          <table:table-cell table:style-name="ce7" office:value-type="float" office:value="3608932">
            <text:p>3608932</text:p>
          </table:table-cell>
          <table:table-cell table:style-name="ce7" office:value-type="string">
            <text:p>^([A-Z]{2}\d{4})$</text:p>
          </table:table-cell>
          <table:table-cell table:style-name="ce7" office:value-type="string">
            <text:p>NA</text:p>
          </table:table-cell>
          <table:table-cell office:value-type="string">
            <text:p>+50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ONG KONG</text:p>
          </table:table-cell>
          <table:table-cell office:value-type="string">
            <text:p>Hong Kong SAR(China)</text:p>
          </table:table-cell>
          <table:table-cell table:number-columns-repeated="2" office:value-type="string">
            <text:p>Hong Kong</text:p>
          </table:table-cell>
          <table:table-cell office:value-type="string">
            <text:p>Hong Kong Special Administrative Region of China</text:p>
          </table:table-cell>
          <table:table-cell office:value-type="string">
            <text:p>Assigned</text:p>
          </table:table-cell>
          <table:table-cell office:value-type="string">
            <text:p>HK</text:p>
          </table:table-cell>
          <table:table-cell office:value-type="string">
            <text:p>HKG</text:p>
          </table:table-cell>
          <table:table-cell office:value-type="float" office:value="344">
            <text:p>344</text:p>
          </table:table-cell>
          <table:table-cell office:value-type="string">
            <text:p>HK</text:p>
          </table:table-cell>
          <table:table-cell table:number-columns-repeated="2"/>
          <table:table-cell office:value-type="string">
            <text:p>.hk</text:p>
          </table:table-cell>
          <table:table-cell/>
          <table:table-cell office:value-type="string">
            <text:p>HK</text:p>
          </table:table-cell>
          <table:table-cell table:number-columns-repeated="2" office:value-type="string">
            <text:p>HKG </text:p>
          </table:table-cell>
          <table:table-cell office:value-type="string">
            <text:p>hk</text:p>
          </table:table-cell>
          <table:table-cell table:style-name="ce7" office:value-type="float" office:value="1819730">
            <text:p>1819730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85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HOWLAND ISLAND</text:p>
          </table:table-cell>
          <table:table-cell/>
          <table:table-cell office:value-type="string">
            <text:p>Howland Island</text:p>
          </table:table-cell>
          <table:table-cell office:value-type="string">
            <text:p>Howland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HQ</text:p>
          </table:table-cell>
          <table:table-cell office:value-type="string">
            <text:p>UM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HUNGARY</text:p>
          </table:table-cell>
          <table:table-cell table:number-columns-repeated="3" office:value-type="string">
            <text:p>Hungary</text:p>
          </table:table-cell>
          <table:table-cell office:value-type="string">
            <text:p>Republic of Hungary</text:p>
          </table:table-cell>
          <table:table-cell office:value-type="string">
            <text:p>Assigned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float" office:value="348">
            <text:p>348</text:p>
          </table:table-cell>
          <table:table-cell office:value-type="string">
            <text:p>HU</text:p>
          </table:table-cell>
          <table:table-cell table:number-columns-repeated="2"/>
          <table:table-cell office:value-type="string">
            <text:p>.hu</text:p>
          </table:table-cell>
          <table:table-cell office:value-type="string">
            <text:p>HNG </text:p>
          </table:table-cell>
          <table:table-cell office:value-type="string">
            <text:p>HU</text:p>
          </table:table-cell>
          <table:table-cell table:number-columns-repeated="2" office:value-type="string">
            <text:p>HUN </text:p>
          </table:table-cell>
          <table:table-cell office:value-type="string">
            <text:p>hu </text:p>
          </table:table-cell>
          <table:table-cell table:style-name="ce7" office:value-type="float" office:value="719819">
            <text:p>719819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3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CELAND</text:p>
          </table:table-cell>
          <table:table-cell table:number-columns-repeated="3" office:value-type="string">
            <text:p>Iceland</text:p>
          </table:table-cell>
          <table:table-cell office:value-type="string">
            <text:p>Republic of Iceland</text:p>
          </table:table-cell>
          <table:table-cell office:value-type="string">
            <text:p>Assigned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float" office:value="352">
            <text:p>352</text:p>
          </table:table-cell>
          <table:table-cell office:value-type="string">
            <text:p>IC</text:p>
          </table:table-cell>
          <table:table-cell table:number-columns-repeated="2"/>
          <table:table-cell office:value-type="string">
            <text:p>.is</text:p>
          </table:table-cell>
          <table:table-cell office:value-type="string">
            <text:p>ISL </text:p>
          </table:table-cell>
          <table:table-cell office:value-type="string">
            <text:p>IL</text:p>
          </table:table-cell>
          <table:table-cell table:number-columns-repeated="2" office:value-type="string">
            <text:p>ISL </text:p>
          </table:table-cell>
          <table:table-cell office:value-type="string">
            <text:p>ic </text:p>
          </table:table-cell>
          <table:table-cell table:style-name="ce7" office:value-type="float" office:value="2629691">
            <text:p>2629691</text:p>
          </table:table-cell>
          <table:table-cell table:style-name="ce7" office:value-type="string">
            <text:p>^(\d{3})$</text:p>
          </table:table-cell>
          <table:table-cell table:style-name="ce7" office:value-type="string">
            <text:p>EU</text:p>
          </table:table-cell>
          <table:table-cell office:value-type="string">
            <text:p>+35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NDIA</text:p>
          </table:table-cell>
          <table:table-cell table:number-columns-repeated="3" office:value-type="string">
            <text:p>India</text:p>
          </table:table-cell>
          <table:table-cell office:value-type="string">
            <text:p>Republic of India</text:p>
          </table:table-cell>
          <table:table-cell office:value-type="string">
            <text:p>Assigned</text:p>
          </table:table-cell>
          <table:table-cell office:value-type="string">
            <text:p>IN</text:p>
          </table:table-cell>
          <table:table-cell office:value-type="string">
            <text:p>IND</text:p>
          </table:table-cell>
          <table:table-cell office:value-type="float" office:value="356">
            <text:p>356</text:p>
          </table:table-cell>
          <table:table-cell office:value-type="string">
            <text:p>IN</text:p>
          </table:table-cell>
          <table:table-cell table:number-columns-repeated="2"/>
          <table:table-cell office:value-type="string">
            <text:p>.in</text:p>
          </table:table-cell>
          <table:table-cell office:value-type="string">
            <text:p>IND </text:p>
          </table:table-cell>
          <table:table-cell office:value-type="string">
            <text:p>IN</text:p>
          </table:table-cell>
          <table:table-cell table:number-columns-repeated="2" office:value-type="string">
            <text:p>IND </text:p>
          </table:table-cell>
          <table:table-cell office:value-type="string">
            <text:p>ii </text:p>
          </table:table-cell>
          <table:table-cell table:style-name="ce7" office:value-type="float" office:value="1269750">
            <text:p>1269750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9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NDONESIA</text:p>
          </table:table-cell>
          <table:table-cell table:number-columns-repeated="3" office:value-type="string">
            <text:p>Indonesia</text:p>
          </table:table-cell>
          <table:table-cell office:value-type="string">
            <text:p>Republic of Indonesia</text:p>
          </table:table-cell>
          <table:table-cell office:value-type="string">
            <text:p>Assigned</text:p>
          </table:table-cell>
          <table:table-cell office:value-type="string">
            <text:p>ID</text:p>
          </table:table-cell>
          <table:table-cell office:value-type="string">
            <text:p>IDN</text:p>
          </table:table-cell>
          <table:table-cell office:value-type="float" office:value="360">
            <text:p>360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.id</text:p>
          </table:table-cell>
          <table:table-cell office:value-type="string">
            <text:p>INS </text:p>
          </table:table-cell>
          <table:table-cell office:value-type="string">
            <text:p>ID</text:p>
          </table:table-cell>
          <table:table-cell office:value-type="string">
            <text:p>INA </text:p>
          </table:table-cell>
          <table:table-cell office:value-type="string">
            <text:p>IDN </text:p>
          </table:table-cell>
          <table:table-cell office:value-type="string">
            <text:p>io </text:p>
          </table:table-cell>
          <table:table-cell table:style-name="ce7" office:value-type="float" office:value="1643084">
            <text:p>1643084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62</text:p>
          </table:table-cell>
          <table:table-cell office:value-type="string">
            <text:p>Previous code RI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RAN, ISLAMIC REPUBLIC OF</text:p>
          </table:table-cell>
          <table:table-cell table:number-columns-repeated="3" office:value-type="string">
            <text:p>Iran</text:p>
          </table:table-cell>
          <table:table-cell office:value-type="string">
            <text:p>Islamic Republic of Iran</text:p>
          </table:table-cell>
          <table:table-cell office:value-type="string">
            <text:p>Assigned</text:p>
          </table:table-cell>
          <table:table-cell office:value-type="string">
            <text:p>IR</text:p>
          </table:table-cell>
          <table:table-cell office:value-type="string">
            <text:p>IRN</text:p>
          </table:table-cell>
          <table:table-cell office:value-type="float" office:value="364">
            <text:p>364</text:p>
          </table:table-cell>
          <table:table-cell office:value-type="string">
            <text:p>IR</text:p>
          </table:table-cell>
          <table:table-cell table:number-columns-repeated="2"/>
          <table:table-cell office:value-type="string">
            <text:p>.ir</text:p>
          </table:table-cell>
          <table:table-cell office:value-type="string">
            <text:p>IRN </text:p>
          </table:table-cell>
          <table:table-cell office:value-type="string">
            <text:p>IR</text:p>
          </table:table-cell>
          <table:table-cell office:value-type="string">
            <text:p>IRI </text:p>
          </table:table-cell>
          <table:table-cell office:value-type="string">
            <text:p>IRN </text:p>
          </table:table-cell>
          <table:table-cell office:value-type="string">
            <text:p>ir </text:p>
          </table:table-cell>
          <table:table-cell table:style-name="ce7" office:value-type="float" office:value="130758">
            <text:p>130758</text:p>
          </table:table-cell>
          <table:table-cell table:style-name="ce7" office:value-type="string">
            <text:p>^(\d{10})$</text:p>
          </table:table-cell>
          <table:table-cell table:style-name="ce7" office:value-type="string">
            <text:p>AS</text:p>
          </table:table-cell>
          <table:table-cell office:value-type="string">
            <text:p>+9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RAQ</text:p>
          </table:table-cell>
          <table:table-cell table:number-columns-repeated="3" office:value-type="string">
            <text:p>Iraq</text:p>
          </table:table-cell>
          <table:table-cell office:value-type="string">
            <text:p>Republic of Iraq</text:p>
          </table:table-cell>
          <table:table-cell office:value-type="string">
            <text:p>Assigned</text:p>
          </table:table-cell>
          <table:table-cell office:value-type="string">
            <text:p>IQ</text:p>
          </table:table-cell>
          <table:table-cell office:value-type="string">
            <text:p>IRQ</text:p>
          </table:table-cell>
          <table:table-cell office:value-type="float" office:value="368">
            <text:p>368</text:p>
          </table:table-cell>
          <table:table-cell office:value-type="string">
            <text:p>IZ</text:p>
          </table:table-cell>
          <table:table-cell table:number-columns-repeated="2"/>
          <table:table-cell office:value-type="string">
            <text:p>.iq</text:p>
          </table:table-cell>
          <table:table-cell office:value-type="string">
            <text:p>IRQ </text:p>
          </table:table-cell>
          <table:table-cell office:value-type="string">
            <text:p>IQ</text:p>
          </table:table-cell>
          <table:table-cell table:number-columns-repeated="2" office:value-type="string">
            <text:p>IRQ </text:p>
          </table:table-cell>
          <table:table-cell office:value-type="string">
            <text:p>iq </text:p>
          </table:table-cell>
          <table:table-cell table:style-name="ce7" office:value-type="float" office:value="99237">
            <text:p>99237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RELAND</text:p>
          </table:table-cell>
          <table:table-cell table:number-columns-repeated="3" office:value-type="string">
            <text:p>Ireland</text:p>
          </table:table-cell>
          <table:table-cell/>
          <table:table-cell office:value-type="string">
            <text:p>Assigned</text:p>
          </table:table-cell>
          <table:table-cell office:value-type="string">
            <text:p>IE</text:p>
          </table:table-cell>
          <table:table-cell office:value-type="string">
            <text:p>IRL</text:p>
          </table:table-cell>
          <table:table-cell office:value-type="float" office:value="372">
            <text:p>372</text:p>
          </table:table-cell>
          <table:table-cell office:value-type="string">
            <text:p>EI</text:p>
          </table:table-cell>
          <table:table-cell table:number-columns-repeated="2"/>
          <table:table-cell office:value-type="string">
            <text:p>.ie</text:p>
          </table:table-cell>
          <table:table-cell office:value-type="string">
            <text:p>IRL </text:p>
          </table:table-cell>
          <table:table-cell office:value-type="string">
            <text:p>IE</text:p>
          </table:table-cell>
          <table:table-cell table:number-columns-repeated="2" office:value-type="string">
            <text:p>IRL </text:p>
          </table:table-cell>
          <table:table-cell office:value-type="string">
            <text:p>ie </text:p>
          </table:table-cell>
          <table:table-cell table:style-name="ce7" office:value-type="float" office:value="2963597">
            <text:p>2963597</text:p>
          </table:table-cell>
          <table:table-cell table:style-name="ce7"/>
          <table:table-cell table:style-name="ce7" office:value-type="string">
            <text:p>EU</text:p>
          </table:table-cell>
          <table:table-cell office:value-type="string">
            <text:p>+35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SLE OF MAN</text:p>
          </table:table-cell>
          <table:table-cell table:number-columns-repeated="3" office:value-type="string">
            <text:p>Isle of Man</text:p>
          </table:table-cell>
          <table:table-cell/>
          <table:table-cell office:value-type="string">
            <text:p>Assigned</text:p>
          </table:table-cell>
          <table:table-cell office:value-type="string">
            <text:p>IM</text:p>
          </table:table-cell>
          <table:table-cell office:value-type="string">
            <text:p>IMN</text:p>
          </table:table-cell>
          <table:table-cell office:value-type="float" office:value="833">
            <text:p>833</text:p>
          </table:table-cell>
          <table:table-cell office:value-type="string">
            <text:p>IM</text:p>
          </table:table-cell>
          <table:table-cell table:number-columns-repeated="2"/>
          <table:table-cell office:value-type="string">
            <text:p>.im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7" office:value-type="float" office:value="3042225">
            <text:p>3042225</text:p>
          </table:table-cell>
          <table:table-cell table:style-name="ce7" office:value-type="string">
            <text:p>^(([A-Z]\d{2}[A-Z]{2})|([A-Z]\d{3}[A-Z]{2})|([A-Z]{2}\d{2}[A-Z]{2})|([A-Z]{2}\d{3}[A-Z]{2})|([A-Z]\d[A-Z]\d[A-Z]{2})|([A-Z]{2}\d[A-Z]\d[A-Z]{2})|(GIR0AA))$</text:p>
          </table:table-cell>
          <table:table-cell table:style-name="ce7" office:value-type="string">
            <text:p>EU</text:p>
          </table:table-cell>
          <table:table-cell table:style-name="ce7" office:value-type="string">
            <text:p>+44-1624</text:p>
          </table:table-cell>
          <table:table-cell table:number-columns-repeated="1000"/>
        </table:table-row>
        <table:table-row table:style-name="ro3">
          <table:table-cell office:value-type="string">
            <text:p>ISRAEL</text:p>
          </table:table-cell>
          <table:table-cell table:number-columns-repeated="3" office:value-type="string">
            <text:p>Israel</text:p>
          </table:table-cell>
          <table:table-cell office:value-type="string">
            <text:p>State of Israel</text:p>
          </table:table-cell>
          <table:table-cell office:value-type="string">
            <text:p>Assigned</text:p>
          </table:table-cell>
          <table:table-cell office:value-type="string">
            <text:p>IL</text:p>
          </table:table-cell>
          <table:table-cell office:value-type="string">
            <text:p>ISR</text:p>
          </table:table-cell>
          <table:table-cell office:value-type="float" office:value="376">
            <text:p>376</text:p>
          </table:table-cell>
          <table:table-cell office:value-type="string">
            <text:p>IS</text:p>
          </table:table-cell>
          <table:table-cell table:number-columns-repeated="2"/>
          <table:table-cell office:value-type="string">
            <text:p>.il</text:p>
          </table:table-cell>
          <table:table-cell office:value-type="string">
            <text:p>ISR </text:p>
          </table:table-cell>
          <table:table-cell office:value-type="string">
            <text:p>IS</text:p>
          </table:table-cell>
          <table:table-cell table:number-columns-repeated="2" office:value-type="string">
            <text:p>ISR </text:p>
          </table:table-cell>
          <table:table-cell office:value-type="string">
            <text:p>is </text:p>
          </table:table-cell>
          <table:table-cell table:style-name="ce7" office:value-type="float" office:value="294640">
            <text:p>294640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7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ITALY</text:p>
          </table:table-cell>
          <table:table-cell table:number-columns-repeated="3" office:value-type="string">
            <text:p>Italy</text:p>
          </table:table-cell>
          <table:table-cell office:value-type="string">
            <text:p>Italian Republic</text:p>
          </table:table-cell>
          <table:table-cell office:value-type="string">
            <text:p>Assigned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float" office:value="380">
            <text:p>380</text:p>
          </table:table-cell>
          <table:table-cell office:value-type="string">
            <text:p>IT</text:p>
          </table:table-cell>
          <table:table-cell table:number-columns-repeated="2"/>
          <table:table-cell office:value-type="string">
            <text:p>.it</text:p>
          </table:table-cell>
          <table:table-cell office:value-type="string">
            <text:p>I </text:p>
          </table:table-cell>
          <table:table-cell office:value-type="string">
            <text:p>IY</text:p>
          </table:table-cell>
          <table:table-cell table:number-columns-repeated="2" office:value-type="string">
            <text:p>ITA </text:p>
          </table:table-cell>
          <table:table-cell office:value-type="string">
            <text:p>it </text:p>
          </table:table-cell>
          <table:table-cell table:style-name="ce7" office:value-type="float" office:value="3175395">
            <text:p>3175395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3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AMAICA</text:p>
          </table:table-cell>
          <table:table-cell table:number-columns-repeated="3" office:value-type="string">
            <text:p>Jamaica</text:p>
          </table:table-cell>
          <table:table-cell/>
          <table:table-cell office:value-type="string">
            <text:p>Assigned</text:p>
          </table:table-cell>
          <table:table-cell office:value-type="string">
            <text:p>JM</text:p>
          </table:table-cell>
          <table:table-cell office:value-type="string">
            <text:p>JAM</text:p>
          </table:table-cell>
          <table:table-cell office:value-type="float" office:value="388">
            <text:p>388</text:p>
          </table:table-cell>
          <table:table-cell office:value-type="string">
            <text:p>JM</text:p>
          </table:table-cell>
          <table:table-cell table:number-columns-repeated="2"/>
          <table:table-cell office:value-type="string">
            <text:p>.jm</text:p>
          </table:table-cell>
          <table:table-cell office:value-type="string">
            <text:p>JMC </text:p>
          </table:table-cell>
          <table:table-cell office:value-type="string">
            <text:p>JM</text:p>
          </table:table-cell>
          <table:table-cell table:number-columns-repeated="2" office:value-type="string">
            <text:p>JAM </text:p>
          </table:table-cell>
          <table:table-cell office:value-type="string">
            <text:p>jm </text:p>
          </table:table-cell>
          <table:table-cell table:style-name="ce7" office:value-type="float" office:value="3489940">
            <text:p>3489940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876</text:p>
          </table:table-cell>
          <table:table-cell office:value-type="string">
            <text:p>Previous code JA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AN MAYAN</text:p>
          </table:table-cell>
          <table:table-cell/>
          <table:table-cell office:value-type="string">
            <text:p>Jan Mayen</text:p>
          </table:table-cell>
          <table:table-cell office:value-type="string">
            <text:p>Jan Mayen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JN</text:p>
          </table:table-cell>
          <table:table-cell office:value-type="string">
            <text:p>SJ</text:p>
          </table:table-cell>
          <table:table-cell table:number-columns-repeated="6"/>
          <table:table-cell office:value-type="string">
            <text:p>jn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JAPAN</text:p>
          </table:table-cell>
          <table:table-cell table:number-columns-repeated="3" office:value-type="string">
            <text:p>Japan</text:p>
          </table:table-cell>
          <table:table-cell/>
          <table:table-cell office:value-type="string">
            <text:p>Assigned</text:p>
          </table:table-cell>
          <table:table-cell office:value-type="string">
            <text:p>JP</text:p>
          </table:table-cell>
          <table:table-cell office:value-type="string">
            <text:p>JPN</text:p>
          </table:table-cell>
          <table:table-cell office:value-type="float" office:value="392">
            <text:p>392</text:p>
          </table:table-cell>
          <table:table-cell office:value-type="string">
            <text:p>JA</text:p>
          </table:table-cell>
          <table:table-cell table:number-columns-repeated="2"/>
          <table:table-cell office:value-type="string">
            <text:p>.jp</text:p>
          </table:table-cell>
          <table:table-cell office:value-type="string">
            <text:p>J </text:p>
          </table:table-cell>
          <table:table-cell office:value-type="string">
            <text:p>JP</text:p>
          </table:table-cell>
          <table:table-cell table:number-columns-repeated="2" office:value-type="string">
            <text:p>JPN </text:p>
          </table:table-cell>
          <table:table-cell office:value-type="string">
            <text:p>ja </text:p>
          </table:table-cell>
          <table:table-cell table:style-name="ce7" office:value-type="float" office:value="1861060">
            <text:p>1861060</text:p>
          </table:table-cell>
          <table:table-cell table:style-name="ce7" office:value-type="string">
            <text:p>^(\d{7})$</text:p>
          </table:table-cell>
          <table:table-cell table:style-name="ce7" office:value-type="string">
            <text:p>AS</text:p>
          </table:table-cell>
          <table:table-cell office:value-type="string">
            <text:p>+8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ARVIS ISLAND</text:p>
          </table:table-cell>
          <table:table-cell/>
          <table:table-cell table:number-columns-repeated="2" office:value-type="string">
            <text:p>Jarvis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DQ</text:p>
          </table:table-cell>
          <table:table-cell office:value-type="string">
            <text:p>UM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JERSEY</text:p>
          </table:table-cell>
          <table:table-cell table:number-columns-repeated="3" office:value-type="string">
            <text:p>Jersey</text:p>
          </table:table-cell>
          <table:table-cell/>
          <table:table-cell office:value-type="string">
            <text:p>Assigned</text:p>
          </table:table-cell>
          <table:table-cell office:value-type="string">
            <text:p>JE</text:p>
          </table:table-cell>
          <table:table-cell office:value-type="string">
            <text:p>JEY</text:p>
          </table:table-cell>
          <table:table-cell office:value-type="float" office:value="832">
            <text:p>832</text:p>
          </table:table-cell>
          <table:table-cell office:value-type="string">
            <text:p>JE</text:p>
          </table:table-cell>
          <table:table-cell table:number-columns-repeated="2"/>
          <table:table-cell office:value-type="string">
            <text:p>.je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7" office:value-type="float" office:value="3042142">
            <text:p>3042142</text:p>
          </table:table-cell>
          <table:table-cell table:style-name="ce7" office:value-type="string">
            <text:p>^(([A-Z]\d{2}[A-Z]{2})|([A-Z]\d{3}[A-Z]{2})|([A-Z]{2}\d{2}[A-Z]{2})|([A-Z]{2}\d{3}[A-Z]{2})|([A-Z]\d[A-Z]\d[A-Z]{2})|([A-Z]{2}\d[A-Z]\d[A-Z]{2})|(GIR0AA))$</text:p>
          </table:table-cell>
          <table:table-cell table:style-name="ce7" office:value-type="string">
            <text:p>EU</text:p>
          </table:table-cell>
          <table:table-cell table:style-name="ce7" office:value-type="string">
            <text:p>+44-153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OHNSTON ATOLL</text:p>
          </table:table-cell>
          <table:table-cell/>
          <table:table-cell table:number-columns-repeated="2" office:value-type="string">
            <text:p>Johnston Atoll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JQ</text:p>
          </table:table-cell>
          <table:table-cell office:value-type="string">
            <text:p>UM</text:p>
          </table:table-cell>
          <table:table-cell table:number-columns-repeated="6"/>
          <table:table-cell office:value-type="string">
            <text:p>ji 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JORDAN</text:p>
          </table:table-cell>
          <table:table-cell table:number-columns-repeated="3" office:value-type="string">
            <text:p>Jordan</text:p>
          </table:table-cell>
          <table:table-cell office:value-type="string">
            <text:p>Hashemite Kingdom of Jordan</text:p>
          </table:table-cell>
          <table:table-cell office:value-type="string">
            <text:p>Assigned</text:p>
          </table:table-cell>
          <table:table-cell office:value-type="string">
            <text:p>JO</text:p>
          </table:table-cell>
          <table:table-cell office:value-type="string">
            <text:p>JOR</text:p>
          </table:table-cell>
          <table:table-cell office:value-type="float" office:value="400">
            <text:p>400</text:p>
          </table:table-cell>
          <table:table-cell office:value-type="string">
            <text:p>JO</text:p>
          </table:table-cell>
          <table:table-cell table:number-columns-repeated="2"/>
          <table:table-cell office:value-type="string">
            <text:p>.jo</text:p>
          </table:table-cell>
          <table:table-cell office:value-type="string">
            <text:p>JOR </text:p>
          </table:table-cell>
          <table:table-cell office:value-type="string">
            <text:p>JD</text:p>
          </table:table-cell>
          <table:table-cell table:number-columns-repeated="2" office:value-type="string">
            <text:p>JOR </text:p>
          </table:table-cell>
          <table:table-cell office:value-type="string">
            <text:p>jo </text:p>
          </table:table-cell>
          <table:table-cell table:style-name="ce7" office:value-type="float" office:value="248816">
            <text:p>248816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6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JUAN DE NOVA ISLAND</text:p>
          </table:table-cell>
          <table:table-cell/>
          <table:table-cell table:number-columns-repeated="2" office:value-type="string">
            <text:p>Juan de Nova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JU</text:p>
          </table:table-cell>
          <table:table-cell office:value-type="string">
            <text:p>TF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KAZAKHSTAN</text:p>
          </table:table-cell>
          <table:table-cell table:number-columns-repeated="3" office:value-type="string">
            <text:p>Kazakhstan</text:p>
          </table:table-cell>
          <table:table-cell office:value-type="string">
            <text:p>Republic of Kazakhstan</text:p>
          </table:table-cell>
          <table:table-cell office:value-type="string">
            <text:p>Assigned</text:p>
          </table:table-cell>
          <table:table-cell office:value-type="string">
            <text:p>KZ</text:p>
          </table:table-cell>
          <table:table-cell office:value-type="string">
            <text:p>KAZ</text:p>
          </table:table-cell>
          <table:table-cell office:value-type="float" office:value="398">
            <text:p>398</text:p>
          </table:table-cell>
          <table:table-cell office:value-type="string">
            <text:p>KZ</text:p>
          </table:table-cell>
          <table:table-cell table:number-columns-repeated="2"/>
          <table:table-cell office:value-type="string">
            <text:p>.kz</text:p>
          </table:table-cell>
          <table:table-cell office:value-type="string">
            <text:p>KAZ </text:p>
          </table:table-cell>
          <table:table-cell office:value-type="string">
            <text:p>KZ</text:p>
          </table:table-cell>
          <table:table-cell table:number-columns-repeated="2" office:value-type="string">
            <text:p>KAZ </text:p>
          </table:table-cell>
          <table:table-cell office:value-type="string">
            <text:p>kz </text:p>
          </table:table-cell>
          <table:table-cell table:style-name="ce7" office:value-type="float" office:value="1522867">
            <text:p>1522867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7-6, +7-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ENYA</text:p>
          </table:table-cell>
          <table:table-cell table:number-columns-repeated="3" office:value-type="string">
            <text:p>Kenya</text:p>
          </table:table-cell>
          <table:table-cell office:value-type="string">
            <text:p>Republic of Kenya</text:p>
          </table:table-cell>
          <table:table-cell office:value-type="string">
            <text:p>Assigned</text:p>
          </table:table-cell>
          <table:table-cell office:value-type="string">
            <text:p>KE</text:p>
          </table:table-cell>
          <table:table-cell office:value-type="string">
            <text:p>KEN</text:p>
          </table:table-cell>
          <table:table-cell office:value-type="float" office:value="404">
            <text:p>404</text:p>
          </table:table-cell>
          <table:table-cell office:value-type="string">
            <text:p>KE</text:p>
          </table:table-cell>
          <table:table-cell table:number-columns-repeated="2"/>
          <table:table-cell office:value-type="string">
            <text:p>.ke</text:p>
          </table:table-cell>
          <table:table-cell office:value-type="string">
            <text:p>KEN </text:p>
          </table:table-cell>
          <table:table-cell office:value-type="string">
            <text:p>KN</text:p>
          </table:table-cell>
          <table:table-cell table:number-columns-repeated="2" office:value-type="string">
            <text:p>KEN </text:p>
          </table:table-cell>
          <table:table-cell office:value-type="string">
            <text:p>ke </text:p>
          </table:table-cell>
          <table:table-cell table:style-name="ce7" office:value-type="float" office:value="192950">
            <text:p>192950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F</text:p>
          </table:table-cell>
          <table:table-cell office:value-type="string">
            <text:p>+25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INGMAN REEF</text:p>
          </table:table-cell>
          <table:table-cell/>
          <table:table-cell office:value-type="string">
            <text:p>Kingman Reef</text:p>
          </table:table-cell>
          <table:table-cell office:value-type="string">
            <text:p>Kingman Reef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KQ</text:p>
          </table:table-cell>
          <table:table-cell office:value-type="string">
            <text:p>UM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KIRIBATI</text:p>
          </table:table-cell>
          <table:table-cell table:number-columns-repeated="3" office:value-type="string">
            <text:p>Kiribati</text:p>
          </table:table-cell>
          <table:table-cell office:value-type="string">
            <text:p>Republic of Kiribati</text:p>
          </table:table-cell>
          <table:table-cell office:value-type="string">
            <text:p>Assigned</text:p>
          </table:table-cell>
          <table:table-cell office:value-type="string">
            <text:p>KI</text:p>
          </table:table-cell>
          <table:table-cell office:value-type="string">
            <text:p>KIR</text:p>
          </table:table-cell>
          <table:table-cell office:value-type="float" office:value="296">
            <text:p>296</text:p>
          </table:table-cell>
          <table:table-cell office:value-type="string">
            <text:p>KR</text:p>
          </table:table-cell>
          <table:table-cell table:number-columns-repeated="2"/>
          <table:table-cell office:value-type="string">
            <text:p>.ki</text:p>
          </table:table-cell>
          <table:table-cell office:value-type="string">
            <text:p>KIR </text:p>
          </table:table-cell>
          <table:table-cell office:value-type="string">
            <text:p>KB</text:p>
          </table:table-cell>
          <table:table-cell office:value-type="string">
            <text:p>KIR </text:p>
          </table:table-cell>
          <table:table-cell/>
          <table:table-cell office:value-type="string">
            <text:p>gb </text:p>
          </table:table-cell>
          <table:table-cell table:style-name="ce7" office:value-type="float" office:value="4030945">
            <text:p>4030945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8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OREA, DEMOCRATIC PEOPLE'S REPUBLIC OF</text:p>
          </table:table-cell>
          <table:table-cell table:number-columns-repeated="2" office:value-type="string">
            <text:p>North Korea</text:p>
          </table:table-cell>
          <table:table-cell office:value-type="string">
            <text:p>Korea, North</text:p>
          </table:table-cell>
          <table:table-cell office:value-type="string">
            <text:p>Democratic People's Republic of Korea</text:p>
          </table:table-cell>
          <table:table-cell office:value-type="string">
            <text:p>Assigned</text:p>
          </table:table-cell>
          <table:table-cell office:value-type="string">
            <text:p>KP</text:p>
          </table:table-cell>
          <table:table-cell office:value-type="string">
            <text:p>PRK</text:p>
          </table:table-cell>
          <table:table-cell office:value-type="float" office:value="408">
            <text:p>408</text:p>
          </table:table-cell>
          <table:table-cell office:value-type="string">
            <text:p>KN</text:p>
          </table:table-cell>
          <table:table-cell table:number-columns-repeated="2"/>
          <table:table-cell office:value-type="string">
            <text:p>.kp</text:p>
          </table:table-cell>
          <table:table-cell office:value-type="string">
            <text:p>KRE </text:p>
          </table:table-cell>
          <table:table-cell office:value-type="string">
            <text:p>KR</text:p>
          </table:table-cell>
          <table:table-cell table:number-columns-repeated="2" office:value-type="string">
            <text:p>PRK </text:p>
          </table:table-cell>
          <table:table-cell office:value-type="string">
            <text:p>kn </text:p>
          </table:table-cell>
          <table:table-cell table:style-name="ce7" office:value-type="float" office:value="1873107">
            <text:p>1873107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85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OREA, REPUBLIC OF</text:p>
          </table:table-cell>
          <table:table-cell table:number-columns-repeated="2" office:value-type="string">
            <text:p>South Korea</text:p>
          </table:table-cell>
          <table:table-cell office:value-type="string">
            <text:p>Korea, South</text:p>
          </table:table-cell>
          <table:table-cell office:value-type="string">
            <text:p>Republic of Korea</text:p>
          </table:table-cell>
          <table:table-cell office:value-type="string">
            <text:p>Assigned</text:p>
          </table:table-cell>
          <table:table-cell office:value-type="string">
            <text:p>KR</text:p>
          </table:table-cell>
          <table:table-cell office:value-type="string">
            <text:p>KOR</text:p>
          </table:table-cell>
          <table:table-cell office:value-type="float" office:value="410">
            <text:p>410</text:p>
          </table:table-cell>
          <table:table-cell office:value-type="string">
            <text:p>KS</text:p>
          </table:table-cell>
          <table:table-cell table:number-columns-repeated="2"/>
          <table:table-cell office:value-type="string">
            <text:p>.kr</text:p>
          </table:table-cell>
          <table:table-cell office:value-type="string">
            <text:p>KOR </text:p>
          </table:table-cell>
          <table:table-cell office:value-type="string">
            <text:p>KO</text:p>
          </table:table-cell>
          <table:table-cell table:number-columns-repeated="2" office:value-type="string">
            <text:p>KOR </text:p>
          </table:table-cell>
          <table:table-cell office:value-type="string">
            <text:p>ko </text:p>
          </table:table-cell>
          <table:table-cell table:style-name="ce7" office:value-type="float" office:value="1835841">
            <text:p>1835841</text:p>
          </table:table-cell>
          <table:table-cell table:style-name="ce7" office:value-type="string">
            <text:p>^(?:SEOUL)*(\d{6})$</text:p>
          </table:table-cell>
          <table:table-cell table:style-name="ce7" office:value-type="string">
            <text:p>AS</text:p>
          </table:table-cell>
          <table:table-cell office:value-type="string">
            <text:p>+8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OSOVO</text:p>
          </table:table-cell>
          <table:table-cell office:value-type="string">
            <text:p>Kuwait</text:p>
          </table:table-cell>
          <table:table-cell table:number-columns-repeated="2" office:value-type="string">
            <text:p>Kosovo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KV</text:p>
          </table:table-cell>
          <table:table-cell table:number-columns-repeated="7"/>
          <table:table-cell office:value-type="string">
            <text:p>kv </text:p>
          </table:table-cell>
          <table:table-cell table:style-name="ce7" table:number-columns-repeated="3"/>
          <table:table-cell/>
          <table:table-cell office:value-type="string">
            <text:p>Not recognised or reserved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KUWAIT</text:p>
          </table:table-cell>
          <table:table-cell office:value-type="string">
            <text:p>Kyrgyzstan</text:p>
          </table:table-cell>
          <table:table-cell table:number-columns-repeated="2" office:value-type="string">
            <text:p>Kuwait</text:p>
          </table:table-cell>
          <table:table-cell office:value-type="string">
            <text:p>State of Kuwait</text:p>
          </table:table-cell>
          <table:table-cell office:value-type="string">
            <text:p>Assigned</text:p>
          </table:table-cell>
          <table:table-cell office:value-type="string">
            <text:p>KW</text:p>
          </table:table-cell>
          <table:table-cell office:value-type="string">
            <text:p>KWT</text:p>
          </table:table-cell>
          <table:table-cell office:value-type="float" office:value="414">
            <text:p>414</text:p>
          </table:table-cell>
          <table:table-cell office:value-type="string">
            <text:p>KU</text:p>
          </table:table-cell>
          <table:table-cell table:number-columns-repeated="2"/>
          <table:table-cell office:value-type="string">
            <text:p>.kw</text:p>
          </table:table-cell>
          <table:table-cell office:value-type="string">
            <text:p>KWT </text:p>
          </table:table-cell>
          <table:table-cell office:value-type="string">
            <text:p>KW</text:p>
          </table:table-cell>
          <table:table-cell table:number-columns-repeated="2" office:value-type="string">
            <text:p>KUW </text:p>
          </table:table-cell>
          <table:table-cell office:value-type="string">
            <text:p>ku </text:p>
          </table:table-cell>
          <table:table-cell table:style-name="ce7" office:value-type="float" office:value="285570">
            <text:p>285570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6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KYRGYZSTAN</text:p>
          </table:table-cell>
          <table:table-cell/>
          <table:table-cell table:number-columns-repeated="2" office:value-type="string">
            <text:p>Kyrgyzstan</text:p>
          </table:table-cell>
          <table:table-cell office:value-type="string">
            <text:p>Kyrgyz Republic</text:p>
          </table:table-cell>
          <table:table-cell office:value-type="string">
            <text:p>Assigned</text:p>
          </table:table-cell>
          <table:table-cell office:value-type="string">
            <text:p>KG</text:p>
          </table:table-cell>
          <table:table-cell office:value-type="string">
            <text:p>KGZ</text:p>
          </table:table-cell>
          <table:table-cell office:value-type="float" office:value="417">
            <text:p>417</text:p>
          </table:table-cell>
          <table:table-cell office:value-type="string">
            <text:p>KG</text:p>
          </table:table-cell>
          <table:table-cell table:number-columns-repeated="2"/>
          <table:table-cell office:value-type="string">
            <text:p>.kg</text:p>
          </table:table-cell>
          <table:table-cell office:value-type="string">
            <text:p>KGZ </text:p>
          </table:table-cell>
          <table:table-cell office:value-type="string">
            <text:p>KG</text:p>
          </table:table-cell>
          <table:table-cell table:number-columns-repeated="2" office:value-type="string">
            <text:p>KGZ </text:p>
          </table:table-cell>
          <table:table-cell office:value-type="string">
            <text:p>kg </text:p>
          </table:table-cell>
          <table:table-cell table:style-name="ce7" office:value-type="float" office:value="1527747">
            <text:p>1527747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99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AO PEOPLE'S DEMOCRATIC REPUBLIC</text:p>
          </table:table-cell>
          <table:table-cell table:number-columns-repeated="3" office:value-type="string">
            <text:p>Laos</text:p>
          </table:table-cell>
          <table:table-cell/>
          <table:table-cell office:value-type="string">
            <text:p>Assigned</text:p>
          </table:table-cell>
          <table:table-cell office:value-type="string">
            <text:p>LA</text:p>
          </table:table-cell>
          <table:table-cell office:value-type="string">
            <text:p>LAO</text:p>
          </table:table-cell>
          <table:table-cell office:value-type="float" office:value="418">
            <text:p>418</text:p>
          </table:table-cell>
          <table:table-cell office:value-type="string">
            <text:p>LA</text:p>
          </table:table-cell>
          <table:table-cell table:number-columns-repeated="2"/>
          <table:table-cell office:value-type="string">
            <text:p>.la</text:p>
          </table:table-cell>
          <table:table-cell office:value-type="string">
            <text:p>LAO </text:p>
          </table:table-cell>
          <table:table-cell office:value-type="string">
            <text:p>LA</text:p>
          </table:table-cell>
          <table:table-cell table:number-columns-repeated="2" office:value-type="string">
            <text:p>LAO </text:p>
          </table:table-cell>
          <table:table-cell office:value-type="string">
            <text:p>ls </text:p>
          </table:table-cell>
          <table:table-cell table:style-name="ce7" office:value-type="float" office:value="1655842">
            <text:p>1655842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85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ATVIA</text:p>
          </table:table-cell>
          <table:table-cell table:number-columns-repeated="3" office:value-type="string">
            <text:p>Latvia</text:p>
          </table:table-cell>
          <table:table-cell office:value-type="string">
            <text:p>Republic of Latvia</text:p>
          </table:table-cell>
          <table:table-cell office:value-type="string">
            <text:p>Assigned</text:p>
          </table:table-cell>
          <table:table-cell office:value-type="string">
            <text:p>LV</text:p>
          </table:table-cell>
          <table:table-cell office:value-type="string">
            <text:p>LVA</text:p>
          </table:table-cell>
          <table:table-cell office:value-type="float" office:value="428">
            <text:p>428</text:p>
          </table:table-cell>
          <table:table-cell office:value-type="string">
            <text:p>LG</text:p>
          </table:table-cell>
          <table:table-cell table:number-columns-repeated="2"/>
          <table:table-cell office:value-type="string">
            <text:p>.lv</text:p>
          </table:table-cell>
          <table:table-cell office:value-type="string">
            <text:p>LVA </text:p>
          </table:table-cell>
          <table:table-cell office:value-type="string">
            <text:p>LV</text:p>
          </table:table-cell>
          <table:table-cell office:value-type="string">
            <text:p>LAT </text:p>
          </table:table-cell>
          <table:table-cell office:value-type="string">
            <text:p>LVA </text:p>
          </table:table-cell>
          <table:table-cell office:value-type="string">
            <text:p>lv </text:p>
          </table:table-cell>
          <table:table-cell table:style-name="ce7" office:value-type="float" office:value="458258">
            <text:p>458258</text:p>
          </table:table-cell>
          <table:table-cell table:style-name="ce7" office:value-type="string">
            <text:p>^(?:LV)*(\d{4})$</text:p>
          </table:table-cell>
          <table:table-cell table:style-name="ce7" office:value-type="string">
            <text:p>EU</text:p>
          </table:table-cell>
          <table:table-cell office:value-type="string">
            <text:p>+37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EBANON</text:p>
          </table:table-cell>
          <table:table-cell table:number-columns-repeated="3" office:value-type="string">
            <text:p>Lebanon</text:p>
          </table:table-cell>
          <table:table-cell office:value-type="string">
            <text:p>Lebanese Republic</text:p>
          </table:table-cell>
          <table:table-cell office:value-type="string">
            <text:p>Assigned</text:p>
          </table:table-cell>
          <table:table-cell office:value-type="string">
            <text:p>LB</text:p>
          </table:table-cell>
          <table:table-cell office:value-type="string">
            <text:p>LBN</text:p>
          </table:table-cell>
          <table:table-cell office:value-type="float" office:value="422">
            <text:p>422</text:p>
          </table:table-cell>
          <table:table-cell office:value-type="string">
            <text:p>LE</text:p>
          </table:table-cell>
          <table:table-cell table:number-columns-repeated="2"/>
          <table:table-cell office:value-type="string">
            <text:p>.lb</text:p>
          </table:table-cell>
          <table:table-cell office:value-type="string">
            <text:p>LBN </text:p>
          </table:table-cell>
          <table:table-cell office:value-type="string">
            <text:p>LB</text:p>
          </table:table-cell>
          <table:table-cell table:number-columns-repeated="2" office:value-type="string">
            <text:p>LIB </text:p>
          </table:table-cell>
          <table:table-cell office:value-type="string">
            <text:p>le </text:p>
          </table:table-cell>
          <table:table-cell table:style-name="ce7" office:value-type="float" office:value="272103">
            <text:p>272103</text:p>
          </table:table-cell>
          <table:table-cell table:style-name="ce7" office:value-type="string">
            <text:p>^(\d{4}(\d{4})?)$</text:p>
          </table:table-cell>
          <table:table-cell table:style-name="ce7" office:value-type="string">
            <text:p>AS</text:p>
          </table:table-cell>
          <table:table-cell office:value-type="string">
            <text:p>+961</text:p>
          </table:table-cell>
          <table:table-cell office:value-type="string">
            <text:p>Previous code RL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ESOTHO</text:p>
          </table:table-cell>
          <table:table-cell table:number-columns-repeated="3" office:value-type="string">
            <text:p>Lesotho</text:p>
          </table:table-cell>
          <table:table-cell office:value-type="string">
            <text:p>Kingdom of Lesotho</text:p>
          </table:table-cell>
          <table:table-cell office:value-type="string">
            <text:p>Assigned</text:p>
          </table:table-cell>
          <table:table-cell office:value-type="string">
            <text:p>LS</text:p>
          </table:table-cell>
          <table:table-cell office:value-type="string">
            <text:p>LSO</text:p>
          </table:table-cell>
          <table:table-cell office:value-type="float" office:value="426">
            <text:p>426</text:p>
          </table:table-cell>
          <table:table-cell office:value-type="string">
            <text:p>LT</text:p>
          </table:table-cell>
          <table:table-cell table:number-columns-repeated="2"/>
          <table:table-cell office:value-type="string">
            <text:p>.ls</text:p>
          </table:table-cell>
          <table:table-cell office:value-type="string">
            <text:p>LSO </text:p>
          </table:table-cell>
          <table:table-cell office:value-type="string">
            <text:p>LS</text:p>
          </table:table-cell>
          <table:table-cell table:number-columns-repeated="2" office:value-type="string">
            <text:p>LES </text:p>
          </table:table-cell>
          <table:table-cell office:value-type="string">
            <text:p>lo </text:p>
          </table:table-cell>
          <table:table-cell table:style-name="ce7" office:value-type="float" office:value="932692">
            <text:p>932692</text:p>
          </table:table-cell>
          <table:table-cell table:style-name="ce7" office:value-type="string">
            <text:p>^(\d{3})$</text:p>
          </table:table-cell>
          <table:table-cell table:style-name="ce7" office:value-type="string">
            <text:p>AF</text:p>
          </table:table-cell>
          <table:table-cell office:value-type="string">
            <text:p>+26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IBERIA</text:p>
          </table:table-cell>
          <table:table-cell table:number-columns-repeated="3" office:value-type="string">
            <text:p>Liberia</text:p>
          </table:table-cell>
          <table:table-cell office:value-type="string">
            <text:p>Republic of Liberia</text:p>
          </table:table-cell>
          <table:table-cell office:value-type="string">
            <text:p>Assigned</text:p>
          </table:table-cell>
          <table:table-cell office:value-type="string">
            <text:p>LR</text:p>
          </table:table-cell>
          <table:table-cell office:value-type="string">
            <text:p>LBR</text:p>
          </table:table-cell>
          <table:table-cell office:value-type="float" office:value="430">
            <text:p>430</text:p>
          </table:table-cell>
          <table:table-cell office:value-type="string">
            <text:p>LI</text:p>
          </table:table-cell>
          <table:table-cell table:number-columns-repeated="2"/>
          <table:table-cell office:value-type="string">
            <text:p>.lr</text:p>
          </table:table-cell>
          <table:table-cell office:value-type="string">
            <text:p>LBR </text:p>
          </table:table-cell>
          <table:table-cell office:value-type="string">
            <text:p>LI</text:p>
          </table:table-cell>
          <table:table-cell table:number-columns-repeated="2" office:value-type="string">
            <text:p>LBR </text:p>
          </table:table-cell>
          <table:table-cell office:value-type="string">
            <text:p>lb </text:p>
          </table:table-cell>
          <table:table-cell table:style-name="ce7" office:value-type="float" office:value="2275384">
            <text:p>2275384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F</text:p>
          </table:table-cell>
          <table:table-cell office:value-type="string">
            <text:p>+23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IBYAN ARAB JAMAHIRIYA</text:p>
          </table:table-cell>
          <table:table-cell table:number-columns-repeated="3" office:value-type="string">
            <text:p>Libya</text:p>
          </table:table-cell>
          <table:table-cell office:value-type="string">
            <text:p>Socialist People's Libyan Arab Jamahiriya</text:p>
          </table:table-cell>
          <table:table-cell office:value-type="string">
            <text:p>Assigned</text:p>
          </table:table-cell>
          <table:table-cell office:value-type="string">
            <text:p>LY</text:p>
          </table:table-cell>
          <table:table-cell office:value-type="string">
            <text:p>LBY</text:p>
          </table:table-cell>
          <table:table-cell office:value-type="float" office:value="434">
            <text:p>434</text:p>
          </table:table-cell>
          <table:table-cell office:value-type="string">
            <text:p>LY</text:p>
          </table:table-cell>
          <table:table-cell table:number-columns-repeated="2"/>
          <table:table-cell office:value-type="string">
            <text:p>.ly</text:p>
          </table:table-cell>
          <table:table-cell office:value-type="string">
            <text:p>LBY </text:p>
          </table:table-cell>
          <table:table-cell office:value-type="string">
            <text:p>LY</text:p>
          </table:table-cell>
          <table:table-cell office:value-type="string">
            <text:p>LBA </text:p>
          </table:table-cell>
          <table:table-cell office:value-type="string">
            <text:p>LBY </text:p>
          </table:table-cell>
          <table:table-cell office:value-type="string">
            <text:p>ly </text:p>
          </table:table-cell>
          <table:table-cell table:style-name="ce7" office:value-type="float" office:value="2215636">
            <text:p>2215636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18</text:p>
          </table:table-cell>
          <table:table-cell office:value-type="string">
            <text:p>Previous code LF “LIBYA FEZZAN”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IECHTENSTEIN</text:p>
          </table:table-cell>
          <table:table-cell table:number-columns-repeated="3" office:value-type="string">
            <text:p>Liechtenstein</text:p>
          </table:table-cell>
          <table:table-cell office:value-type="string">
            <text:p>Principality of Liechtenstein</text:p>
          </table:table-cell>
          <table:table-cell office:value-type="string">
            <text:p>Assigned</text:p>
          </table:table-cell>
          <table:table-cell office:value-type="string">
            <text:p>LI</text:p>
          </table:table-cell>
          <table:table-cell office:value-type="string">
            <text:p>LIE</text:p>
          </table:table-cell>
          <table:table-cell office:value-type="float" office:value="438">
            <text:p>438</text:p>
          </table:table-cell>
          <table:table-cell office:value-type="string">
            <text:p>LS</text:p>
          </table:table-cell>
          <table:table-cell table:number-columns-repeated="2"/>
          <table:table-cell office:value-type="string">
            <text:p>.li</text:p>
          </table:table-cell>
          <table:table-cell office:value-type="string">
            <text:p>LIE </text:p>
          </table:table-cell>
          <table:table-cell office:value-type="string">
            <text:p> </text:p>
          </table:table-cell>
          <table:table-cell table:number-columns-repeated="2" office:value-type="string">
            <text:p>LIE </text:p>
          </table:table-cell>
          <table:table-cell office:value-type="string">
            <text:p>lh </text:p>
          </table:table-cell>
          <table:table-cell table:style-name="ce7" office:value-type="float" office:value="3042058">
            <text:p>3042058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423</text:p>
          </table:table-cell>
          <table:table-cell office:value-type="string">
            <text:p>Previous code FL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ITHUANIA</text:p>
          </table:table-cell>
          <table:table-cell table:number-columns-repeated="3" office:value-type="string">
            <text:p>Lithuania</text:p>
          </table:table-cell>
          <table:table-cell office:value-type="string">
            <text:p>Republic of Lithuania</text:p>
          </table:table-cell>
          <table:table-cell office:value-type="string">
            <text:p>Assigned</text:p>
          </table:table-cell>
          <table:table-cell office:value-type="string">
            <text:p>LT</text:p>
          </table:table-cell>
          <table:table-cell office:value-type="string">
            <text:p>LTU</text:p>
          </table:table-cell>
          <table:table-cell office:value-type="float" office:value="440">
            <text:p>440</text:p>
          </table:table-cell>
          <table:table-cell office:value-type="string">
            <text:p>LH</text:p>
          </table:table-cell>
          <table:table-cell table:number-columns-repeated="2"/>
          <table:table-cell office:value-type="string">
            <text:p>.lt</text:p>
          </table:table-cell>
          <table:table-cell office:value-type="string">
            <text:p>LTU </text:p>
          </table:table-cell>
          <table:table-cell office:value-type="string">
            <text:p>LT</text:p>
          </table:table-cell>
          <table:table-cell table:number-columns-repeated="2" office:value-type="string">
            <text:p>LTU </text:p>
          </table:table-cell>
          <table:table-cell office:value-type="string">
            <text:p>li </text:p>
          </table:table-cell>
          <table:table-cell table:style-name="ce7" office:value-type="float" office:value="597427">
            <text:p>597427</text:p>
          </table:table-cell>
          <table:table-cell table:style-name="ce7" office:value-type="string">
            <text:p>^(?:LT)*(\d{5})$</text:p>
          </table:table-cell>
          <table:table-cell table:style-name="ce7" office:value-type="string">
            <text:p>EU</text:p>
          </table:table-cell>
          <table:table-cell office:value-type="string">
            <text:p>+37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LUXEMBOURG</text:p>
          </table:table-cell>
          <table:table-cell table:number-columns-repeated="3" office:value-type="string">
            <text:p>Luxembourg</text:p>
          </table:table-cell>
          <table:table-cell office:value-type="string">
            <text:p>Grand Duchy of Luxembourg</text:p>
          </table:table-cell>
          <table:table-cell office:value-type="string">
            <text:p>Assigned</text:p>
          </table:table-cell>
          <table:table-cell office:value-type="string">
            <text:p>LU</text:p>
          </table:table-cell>
          <table:table-cell office:value-type="string">
            <text:p>LUX</text:p>
          </table:table-cell>
          <table:table-cell office:value-type="float" office:value="442">
            <text:p>442</text:p>
          </table:table-cell>
          <table:table-cell office:value-type="string">
            <text:p>LU</text:p>
          </table:table-cell>
          <table:table-cell table:number-columns-repeated="2"/>
          <table:table-cell office:value-type="string">
            <text:p>.lu</text:p>
          </table:table-cell>
          <table:table-cell office:value-type="string">
            <text:p>LUX </text:p>
          </table:table-cell>
          <table:table-cell office:value-type="string">
            <text:p>BX</text:p>
          </table:table-cell>
          <table:table-cell table:number-columns-repeated="2" office:value-type="string">
            <text:p>LUX </text:p>
          </table:table-cell>
          <table:table-cell office:value-type="string">
            <text:p>lu </text:p>
          </table:table-cell>
          <table:table-cell table:style-name="ce7" office:value-type="float" office:value="2960313">
            <text:p>2960313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35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CAO</text:p>
          </table:table-cell>
          <table:table-cell office:value-type="string">
            <text:p>Macau SAR(China)</text:p>
          </table:table-cell>
          <table:table-cell table:number-columns-repeated="2" office:value-type="string">
            <text:p>Macau</text:p>
          </table:table-cell>
          <table:table-cell office:value-type="string">
            <text:p>Macao Special Administrative Region of China</text:p>
          </table:table-cell>
          <table:table-cell office:value-type="string">
            <text:p>Assigned</text:p>
          </table:table-cell>
          <table:table-cell office:value-type="string">
            <text:p>MO</text:p>
          </table:table-cell>
          <table:table-cell office:value-type="string">
            <text:p>MAC</text:p>
          </table:table-cell>
          <table:table-cell office:value-type="float" office:value="446">
            <text:p>446</text:p>
          </table:table-cell>
          <table:table-cell office:value-type="string">
            <text:p>MC</text:p>
          </table:table-cell>
          <table:table-cell table:number-columns-repeated="2"/>
          <table:table-cell office:value-type="string">
            <text:p>.mo</text:p>
          </table:table-cell>
          <table:table-cell/>
          <table:table-cell office:value-type="string">
            <text:p>MU</text:p>
          </table:table-cell>
          <table:table-cell/>
          <table:table-cell office:value-type="string">
            <text:p>MAC </text:p>
          </table:table-cell>
          <table:table-cell office:value-type="string">
            <text:p>-mh </text:p>
          </table:table-cell>
          <table:table-cell table:style-name="ce7" office:value-type="float" office:value="1821275">
            <text:p>1821275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85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CEDONIA, THE FORMER YUGOSLAV REPUBLIC OF</text:p>
          </table:table-cell>
          <table:table-cell table:number-columns-repeated="3" office:value-type="string">
            <text:p>Macedonia</text:p>
          </table:table-cell>
          <table:table-cell office:value-type="string">
            <text:p>The Former Yugoslav Republic of Macedonia</text:p>
          </table:table-cell>
          <table:table-cell office:value-type="string">
            <text:p>Assigned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float" office:value="807">
            <text:p>807</text:p>
          </table:table-cell>
          <table:table-cell office:value-type="string">
            <text:p>MK</text:p>
          </table:table-cell>
          <table:table-cell table:number-columns-repeated="2"/>
          <table:table-cell office:value-type="string">
            <text:p>.mk</text:p>
          </table:table-cell>
          <table:table-cell office:value-type="string">
            <text:p>MKD </text:p>
          </table:table-cell>
          <table:table-cell office:value-type="string">
            <text:p>MJ</text:p>
          </table:table-cell>
          <table:table-cell table:number-columns-repeated="2" office:value-type="string">
            <text:p>MKD </text:p>
          </table:table-cell>
          <table:table-cell office:value-type="string">
            <text:p>xn </text:p>
          </table:table-cell>
          <table:table-cell table:style-name="ce7" office:value-type="float" office:value="718075">
            <text:p>718075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38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DAGASCAR</text:p>
          </table:table-cell>
          <table:table-cell table:number-columns-repeated="3" office:value-type="string">
            <text:p>Madagascar</text:p>
          </table:table-cell>
          <table:table-cell office:value-type="string">
            <text:p>Republic of Madagascar</text:p>
          </table:table-cell>
          <table:table-cell office:value-type="string">
            <text:p>Assigned</text:p>
          </table:table-cell>
          <table:table-cell office:value-type="string">
            <text:p>MG</text:p>
          </table:table-cell>
          <table:table-cell office:value-type="string">
            <text:p>MDG</text:p>
          </table:table-cell>
          <table:table-cell office:value-type="float" office:value="450">
            <text:p>450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.mg</text:p>
          </table:table-cell>
          <table:table-cell office:value-type="string">
            <text:p>MDG </text:p>
          </table:table-cell>
          <table:table-cell office:value-type="string">
            <text:p>MG</text:p>
          </table:table-cell>
          <table:table-cell table:number-columns-repeated="2" office:value-type="string">
            <text:p>MAD </text:p>
          </table:table-cell>
          <table:table-cell office:value-type="string">
            <text:p>mg </text:p>
          </table:table-cell>
          <table:table-cell table:style-name="ce7" office:value-type="float" office:value="1062947">
            <text:p>1062947</text:p>
          </table:table-cell>
          <table:table-cell table:style-name="ce7" office:value-type="string">
            <text:p>^(\d{3})$</text:p>
          </table:table-cell>
          <table:table-cell table:style-name="ce7" office:value-type="string">
            <text:p>AF</text:p>
          </table:table-cell>
          <table:table-cell office:value-type="string">
            <text:p>+261</text:p>
          </table:table-cell>
          <table:table-cell office:value-type="string">
            <text:p>Previous code RM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AWI</text:p>
          </table:table-cell>
          <table:table-cell table:number-columns-repeated="3" office:value-type="string">
            <text:p>Malawi</text:p>
          </table:table-cell>
          <table:table-cell office:value-type="string">
            <text:p>Republic of Malawi</text:p>
          </table:table-cell>
          <table:table-cell office:value-type="string">
            <text:p>Assigned</text:p>
          </table:table-cell>
          <table:table-cell office:value-type="string">
            <text:p>MW</text:p>
          </table:table-cell>
          <table:table-cell office:value-type="string">
            <text:p>MWI</text:p>
          </table:table-cell>
          <table:table-cell office:value-type="float" office:value="454">
            <text:p>454</text:p>
          </table:table-cell>
          <table:table-cell office:value-type="string">
            <text:p>MI</text:p>
          </table:table-cell>
          <table:table-cell table:number-columns-repeated="2"/>
          <table:table-cell office:value-type="string">
            <text:p>.mw</text:p>
          </table:table-cell>
          <table:table-cell office:value-type="string">
            <text:p>MWI </text:p>
          </table:table-cell>
          <table:table-cell office:value-type="string">
            <text:p>MW</text:p>
          </table:table-cell>
          <table:table-cell office:value-type="string">
            <text:p>MAW </text:p>
          </table:table-cell>
          <table:table-cell office:value-type="string">
            <text:p>MWI </text:p>
          </table:table-cell>
          <table:table-cell office:value-type="string">
            <text:p>mw </text:p>
          </table:table-cell>
          <table:table-cell table:style-name="ce7" office:value-type="float" office:value="927384">
            <text:p>927384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6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AYSIA</text:p>
          </table:table-cell>
          <table:table-cell table:number-columns-repeated="3" office:value-type="string">
            <text:p>Malaysia</text:p>
          </table:table-cell>
          <table:table-cell/>
          <table:table-cell office:value-type="string">
            <text:p>Assigned</text:p>
          </table:table-cell>
          <table:table-cell office:value-type="string">
            <text:p>MY</text:p>
          </table:table-cell>
          <table:table-cell office:value-type="string">
            <text:p>MYS</text:p>
          </table:table-cell>
          <table:table-cell office:value-type="float" office:value="458">
            <text:p>458</text:p>
          </table:table-cell>
          <table:table-cell office:value-type="string">
            <text:p>MY</text:p>
          </table:table-cell>
          <table:table-cell table:number-columns-repeated="2"/>
          <table:table-cell office:value-type="string">
            <text:p>.my</text:p>
          </table:table-cell>
          <table:table-cell office:value-type="string">
            <text:p>MLA </text:p>
          </table:table-cell>
          <table:table-cell office:value-type="string">
            <text:p>MS</text:p>
          </table:table-cell>
          <table:table-cell table:number-columns-repeated="2" office:value-type="string">
            <text:p>MAS </text:p>
          </table:table-cell>
          <table:table-cell office:value-type="string">
            <text:p>my </text:p>
          </table:table-cell>
          <table:table-cell table:style-name="ce7" office:value-type="float" office:value="1733045">
            <text:p>1733045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6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DIVES</text:p>
          </table:table-cell>
          <table:table-cell table:number-columns-repeated="3" office:value-type="string">
            <text:p>Maldives</text:p>
          </table:table-cell>
          <table:table-cell office:value-type="string">
            <text:p>Republic of Maldives</text:p>
          </table:table-cell>
          <table:table-cell office:value-type="string">
            <text:p>Assigned</text:p>
          </table:table-cell>
          <table:table-cell office:value-type="string">
            <text:p>MV</text:p>
          </table:table-cell>
          <table:table-cell office:value-type="string">
            <text:p>MDV</text:p>
          </table:table-cell>
          <table:table-cell office:value-type="float" office:value="462">
            <text:p>462</text:p>
          </table:table-cell>
          <table:table-cell office:value-type="string">
            <text:p>MV</text:p>
          </table:table-cell>
          <table:table-cell table:number-columns-repeated="2"/>
          <table:table-cell office:value-type="string">
            <text:p>.mv</text:p>
          </table:table-cell>
          <table:table-cell office:value-type="string">
            <text:p>MLD </text:p>
          </table:table-cell>
          <table:table-cell office:value-type="string">
            <text:p>MV</text:p>
          </table:table-cell>
          <table:table-cell table:number-columns-repeated="2" office:value-type="string">
            <text:p>MDV </text:p>
          </table:table-cell>
          <table:table-cell office:value-type="string">
            <text:p>xc </text:p>
          </table:table-cell>
          <table:table-cell table:style-name="ce7" office:value-type="float" office:value="1282028">
            <text:p>1282028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6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I</text:p>
          </table:table-cell>
          <table:table-cell table:number-columns-repeated="3" office:value-type="string">
            <text:p>Mali</text:p>
          </table:table-cell>
          <table:table-cell office:value-type="string">
            <text:p>Republic of Mali</text:p>
          </table:table-cell>
          <table:table-cell office:value-type="string">
            <text:p>Assigned</text:p>
          </table:table-cell>
          <table:table-cell office:value-type="string">
            <text:p>ML</text:p>
          </table:table-cell>
          <table:table-cell office:value-type="string">
            <text:p>MLI</text:p>
          </table:table-cell>
          <table:table-cell office:value-type="float" office:value="466">
            <text:p>466</text:p>
          </table:table-cell>
          <table:table-cell office:value-type="string">
            <text:p>ML</text:p>
          </table:table-cell>
          <table:table-cell table:number-columns-repeated="2"/>
          <table:table-cell office:value-type="string">
            <text:p>.ml</text:p>
          </table:table-cell>
          <table:table-cell office:value-type="string">
            <text:p>MLI </text:p>
          </table:table-cell>
          <table:table-cell office:value-type="string">
            <text:p>MI</text:p>
          </table:table-cell>
          <table:table-cell table:number-columns-repeated="2" office:value-type="string">
            <text:p>MLI </text:p>
          </table:table-cell>
          <table:table-cell office:value-type="string">
            <text:p>ml </text:p>
          </table:table-cell>
          <table:table-cell table:style-name="ce7" office:value-type="float" office:value="2453866">
            <text:p>2453866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2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LTA</text:p>
          </table:table-cell>
          <table:table-cell table:number-columns-repeated="3" office:value-type="string">
            <text:p>Malta</text:p>
          </table:table-cell>
          <table:table-cell office:value-type="string">
            <text:p>Republic of Malta</text:p>
          </table:table-cell>
          <table:table-cell office:value-type="string">
            <text:p>Assigned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float" office:value="470">
            <text:p>470</text:p>
          </table:table-cell>
          <table:table-cell office:value-type="string">
            <text:p>MT</text:p>
          </table:table-cell>
          <table:table-cell table:number-columns-repeated="2"/>
          <table:table-cell office:value-type="string">
            <text:p>.mt</text:p>
          </table:table-cell>
          <table:table-cell office:value-type="string">
            <text:p>MLT </text:p>
          </table:table-cell>
          <table:table-cell office:value-type="string">
            <text:p>ML</text:p>
          </table:table-cell>
          <table:table-cell table:number-columns-repeated="2" office:value-type="string">
            <text:p>MLT </text:p>
          </table:table-cell>
          <table:table-cell office:value-type="string">
            <text:p>mm </text:p>
          </table:table-cell>
          <table:table-cell table:style-name="ce7" office:value-type="float" office:value="2562770">
            <text:p>2562770</text:p>
          </table:table-cell>
          <table:table-cell table:style-name="ce7" office:value-type="string">
            <text:p>^([A-Z]{3}\d{2}\d?)$</text:p>
          </table:table-cell>
          <table:table-cell table:style-name="ce7" office:value-type="string">
            <text:p>EU</text:p>
          </table:table-cell>
          <table:table-cell office:value-type="string">
            <text:p>+35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RSHALL ISLANDS</text:p>
          </table:table-cell>
          <table:table-cell table:number-columns-repeated="3" office:value-type="string">
            <text:p>Marshall Islands</text:p>
          </table:table-cell>
          <table:table-cell office:value-type="string">
            <text:p>Republic of the Marshall Islands</text:p>
          </table:table-cell>
          <table:table-cell office:value-type="string">
            <text:p>Assigned</text:p>
          </table:table-cell>
          <table:table-cell office:value-type="string">
            <text:p>MH</text:p>
          </table:table-cell>
          <table:table-cell office:value-type="string">
            <text:p>MHL</text:p>
          </table:table-cell>
          <table:table-cell office:value-type="float" office:value="584">
            <text:p>584</text:p>
          </table:table-cell>
          <table:table-cell office:value-type="string">
            <text:p>RM</text:p>
          </table:table-cell>
          <table:table-cell table:number-columns-repeated="2"/>
          <table:table-cell office:value-type="string">
            <text:p>.mh</text:p>
          </table:table-cell>
          <table:table-cell office:value-type="string">
            <text:p>MHL </text:p>
          </table:table-cell>
          <table:table-cell office:value-type="string">
            <text:p>MH</text:p>
          </table:table-cell>
          <table:table-cell office:value-type="string">
            <text:p>MHL </text:p>
          </table:table-cell>
          <table:table-cell/>
          <table:table-cell office:value-type="string">
            <text:p>xe </text:p>
          </table:table-cell>
          <table:table-cell table:style-name="ce7" office:value-type="float" office:value="2080185">
            <text:p>2080185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9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RTINIQUE</text:p>
          </table:table-cell>
          <table:table-cell table:number-columns-repeated="3" office:value-type="string">
            <text:p>Martinique</text:p>
          </table:table-cell>
          <table:table-cell/>
          <table:table-cell office:value-type="string">
            <text:p>Assigned</text:p>
          </table:table-cell>
          <table:table-cell office:value-type="string">
            <text:p>MQ</text:p>
          </table:table-cell>
          <table:table-cell office:value-type="string">
            <text:p>MTQ</text:p>
          </table:table-cell>
          <table:table-cell office:value-type="float" office:value="474">
            <text:p>474</text:p>
          </table:table-cell>
          <table:table-cell office:value-type="string">
            <text:p>MB</text:p>
          </table:table-cell>
          <table:table-cell table:number-columns-repeated="2"/>
          <table:table-cell office:value-type="string">
            <text:p>.mq</text:p>
          </table:table-cell>
          <table:table-cell/>
          <table:table-cell office:value-type="string">
            <text:p>MR</text:p>
          </table:table-cell>
          <table:table-cell/>
          <table:table-cell office:value-type="string">
            <text:p>MTQ</text:p>
          </table:table-cell>
          <table:table-cell office:value-type="string">
            <text:p>mq </text:p>
          </table:table-cell>
          <table:table-cell table:style-name="ce7" office:value-type="float" office:value="3570311">
            <text:p>3570311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NA</text:p>
          </table:table-cell>
          <table:table-cell office:value-type="string">
            <text:p>+59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URITANIA</text:p>
          </table:table-cell>
          <table:table-cell table:number-columns-repeated="3" office:value-type="string">
            <text:p>Mauritania</text:p>
          </table:table-cell>
          <table:table-cell office:value-type="string">
            <text:p>Islamic Republic of Mauritania</text:p>
          </table:table-cell>
          <table:table-cell office:value-type="string">
            <text:p>Assigned</text:p>
          </table:table-cell>
          <table:table-cell office:value-type="string">
            <text:p>MR</text:p>
          </table:table-cell>
          <table:table-cell office:value-type="string">
            <text:p>MRT</text:p>
          </table:table-cell>
          <table:table-cell office:value-type="float" office:value="478">
            <text:p>478</text:p>
          </table:table-cell>
          <table:table-cell office:value-type="string">
            <text:p>MR</text:p>
          </table:table-cell>
          <table:table-cell table:number-columns-repeated="2"/>
          <table:table-cell office:value-type="string">
            <text:p>.mr</text:p>
          </table:table-cell>
          <table:table-cell office:value-type="string">
            <text:p>MTN </text:p>
          </table:table-cell>
          <table:table-cell office:value-type="string">
            <text:p>MT</text:p>
          </table:table-cell>
          <table:table-cell table:number-columns-repeated="2" office:value-type="string">
            <text:p>MTN </text:p>
          </table:table-cell>
          <table:table-cell office:value-type="string">
            <text:p>mu </text:p>
          </table:table-cell>
          <table:table-cell table:style-name="ce7" office:value-type="float" office:value="2378080">
            <text:p>2378080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2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URITIUS</text:p>
          </table:table-cell>
          <table:table-cell table:number-columns-repeated="3" office:value-type="string">
            <text:p>Mauritius</text:p>
          </table:table-cell>
          <table:table-cell office:value-type="string">
            <text:p>Republic of Mauritius</text:p>
          </table:table-cell>
          <table:table-cell office:value-type="string">
            <text:p>Assigned</text:p>
          </table:table-cell>
          <table:table-cell office:value-type="string">
            <text:p>MU</text:p>
          </table:table-cell>
          <table:table-cell office:value-type="string">
            <text:p>MUS</text:p>
          </table:table-cell>
          <table:table-cell office:value-type="float" office:value="480">
            <text:p>480</text:p>
          </table:table-cell>
          <table:table-cell office:value-type="string">
            <text:p>MP</text:p>
          </table:table-cell>
          <table:table-cell table:number-columns-repeated="2"/>
          <table:table-cell office:value-type="string">
            <text:p>.mu</text:p>
          </table:table-cell>
          <table:table-cell office:value-type="string">
            <text:p>MAU </text:p>
          </table:table-cell>
          <table:table-cell office:value-type="string">
            <text:p>MA</text:p>
          </table:table-cell>
          <table:table-cell table:number-columns-repeated="2" office:value-type="string">
            <text:p>MRI </text:p>
          </table:table-cell>
          <table:table-cell office:value-type="string">
            <text:p>mf </text:p>
          </table:table-cell>
          <table:table-cell table:style-name="ce7" office:value-type="float" office:value="934292">
            <text:p>934292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3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AYOTTE</text:p>
          </table:table-cell>
          <table:table-cell table:number-columns-repeated="3" office:value-type="string">
            <text:p>Mayotte</text:p>
          </table:table-cell>
          <table:table-cell/>
          <table:table-cell office:value-type="string">
            <text:p>Assigned</text:p>
          </table:table-cell>
          <table:table-cell office:value-type="string">
            <text:p>YT</text:p>
          </table:table-cell>
          <table:table-cell office:value-type="string">
            <text:p>MYT</text:p>
          </table:table-cell>
          <table:table-cell office:value-type="float" office:value="175">
            <text:p>175</text:p>
          </table:table-cell>
          <table:table-cell office:value-type="string">
            <text:p>MF</text:p>
          </table:table-cell>
          <table:table-cell table:number-columns-repeated="2"/>
          <table:table-cell office:value-type="string">
            <text:p>.yt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ot </text:p>
          </table:table-cell>
          <table:table-cell table:style-name="ce7" office:value-type="float" office:value="1024031">
            <text:p>1024031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F</text:p>
          </table:table-cell>
          <table:table-cell office:value-type="string">
            <text:p>+262</text:p>
          </table:table-cell>
          <table:table-cell table:number-columns-repeated="1000"/>
        </table:table-row>
        <table:table-row table:style-name="ro3">
          <table:table-cell office:value-type="string">
            <text:p>MEXICO</text:p>
          </table:table-cell>
          <table:table-cell table:number-columns-repeated="3" office:value-type="string">
            <text:p>Mexico</text:p>
          </table:table-cell>
          <table:table-cell office:value-type="string">
            <text:p>United Mexican States</text:p>
          </table:table-cell>
          <table:table-cell office:value-type="string">
            <text:p>Assigned</text:p>
          </table:table-cell>
          <table:table-cell office:value-type="string">
            <text:p>MX</text:p>
          </table:table-cell>
          <table:table-cell office:value-type="string">
            <text:p>MEX</text:p>
          </table:table-cell>
          <table:table-cell office:value-type="float" office:value="484">
            <text:p>484</text:p>
          </table:table-cell>
          <table:table-cell office:value-type="string">
            <text:p>MX</text:p>
          </table:table-cell>
          <table:table-cell table:number-columns-repeated="2"/>
          <table:table-cell office:value-type="string">
            <text:p>.mx</text:p>
          </table:table-cell>
          <table:table-cell office:value-type="string">
            <text:p>MEX </text:p>
          </table:table-cell>
          <table:table-cell office:value-type="string">
            <text:p>MX</text:p>
          </table:table-cell>
          <table:table-cell table:number-columns-repeated="2" office:value-type="string">
            <text:p>MEX </text:p>
          </table:table-cell>
          <table:table-cell office:value-type="string">
            <text:p>mx </text:p>
          </table:table-cell>
          <table:table-cell table:style-name="ce7" office:value-type="float" office:value="3996063">
            <text:p>3996063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NA</text:p>
          </table:table-cell>
          <table:table-cell office:value-type="string">
            <text:p>+5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ICRONESIA, FEDERATED STATES OF</text:p>
          </table:table-cell>
          <table:table-cell office:value-type="string">
            <text:p>Micronesia, Federated States of</text:p>
          </table:table-cell>
          <table:table-cell table:number-columns-repeated="2" office:value-type="string">
            <text:p>Micronesia</text:p>
          </table:table-cell>
          <table:table-cell office:value-type="string">
            <text:p>Federated States of Micronesia</text:p>
          </table:table-cell>
          <table:table-cell office:value-type="string">
            <text:p>Assigned</text:p>
          </table:table-cell>
          <table:table-cell office:value-type="string">
            <text:p>FM</text:p>
          </table:table-cell>
          <table:table-cell office:value-type="string">
            <text:p>FSM</text:p>
          </table:table-cell>
          <table:table-cell office:value-type="float" office:value="583">
            <text:p>583</text:p>
          </table:table-cell>
          <table:table-cell office:value-type="string">
            <text:p>FM</text:p>
          </table:table-cell>
          <table:table-cell table:number-columns-repeated="2"/>
          <table:table-cell office:value-type="string">
            <text:p>.fm</text:p>
          </table:table-cell>
          <table:table-cell office:value-type="string">
            <text:p>FSM </text:p>
          </table:table-cell>
          <table:table-cell office:value-type="string">
            <text:p> </text:p>
          </table:table-cell>
          <table:table-cell office:value-type="string">
            <text:p>FSM </text:p>
          </table:table-cell>
          <table:table-cell office:value-type="string">
            <text:p>FSM</text:p>
          </table:table-cell>
          <table:table-cell office:value-type="string">
            <text:p>fm </text:p>
          </table:table-cell>
          <table:table-cell table:style-name="ce7" office:value-type="float" office:value="2081918">
            <text:p>2081918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OC</text:p>
          </table:table-cell>
          <table:table-cell office:value-type="string">
            <text:p>+69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IDWAY ISLANDS</text:p>
          </table:table-cell>
          <table:table-cell/>
          <table:table-cell table:number-columns-repeated="2" office:value-type="string">
            <text:p>Midway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MQ</text:p>
          </table:table-cell>
          <table:table-cell office:value-type="string">
            <text:p>UM</text:p>
          </table:table-cell>
          <table:table-cell table:number-columns-repeated="6"/>
          <table:table-cell office:value-type="string">
            <text:p>xf </text:p>
          </table:table-cell>
          <table:table-cell table:style-name="ce7" table:number-columns-repeated="3"/>
          <table:table-cell office:value-type="string">
            <text:p>+1-808</text:p>
          </table:table-cell>
          <table:table-cell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MOLDOVA, REPUBLIC OF</text:p>
          </table:table-cell>
          <table:table-cell table:number-columns-repeated="3" office:value-type="string">
            <text:p>Moldova</text:p>
          </table:table-cell>
          <table:table-cell office:value-type="string">
            <text:p>Republic of Moldova</text:p>
          </table:table-cell>
          <table:table-cell office:value-type="string">
            <text:p>Assigned</text:p>
          </table:table-cell>
          <table:table-cell office:value-type="string">
            <text:p>MD</text:p>
          </table:table-cell>
          <table:table-cell office:value-type="string">
            <text:p>MDA</text:p>
          </table:table-cell>
          <table:table-cell office:value-type="float" office:value="498">
            <text:p>498</text:p>
          </table:table-cell>
          <table:table-cell office:value-type="string">
            <text:p>MD</text:p>
          </table:table-cell>
          <table:table-cell table:number-columns-repeated="2"/>
          <table:table-cell office:value-type="string">
            <text:p>.md</text:p>
          </table:table-cell>
          <table:table-cell office:value-type="string">
            <text:p>MDA </text:p>
          </table:table-cell>
          <table:table-cell office:value-type="string">
            <text:p>RM</text:p>
          </table:table-cell>
          <table:table-cell table:number-columns-repeated="2" office:value-type="string">
            <text:p>MDA </text:p>
          </table:table-cell>
          <table:table-cell office:value-type="string">
            <text:p>mv </text:p>
          </table:table-cell>
          <table:table-cell table:style-name="ce7" office:value-type="float" office:value="617790">
            <text:p>617790</text:p>
          </table:table-cell>
          <table:table-cell table:style-name="ce7" office:value-type="string">
            <text:p>^(?:MD)*(\d{4})$</text:p>
          </table:table-cell>
          <table:table-cell table:style-name="ce7" office:value-type="string">
            <text:p>EU</text:p>
          </table:table-cell>
          <table:table-cell office:value-type="string">
            <text:p>+37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NACO</text:p>
          </table:table-cell>
          <table:table-cell table:number-columns-repeated="3" office:value-type="string">
            <text:p>Monaco</text:p>
          </table:table-cell>
          <table:table-cell office:value-type="string">
            <text:p>Principality of Monaco</text:p>
          </table:table-cell>
          <table:table-cell office:value-type="string">
            <text:p>Assigned</text:p>
          </table:table-cell>
          <table:table-cell office:value-type="string">
            <text:p>MC</text:p>
          </table:table-cell>
          <table:table-cell office:value-type="string">
            <text:p>MCO</text:p>
          </table:table-cell>
          <table:table-cell office:value-type="float" office:value="492">
            <text:p>492</text:p>
          </table:table-cell>
          <table:table-cell office:value-type="string">
            <text:p>MN</text:p>
          </table:table-cell>
          <table:table-cell table:number-columns-repeated="2"/>
          <table:table-cell office:value-type="string">
            <text:p>.mc</text:p>
          </table:table-cell>
          <table:table-cell office:value-type="string">
            <text:p>MCO </text:p>
          </table:table-cell>
          <table:table-cell office:value-type="string">
            <text:p> </text:p>
          </table:table-cell>
          <table:table-cell office:value-type="string">
            <text:p>MON </text:p>
          </table:table-cell>
          <table:table-cell/>
          <table:table-cell office:value-type="string">
            <text:p>mc </text:p>
          </table:table-cell>
          <table:table-cell table:style-name="ce7" office:value-type="float" office:value="2993457">
            <text:p>2993457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37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NGOLIA</text:p>
          </table:table-cell>
          <table:table-cell table:number-columns-repeated="3" office:value-type="string">
            <text:p>Mongolia</text:p>
          </table:table-cell>
          <table:table-cell/>
          <table:table-cell office:value-type="string">
            <text:p>Assigned</text:p>
          </table:table-cell>
          <table:table-cell office:value-type="string">
            <text:p>MN</text:p>
          </table:table-cell>
          <table:table-cell office:value-type="string">
            <text:p>MNG</text:p>
          </table:table-cell>
          <table:table-cell office:value-type="float" office:value="496">
            <text:p>496</text:p>
          </table:table-cell>
          <table:table-cell office:value-type="string">
            <text:p>MG</text:p>
          </table:table-cell>
          <table:table-cell table:number-columns-repeated="2"/>
          <table:table-cell office:value-type="string">
            <text:p>.mn</text:p>
          </table:table-cell>
          <table:table-cell office:value-type="string">
            <text:p>MNG </text:p>
          </table:table-cell>
          <table:table-cell office:value-type="string">
            <text:p>MO</text:p>
          </table:table-cell>
          <table:table-cell table:number-columns-repeated="2" office:value-type="string">
            <text:p>MGL </text:p>
          </table:table-cell>
          <table:table-cell office:value-type="string">
            <text:p>mp </text:p>
          </table:table-cell>
          <table:table-cell table:style-name="ce7" office:value-type="float" office:value="2029969">
            <text:p>2029969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97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NTENEGRO</text:p>
          </table:table-cell>
          <table:table-cell table:number-columns-repeated="3" office:value-type="string">
            <text:p>Montenegro</text:p>
          </table:table-cell>
          <table:table-cell/>
          <table:table-cell office:value-type="string">
            <text:p>Assigned</text:p>
          </table:table-cell>
          <table:table-cell office:value-type="string">
            <text:p>ME</text:p>
          </table:table-cell>
          <table:table-cell office:value-type="string">
            <text:p>MNE</text:p>
          </table:table-cell>
          <table:table-cell office:value-type="float" office:value="499">
            <text:p>499</text:p>
          </table:table-cell>
          <table:table-cell office:value-type="string">
            <text:p>MJ</text:p>
          </table:table-cell>
          <table:table-cell table:number-columns-repeated="2"/>
          <table:table-cell office:value-type="string">
            <text:p>.me</text:p>
          </table:table-cell>
          <table:table-cell office:value-type="string">
            <text:p>MNE </text:p>
          </table:table-cell>
          <table:table-cell/>
          <table:table-cell table:number-columns-repeated="2" office:value-type="string">
            <text:p>MNE </text:p>
          </table:table-cell>
          <table:table-cell office:value-type="string">
            <text:p>mo </text:p>
          </table:table-cell>
          <table:table-cell table:style-name="ce7" office:value-type="float" office:value="3194884">
            <text:p>3194884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38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NTSERRAT</text:p>
          </table:table-cell>
          <table:table-cell table:number-columns-repeated="3" office:value-type="string">
            <text:p>Montserrat</text:p>
          </table:table-cell>
          <table:table-cell/>
          <table:table-cell office:value-type="string">
            <text:p>Assigned</text:p>
          </table:table-cell>
          <table:table-cell office:value-type="string">
            <text:p>MS</text:p>
          </table:table-cell>
          <table:table-cell office:value-type="string">
            <text:p>MSR</text:p>
          </table:table-cell>
          <table:table-cell office:value-type="float" office:value="500">
            <text:p>500</text:p>
          </table:table-cell>
          <table:table-cell office:value-type="string">
            <text:p>MH</text:p>
          </table:table-cell>
          <table:table-cell table:number-columns-repeated="2"/>
          <table:table-cell office:value-type="string">
            <text:p>.ms</text:p>
          </table:table-cell>
          <table:table-cell/>
          <table:table-cell office:value-type="string">
            <text:p> </text:p>
          </table:table-cell>
          <table:table-cell/>
          <table:table-cell office:value-type="string">
            <text:p>MSR </text:p>
          </table:table-cell>
          <table:table-cell office:value-type="string">
            <text:p>mj </text:p>
          </table:table-cell>
          <table:table-cell table:style-name="ce7" office:value-type="float" office:value="3578097">
            <text:p>3578097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6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ROCCO</text:p>
          </table:table-cell>
          <table:table-cell table:number-columns-repeated="3" office:value-type="string">
            <text:p>Morocco</text:p>
          </table:table-cell>
          <table:table-cell office:value-type="string">
            <text:p>Kingdom of Morocco</text:p>
          </table:table-cell>
          <table:table-cell office:value-type="string">
            <text:p>Assigned</text:p>
          </table:table-cell>
          <table:table-cell office:value-type="string">
            <text:p>MA</text:p>
          </table:table-cell>
          <table:table-cell office:value-type="string">
            <text:p>MAR</text:p>
          </table:table-cell>
          <table:table-cell office:value-type="float" office:value="504">
            <text:p>504</text:p>
          </table:table-cell>
          <table:table-cell office:value-type="string">
            <text:p>MO</text:p>
          </table:table-cell>
          <table:table-cell table:number-columns-repeated="2"/>
          <table:table-cell office:value-type="string">
            <text:p>.ma</text:p>
          </table:table-cell>
          <table:table-cell office:value-type="string">
            <text:p>MRC </text:p>
          </table:table-cell>
          <table:table-cell office:value-type="string">
            <text:p>MC</text:p>
          </table:table-cell>
          <table:table-cell table:number-columns-repeated="2" office:value-type="string">
            <text:p>MAR </text:p>
          </table:table-cell>
          <table:table-cell office:value-type="string">
            <text:p>mr </text:p>
          </table:table-cell>
          <table:table-cell table:style-name="ce7" office:value-type="float" office:value="2542007">
            <text:p>2542007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F</text:p>
          </table:table-cell>
          <table:table-cell office:value-type="string">
            <text:p>+21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OZAMBIQUE</text:p>
          </table:table-cell>
          <table:table-cell table:number-columns-repeated="3" office:value-type="string">
            <text:p>Mozambique</text:p>
          </table:table-cell>
          <table:table-cell office:value-type="string">
            <text:p>Republic of Mozambique</text:p>
          </table:table-cell>
          <table:table-cell office:value-type="string">
            <text:p>Assigned</text:p>
          </table:table-cell>
          <table:table-cell office:value-type="string">
            <text:p>MZ</text:p>
          </table:table-cell>
          <table:table-cell office:value-type="string">
            <text:p>MOZ</text:p>
          </table:table-cell>
          <table:table-cell office:value-type="float" office:value="508">
            <text:p>508</text:p>
          </table:table-cell>
          <table:table-cell office:value-type="string">
            <text:p>MZ</text:p>
          </table:table-cell>
          <table:table-cell table:number-columns-repeated="2"/>
          <table:table-cell office:value-type="string">
            <text:p>.mz</text:p>
          </table:table-cell>
          <table:table-cell office:value-type="string">
            <text:p>MOZ </text:p>
          </table:table-cell>
          <table:table-cell office:value-type="string">
            <text:p>MZ</text:p>
          </table:table-cell>
          <table:table-cell table:number-columns-repeated="2" office:value-type="string">
            <text:p>MOZ </text:p>
          </table:table-cell>
          <table:table-cell office:value-type="string">
            <text:p>mz </text:p>
          </table:table-cell>
          <table:table-cell table:style-name="ce7" office:value-type="float" office:value="1036973">
            <text:p>1036973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F</text:p>
          </table:table-cell>
          <table:table-cell office:value-type="string">
            <text:p>+25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MYANMAR</text:p>
          </table:table-cell>
          <table:table-cell table:number-columns-repeated="3" office:value-type="string">
            <text:p>Myanmar</text:p>
          </table:table-cell>
          <table:table-cell office:value-type="string">
            <text:p>Union of Myanmar</text:p>
          </table:table-cell>
          <table:table-cell office:value-type="string">
            <text:p>Assigned</text:p>
          </table:table-cell>
          <table:table-cell office:value-type="string">
            <text:p>MM</text:p>
          </table:table-cell>
          <table:table-cell office:value-type="string">
            <text:p>MMR</text:p>
          </table:table-cell>
          <table:table-cell office:value-type="float" office:value="104">
            <text:p>104</text:p>
          </table:table-cell>
          <table:table-cell office:value-type="string">
            <text:p>BM</text:p>
          </table:table-cell>
          <table:table-cell table:number-columns-repeated="2"/>
          <table:table-cell office:value-type="string">
            <text:p>.mm</text:p>
          </table:table-cell>
          <table:table-cell office:value-type="string">
            <text:p>BRM </text:p>
          </table:table-cell>
          <table:table-cell office:value-type="string">
            <text:p>BM</text:p>
          </table:table-cell>
          <table:table-cell table:number-columns-repeated="2" office:value-type="string">
            <text:p>MYA </text:p>
          </table:table-cell>
          <table:table-cell/>
          <table:table-cell table:style-name="ce7" office:value-type="float" office:value="1327865">
            <text:p>1327865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5</text:p>
          </table:table-cell>
          <table:table-cell table:number-columns-repeated="1000"/>
        </table:table-row>
        <table:table-row table:style-name="ro3">
          <table:table-cell office:value-type="string">
            <text:p>NAMIBIA</text:p>
          </table:table-cell>
          <table:table-cell table:number-columns-repeated="3" office:value-type="string">
            <text:p>Namibia</text:p>
          </table:table-cell>
          <table:table-cell office:value-type="string">
            <text:p>Republic of Namibia</text:p>
          </table:table-cell>
          <table:table-cell office:value-type="string">
            <text:p>Assigned</text:p>
          </table:table-cell>
          <table:table-cell office:value-type="string">
            <text:p>NA</text:p>
          </table:table-cell>
          <table:table-cell office:value-type="string">
            <text:p>NAM</text:p>
          </table:table-cell>
          <table:table-cell office:value-type="float" office:value="516">
            <text:p>516</text:p>
          </table:table-cell>
          <table:table-cell office:value-type="string">
            <text:p>WA</text:p>
          </table:table-cell>
          <table:table-cell table:number-columns-repeated="2"/>
          <table:table-cell office:value-type="string">
            <text:p>.na</text:p>
          </table:table-cell>
          <table:table-cell office:value-type="string">
            <text:p>NMB </text:p>
          </table:table-cell>
          <table:table-cell office:value-type="string">
            <text:p>NM</text:p>
          </table:table-cell>
          <table:table-cell table:number-columns-repeated="2" office:value-type="string">
            <text:p>NAM </text:p>
          </table:table-cell>
          <table:table-cell office:value-type="string">
            <text:p>sx </text:p>
          </table:table-cell>
          <table:table-cell table:style-name="ce7" office:value-type="float" office:value="3355338">
            <text:p>3355338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AURU</text:p>
          </table:table-cell>
          <table:table-cell table:number-columns-repeated="3" office:value-type="string">
            <text:p>Nauru</text:p>
          </table:table-cell>
          <table:table-cell office:value-type="string">
            <text:p>Republic of Nauru</text:p>
          </table:table-cell>
          <table:table-cell office:value-type="string">
            <text:p>Assigned</text:p>
          </table:table-cell>
          <table:table-cell office:value-type="string">
            <text:p>NR</text:p>
          </table:table-cell>
          <table:table-cell office:value-type="string">
            <text:p>NRU</text:p>
          </table:table-cell>
          <table:table-cell office:value-type="float" office:value="520">
            <text:p>520</text:p>
          </table:table-cell>
          <table:table-cell office:value-type="string">
            <text:p>NR</text:p>
          </table:table-cell>
          <table:table-cell table:number-columns-repeated="2"/>
          <table:table-cell office:value-type="string">
            <text:p>.nr</text:p>
          </table:table-cell>
          <table:table-cell office:value-type="string">
            <text:p>NRU </text:p>
          </table:table-cell>
          <table:table-cell office:value-type="string">
            <text:p>NW</text:p>
          </table:table-cell>
          <table:table-cell office:value-type="string">
            <text:p>NRU </text:p>
          </table:table-cell>
          <table:table-cell/>
          <table:table-cell office:value-type="string">
            <text:p>nu </text:p>
          </table:table-cell>
          <table:table-cell table:style-name="ce7" office:value-type="float" office:value="2110425">
            <text:p>2110425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7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AVASSA ISLAND</text:p>
          </table:table-cell>
          <table:table-cell/>
          <table:table-cell office:value-type="string">
            <text:p>Navassa Island</text:p>
          </table:table-cell>
          <table:table-cell office:value-type="string">
            <text:p>Navassa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BQ</text:p>
          </table:table-cell>
          <table:table-cell office:value-type="string">
            <text:p>UM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NEPAL</text:p>
          </table:table-cell>
          <table:table-cell table:number-columns-repeated="3" office:value-type="string">
            <text:p>Nepal</text:p>
          </table:table-cell>
          <table:table-cell office:value-type="string">
            <text:p>Federal Democratic Republic of Nepal</text:p>
          </table:table-cell>
          <table:table-cell office:value-type="string">
            <text:p>Assigned</text:p>
          </table:table-cell>
          <table:table-cell office:value-type="string">
            <text:p>NP</text:p>
          </table:table-cell>
          <table:table-cell office:value-type="string">
            <text:p>NPL</text:p>
          </table:table-cell>
          <table:table-cell office:value-type="float" office:value="524">
            <text:p>524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.np</text:p>
          </table:table-cell>
          <table:table-cell office:value-type="string">
            <text:p>NPL </text:p>
          </table:table-cell>
          <table:table-cell office:value-type="string">
            <text:p>NP</text:p>
          </table:table-cell>
          <table:table-cell table:number-columns-repeated="2" office:value-type="string">
            <text:p>NEP </text:p>
          </table:table-cell>
          <table:table-cell office:value-type="string">
            <text:p>np </text:p>
          </table:table-cell>
          <table:table-cell table:style-name="ce7" office:value-type="float" office:value="1282988">
            <text:p>1282988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7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ETHERLANDS</text:p>
          </table:table-cell>
          <table:table-cell table:number-columns-repeated="3" office:value-type="string">
            <text:p>Netherlands</text:p>
          </table:table-cell>
          <table:table-cell office:value-type="string">
            <text:p>Kingdom of the Netherlands</text:p>
          </table:table-cell>
          <table:table-cell office:value-type="string">
            <text:p>Assigned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float" office:value="528">
            <text:p>528</text:p>
          </table:table-cell>
          <table:table-cell office:value-type="string">
            <text:p>NL</text:p>
          </table:table-cell>
          <table:table-cell table:number-columns-repeated="2"/>
          <table:table-cell office:value-type="string">
            <text:p>.nl</text:p>
          </table:table-cell>
          <table:table-cell office:value-type="string">
            <text:p>HOL </text:p>
          </table:table-cell>
          <table:table-cell office:value-type="string">
            <text:p>NL</text:p>
          </table:table-cell>
          <table:table-cell table:number-columns-repeated="2" office:value-type="string">
            <text:p>NED </text:p>
          </table:table-cell>
          <table:table-cell office:value-type="string">
            <text:p>ne </text:p>
          </table:table-cell>
          <table:table-cell table:style-name="ce7" office:value-type="float" office:value="2750405">
            <text:p>2750405</text:p>
          </table:table-cell>
          <table:table-cell table:style-name="ce7" office:value-type="string">
            <text:p>^(\d{4}[A-Z]{2})$</text:p>
          </table:table-cell>
          <table:table-cell table:style-name="ce7" office:value-type="string">
            <text:p>EU</text:p>
          </table:table-cell>
          <table:table-cell office:value-type="string">
            <text:p>+3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ETHERLANDS ANTILLES</text:p>
          </table:table-cell>
          <table:table-cell table:number-columns-repeated="3" office:value-type="string">
            <text:p>Netherlands Antilles</text:p>
          </table:table-cell>
          <table:table-cell/>
          <table:table-cell office:value-type="string">
            <text:p>Transition</text:p>
          </table:table-cell>
          <table:table-cell office:value-type="string">
            <text:p>AN</text:p>
          </table:table-cell>
          <table:table-cell office:value-type="string">
            <text:p>ANT</text:p>
          </table:table-cell>
          <table:table-cell office:value-type="float" office:value="530">
            <text:p>530</text:p>
          </table:table-cell>
          <table:table-cell office:value-type="string">
            <text:p>NT</text:p>
          </table:table-cell>
          <table:table-cell/>
          <table:table-cell office:value-type="string">
            <text:p>BQ, CW, SX</text:p>
          </table:table-cell>
          <table:table-cell office:value-type="string">
            <text:p>.an</text:p>
          </table:table-cell>
          <table:table-cell table:number-columns-repeated="2"/>
          <table:table-cell office:value-type="string">
            <text:p>AHO</text:p>
          </table:table-cell>
          <table:table-cell/>
          <table:table-cell office:value-type="string">
            <text:p>na </text:p>
          </table:table-cell>
          <table:table-cell table:style-name="ce7" office:value-type="float" office:value="3513447">
            <text:p>3513447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59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EUTRAL ZONE</text:p>
          </table:table-cell>
          <table:table-cell/>
          <table:table-cell table:number-columns-repeated="2" office:value-type="string">
            <text:p>Neutral Zone</text:p>
          </table:table-cell>
          <table:table-cell/>
          <table:table-cell office:value-type="string">
            <text:p>Transition</text:p>
          </table:table-cell>
          <table:table-cell office:value-type="string">
            <text:p>NT</text:p>
          </table:table-cell>
          <table:table-cell table:number-columns-repeated="4"/>
          <table:table-cell office:value-type="string">
            <text:p>???</text:p>
          </table:table-cell>
          <table:table-cell table:number-columns-repeated="5"/>
          <table:table-cell office:value-type="string">
            <text:p>iy 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NEW CALEDONIA</text:p>
          </table:table-cell>
          <table:table-cell table:number-columns-repeated="3" office:value-type="string">
            <text:p>New Caledonia</text:p>
          </table:table-cell>
          <table:table-cell/>
          <table:table-cell office:value-type="string">
            <text:p>Assigned</text:p>
          </table:table-cell>
          <table:table-cell office:value-type="string">
            <text:p>NC</text:p>
          </table:table-cell>
          <table:table-cell office:value-type="string">
            <text:p>NCL</text:p>
          </table:table-cell>
          <table:table-cell office:value-type="float" office:value="540">
            <text:p>540</text:p>
          </table:table-cell>
          <table:table-cell office:value-type="string">
            <text:p>NC</text:p>
          </table:table-cell>
          <table:table-cell table:number-columns-repeated="2"/>
          <table:table-cell office:value-type="string">
            <text:p>.nc</text:p>
          </table:table-cell>
          <table:table-cell/>
          <table:table-cell office:value-type="string">
            <text:p>NC</text:p>
          </table:table-cell>
          <table:table-cell/>
          <table:table-cell office:value-type="string">
            <text:p>NCL </text:p>
          </table:table-cell>
          <table:table-cell office:value-type="string">
            <text:p>nl </text:p>
          </table:table-cell>
          <table:table-cell table:style-name="ce7" office:value-type="float" office:value="2139685">
            <text:p>2139685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OC</text:p>
          </table:table-cell>
          <table:table-cell office:value-type="string">
            <text:p>+68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EW ZEALAND</text:p>
          </table:table-cell>
          <table:table-cell table:number-columns-repeated="3" office:value-type="string">
            <text:p>New Zealand</text:p>
          </table:table-cell>
          <table:table-cell/>
          <table:table-cell office:value-type="string">
            <text:p>Assigned</text:p>
          </table:table-cell>
          <table:table-cell office:value-type="string">
            <text:p>NZ</text:p>
          </table:table-cell>
          <table:table-cell office:value-type="string">
            <text:p>NZL</text:p>
          </table:table-cell>
          <table:table-cell office:value-type="float" office:value="554">
            <text:p>554</text:p>
          </table:table-cell>
          <table:table-cell office:value-type="string">
            <text:p>NZ</text:p>
          </table:table-cell>
          <table:table-cell table:number-columns-repeated="2"/>
          <table:table-cell office:value-type="string">
            <text:p>.nz</text:p>
          </table:table-cell>
          <table:table-cell office:value-type="string">
            <text:p>NZL </text:p>
          </table:table-cell>
          <table:table-cell office:value-type="string">
            <text:p>NZ</text:p>
          </table:table-cell>
          <table:table-cell table:number-columns-repeated="2" office:value-type="string">
            <text:p>NZL </text:p>
          </table:table-cell>
          <table:table-cell office:value-type="string">
            <text:p>nz </text:p>
          </table:table-cell>
          <table:table-cell table:style-name="ce7" office:value-type="float" office:value="2186224">
            <text:p>2186224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OC</text:p>
          </table:table-cell>
          <table:table-cell office:value-type="string">
            <text:p>+6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ICARAGUA</text:p>
          </table:table-cell>
          <table:table-cell table:number-columns-repeated="3" office:value-type="string">
            <text:p>Nicaragua</text:p>
          </table:table-cell>
          <table:table-cell office:value-type="string">
            <text:p>Republic of Nicaragua</text:p>
          </table:table-cell>
          <table:table-cell office:value-type="string">
            <text:p>Assigned</text:p>
          </table:table-cell>
          <table:table-cell office:value-type="string">
            <text:p>NI</text:p>
          </table:table-cell>
          <table:table-cell office:value-type="string">
            <text:p>NIC</text:p>
          </table:table-cell>
          <table:table-cell office:value-type="float" office:value="558">
            <text:p>558</text:p>
          </table:table-cell>
          <table:table-cell office:value-type="string">
            <text:p>NU</text:p>
          </table:table-cell>
          <table:table-cell table:number-columns-repeated="2"/>
          <table:table-cell office:value-type="string">
            <text:p>.ni</text:p>
          </table:table-cell>
          <table:table-cell office:value-type="string">
            <text:p>NCG </text:p>
          </table:table-cell>
          <table:table-cell office:value-type="string">
            <text:p>NK</text:p>
          </table:table-cell>
          <table:table-cell table:number-columns-repeated="2" office:value-type="string">
            <text:p>NCA </text:p>
          </table:table-cell>
          <table:table-cell office:value-type="string">
            <text:p>nq </text:p>
          </table:table-cell>
          <table:table-cell table:style-name="ce7" office:value-type="float" office:value="3617476">
            <text:p>3617476</text:p>
          </table:table-cell>
          <table:table-cell table:style-name="ce7" office:value-type="string">
            <text:p>^(\d{7})$</text:p>
          </table:table-cell>
          <table:table-cell table:style-name="ce7" office:value-type="string">
            <text:p>NA</text:p>
          </table:table-cell>
          <table:table-cell office:value-type="string">
            <text:p>+50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IGER</text:p>
          </table:table-cell>
          <table:table-cell table:number-columns-repeated="3" office:value-type="string">
            <text:p>Niger</text:p>
          </table:table-cell>
          <table:table-cell office:value-type="string">
            <text:p>Republic of the Niger</text:p>
          </table:table-cell>
          <table:table-cell office:value-type="string">
            <text:p>Assigned</text:p>
          </table:table-cell>
          <table:table-cell office:value-type="string">
            <text:p>NE</text:p>
          </table:table-cell>
          <table:table-cell office:value-type="string">
            <text:p>NER</text:p>
          </table:table-cell>
          <table:table-cell office:value-type="float" office:value="562">
            <text:p>562</text:p>
          </table:table-cell>
          <table:table-cell office:value-type="string">
            <text:p>NG</text:p>
          </table:table-cell>
          <table:table-cell table:number-columns-repeated="2"/>
          <table:table-cell office:value-type="string">
            <text:p>.ne</text:p>
          </table:table-cell>
          <table:table-cell office:value-type="string">
            <text:p>NGR </text:p>
          </table:table-cell>
          <table:table-cell office:value-type="string">
            <text:p>NR</text:p>
          </table:table-cell>
          <table:table-cell table:number-columns-repeated="2" office:value-type="string">
            <text:p>NIG </text:p>
          </table:table-cell>
          <table:table-cell office:value-type="string">
            <text:p>ng </text:p>
          </table:table-cell>
          <table:table-cell table:style-name="ce7" office:value-type="float" office:value="2440476">
            <text:p>2440476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F</text:p>
          </table:table-cell>
          <table:table-cell office:value-type="string">
            <text:p>+227</text:p>
          </table:table-cell>
          <table:table-cell office:value-type="string">
            <text:p>Previous code RN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IGERIA</text:p>
          </table:table-cell>
          <table:table-cell table:number-columns-repeated="3" office:value-type="string">
            <text:p>Nigeria</text:p>
          </table:table-cell>
          <table:table-cell office:value-type="string">
            <text:p>Federal Republic of Nigeria</text:p>
          </table:table-cell>
          <table:table-cell office:value-type="string">
            <text:p>Assigned</text:p>
          </table:table-cell>
          <table:table-cell office:value-type="string">
            <text:p>NG</text:p>
          </table:table-cell>
          <table:table-cell office:value-type="string">
            <text:p>NGA</text:p>
          </table:table-cell>
          <table:table-cell office:value-type="float" office:value="566">
            <text:p>566</text:p>
          </table:table-cell>
          <table:table-cell office:value-type="string">
            <text:p>NI</text:p>
          </table:table-cell>
          <table:table-cell table:number-columns-repeated="2"/>
          <table:table-cell office:value-type="string">
            <text:p>.ng</text:p>
          </table:table-cell>
          <table:table-cell office:value-type="string">
            <text:p>NIG </text:p>
          </table:table-cell>
          <table:table-cell office:value-type="string">
            <text:p>NI</text:p>
          </table:table-cell>
          <table:table-cell office:value-type="string">
            <text:p>NGR </text:p>
          </table:table-cell>
          <table:table-cell office:value-type="string">
            <text:p>NGA </text:p>
          </table:table-cell>
          <table:table-cell office:value-type="string">
            <text:p>nr </text:p>
          </table:table-cell>
          <table:table-cell table:style-name="ce7" office:value-type="float" office:value="2328926">
            <text:p>2328926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F</text:p>
          </table:table-cell>
          <table:table-cell office:value-type="string">
            <text:p>+23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IUE</text:p>
          </table:table-cell>
          <table:table-cell table:number-columns-repeated="3" office:value-type="string">
            <text:p>Niue</text:p>
          </table:table-cell>
          <table:table-cell office:value-type="string">
            <text:p>Republic of Niue</text:p>
          </table:table-cell>
          <table:table-cell office:value-type="string">
            <text:p>Assigned</text:p>
          </table:table-cell>
          <table:table-cell office:value-type="string">
            <text:p>NU</text:p>
          </table:table-cell>
          <table:table-cell office:value-type="string">
            <text:p>NIU</text:p>
          </table:table-cell>
          <table:table-cell office:value-type="float" office:value="570">
            <text:p>570</text:p>
          </table:table-cell>
          <table:table-cell office:value-type="string">
            <text:p>NE</text:p>
          </table:table-cell>
          <table:table-cell table:number-columns-repeated="2"/>
          <table:table-cell office:value-type="string">
            <text:p>.nu</text:p>
          </table:table-cell>
          <table:table-cell/>
          <table:table-cell office:value-type="string">
            <text:p> </text:p>
          </table:table-cell>
          <table:table-cell/>
          <table:table-cell office:value-type="string">
            <text:p>NIU</text:p>
          </table:table-cell>
          <table:table-cell office:value-type="string">
            <text:p>xh </text:p>
          </table:table-cell>
          <table:table-cell table:style-name="ce7" office:value-type="float" office:value="4036232">
            <text:p>4036232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8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ORFOLK ISLAND</text:p>
          </table:table-cell>
          <table:table-cell table:number-columns-repeated="3" office:value-type="string">
            <text:p>Norfolk Island</text:p>
          </table:table-cell>
          <table:table-cell/>
          <table:table-cell office:value-type="string">
            <text:p>Assigned</text:p>
          </table:table-cell>
          <table:table-cell office:value-type="string">
            <text:p>NF</text:p>
          </table:table-cell>
          <table:table-cell office:value-type="string">
            <text:p>NFK</text:p>
          </table:table-cell>
          <table:table-cell office:value-type="float" office:value="574">
            <text:p>574</text:p>
          </table:table-cell>
          <table:table-cell office:value-type="string">
            <text:p>NF</text:p>
          </table:table-cell>
          <table:table-cell table:number-columns-repeated="2"/>
          <table:table-cell office:value-type="string">
            <text:p>.nf</text:p>
          </table:table-cell>
          <table:table-cell/>
          <table:table-cell office:value-type="string">
            <text:p>NF</text:p>
          </table:table-cell>
          <table:table-cell table:number-columns-repeated="2"/>
          <table:table-cell office:value-type="string">
            <text:p>nx </text:p>
          </table:table-cell>
          <table:table-cell table:style-name="ce7" office:value-type="float" office:value="2155115">
            <text:p>2155115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7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NORTHERN MARIANA ISLANDS</text:p>
          </table:table-cell>
          <table:table-cell table:number-columns-repeated="3" office:value-type="string">
            <text:p>Northern Mariana Islands</text:p>
          </table:table-cell>
          <table:table-cell office:value-type="string">
            <text:p>Commonwealth of the Northern Mariana Islands</text:p>
          </table:table-cell>
          <table:table-cell office:value-type="string">
            <text:p>Assigned</text:p>
          </table:table-cell>
          <table:table-cell office:value-type="string">
            <text:p>MP</text:p>
          </table:table-cell>
          <table:table-cell office:value-type="string">
            <text:p>MNP</text:p>
          </table:table-cell>
          <table:table-cell office:value-type="float" office:value="580">
            <text:p>580</text:p>
          </table:table-cell>
          <table:table-cell office:value-type="string">
            <text:p>CQ</text:p>
          </table:table-cell>
          <table:table-cell table:number-columns-repeated="2"/>
          <table:table-cell office:value-type="string">
            <text:p>.mp</text:p>
          </table:table-cell>
          <table:table-cell/>
          <table:table-cell office:value-type="string">
            <text:p>MY</text:p>
          </table:table-cell>
          <table:table-cell/>
          <table:table-cell office:value-type="string">
            <text:p>NMI</text:p>
          </table:table-cell>
          <table:table-cell office:value-type="string">
            <text:p>nw </text:p>
          </table:table-cell>
          <table:table-cell table:style-name="ce7" office:value-type="float" office:value="4041468">
            <text:p>4041468</text:p>
          </table:table-cell>
          <table:table-cell table:style-name="ce7"/>
          <table:table-cell table:style-name="ce7" office:value-type="string">
            <text:p>OC</text:p>
          </table:table-cell>
          <table:table-cell table:style-name="ce7" office:value-type="string">
            <text:p>+1-670</text:p>
          </table:table-cell>
          <table:table-cell table:number-columns-repeated="1000"/>
        </table:table-row>
        <table:table-row table:style-name="ro3">
          <table:table-cell office:value-type="string">
            <text:p>NORWAY</text:p>
          </table:table-cell>
          <table:table-cell table:number-columns-repeated="3" office:value-type="string">
            <text:p>Norway</text:p>
          </table:table-cell>
          <table:table-cell office:value-type="string">
            <text:p>Kingdom of Norway</text:p>
          </table:table-cell>
          <table:table-cell office:value-type="string">
            <text:p>Assigned</text:p>
          </table:table-cell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float" office:value="578">
            <text:p>578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.no</text:p>
          </table:table-cell>
          <table:table-cell office:value-type="string">
            <text:p>NOR </text:p>
          </table:table-cell>
          <table:table-cell office:value-type="string">
            <text:p>NO</text:p>
          </table:table-cell>
          <table:table-cell table:number-columns-repeated="2" office:value-type="string">
            <text:p>NOR </text:p>
          </table:table-cell>
          <table:table-cell office:value-type="string">
            <text:p>no </text:p>
          </table:table-cell>
          <table:table-cell table:style-name="ce7" office:value-type="float" office:value="3144096">
            <text:p>3144096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4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OMAN</text:p>
          </table:table-cell>
          <table:table-cell table:number-columns-repeated="3" office:value-type="string">
            <text:p>Oman</text:p>
          </table:table-cell>
          <table:table-cell office:value-type="string">
            <text:p>Sultanate of Oman</text:p>
          </table:table-cell>
          <table:table-cell office:value-type="string">
            <text:p>Assigned</text:p>
          </table:table-cell>
          <table:table-cell office:value-type="string">
            <text:p>OM</text:p>
          </table:table-cell>
          <table:table-cell office:value-type="string">
            <text:p>OMN</text:p>
          </table:table-cell>
          <table:table-cell office:value-type="float" office:value="512">
            <text:p>512</text:p>
          </table:table-cell>
          <table:table-cell office:value-type="string">
            <text:p>MU</text:p>
          </table:table-cell>
          <table:table-cell table:number-columns-repeated="2"/>
          <table:table-cell office:value-type="string">
            <text:p>.om</text:p>
          </table:table-cell>
          <table:table-cell office:value-type="string">
            <text:p>OMA </text:p>
          </table:table-cell>
          <table:table-cell office:value-type="string">
            <text:p>OM</text:p>
          </table:table-cell>
          <table:table-cell table:number-columns-repeated="2" office:value-type="string">
            <text:p>OMA </text:p>
          </table:table-cell>
          <table:table-cell office:value-type="string">
            <text:p>mk </text:p>
          </table:table-cell>
          <table:table-cell table:style-name="ce7" office:value-type="float" office:value="286963">
            <text:p>286963</text:p>
          </table:table-cell>
          <table:table-cell table:style-name="ce7" office:value-type="string">
            <text:p>^(\d{3})$</text:p>
          </table:table-cell>
          <table:table-cell table:style-name="ce7" office:value-type="string">
            <text:p>AS</text:p>
          </table:table-cell>
          <table:table-cell office:value-type="string">
            <text:p>+96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KISTAN</text:p>
          </table:table-cell>
          <table:table-cell table:number-columns-repeated="3" office:value-type="string">
            <text:p>Pakistan</text:p>
          </table:table-cell>
          <table:table-cell office:value-type="string">
            <text:p>Islamic Republic of Pakistan</text:p>
          </table:table-cell>
          <table:table-cell office:value-type="string">
            <text:p>Assigned</text:p>
          </table:table-cell>
          <table:table-cell office:value-type="string">
            <text:p>PK</text:p>
          </table:table-cell>
          <table:table-cell office:value-type="string">
            <text:p>PAK</text:p>
          </table:table-cell>
          <table:table-cell office:value-type="float" office:value="586">
            <text:p>586</text:p>
          </table:table-cell>
          <table:table-cell office:value-type="string">
            <text:p>PK</text:p>
          </table:table-cell>
          <table:table-cell table:number-columns-repeated="2"/>
          <table:table-cell office:value-type="string">
            <text:p>.pk</text:p>
          </table:table-cell>
          <table:table-cell office:value-type="string">
            <text:p>PAK </text:p>
          </table:table-cell>
          <table:table-cell office:value-type="string">
            <text:p>PK</text:p>
          </table:table-cell>
          <table:table-cell table:number-columns-repeated="2" office:value-type="string">
            <text:p>PAK </text:p>
          </table:table-cell>
          <table:table-cell office:value-type="string">
            <text:p>pk </text:p>
          </table:table-cell>
          <table:table-cell table:style-name="ce7" office:value-type="float" office:value="1168579">
            <text:p>1168579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LAU</text:p>
          </table:table-cell>
          <table:table-cell table:number-columns-repeated="3" office:value-type="string">
            <text:p>Palau</text:p>
          </table:table-cell>
          <table:table-cell office:value-type="string">
            <text:p>Republic of Palau</text:p>
          </table:table-cell>
          <table:table-cell office:value-type="string">
            <text:p>Assigned</text:p>
          </table:table-cell>
          <table:table-cell office:value-type="string">
            <text:p>PW</text:p>
          </table:table-cell>
          <table:table-cell office:value-type="string">
            <text:p>PLW</text:p>
          </table:table-cell>
          <table:table-cell office:value-type="float" office:value="585">
            <text:p>585</text:p>
          </table:table-cell>
          <table:table-cell office:value-type="string">
            <text:p>PS</text:p>
          </table:table-cell>
          <table:table-cell table:number-columns-repeated="2"/>
          <table:table-cell office:value-type="string">
            <text:p>.pw</text:p>
          </table:table-cell>
          <table:table-cell/>
          <table:table-cell office:value-type="string">
            <text:p> </text:p>
          </table:table-cell>
          <table:table-cell office:value-type="string">
            <text:p>PLW </text:p>
          </table:table-cell>
          <table:table-cell office:value-type="string">
            <text:p>PLW</text:p>
          </table:table-cell>
          <table:table-cell office:value-type="string">
            <text:p>pw </text:p>
          </table:table-cell>
          <table:table-cell table:style-name="ce7" office:value-type="float" office:value="1559582">
            <text:p>1559582</text:p>
          </table:table-cell>
          <table:table-cell table:style-name="ce7" office:value-type="string">
            <text:p>^(96940)$</text:p>
          </table:table-cell>
          <table:table-cell table:style-name="ce7" office:value-type="string">
            <text:p>OC</text:p>
          </table:table-cell>
          <table:table-cell office:value-type="string">
            <text:p>+68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LESTINIAN TERRITORY, OCCUPIED</text:p>
          </table:table-cell>
          <table:table-cell table:number-columns-repeated="3" office:value-type="string">
            <text:p>Palestinian Territory</text:p>
          </table:table-cell>
          <table:table-cell office:value-type="string">
            <text:p>Occupied Palestinian Territory</text:p>
          </table:table-cell>
          <table:table-cell office:value-type="string">
            <text:p>Assigned</text:p>
          </table:table-cell>
          <table:table-cell office:value-type="string">
            <text:p>PS</text:p>
          </table:table-cell>
          <table:table-cell office:value-type="string">
            <text:p>PSE</text:p>
          </table:table-cell>
          <table:table-cell office:value-type="float" office:value="275">
            <text:p>275</text:p>
          </table:table-cell>
          <table:table-cell table:number-columns-repeated="3"/>
          <table:table-cell office:value-type="string">
            <text:p>.ps</text:p>
          </table:table-cell>
          <table:table-cell/>
          <table:table-cell office:value-type="string">
            <text:p> </text:p>
          </table:table-cell>
          <table:table-cell table:number-columns-repeated="2" office:value-type="string">
            <text:p>PLE </text:p>
          </table:table-cell>
          <table:table-cell/>
          <table:table-cell table:style-name="ce7" office:value-type="float" office:value="6254930">
            <text:p>6254930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97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LMYRA ATOLL</text:p>
          </table:table-cell>
          <table:table-cell/>
          <table:table-cell table:number-columns-repeated="2" office:value-type="string">
            <text:p>Palmyra Atoll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LQ</text:p>
          </table:table-cell>
          <table:table-cell office:value-type="string">
            <text:p>UM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PANAMA</text:p>
          </table:table-cell>
          <table:table-cell table:number-columns-repeated="3" office:value-type="string">
            <text:p>Panama</text:p>
          </table:table-cell>
          <table:table-cell office:value-type="string">
            <text:p>Republic of Panama</text:p>
          </table:table-cell>
          <table:table-cell office:value-type="string">
            <text:p>Assigned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float" office:value="591">
            <text:p>591</text:p>
          </table:table-cell>
          <table:table-cell office:value-type="string">
            <text:p>PM</text:p>
          </table:table-cell>
          <table:table-cell table:number-columns-repeated="2"/>
          <table:table-cell office:value-type="string">
            <text:p>.pa</text:p>
          </table:table-cell>
          <table:table-cell office:value-type="string">
            <text:p>PNR </text:p>
          </table:table-cell>
          <table:table-cell office:value-type="string">
            <text:p>PM</text:p>
          </table:table-cell>
          <table:table-cell table:number-columns-repeated="2" office:value-type="string">
            <text:p>PAN </text:p>
          </table:table-cell>
          <table:table-cell office:value-type="string">
            <text:p>pn </text:p>
          </table:table-cell>
          <table:table-cell table:style-name="ce7" office:value-type="float" office:value="3703430">
            <text:p>3703430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50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PUA NEW GUINEA</text:p>
          </table:table-cell>
          <table:table-cell table:number-columns-repeated="3" office:value-type="string">
            <text:p>Papua New Guinea</text:p>
          </table:table-cell>
          <table:table-cell/>
          <table:table-cell office:value-type="string">
            <text:p>Assigned</text:p>
          </table:table-cell>
          <table:table-cell office:value-type="string">
            <text:p>PG</text:p>
          </table:table-cell>
          <table:table-cell office:value-type="string">
            <text:p>PNG</text:p>
          </table:table-cell>
          <table:table-cell office:value-type="float" office:value="598">
            <text:p>598</text:p>
          </table:table-cell>
          <table:table-cell office:value-type="string">
            <text:p>PP</text:p>
          </table:table-cell>
          <table:table-cell table:number-columns-repeated="2"/>
          <table:table-cell office:value-type="string">
            <text:p>.pg</text:p>
          </table:table-cell>
          <table:table-cell office:value-type="string">
            <text:p>PNG </text:p>
          </table:table-cell>
          <table:table-cell office:value-type="string">
            <text:p>NG</text:p>
          </table:table-cell>
          <table:table-cell table:number-columns-repeated="2" office:value-type="string">
            <text:p>PNG </text:p>
          </table:table-cell>
          <table:table-cell office:value-type="string">
            <text:p>pp </text:p>
          </table:table-cell>
          <table:table-cell table:style-name="ce7" office:value-type="float" office:value="2088628">
            <text:p>2088628</text:p>
          </table:table-cell>
          <table:table-cell table:style-name="ce7" office:value-type="string">
            <text:p>^(\d{3})$</text:p>
          </table:table-cell>
          <table:table-cell table:style-name="ce7" office:value-type="string">
            <text:p>OC</text:p>
          </table:table-cell>
          <table:table-cell office:value-type="string">
            <text:p>+67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ARACEL ISLANDS</text:p>
          </table:table-cell>
          <table:table-cell/>
          <table:table-cell office:value-type="string">
            <text:p>Paracel Islands</text:p>
          </table:table-cell>
          <table:table-cell office:value-type="string">
            <text:p>Paracel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PF</text:p>
          </table:table-cell>
          <table:table-cell table:number-columns-repeated="7"/>
          <table:table-cell office:value-type="string">
            <text:p>pf 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PARAGUAY</text:p>
          </table:table-cell>
          <table:table-cell table:number-columns-repeated="3" office:value-type="string">
            <text:p>Paraguay</text:p>
          </table:table-cell>
          <table:table-cell office:value-type="string">
            <text:p>Republic of Paraguay</text:p>
          </table:table-cell>
          <table:table-cell office:value-type="string">
            <text:p>Assigned</text:p>
          </table:table-cell>
          <table:table-cell office:value-type="string">
            <text:p>PY</text:p>
          </table:table-cell>
          <table:table-cell office:value-type="string">
            <text:p>PRY</text:p>
          </table:table-cell>
          <table:table-cell office:value-type="float" office:value="600">
            <text:p>600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.py</text:p>
          </table:table-cell>
          <table:table-cell office:value-type="string">
            <text:p>PRG </text:p>
          </table:table-cell>
          <table:table-cell office:value-type="string">
            <text:p>PY</text:p>
          </table:table-cell>
          <table:table-cell table:number-columns-repeated="2" office:value-type="string">
            <text:p>PAR </text:p>
          </table:table-cell>
          <table:table-cell office:value-type="string">
            <text:p>py </text:p>
          </table:table-cell>
          <table:table-cell table:style-name="ce7" office:value-type="float" office:value="3437598">
            <text:p>3437598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SA</text:p>
          </table:table-cell>
          <table:table-cell office:value-type="string">
            <text:p>+59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ERU</text:p>
          </table:table-cell>
          <table:table-cell table:number-columns-repeated="3" office:value-type="string">
            <text:p>Peru</text:p>
          </table:table-cell>
          <table:table-cell office:value-type="string">
            <text:p>Republic of Peru</text:p>
          </table:table-cell>
          <table:table-cell office:value-type="string">
            <text:p>Assigned</text:p>
          </table:table-cell>
          <table:table-cell office:value-type="string">
            <text:p>PE</text:p>
          </table:table-cell>
          <table:table-cell office:value-type="string">
            <text:p>PER</text:p>
          </table:table-cell>
          <table:table-cell office:value-type="float" office:value="604">
            <text:p>604</text:p>
          </table:table-cell>
          <table:table-cell office:value-type="string">
            <text:p>PE</text:p>
          </table:table-cell>
          <table:table-cell table:number-columns-repeated="2"/>
          <table:table-cell office:value-type="string">
            <text:p>.pe</text:p>
          </table:table-cell>
          <table:table-cell office:value-type="string">
            <text:p>PRU </text:p>
          </table:table-cell>
          <table:table-cell office:value-type="string">
            <text:p>PR</text:p>
          </table:table-cell>
          <table:table-cell table:number-columns-repeated="2" office:value-type="string">
            <text:p>PER </text:p>
          </table:table-cell>
          <table:table-cell office:value-type="string">
            <text:p>pe </text:p>
          </table:table-cell>
          <table:table-cell table:style-name="ce7" office:value-type="float" office:value="3932488">
            <text:p>3932488</text:p>
          </table:table-cell>
          <table:table-cell table:style-name="ce7"/>
          <table:table-cell table:style-name="ce7" office:value-type="string">
            <text:p>SA</text:p>
          </table:table-cell>
          <table:table-cell office:value-type="string">
            <text:p>+5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HILIPPINES</text:p>
          </table:table-cell>
          <table:table-cell table:number-columns-repeated="3" office:value-type="string">
            <text:p>Philippines</text:p>
          </table:table-cell>
          <table:table-cell office:value-type="string">
            <text:p>Republic of the Philippines</text:p>
          </table:table-cell>
          <table:table-cell office:value-type="string">
            <text:p>Assigned</text:p>
          </table:table-cell>
          <table:table-cell office:value-type="string">
            <text:p>PH</text:p>
          </table:table-cell>
          <table:table-cell office:value-type="string">
            <text:p>PHL</text:p>
          </table:table-cell>
          <table:table-cell office:value-type="float" office:value="608">
            <text:p>608</text:p>
          </table:table-cell>
          <table:table-cell office:value-type="string">
            <text:p>RP</text:p>
          </table:table-cell>
          <table:table-cell table:number-columns-repeated="2"/>
          <table:table-cell office:value-type="string">
            <text:p>.ph</text:p>
          </table:table-cell>
          <table:table-cell office:value-type="string">
            <text:p>PHL </text:p>
          </table:table-cell>
          <table:table-cell office:value-type="string">
            <text:p>PH</text:p>
          </table:table-cell>
          <table:table-cell table:number-columns-repeated="2" office:value-type="string">
            <text:p>PHI </text:p>
          </table:table-cell>
          <table:table-cell office:value-type="string">
            <text:p>ph </text:p>
          </table:table-cell>
          <table:table-cell table:style-name="ce7" office:value-type="float" office:value="1694008">
            <text:p>1694008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S</text:p>
          </table:table-cell>
          <table:table-cell office:value-type="string">
            <text:p>+63</text:p>
          </table:table-cell>
          <table:table-cell office:value-type="string">
            <text:p>Previous codes PI and RP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ITCAIRN</text:p>
          </table:table-cell>
          <table:table-cell office:value-type="string">
            <text:p>Pitcairn</text:p>
          </table:table-cell>
          <table:table-cell table:number-columns-repeated="2" office:value-type="string">
            <text:p>Pitcairn Islands</text:p>
          </table:table-cell>
          <table:table-cell/>
          <table:table-cell office:value-type="string">
            <text:p>Assigned</text:p>
          </table:table-cell>
          <table:table-cell office:value-type="string">
            <text:p>PN</text:p>
          </table:table-cell>
          <table:table-cell office:value-type="string">
            <text:p>PCN</text:p>
          </table:table-cell>
          <table:table-cell office:value-type="float" office:value="612">
            <text:p>612</text:p>
          </table:table-cell>
          <table:table-cell office:value-type="string">
            <text:p>PC</text:p>
          </table:table-cell>
          <table:table-cell table:number-columns-repeated="2"/>
          <table:table-cell office:value-type="string">
            <text:p>.pn</text:p>
          </table:table-cell>
          <table:table-cell/>
          <table:table-cell office:value-type="string">
            <text:p>PT</text:p>
          </table:table-cell>
          <table:table-cell table:number-columns-repeated="2"/>
          <table:table-cell office:value-type="string">
            <text:p>pc </text:p>
          </table:table-cell>
          <table:table-cell table:style-name="ce7" office:value-type="float" office:value="4030699">
            <text:p>4030699</text:p>
          </table:table-cell>
          <table:table-cell table:style-name="ce7"/>
          <table:table-cell table:style-name="ce7" office:value-type="string">
            <text:p>OC</text:p>
          </table:table-cell>
          <table:table-cell table:style-name="ce7" office:value-type="string">
            <text:p>+87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OLAND</text:p>
          </table:table-cell>
          <table:table-cell table:number-columns-repeated="3" office:value-type="string">
            <text:p>Poland</text:p>
          </table:table-cell>
          <table:table-cell office:value-type="string">
            <text:p>Republic of Poland</text:p>
          </table:table-cell>
          <table:table-cell office:value-type="string">
            <text:p>Assigned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float" office:value="616">
            <text:p>616</text:p>
          </table:table-cell>
          <table:table-cell office:value-type="string">
            <text:p>PL</text:p>
          </table:table-cell>
          <table:table-cell table:number-columns-repeated="2"/>
          <table:table-cell office:value-type="string">
            <text:p>.pl</text:p>
          </table:table-cell>
          <table:table-cell office:value-type="string">
            <text:p>POL </text:p>
          </table:table-cell>
          <table:table-cell office:value-type="string">
            <text:p>PL</text:p>
          </table:table-cell>
          <table:table-cell table:number-columns-repeated="2" office:value-type="string">
            <text:p>POL </text:p>
          </table:table-cell>
          <table:table-cell office:value-type="string">
            <text:p>pl </text:p>
          </table:table-cell>
          <table:table-cell table:style-name="ce7" office:value-type="float" office:value="798544">
            <text:p>798544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4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ORTUGAL</text:p>
          </table:table-cell>
          <table:table-cell table:number-columns-repeated="3" office:value-type="string">
            <text:p>Portugal</text:p>
          </table:table-cell>
          <table:table-cell office:value-type="string">
            <text:p>Portuguese Republic</text:p>
          </table:table-cell>
          <table:table-cell office:value-type="string">
            <text:p>Assigned</text:p>
          </table:table-cell>
          <table:table-cell office:value-type="string">
            <text:p>PT</text:p>
          </table:table-cell>
          <table:table-cell office:value-type="string">
            <text:p>PRT</text:p>
          </table:table-cell>
          <table:table-cell office:value-type="float" office:value="620">
            <text:p>620</text:p>
          </table:table-cell>
          <table:table-cell office:value-type="string">
            <text:p>PO</text:p>
          </table:table-cell>
          <table:table-cell table:number-columns-repeated="2"/>
          <table:table-cell office:value-type="string">
            <text:p>.pt</text:p>
          </table:table-cell>
          <table:table-cell office:value-type="string">
            <text:p>POR </text:p>
          </table:table-cell>
          <table:table-cell office:value-type="string">
            <text:p>PO</text:p>
          </table:table-cell>
          <table:table-cell table:number-columns-repeated="2" office:value-type="string">
            <text:p>POR </text:p>
          </table:table-cell>
          <table:table-cell office:value-type="string">
            <text:p>po </text:p>
          </table:table-cell>
          <table:table-cell table:style-name="ce7" office:value-type="float" office:value="2264397">
            <text:p>2264397</text:p>
          </table:table-cell>
          <table:table-cell table:style-name="ce7" office:value-type="string">
            <text:p>^(\d{7})$</text:p>
          </table:table-cell>
          <table:table-cell table:style-name="ce7" office:value-type="string">
            <text:p>EU</text:p>
          </table:table-cell>
          <table:table-cell office:value-type="string">
            <text:p>+35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PUERTO RICO</text:p>
          </table:table-cell>
          <table:table-cell table:number-columns-repeated="3" office:value-type="string">
            <text:p>Puerto Rico</text:p>
          </table:table-cell>
          <table:table-cell/>
          <table:table-cell office:value-type="string">
            <text:p>Assigned</text:p>
          </table:table-cell>
          <table:table-cell office:value-type="string">
            <text:p>PR</text:p>
          </table:table-cell>
          <table:table-cell office:value-type="string">
            <text:p>PRI</text:p>
          </table:table-cell>
          <table:table-cell office:value-type="float" office:value="630">
            <text:p>630</text:p>
          </table:table-cell>
          <table:table-cell office:value-type="string">
            <text:p>RQ</text:p>
          </table:table-cell>
          <table:table-cell table:number-columns-repeated="2"/>
          <table:table-cell office:value-type="string">
            <text:p>.pr</text:p>
          </table:table-cell>
          <table:table-cell/>
          <table:table-cell office:value-type="string">
            <text:p>PU</text:p>
          </table:table-cell>
          <table:table-cell table:number-columns-repeated="2" office:value-type="string">
            <text:p>PUR </text:p>
          </table:table-cell>
          <table:table-cell office:value-type="string">
            <text:p>pr </text:p>
          </table:table-cell>
          <table:table-cell table:style-name="ce7" office:value-type="float" office:value="4566966">
            <text:p>4566966</text:p>
          </table:table-cell>
          <table:table-cell table:style-name="ce7" office:value-type="string">
            <text:p>^(\d{9})$</text:p>
          </table:table-cell>
          <table:table-cell table:style-name="ce7" office:value-type="string">
            <text:p>NA</text:p>
          </table:table-cell>
          <table:table-cell table:style-name="ce7" office:value-type="string">
            <text:p>+1-787 and 1-93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QATAR</text:p>
          </table:table-cell>
          <table:table-cell table:number-columns-repeated="3" office:value-type="string">
            <text:p>Qatar</text:p>
          </table:table-cell>
          <table:table-cell office:value-type="string">
            <text:p>State of Qatar</text:p>
          </table:table-cell>
          <table:table-cell office:value-type="string">
            <text:p>Assigned</text:p>
          </table:table-cell>
          <table:table-cell office:value-type="string">
            <text:p>QA</text:p>
          </table:table-cell>
          <table:table-cell office:value-type="string">
            <text:p>QAT</text:p>
          </table:table-cell>
          <table:table-cell office:value-type="float" office:value="634">
            <text:p>634</text:p>
          </table:table-cell>
          <table:table-cell office:value-type="string">
            <text:p>QA</text:p>
          </table:table-cell>
          <table:table-cell table:number-columns-repeated="2"/>
          <table:table-cell office:value-type="string">
            <text:p>.qa</text:p>
          </table:table-cell>
          <table:table-cell office:value-type="string">
            <text:p>QAT </text:p>
          </table:table-cell>
          <table:table-cell office:value-type="string">
            <text:p>QT</text:p>
          </table:table-cell>
          <table:table-cell table:number-columns-repeated="2" office:value-type="string">
            <text:p>QAT </text:p>
          </table:table-cell>
          <table:table-cell office:value-type="string">
            <text:p>qa </text:p>
          </table:table-cell>
          <table:table-cell table:style-name="ce7" office:value-type="float" office:value="289688">
            <text:p>289688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97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RÉUNION</text:p>
          </table:table-cell>
          <table:table-cell table:number-columns-repeated="3" office:value-type="string">
            <text:p>Réunion</text:p>
          </table:table-cell>
          <table:table-cell/>
          <table:table-cell office:value-type="string">
            <text:p>Assigned</text:p>
          </table:table-cell>
          <table:table-cell office:value-type="string">
            <text:p>RE</text:p>
          </table:table-cell>
          <table:table-cell office:value-type="string">
            <text:p>REU</text:p>
          </table:table-cell>
          <table:table-cell office:value-type="float" office:value="638">
            <text:p>638</text:p>
          </table:table-cell>
          <table:table-cell office:value-type="string">
            <text:p>RE</text:p>
          </table:table-cell>
          <table:table-cell table:number-columns-repeated="2"/>
          <table:table-cell office:value-type="string">
            <text:p>.re</text:p>
          </table:table-cell>
          <table:table-cell/>
          <table:table-cell office:value-type="string">
            <text:p>RE</text:p>
          </table:table-cell>
          <table:table-cell/>
          <table:table-cell office:value-type="string">
            <text:p>REU</text:p>
          </table:table-cell>
          <table:table-cell office:value-type="string">
            <text:p>re </text:p>
          </table:table-cell>
          <table:table-cell table:style-name="ce7" office:value-type="float" office:value="935317">
            <text:p>935317</text:p>
          </table:table-cell>
          <table:table-cell table:style-name="ce7" office:value-type="string">
            <text:p>^((97)|(98)(4|7|8)\d{2})$</text:p>
          </table:table-cell>
          <table:table-cell table:style-name="ce7" office:value-type="string">
            <text:p>AF</text:p>
          </table:table-cell>
          <table:table-cell office:value-type="string">
            <text:p>+262</text:p>
          </table:table-cell>
          <table:table-cell table:number-columns-repeated="1000"/>
        </table:table-row>
        <table:table-row table:style-name="ro3">
          <table:table-cell office:value-type="string">
            <text:p>ROMANIA</text:p>
          </table:table-cell>
          <table:table-cell table:number-columns-repeated="3" office:value-type="string">
            <text:p>Romania</text:p>
          </table:table-cell>
          <table:table-cell/>
          <table:table-cell office:value-type="string">
            <text:p>Assigned</text:p>
          </table:table-cell>
          <table:table-cell office:value-type="string">
            <text:p>RO</text:p>
          </table:table-cell>
          <table:table-cell office:value-type="string">
            <text:p>ROU</text:p>
          </table:table-cell>
          <table:table-cell office:value-type="float" office:value="642">
            <text:p>642</text:p>
          </table:table-cell>
          <table:table-cell office:value-type="string">
            <text:p>RO</text:p>
          </table:table-cell>
          <table:table-cell table:number-columns-repeated="2"/>
          <table:table-cell office:value-type="string">
            <text:p>.ro</text:p>
          </table:table-cell>
          <table:table-cell office:value-type="string">
            <text:p>ROU </text:p>
          </table:table-cell>
          <table:table-cell office:value-type="string">
            <text:p>RO</text:p>
          </table:table-cell>
          <table:table-cell table:number-columns-repeated="2" office:value-type="string">
            <text:p>ROU </text:p>
          </table:table-cell>
          <table:table-cell office:value-type="string">
            <text:p>rm </text:p>
          </table:table-cell>
          <table:table-cell table:style-name="ce7" office:value-type="float" office:value="798549">
            <text:p>798549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EU</text:p>
          </table:table-cell>
          <table:table-cell office:value-type="string">
            <text:p>+4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RUSSIAN FEDERATION</text:p>
          </table:table-cell>
          <table:table-cell table:number-columns-repeated="3" office:value-type="string">
            <text:p>Russia</text:p>
          </table:table-cell>
          <table:table-cell office:value-type="string">
            <text:p>Russian Federation</text:p>
          </table:table-cell>
          <table:table-cell office:value-type="string">
            <text:p>Assigned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float" office:value="643">
            <text:p>643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.ru</text:p>
          </table:table-cell>
          <table:table-cell office:value-type="string">
            <text:p>RUS </text:p>
          </table:table-cell>
          <table:table-cell office:value-type="string">
            <text:p>RS</text:p>
          </table:table-cell>
          <table:table-cell table:number-columns-repeated="2" office:value-type="string">
            <text:p>RUS </text:p>
          </table:table-cell>
          <table:table-cell office:value-type="string">
            <text:p>ru </text:p>
          </table:table-cell>
          <table:table-cell table:style-name="ce7" office:value-type="float" office:value="2017370">
            <text:p>2017370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EU</text:p>
          </table:table-cell>
          <table:table-cell office:value-type="string">
            <text:p>+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RWANDA</text:p>
          </table:table-cell>
          <table:table-cell table:number-columns-repeated="3" office:value-type="string">
            <text:p>Rwanda</text:p>
          </table:table-cell>
          <table:table-cell office:value-type="string">
            <text:p>Rwandese Republic</text:p>
          </table:table-cell>
          <table:table-cell office:value-type="string">
            <text:p>Assigned</text:p>
          </table:table-cell>
          <table:table-cell office:value-type="string">
            <text:p>RW</text:p>
          </table:table-cell>
          <table:table-cell office:value-type="string">
            <text:p>RWA</text:p>
          </table:table-cell>
          <table:table-cell office:value-type="float" office:value="646">
            <text:p>646</text:p>
          </table:table-cell>
          <table:table-cell office:value-type="string">
            <text:p>RW</text:p>
          </table:table-cell>
          <table:table-cell table:number-columns-repeated="2"/>
          <table:table-cell office:value-type="string">
            <text:p>.rw</text:p>
          </table:table-cell>
          <table:table-cell office:value-type="string">
            <text:p>RRW </text:p>
          </table:table-cell>
          <table:table-cell office:value-type="string">
            <text:p>RW</text:p>
          </table:table-cell>
          <table:table-cell table:number-columns-repeated="2" office:value-type="string">
            <text:p>RWA </text:p>
          </table:table-cell>
          <table:table-cell office:value-type="string">
            <text:p>rw </text:p>
          </table:table-cell>
          <table:table-cell table:style-name="ce7" office:value-type="float" office:value="49518">
            <text:p>49518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5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BARTHÉLEMY</text:p>
          </table:table-cell>
          <table:table-cell office:value-type="string">
            <text:p>Saint Barthélemy</text:p>
          </table:table-cell>
          <table:table-cell office:value-type="string">
            <text:p>Saint Barthélemy</text:p>
          </table:table-cell>
          <table:table-cell office:value-type="string">
            <text:p>Saint Barthélemy</text:p>
          </table:table-cell>
          <table:table-cell/>
          <table:table-cell office:value-type="string">
            <text:p>Assigned</text:p>
          </table:table-cell>
          <table:table-cell office:value-type="string">
            <text:p>BL</text:p>
          </table:table-cell>
          <table:table-cell office:value-type="string">
            <text:p>BLM</text:p>
          </table:table-cell>
          <table:table-cell office:value-type="float" office:value="652">
            <text:p>652</text:p>
          </table:table-cell>
          <table:table-cell office:value-type="string">
            <text:p>TB</text:p>
          </table:table-cell>
          <table:table-cell table:number-columns-repeated="2"/>
          <table:table-cell office:value-type="string">
            <text:p>.bl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7" office:value-type="float" office:value="3578476">
            <text:p>3578476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590</text:p>
          </table:table-cell>
          <table:table-cell office:value-type="string">
            <text:p>ccTLD .fr and .gp may also be used</text:p>
          </table:table-cell>
          <table:table-cell table:number-columns-repeated="999"/>
        </table:table-row>
        <table:table-row table:style-name="ro3">
          <table:table-cell office:value-type="string">
            <text:p>SAINT HELENA, ASCENSION AND TRISTAN DA CUNHA</text:p>
          </table:table-cell>
          <table:table-cell office:value-type="string">
            <text:p>Saint Helena</text:p>
          </table:table-cell>
          <table:table-cell office:value-type="string">
            <text:p>Saint Helena, Ascension and Tristan da Cunha</text:p>
          </table:table-cell>
          <table:table-cell office:value-type="string">
            <text:p>Saint Helena, Ascension and Tristan da Cunha</text:p>
          </table:table-cell>
          <table:table-cell/>
          <table:table-cell office:value-type="string">
            <text:p>Assigned</text:p>
          </table:table-cell>
          <table:table-cell office:value-type="string">
            <text:p>SH</text:p>
          </table:table-cell>
          <table:table-cell office:value-type="string">
            <text:p>SHN</text:p>
          </table:table-cell>
          <table:table-cell office:value-type="float" office:value="654">
            <text:p>654</text:p>
          </table:table-cell>
          <table:table-cell office:value-type="string">
            <text:p>SH</text:p>
          </table:table-cell>
          <table:table-cell table:number-columns-repeated="2"/>
          <table:table-cell office:value-type="string">
            <text:p>.sh</text:p>
          </table:table-cell>
          <table:table-cell/>
          <table:table-cell office:value-type="string">
            <text:p>HE</text:p>
          </table:table-cell>
          <table:table-cell table:number-columns-repeated="2"/>
          <table:table-cell office:value-type="string">
            <text:p>xj </text:p>
          </table:table-cell>
          <table:table-cell table:style-name="ce7" office:value-type="float" office:value="3370751">
            <text:p>3370751</text:p>
          </table:table-cell>
          <table:table-cell table:style-name="ce7" office:value-type="string">
            <text:p>^(STHL1ZZ)$</text:p>
          </table:table-cell>
          <table:table-cell table:style-name="ce7" office:value-type="string">
            <text:p>AF</text:p>
          </table:table-cell>
          <table:table-cell office:value-type="string">
            <text:p>+29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KITTS AND NEVIS</text:p>
          </table:table-cell>
          <table:table-cell office:value-type="string">
            <text:p>St. Kitts and Nevis</text:p>
          </table:table-cell>
          <table:table-cell table:number-columns-repeated="2" office:value-type="string">
            <text:p>Saint Kitts and Nevis</text:p>
          </table:table-cell>
          <table:table-cell/>
          <table:table-cell office:value-type="string">
            <text:p>Assigned</text:p>
          </table:table-cell>
          <table:table-cell office:value-type="string">
            <text:p>KN</text:p>
          </table:table-cell>
          <table:table-cell office:value-type="string">
            <text:p>KNA</text:p>
          </table:table-cell>
          <table:table-cell office:value-type="float" office:value="659">
            <text:p>659</text:p>
          </table:table-cell>
          <table:table-cell office:value-type="string">
            <text:p>SC</text:p>
          </table:table-cell>
          <table:table-cell table:number-columns-repeated="2"/>
          <table:table-cell office:value-type="string">
            <text:p>.kn</text:p>
          </table:table-cell>
          <table:table-cell office:value-type="string">
            <text:p>KNA </text:p>
          </table:table-cell>
          <table:table-cell office:value-type="string">
            <text:p>AT</text:p>
          </table:table-cell>
          <table:table-cell table:number-columns-repeated="2" office:value-type="string">
            <text:p>SKN </text:p>
          </table:table-cell>
          <table:table-cell office:value-type="string">
            <text:p>xd </text:p>
          </table:table-cell>
          <table:table-cell table:style-name="ce7" office:value-type="float" office:value="3575174">
            <text:p>3575174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86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LUCIA</text:p>
          </table:table-cell>
          <table:table-cell office:value-type="string">
            <text:p>St. Lucia</text:p>
          </table:table-cell>
          <table:table-cell table:number-columns-repeated="2" office:value-type="string">
            <text:p>Saint Lucia</text:p>
          </table:table-cell>
          <table:table-cell/>
          <table:table-cell office:value-type="string">
            <text:p>Assigned</text:p>
          </table:table-cell>
          <table:table-cell office:value-type="string">
            <text:p>LC</text:p>
          </table:table-cell>
          <table:table-cell office:value-type="string">
            <text:p>LCA</text:p>
          </table:table-cell>
          <table:table-cell office:value-type="float" office:value="662">
            <text:p>662</text:p>
          </table:table-cell>
          <table:table-cell office:value-type="string">
            <text:p>ST</text:p>
          </table:table-cell>
          <table:table-cell table:number-columns-repeated="2"/>
          <table:table-cell office:value-type="string">
            <text:p>.lc</text:p>
          </table:table-cell>
          <table:table-cell office:value-type="string">
            <text:p>LCA </text:p>
          </table:table-cell>
          <table:table-cell office:value-type="string">
            <text:p>LC</text:p>
          </table:table-cell>
          <table:table-cell table:number-columns-repeated="2" office:value-type="string">
            <text:p>LCA </text:p>
          </table:table-cell>
          <table:table-cell office:value-type="string">
            <text:p>xk </text:p>
          </table:table-cell>
          <table:table-cell table:style-name="ce7" office:value-type="float" office:value="3576468">
            <text:p>3576468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758</text:p>
          </table:table-cell>
          <table:table-cell office:value-type="string">
            <text:p>Previous code WL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MARTIN (FRENCH PART)</text:p>
          </table:table-cell>
          <table:table-cell table:number-columns-repeated="3" office:value-type="string">
            <text:p>Saint Martin</text:p>
          </table:table-cell>
          <table:table-cell/>
          <table:table-cell office:value-type="string">
            <text:p>Assigned</text:p>
          </table:table-cell>
          <table:table-cell office:value-type="string">
            <text:p>MF</text:p>
          </table:table-cell>
          <table:table-cell office:value-type="string">
            <text:p>MAF</text:p>
          </table:table-cell>
          <table:table-cell office:value-type="float" office:value="663">
            <text:p>663</text:p>
          </table:table-cell>
          <table:table-cell office:value-type="string">
            <text:p>RN</text:p>
          </table:table-cell>
          <table:table-cell table:number-columns-repeated="2"/>
          <table:table-cell office:value-type="string">
            <text:p>.mf</text:p>
          </table:table-cell>
          <table:table-cell/>
          <table:table-cell office:value-type="string">
            <text:p> </text:p>
          </table:table-cell>
          <table:table-cell/>
          <table:table-cell office:value-type="string">
            <text:p>SMT</text:p>
          </table:table-cell>
          <table:table-cell/>
          <table:table-cell table:style-name="ce7" office:value-type="float" office:value="3578421">
            <text:p>3578421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590</text:p>
          </table:table-cell>
          <table:table-cell office:value-type="string">
            <text:p>ccTLD .fr and .gp may also be used</text:p>
          </table:table-cell>
          <table:table-cell table:number-columns-repeated="999"/>
        </table:table-row>
        <table:table-row table:style-name="ro3">
          <table:table-cell office:value-type="string">
            <text:p>SAINT PIERRE AND MIQUELON</text:p>
          </table:table-cell>
          <table:table-cell table:number-columns-repeated="3" office:value-type="string">
            <text:p>Saint Pierre and Miquelon</text:p>
          </table:table-cell>
          <table:table-cell/>
          <table:table-cell office:value-type="string">
            <text:p>Assigned</text:p>
          </table:table-cell>
          <table:table-cell office:value-type="string">
            <text:p>PM</text:p>
          </table:table-cell>
          <table:table-cell office:value-type="string">
            <text:p>SPM</text:p>
          </table:table-cell>
          <table:table-cell office:value-type="float" office:value="666">
            <text:p>666</text:p>
          </table:table-cell>
          <table:table-cell office:value-type="string">
            <text:p>SB</text:p>
          </table:table-cell>
          <table:table-cell table:number-columns-repeated="2"/>
          <table:table-cell office:value-type="string">
            <text:p>.pm</text:p>
          </table:table-cell>
          <table:table-cell/>
          <table:table-cell office:value-type="string">
            <text:p>FP</text:p>
          </table:table-cell>
          <table:table-cell table:number-columns-repeated="2"/>
          <table:table-cell office:value-type="string">
            <text:p>xl </text:p>
          </table:table-cell>
          <table:table-cell table:style-name="ce7" office:value-type="float" office:value="3424932">
            <text:p>3424932</text:p>
          </table:table-cell>
          <table:table-cell table:style-name="ce7" office:value-type="string">
            <text:p>^(97500)$</text:p>
          </table:table-cell>
          <table:table-cell table:style-name="ce7" office:value-type="string">
            <text:p>NA</text:p>
          </table:table-cell>
          <table:table-cell office:value-type="string">
            <text:p>+50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INT VINCENT AND THE GRENADINES</text:p>
          </table:table-cell>
          <table:table-cell office:value-type="string">
            <text:p>St. Vincent and the Grenadines</text:p>
          </table:table-cell>
          <table:table-cell table:number-columns-repeated="2" office:value-type="string">
            <text:p>Saint Vincent and the Grenadines</text:p>
          </table:table-cell>
          <table:table-cell/>
          <table:table-cell office:value-type="string">
            <text:p>Assigned</text:p>
          </table:table-cell>
          <table:table-cell office:value-type="string">
            <text:p>VC</text:p>
          </table:table-cell>
          <table:table-cell office:value-type="string">
            <text:p>VCT</text:p>
          </table:table-cell>
          <table:table-cell office:value-type="float" office:value="670">
            <text:p>670</text:p>
          </table:table-cell>
          <table:table-cell office:value-type="string">
            <text:p>VC</text:p>
          </table:table-cell>
          <table:table-cell table:number-columns-repeated="2"/>
          <table:table-cell office:value-type="string">
            <text:p>.vc</text:p>
          </table:table-cell>
          <table:table-cell office:value-type="string">
            <text:p>VCT </text:p>
          </table:table-cell>
          <table:table-cell office:value-type="string">
            <text:p>VG</text:p>
          </table:table-cell>
          <table:table-cell table:number-columns-repeated="2" office:value-type="string">
            <text:p>VIN </text:p>
          </table:table-cell>
          <table:table-cell office:value-type="string">
            <text:p>xm </text:p>
          </table:table-cell>
          <table:table-cell table:style-name="ce7" office:value-type="float" office:value="3577815">
            <text:p>3577815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784</text:p>
          </table:table-cell>
          <table:table-cell office:value-type="string">
            <text:p>Previous code WV “SAINT VINCENT”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MOA</text:p>
          </table:table-cell>
          <table:table-cell table:number-columns-repeated="3" office:value-type="string">
            <text:p>Samoa</text:p>
          </table:table-cell>
          <table:table-cell office:value-type="string">
            <text:p>Independent State of Samoa</text:p>
          </table:table-cell>
          <table:table-cell office:value-type="string">
            <text:p>Assigned</text:p>
          </table:table-cell>
          <table:table-cell office:value-type="string">
            <text:p>WS</text:p>
          </table:table-cell>
          <table:table-cell office:value-type="string">
            <text:p>WSM</text:p>
          </table:table-cell>
          <table:table-cell office:value-type="float" office:value="882">
            <text:p>882</text:p>
          </table:table-cell>
          <table:table-cell office:value-type="string">
            <text:p>WS</text:p>
          </table:table-cell>
          <table:table-cell table:number-columns-repeated="2"/>
          <table:table-cell office:value-type="string">
            <text:p>.ws</text:p>
          </table:table-cell>
          <table:table-cell office:value-type="string">
            <text:p>SMO </text:p>
          </table:table-cell>
          <table:table-cell office:value-type="string">
            <text:p>ZM</text:p>
          </table:table-cell>
          <table:table-cell table:number-columns-repeated="2" office:value-type="string">
            <text:p>SAM </text:p>
          </table:table-cell>
          <table:table-cell office:value-type="string">
            <text:p>ws </text:p>
          </table:table-cell>
          <table:table-cell table:style-name="ce7" office:value-type="float" office:value="4034894">
            <text:p>4034894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8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N MARINO</text:p>
          </table:table-cell>
          <table:table-cell table:number-columns-repeated="3" office:value-type="string">
            <text:p>San Marino</text:p>
          </table:table-cell>
          <table:table-cell office:value-type="string">
            <text:p>Republic of San Marino</text:p>
          </table:table-cell>
          <table:table-cell office:value-type="string">
            <text:p>Assigned</text:p>
          </table:table-cell>
          <table:table-cell office:value-type="string">
            <text:p>SM</text:p>
          </table:table-cell>
          <table:table-cell office:value-type="string">
            <text:p>SMR</text:p>
          </table:table-cell>
          <table:table-cell office:value-type="float" office:value="674">
            <text:p>674</text:p>
          </table:table-cell>
          <table:table-cell office:value-type="string">
            <text:p>SM</text:p>
          </table:table-cell>
          <table:table-cell table:number-columns-repeated="2"/>
          <table:table-cell office:value-type="string">
            <text:p>.sm</text:p>
          </table:table-cell>
          <table:table-cell office:value-type="string">
            <text:p>SMR </text:p>
          </table:table-cell>
          <table:table-cell office:value-type="string">
            <text:p> </text:p>
          </table:table-cell>
          <table:table-cell table:number-columns-repeated="2" office:value-type="string">
            <text:p>SMR </text:p>
          </table:table-cell>
          <table:table-cell office:value-type="string">
            <text:p>sm </text:p>
          </table:table-cell>
          <table:table-cell table:style-name="ce7" office:value-type="float" office:value="3168068">
            <text:p>3168068</text:p>
          </table:table-cell>
          <table:table-cell table:style-name="ce7" office:value-type="string">
            <text:p>^(4789\d)$</text:p>
          </table:table-cell>
          <table:table-cell table:style-name="ce7" office:value-type="string">
            <text:p>EU</text:p>
          </table:table-cell>
          <table:table-cell office:value-type="string">
            <text:p>+37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O TOME AND PRINCIPE</text:p>
          </table:table-cell>
          <table:table-cell office:value-type="string">
            <text:p>Sao Tome and Principe</text:p>
          </table:table-cell>
          <table:table-cell office:value-type="string">
            <text:p>Sao Tome and Principe</text:p>
          </table:table-cell>
          <table:table-cell office:value-type="string">
            <text:p>Sao Tome and Principe</text:p>
          </table:table-cell>
          <table:table-cell office:value-type="string">
            <text:p>Democratic Republic of Sao Tome and Principe</text:p>
          </table:table-cell>
          <table:table-cell office:value-type="string">
            <text:p>Assigned</text:p>
          </table:table-cell>
          <table:table-cell office:value-type="string">
            <text:p>ST</text:p>
          </table:table-cell>
          <table:table-cell office:value-type="string">
            <text:p>STP</text:p>
          </table:table-cell>
          <table:table-cell office:value-type="float" office:value="678">
            <text:p>678</text:p>
          </table:table-cell>
          <table:table-cell office:value-type="string">
            <text:p>TP</text:p>
          </table:table-cell>
          <table:table-cell table:number-columns-repeated="2"/>
          <table:table-cell office:value-type="string">
            <text:p>.st</text:p>
          </table:table-cell>
          <table:table-cell office:value-type="string">
            <text:p>STP </text:p>
          </table:table-cell>
          <table:table-cell office:value-type="string">
            <text:p>TP</text:p>
          </table:table-cell>
          <table:table-cell table:number-columns-repeated="2" office:value-type="string">
            <text:p>STP </text:p>
          </table:table-cell>
          <table:table-cell office:value-type="string">
            <text:p>sf </text:p>
          </table:table-cell>
          <table:table-cell table:style-name="ce7" office:value-type="float" office:value="2410758">
            <text:p>2410758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3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AUDI ARABIA</text:p>
          </table:table-cell>
          <table:table-cell table:number-columns-repeated="3" office:value-type="string">
            <text:p>Saudi Arabia</text:p>
          </table:table-cell>
          <table:table-cell office:value-type="string">
            <text:p>Kingdom of Saudi Arabia</text:p>
          </table:table-cell>
          <table:table-cell office:value-type="string">
            <text:p>Assigned</text:p>
          </table:table-cell>
          <table:table-cell office:value-type="string">
            <text:p>SA</text:p>
          </table:table-cell>
          <table:table-cell office:value-type="string">
            <text:p>SAU</text:p>
          </table:table-cell>
          <table:table-cell office:value-type="float" office:value="682">
            <text:p>682</text:p>
          </table:table-cell>
          <table:table-cell office:value-type="string">
            <text:p>SA</text:p>
          </table:table-cell>
          <table:table-cell table:number-columns-repeated="2"/>
          <table:table-cell office:value-type="string">
            <text:p>.sa</text:p>
          </table:table-cell>
          <table:table-cell office:value-type="string">
            <text:p>ARS </text:p>
          </table:table-cell>
          <table:table-cell office:value-type="string">
            <text:p>SD</text:p>
          </table:table-cell>
          <table:table-cell table:number-columns-repeated="2" office:value-type="string">
            <text:p>KSA </text:p>
          </table:table-cell>
          <table:table-cell office:value-type="string">
            <text:p>su </text:p>
          </table:table-cell>
          <table:table-cell table:style-name="ce7" office:value-type="float" office:value="102358">
            <text:p>102358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6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ENEGAL</text:p>
          </table:table-cell>
          <table:table-cell table:number-columns-repeated="3" office:value-type="string">
            <text:p>Senegal</text:p>
          </table:table-cell>
          <table:table-cell office:value-type="string">
            <text:p>Republic of Senegal</text:p>
          </table:table-cell>
          <table:table-cell office:value-type="string">
            <text:p>Assigned</text:p>
          </table:table-cell>
          <table:table-cell office:value-type="string">
            <text:p>SN</text:p>
          </table:table-cell>
          <table:table-cell office:value-type="string">
            <text:p>SEN</text:p>
          </table:table-cell>
          <table:table-cell office:value-type="float" office:value="686">
            <text:p>686</text:p>
          </table:table-cell>
          <table:table-cell office:value-type="string">
            <text:p>SG</text:p>
          </table:table-cell>
          <table:table-cell table:number-columns-repeated="2"/>
          <table:table-cell office:value-type="string">
            <text:p>.sn</text:p>
          </table:table-cell>
          <table:table-cell office:value-type="string">
            <text:p>SEN </text:p>
          </table:table-cell>
          <table:table-cell office:value-type="string">
            <text:p>SG</text:p>
          </table:table-cell>
          <table:table-cell table:number-columns-repeated="2" office:value-type="string">
            <text:p>SEN </text:p>
          </table:table-cell>
          <table:table-cell office:value-type="string">
            <text:p>sg </text:p>
          </table:table-cell>
          <table:table-cell table:style-name="ce7" office:value-type="float" office:value="2245662">
            <text:p>2245662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F</text:p>
          </table:table-cell>
          <table:table-cell office:value-type="string">
            <text:p>+22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ERBIA</text:p>
          </table:table-cell>
          <table:table-cell table:number-columns-repeated="3" office:value-type="string">
            <text:p>Serbia</text:p>
          </table:table-cell>
          <table:table-cell office:value-type="string">
            <text:p>Republic of Serbia</text:p>
          </table:table-cell>
          <table:table-cell office:value-type="string">
            <text:p>Assigned</text:p>
          </table:table-cell>
          <table:table-cell office:value-type="string">
            <text:p>RS</text:p>
          </table:table-cell>
          <table:table-cell office:value-type="string">
            <text:p>SRB</text:p>
          </table:table-cell>
          <table:table-cell office:value-type="float" office:value="688">
            <text:p>688</text:p>
          </table:table-cell>
          <table:table-cell office:value-type="string">
            <text:p>RI</text:p>
          </table:table-cell>
          <table:table-cell table:number-columns-repeated="2"/>
          <table:table-cell office:value-type="string">
            <text:p>.rs</text:p>
          </table:table-cell>
          <table:table-cell office:value-type="string">
            <text:p>SRB </text:p>
          </table:table-cell>
          <table:table-cell office:value-type="string">
            <text:p>YG</text:p>
          </table:table-cell>
          <table:table-cell table:number-columns-repeated="2" office:value-type="string">
            <text:p>SRB </text:p>
          </table:table-cell>
          <table:table-cell office:value-type="string">
            <text:p>rb </text:p>
          </table:table-cell>
          <table:table-cell table:style-name="ce7" office:value-type="float" office:value="6290252">
            <text:p>6290252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EU</text:p>
          </table:table-cell>
          <table:table-cell office:value-type="string">
            <text:p>+38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ERBIA AND MONTENEGRO</text:p>
          </table:table-cell>
          <table:table-cell/>
          <table:table-cell table:number-columns-repeated="2" office:value-type="string">
            <text:p>Serbia and Montenegro</text:p>
          </table:table-cell>
          <table:table-cell/>
          <table:table-cell office:value-type="string">
            <text:p>Transition</text:p>
          </table:table-cell>
          <table:table-cell office:value-type="string">
            <text:p>CS</text:p>
          </table:table-cell>
          <table:table-cell table:number-columns-repeated="4"/>
          <table:table-cell office:value-type="string">
            <text:p>RS, ME</text:p>
          </table:table-cell>
          <table:table-cell table:number-columns-repeated="3"/>
          <table:table-cell table:number-columns-repeated="2" office:value-type="string">
            <text:p>SCG</text:p>
          </table:table-cell>
          <table:table-cell office:value-type="string">
            <text:p>yu</text:p>
          </table:table-cell>
          <table:table-cell table:style-name="ce7" office:value-type="float" office:value="863038">
            <text:p>863038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SEYCHELLES</text:p>
          </table:table-cell>
          <table:table-cell table:number-columns-repeated="3" office:value-type="string">
            <text:p>Seychelles</text:p>
          </table:table-cell>
          <table:table-cell office:value-type="string">
            <text:p>Republic of Seychelles</text:p>
          </table:table-cell>
          <table:table-cell office:value-type="string">
            <text:p>Assigned</text:p>
          </table:table-cell>
          <table:table-cell office:value-type="string">
            <text:p>SC</text:p>
          </table:table-cell>
          <table:table-cell office:value-type="string">
            <text:p>SYC</text:p>
          </table:table-cell>
          <table:table-cell office:value-type="float" office:value="690">
            <text:p>690</text:p>
          </table:table-cell>
          <table:table-cell office:value-type="string">
            <text:p>SE</text:p>
          </table:table-cell>
          <table:table-cell table:number-columns-repeated="2"/>
          <table:table-cell office:value-type="string">
            <text:p>.sc</text:p>
          </table:table-cell>
          <table:table-cell office:value-type="string">
            <text:p>SEY </text:p>
          </table:table-cell>
          <table:table-cell office:value-type="string">
            <text:p>SC</text:p>
          </table:table-cell>
          <table:table-cell table:number-columns-repeated="2" office:value-type="string">
            <text:p>SEY </text:p>
          </table:table-cell>
          <table:table-cell office:value-type="string">
            <text:p>se </text:p>
          </table:table-cell>
          <table:table-cell table:style-name="ce7" office:value-type="float" office:value="241170">
            <text:p>241170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4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IERRA LEONE</text:p>
          </table:table-cell>
          <table:table-cell table:number-columns-repeated="3" office:value-type="string">
            <text:p>Sierra Leone</text:p>
          </table:table-cell>
          <table:table-cell office:value-type="string">
            <text:p>Republic of Sierra Leone</text:p>
          </table:table-cell>
          <table:table-cell office:value-type="string">
            <text:p>Assigned</text:p>
          </table:table-cell>
          <table:table-cell office:value-type="string">
            <text:p>SL</text:p>
          </table:table-cell>
          <table:table-cell office:value-type="string">
            <text:p>SLE</text:p>
          </table:table-cell>
          <table:table-cell office:value-type="float" office:value="694">
            <text:p>694</text:p>
          </table:table-cell>
          <table:table-cell office:value-type="string">
            <text:p>SL</text:p>
          </table:table-cell>
          <table:table-cell table:number-columns-repeated="2"/>
          <table:table-cell office:value-type="string">
            <text:p>.sl</text:p>
          </table:table-cell>
          <table:table-cell office:value-type="string">
            <text:p>SRL </text:p>
          </table:table-cell>
          <table:table-cell office:value-type="string">
            <text:p>SL</text:p>
          </table:table-cell>
          <table:table-cell table:number-columns-repeated="2" office:value-type="string">
            <text:p>SLE </text:p>
          </table:table-cell>
          <table:table-cell office:value-type="string">
            <text:p>sl </text:p>
          </table:table-cell>
          <table:table-cell table:style-name="ce7" office:value-type="float" office:value="2403846">
            <text:p>2403846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3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INGAPORE</text:p>
          </table:table-cell>
          <table:table-cell table:number-columns-repeated="3" office:value-type="string">
            <text:p>Singapore</text:p>
          </table:table-cell>
          <table:table-cell office:value-type="string">
            <text:p>Republic of Singapore</text:p>
          </table:table-cell>
          <table:table-cell office:value-type="string">
            <text:p>Assigned</text:p>
          </table:table-cell>
          <table:table-cell office:value-type="string">
            <text:p>SG</text:p>
          </table:table-cell>
          <table:table-cell office:value-type="string">
            <text:p>SGP</text:p>
          </table:table-cell>
          <table:table-cell office:value-type="float" office:value="702">
            <text:p>702</text:p>
          </table:table-cell>
          <table:table-cell office:value-type="string">
            <text:p>SN</text:p>
          </table:table-cell>
          <table:table-cell table:number-columns-repeated="2"/>
          <table:table-cell office:value-type="string">
            <text:p>.sg</text:p>
          </table:table-cell>
          <table:table-cell office:value-type="string">
            <text:p>SNG </text:p>
          </table:table-cell>
          <table:table-cell office:value-type="string">
            <text:p>SR</text:p>
          </table:table-cell>
          <table:table-cell table:number-columns-repeated="2" office:value-type="string">
            <text:p>SIN </text:p>
          </table:table-cell>
          <table:table-cell office:value-type="string">
            <text:p>si </text:p>
          </table:table-cell>
          <table:table-cell table:style-name="ce7" office:value-type="float" office:value="1880251">
            <text:p>1880251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6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INT MAARTEN (DUTCH PART)</text:p>
          </table:table-cell>
          <table:table-cell/>
          <table:table-cell office:value-type="string">
            <text:p>Sint Maarten</text:p>
          </table:table-cell>
          <table:table-cell office:value-type="string">
            <text:p>Sint Maarten</text:p>
          </table:table-cell>
          <table:table-cell office:value-type="string">
            <text:p>Sint Maarten (Dutch part)</text:p>
          </table:table-cell>
          <table:table-cell office:value-type="string">
            <text:p>Assigned</text:p>
          </table:table-cell>
          <table:table-cell office:value-type="string">
            <text:p>SX</text:p>
          </table:table-cell>
          <table:table-cell office:value-type="string">
            <text:p>SXM</text:p>
          </table:table-cell>
          <table:table-cell office:value-type="float" office:value="534">
            <text:p>534</text:p>
          </table:table-cell>
          <table:table-cell office:value-type="string">
            <text:p>NN</text:p>
          </table:table-cell>
          <table:table-cell table:number-columns-repeated="2"/>
          <table:table-cell office:value-type="string">
            <text:p>.sx</text:p>
          </table:table-cell>
          <table:table-cell office:value-type="string">
            <text:p>SYR </text:p>
          </table:table-cell>
          <table:table-cell table:number-columns-repeated="2"/>
          <table:table-cell office:value-type="string">
            <text:p>SXM</text:p>
          </table:table-cell>
          <table:table-cell/>
          <table:table-cell table:style-name="ce7" office:value-type="float" office:value="7609695">
            <text:p>7609695</text:p>
          </table:table-cell>
          <table:table-cell table:style-name="ce7"/>
          <table:table-cell table:style-name="ce7" office:value-type="string">
            <text:p>NA</text:p>
          </table:table-cell>
          <table:table-cell office:value-type="string">
            <text:p>+599-5</text:p>
          </table:table-cell>
          <table:table-cell table:number-columns-repeated="1000"/>
        </table:table-row>
        <table:table-row table:style-name="ro3">
          <table:table-cell office:value-type="string">
            <text:p>SLOVAKIA</text:p>
          </table:table-cell>
          <table:table-cell table:number-columns-repeated="3" office:value-type="string">
            <text:p>Slovakia</text:p>
          </table:table-cell>
          <table:table-cell office:value-type="string">
            <text:p>Slovak Republic</text:p>
          </table:table-cell>
          <table:table-cell office:value-type="string">
            <text:p>Assigned</text:p>
          </table:table-cell>
          <table:table-cell office:value-type="string">
            <text:p>SK</text:p>
          </table:table-cell>
          <table:table-cell office:value-type="string">
            <text:p>SVK</text:p>
          </table:table-cell>
          <table:table-cell office:value-type="float" office:value="703">
            <text:p>703</text:p>
          </table:table-cell>
          <table:table-cell office:value-type="string">
            <text:p>LO</text:p>
          </table:table-cell>
          <table:table-cell table:number-columns-repeated="2"/>
          <table:table-cell office:value-type="string">
            <text:p>.sk</text:p>
          </table:table-cell>
          <table:table-cell office:value-type="string">
            <text:p>SVK </text:p>
          </table:table-cell>
          <table:table-cell office:value-type="string">
            <text:p>SQ</text:p>
          </table:table-cell>
          <table:table-cell table:number-columns-repeated="2" office:value-type="string">
            <text:p>SVK </text:p>
          </table:table-cell>
          <table:table-cell office:value-type="string">
            <text:p>xo </text:p>
          </table:table-cell>
          <table:table-cell table:style-name="ce7" office:value-type="float" office:value="3057568">
            <text:p>3057568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42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LOVENIA</text:p>
          </table:table-cell>
          <table:table-cell table:number-columns-repeated="3" office:value-type="string">
            <text:p>Slovenia</text:p>
          </table:table-cell>
          <table:table-cell office:value-type="string">
            <text:p>Republic of Slovenia</text:p>
          </table:table-cell>
          <table:table-cell office:value-type="string">
            <text:p>Assigned</text:p>
          </table:table-cell>
          <table:table-cell office:value-type="string">
            <text:p>SI</text:p>
          </table:table-cell>
          <table:table-cell office:value-type="string">
            <text:p>SVN</text:p>
          </table:table-cell>
          <table:table-cell office:value-type="float" office:value="705">
            <text:p>705</text:p>
          </table:table-cell>
          <table:table-cell office:value-type="string">
            <text:p>SI</text:p>
          </table:table-cell>
          <table:table-cell table:number-columns-repeated="2"/>
          <table:table-cell office:value-type="string">
            <text:p>.si</text:p>
          </table:table-cell>
          <table:table-cell office:value-type="string">
            <text:p>SVN </text:p>
          </table:table-cell>
          <table:table-cell office:value-type="string">
            <text:p>LJ</text:p>
          </table:table-cell>
          <table:table-cell office:value-type="string">
            <text:p>SLO </text:p>
          </table:table-cell>
          <table:table-cell office:value-type="string">
            <text:p>SVN </text:p>
          </table:table-cell>
          <table:table-cell office:value-type="string">
            <text:p>xv </text:p>
          </table:table-cell>
          <table:table-cell table:style-name="ce7" office:value-type="float" office:value="3190538">
            <text:p>3190538</text:p>
          </table:table-cell>
          <table:table-cell table:style-name="ce7" office:value-type="string">
            <text:p>^(?:SI)*(\d{4})$</text:p>
          </table:table-cell>
          <table:table-cell table:style-name="ce7" office:value-type="string">
            <text:p>EU</text:p>
          </table:table-cell>
          <table:table-cell office:value-type="string">
            <text:p>+38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OLOMON ISLANDS</text:p>
          </table:table-cell>
          <table:table-cell table:number-columns-repeated="3" office:value-type="string">
            <text:p>Solomon Islands</text:p>
          </table:table-cell>
          <table:table-cell/>
          <table:table-cell office:value-type="string">
            <text:p>Assigned</text:p>
          </table:table-cell>
          <table:table-cell office:value-type="string">
            <text:p>SB</text:p>
          </table:table-cell>
          <table:table-cell office:value-type="string">
            <text:p>SLB</text:p>
          </table:table-cell>
          <table:table-cell office:value-type="float" office:value="90">
            <text:p>90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.sb</text:p>
          </table:table-cell>
          <table:table-cell office:value-type="string">
            <text:p>SLM </text:p>
          </table:table-cell>
          <table:table-cell office:value-type="string">
            <text:p>SO</text:p>
          </table:table-cell>
          <table:table-cell table:number-columns-repeated="2" office:value-type="string">
            <text:p>SOL </text:p>
          </table:table-cell>
          <table:table-cell office:value-type="string">
            <text:p>bp </text:p>
          </table:table-cell>
          <table:table-cell table:style-name="ce7" office:value-type="float" office:value="2103350">
            <text:p>2103350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7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OMALIA</text:p>
          </table:table-cell>
          <table:table-cell table:number-columns-repeated="3" office:value-type="string">
            <text:p>Somalia</text:p>
          </table:table-cell>
          <table:table-cell office:value-type="string">
            <text:p>Somali Republic</text:p>
          </table:table-cell>
          <table:table-cell office:value-type="string">
            <text:p>Assigned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float" office:value="706">
            <text:p>706</text:p>
          </table:table-cell>
          <table:table-cell office:value-type="string">
            <text:p>SO</text:p>
          </table:table-cell>
          <table:table-cell table:number-columns-repeated="2"/>
          <table:table-cell office:value-type="string">
            <text:p>.so</text:p>
          </table:table-cell>
          <table:table-cell office:value-type="string">
            <text:p>SOM </text:p>
          </table:table-cell>
          <table:table-cell office:value-type="string">
            <text:p>SI</text:p>
          </table:table-cell>
          <table:table-cell table:number-columns-repeated="2" office:value-type="string">
            <text:p>SOM </text:p>
          </table:table-cell>
          <table:table-cell office:value-type="string">
            <text:p>so </text:p>
          </table:table-cell>
          <table:table-cell table:style-name="ce7" office:value-type="float" office:value="51537">
            <text:p>51537</text:p>
          </table:table-cell>
          <table:table-cell table:style-name="ce7" office:value-type="string">
            <text:p>^([A-Z]{2}\d{5})$</text:p>
          </table:table-cell>
          <table:table-cell table:style-name="ce7" office:value-type="string">
            <text:p>AF</text:p>
          </table:table-cell>
          <table:table-cell office:value-type="string">
            <text:p>+25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OUTH AFRICA</text:p>
          </table:table-cell>
          <table:table-cell table:number-columns-repeated="3" office:value-type="string">
            <text:p>South Africa</text:p>
          </table:table-cell>
          <table:table-cell office:value-type="string">
            <text:p>Republic of South Africa</text:p>
          </table:table-cell>
          <table:table-cell office:value-type="string">
            <text:p>Assigned</text:p>
          </table:table-cell>
          <table:table-cell office:value-type="string">
            <text:p>ZA</text:p>
          </table:table-cell>
          <table:table-cell office:value-type="string">
            <text:p>ZAF</text:p>
          </table:table-cell>
          <table:table-cell office:value-type="float" office:value="710">
            <text:p>710</text:p>
          </table:table-cell>
          <table:table-cell office:value-type="string">
            <text:p>SF</text:p>
          </table:table-cell>
          <table:table-cell table:number-columns-repeated="2"/>
          <table:table-cell office:value-type="string">
            <text:p>.za</text:p>
          </table:table-cell>
          <table:table-cell office:value-type="string">
            <text:p>AFS </text:p>
          </table:table-cell>
          <table:table-cell office:value-type="string">
            <text:p>ZA</text:p>
          </table:table-cell>
          <table:table-cell table:number-columns-repeated="2" office:value-type="string">
            <text:p>RSA </text:p>
          </table:table-cell>
          <table:table-cell office:value-type="string">
            <text:p>sa </text:p>
          </table:table-cell>
          <table:table-cell table:style-name="ce7" office:value-type="float" office:value="953987">
            <text:p>953987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F</text:p>
          </table:table-cell>
          <table:table-cell office:value-type="string">
            <text:p>+2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OUTH GEORGIA AND THE SOUTH SANDWICH ISLANDS</text:p>
          </table:table-cell>
          <table:table-cell/>
          <table:table-cell table:number-columns-repeated="2" office:value-type="string">
            <text:p>South Georgia and the South Sandwich Islands</text:p>
          </table:table-cell>
          <table:table-cell/>
          <table:table-cell office:value-type="string">
            <text:p>Assigned</text:p>
          </table:table-cell>
          <table:table-cell office:value-type="string">
            <text:p>GS</text:p>
          </table:table-cell>
          <table:table-cell office:value-type="string">
            <text:p>SGS</text:p>
          </table:table-cell>
          <table:table-cell office:value-type="float" office:value="239">
            <text:p>239</text:p>
          </table:table-cell>
          <table:table-cell office:value-type="string">
            <text:p>SX</text:p>
          </table:table-cell>
          <table:table-cell table:number-columns-repeated="2"/>
          <table:table-cell office:value-type="string">
            <text:p>.gs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xs </text:p>
          </table:table-cell>
          <table:table-cell table:style-name="ce7" office:value-type="float" office:value="3474415">
            <text:p>3474415</text:p>
          </table:table-cell>
          <table:table-cell table:style-name="ce7"/>
          <table:table-cell table:style-name="ce7" office:value-type="string">
            <text:p>AN</text:p>
          </table:table-cell>
          <table:table-cell office:value-type="string">
            <text:p>+500</text:p>
          </table:table-cell>
          <table:table-cell table:number-columns-repeated="1000"/>
        </table:table-row>
        <table:table-row table:style-name="ro3">
          <table:table-cell office:value-type="string">
            <text:p>SOUTH SUDAN</text:p>
          </table:table-cell>
          <table:table-cell table:number-columns-repeated="2" office:value-type="string">
            <text:p>South Sudan</text:p>
          </table:table-cell>
          <table:table-cell table:style-name="Default" office:value-type="string">
            <text:p>South Sudan</text:p>
          </table:table-cell>
          <table:table-cell office:value-type="string">
            <text:p>The Republic of South Sudan</text:p>
          </table:table-cell>
          <table:table-cell office:value-type="string">
            <text:p>Assigned</text:p>
          </table:table-cell>
          <table:table-cell office:value-type="string">
            <text:p>SS</text:p>
          </table:table-cell>
          <table:table-cell office:value-type="string">
            <text:p>SSD</text:p>
          </table:table-cell>
          <table:table-cell office:value-type="float" office:value="728">
            <text:p>728</text:p>
          </table:table-cell>
          <table:table-cell table:number-columns-repeated="3"/>
          <table:table-cell office:value-type="string">
            <text:p>.ss</text:p>
          </table:table-cell>
          <table:table-cell table:number-columns-repeated="5"/>
          <table:table-cell table:style-name="ce7" office:value-type="float" office:value="7927262">
            <text:p>7927262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1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PAIN</text:p>
          </table:table-cell>
          <table:table-cell table:number-columns-repeated="3" office:value-type="string">
            <text:p>Spain</text:p>
          </table:table-cell>
          <table:table-cell office:value-type="string">
            <text:p>Kingdom of Spain</text:p>
          </table:table-cell>
          <table:table-cell office:value-type="string">
            <text:p>Assigned</text:p>
          </table:table-cell>
          <table:table-cell office:value-type="string">
            <text:p>ES</text:p>
          </table:table-cell>
          <table:table-cell office:value-type="string">
            <text:p>ESP</text:p>
          </table:table-cell>
          <table:table-cell office:value-type="float" office:value="724">
            <text:p>724</text:p>
          </table:table-cell>
          <table:table-cell office:value-type="string">
            <text:p>SP</text:p>
          </table:table-cell>
          <table:table-cell table:number-columns-repeated="2"/>
          <table:table-cell office:value-type="string">
            <text:p>.es</text:p>
          </table:table-cell>
          <table:table-cell office:value-type="string">
            <text:p>E </text:p>
          </table:table-cell>
          <table:table-cell office:value-type="string">
            <text:p>SP</text:p>
          </table:table-cell>
          <table:table-cell table:number-columns-repeated="2" office:value-type="string">
            <text:p>ESP </text:p>
          </table:table-cell>
          <table:table-cell office:value-type="string">
            <text:p>sp </text:p>
          </table:table-cell>
          <table:table-cell table:style-name="ce7" office:value-type="float" office:value="2510769">
            <text:p>2510769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3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PRATLY ISLANDS</text:p>
          </table:table-cell>
          <table:table-cell/>
          <table:table-cell office:value-type="string">
            <text:p>Spratly Islands</text:p>
          </table:table-cell>
          <table:table-cell office:value-type="string">
            <text:p>Spratly Islands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PG</text:p>
          </table:table-cell>
          <table:table-cell table:number-columns-repeated="7"/>
          <table:table-cell office:value-type="string">
            <text:p>xp 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SRI LANKA</text:p>
          </table:table-cell>
          <table:table-cell table:number-columns-repeated="3" office:value-type="string">
            <text:p>Sri Lanka</text:p>
          </table:table-cell>
          <table:table-cell office:value-type="string">
            <text:p>Democratic Socialist Republic of Sri Lanka</text:p>
          </table:table-cell>
          <table:table-cell office:value-type="string">
            <text:p>Assigned</text:p>
          </table:table-cell>
          <table:table-cell office:value-type="string">
            <text:p>LK</text:p>
          </table:table-cell>
          <table:table-cell office:value-type="string">
            <text:p>LKA</text:p>
          </table:table-cell>
          <table:table-cell office:value-type="float" office:value="144">
            <text:p>144</text:p>
          </table:table-cell>
          <table:table-cell office:value-type="string">
            <text:p>CE</text:p>
          </table:table-cell>
          <table:table-cell table:number-columns-repeated="2"/>
          <table:table-cell office:value-type="string">
            <text:p>.lk</text:p>
          </table:table-cell>
          <table:table-cell office:value-type="string">
            <text:p>CLN </text:p>
          </table:table-cell>
          <table:table-cell office:value-type="string">
            <text:p>SB</text:p>
          </table:table-cell>
          <table:table-cell table:number-columns-repeated="2" office:value-type="string">
            <text:p>SRI </text:p>
          </table:table-cell>
          <table:table-cell office:value-type="string">
            <text:p>ce </text:p>
          </table:table-cell>
          <table:table-cell table:style-name="ce7" office:value-type="float" office:value="1227603">
            <text:p>1227603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UDAN</text:p>
          </table:table-cell>
          <table:table-cell table:number-columns-repeated="3" office:value-type="string">
            <text:p>Sudan</text:p>
          </table:table-cell>
          <table:table-cell office:value-type="string">
            <text:p>The Republic of the Sudan</text:p>
          </table:table-cell>
          <table:table-cell office:value-type="string">
            <text:p>Assigned</text:p>
          </table:table-cell>
          <table:table-cell office:value-type="string">
            <text:p>SD</text:p>
          </table:table-cell>
          <table:table-cell office:value-type="string">
            <text:p>SDN</text:p>
          </table:table-cell>
          <table:table-cell office:value-type="float" office:value="729">
            <text:p>729</text:p>
          </table:table-cell>
          <table:table-cell office:value-type="string">
            <text:p>SU</text:p>
          </table:table-cell>
          <table:table-cell table:number-columns-repeated="2"/>
          <table:table-cell office:value-type="string">
            <text:p>.sd</text:p>
          </table:table-cell>
          <table:table-cell office:value-type="string">
            <text:p>SDN </text:p>
          </table:table-cell>
          <table:table-cell office:value-type="string">
            <text:p>SU</text:p>
          </table:table-cell>
          <table:table-cell table:number-columns-repeated="2" office:value-type="string">
            <text:p>SUD </text:p>
          </table:table-cell>
          <table:table-cell office:value-type="string">
            <text:p>sj </text:p>
          </table:table-cell>
          <table:table-cell table:style-name="ce7" office:value-type="float" office:value="366755">
            <text:p>366755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F</text:p>
          </table:table-cell>
          <table:table-cell office:value-type="string">
            <text:p>+24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URINAME</text:p>
          </table:table-cell>
          <table:table-cell table:number-columns-repeated="3" office:value-type="string">
            <text:p>Suriname</text:p>
          </table:table-cell>
          <table:table-cell office:value-type="string">
            <text:p>Republic of Suriname</text:p>
          </table:table-cell>
          <table:table-cell office:value-type="string">
            <text:p>Assigned</text:p>
          </table:table-cell>
          <table:table-cell office:value-type="string">
            <text:p>SR</text:p>
          </table:table-cell>
          <table:table-cell office:value-type="string">
            <text:p>SUR</text:p>
          </table:table-cell>
          <table:table-cell office:value-type="float" office:value="740">
            <text:p>740</text:p>
          </table:table-cell>
          <table:table-cell office:value-type="string">
            <text:p>NS</text:p>
          </table:table-cell>
          <table:table-cell table:number-columns-repeated="2"/>
          <table:table-cell office:value-type="string">
            <text:p>.sr</text:p>
          </table:table-cell>
          <table:table-cell office:value-type="string">
            <text:p>SUR </text:p>
          </table:table-cell>
          <table:table-cell office:value-type="string">
            <text:p>SM</text:p>
          </table:table-cell>
          <table:table-cell table:number-columns-repeated="2" office:value-type="string">
            <text:p>SUR </text:p>
          </table:table-cell>
          <table:table-cell office:value-type="string">
            <text:p>sr </text:p>
          </table:table-cell>
          <table:table-cell table:style-name="ce7" office:value-type="float" office:value="3382998">
            <text:p>3382998</text:p>
          </table:table-cell>
          <table:table-cell table:style-name="ce7"/>
          <table:table-cell table:style-name="ce7" office:value-type="string">
            <text:p>SA</text:p>
          </table:table-cell>
          <table:table-cell office:value-type="string">
            <text:p>+59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VALBARD AND JAN MAYEN</text:p>
          </table:table-cell>
          <table:table-cell/>
          <table:table-cell office:value-type="string">
            <text:p>Svalbard and Jan Mayen</text:p>
          </table:table-cell>
          <table:table-cell office:value-type="string">
            <text:p>Svalbard and Jan Mayen</text:p>
          </table:table-cell>
          <table:table-cell/>
          <table:table-cell office:value-type="string">
            <text:p>Assigned</text:p>
          </table:table-cell>
          <table:table-cell office:value-type="string">
            <text:p>SJ</text:p>
          </table:table-cell>
          <table:table-cell office:value-type="string">
            <text:p>SJM</text:p>
          </table:table-cell>
          <table:table-cell office:value-type="float" office:value="744">
            <text:p>744</text:p>
          </table:table-cell>
          <table:table-cell office:value-type="string">
            <text:p>SV</text:p>
          </table:table-cell>
          <table:table-cell table:number-columns-repeated="2"/>
          <table:table-cell office:value-type="string">
            <text:p>.sj</text:p>
          </table:table-cell>
          <table:table-cell/>
          <table:table-cell office:value-type="string">
            <text:p>SZ</text:p>
          </table:table-cell>
          <table:table-cell table:number-columns-repeated="2"/>
          <table:table-cell office:value-type="string">
            <text:p>sb</text:p>
          </table:table-cell>
          <table:table-cell table:style-name="ce7" office:value-type="float" office:value="607072">
            <text:p>607072</text:p>
          </table:table-cell>
          <table:table-cell table:style-name="ce7"/>
          <table:table-cell table:style-name="ce7" office:value-type="string">
            <text:p>EU</text:p>
          </table:table-cell>
          <table:table-cell office:value-type="string">
            <text:p>+47</text:p>
          </table:table-cell>
          <table:table-cell table:number-columns-repeated="1000"/>
        </table:table-row>
        <table:table-row table:style-name="ro3">
          <table:table-cell office:value-type="string">
            <text:p>SWAZILAND</text:p>
          </table:table-cell>
          <table:table-cell table:number-columns-repeated="3" office:value-type="string">
            <text:p>Swaziland</text:p>
          </table:table-cell>
          <table:table-cell office:value-type="string">
            <text:p>Kingdom of Swaziland</text:p>
          </table:table-cell>
          <table:table-cell office:value-type="string">
            <text:p>Assigned</text:p>
          </table:table-cell>
          <table:table-cell office:value-type="string">
            <text:p>SZ</text:p>
          </table:table-cell>
          <table:table-cell office:value-type="string">
            <text:p>SWZ</text:p>
          </table:table-cell>
          <table:table-cell office:value-type="float" office:value="748">
            <text:p>748</text:p>
          </table:table-cell>
          <table:table-cell office:value-type="string">
            <text:p>WZ</text:p>
          </table:table-cell>
          <table:table-cell table:number-columns-repeated="2"/>
          <table:table-cell office:value-type="string">
            <text:p>.sz</text:p>
          </table:table-cell>
          <table:table-cell office:value-type="string">
            <text:p>SWZ </text:p>
          </table:table-cell>
          <table:table-cell office:value-type="string">
            <text:p>SV</text:p>
          </table:table-cell>
          <table:table-cell table:number-columns-repeated="2" office:value-type="string">
            <text:p>SWZ </text:p>
          </table:table-cell>
          <table:table-cell office:value-type="string">
            <text:p>sq </text:p>
          </table:table-cell>
          <table:table-cell table:style-name="ce7" office:value-type="float" office:value="934841">
            <text:p>934841</text:p>
          </table:table-cell>
          <table:table-cell table:style-name="ce7" office:value-type="string">
            <text:p>^([A-Z]\d{3})$</text:p>
          </table:table-cell>
          <table:table-cell table:style-name="ce7" office:value-type="string">
            <text:p>AF</text:p>
          </table:table-cell>
          <table:table-cell office:value-type="string">
            <text:p>+26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WEDEN</text:p>
          </table:table-cell>
          <table:table-cell table:number-columns-repeated="3" office:value-type="string">
            <text:p>Sweden</text:p>
          </table:table-cell>
          <table:table-cell office:value-type="string">
            <text:p>Kingdom of Sweden</text:p>
          </table:table-cell>
          <table:table-cell office:value-type="string">
            <text:p>Assigned</text:p>
          </table:table-cell>
          <table:table-cell office:value-type="string">
            <text:p>SE</text:p>
          </table:table-cell>
          <table:table-cell office:value-type="string">
            <text:p>SWE</text:p>
          </table:table-cell>
          <table:table-cell office:value-type="float" office:value="752">
            <text:p>752</text:p>
          </table:table-cell>
          <table:table-cell office:value-type="string">
            <text:p>SW</text:p>
          </table:table-cell>
          <table:table-cell table:number-columns-repeated="2"/>
          <table:table-cell office:value-type="string">
            <text:p>.se</text:p>
          </table:table-cell>
          <table:table-cell office:value-type="string">
            <text:p>S </text:p>
          </table:table-cell>
          <table:table-cell office:value-type="string">
            <text:p>SN</text:p>
          </table:table-cell>
          <table:table-cell table:number-columns-repeated="2" office:value-type="string">
            <text:p>SWE </text:p>
          </table:table-cell>
          <table:table-cell office:value-type="string">
            <text:p>sw </text:p>
          </table:table-cell>
          <table:table-cell table:style-name="ce7" office:value-type="float" office:value="2661886">
            <text:p>2661886</text:p>
          </table:table-cell>
          <table:table-cell table:style-name="ce7" office:value-type="string">
            <text:p>^(?:SE)*(\d{5})$</text:p>
          </table:table-cell>
          <table:table-cell table:style-name="ce7" office:value-type="string">
            <text:p>EU</text:p>
          </table:table-cell>
          <table:table-cell office:value-type="string">
            <text:p>+4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WITZERLAND</text:p>
          </table:table-cell>
          <table:table-cell table:number-columns-repeated="3" office:value-type="string">
            <text:p>Switzerland</text:p>
          </table:table-cell>
          <table:table-cell office:value-type="string">
            <text:p>Swiss Confederation</text:p>
          </table:table-cell>
          <table:table-cell office:value-type="string">
            <text:p>Assigned</text:p>
          </table:table-cell>
          <table:table-cell office:value-type="string">
            <text:p>CH</text:p>
          </table:table-cell>
          <table:table-cell office:value-type="string">
            <text:p>CHE</text:p>
          </table:table-cell>
          <table:table-cell office:value-type="float" office:value="756">
            <text:p>756</text:p>
          </table:table-cell>
          <table:table-cell office:value-type="string">
            <text:p>SZ</text:p>
          </table:table-cell>
          <table:table-cell table:number-columns-repeated="2"/>
          <table:table-cell office:value-type="string">
            <text:p>.ch</text:p>
          </table:table-cell>
          <table:table-cell office:value-type="string">
            <text:p>SUI </text:p>
          </table:table-cell>
          <table:table-cell office:value-type="string">
            <text:p>SW</text:p>
          </table:table-cell>
          <table:table-cell table:number-columns-repeated="2" office:value-type="string">
            <text:p>SUI </text:p>
          </table:table-cell>
          <table:table-cell office:value-type="string">
            <text:p>sz </text:p>
          </table:table-cell>
          <table:table-cell table:style-name="ce7" office:value-type="float" office:value="2658434">
            <text:p>2658434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EU</text:p>
          </table:table-cell>
          <table:table-cell office:value-type="string">
            <text:p>+4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SYRIAN ARAB REPUBLIC</text:p>
          </table:table-cell>
          <table:table-cell table:number-columns-repeated="3" office:value-type="string">
            <text:p>Syria</text:p>
          </table:table-cell>
          <table:table-cell office:value-type="string">
            <text:p>Syrian Arab Republic</text:p>
          </table:table-cell>
          <table:table-cell office:value-type="string">
            <text:p>Assigned</text:p>
          </table:table-cell>
          <table:table-cell office:value-type="string">
            <text:p>SY</text:p>
          </table:table-cell>
          <table:table-cell office:value-type="string">
            <text:p>SYR</text:p>
          </table:table-cell>
          <table:table-cell office:value-type="float" office:value="760">
            <text:p>760</text:p>
          </table:table-cell>
          <table:table-cell office:value-type="string">
            <text:p>SY</text:p>
          </table:table-cell>
          <table:table-cell table:number-columns-repeated="2"/>
          <table:table-cell office:value-type="string">
            <text:p>.sy</text:p>
          </table:table-cell>
          <table:table-cell/>
          <table:table-cell office:value-type="string">
            <text:p>SY</text:p>
          </table:table-cell>
          <table:table-cell table:number-columns-repeated="2" office:value-type="string">
            <text:p>SYR </text:p>
          </table:table-cell>
          <table:table-cell office:value-type="string">
            <text:p>sy </text:p>
          </table:table-cell>
          <table:table-cell table:style-name="ce7" office:value-type="float" office:value="163843">
            <text:p>163843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96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AIWAN, PROVINCE OF CHINA</text:p>
          </table:table-cell>
          <table:table-cell table:number-columns-repeated="3" office:value-type="string">
            <text:p>Taiwan</text:p>
          </table:table-cell>
          <table:table-cell office:value-type="string">
            <text:p>Taiwan, Province of China</text:p>
          </table:table-cell>
          <table:table-cell office:value-type="string">
            <text:p>Assigned</text:p>
          </table:table-cell>
          <table:table-cell office:value-type="string">
            <text:p>TW</text:p>
          </table:table-cell>
          <table:table-cell office:value-type="string">
            <text:p>TWN</text:p>
          </table:table-cell>
          <table:table-cell office:value-type="float" office:value="158">
            <text:p>158</text:p>
          </table:table-cell>
          <table:table-cell office:value-type="string">
            <text:p>TW</text:p>
          </table:table-cell>
          <table:table-cell table:number-columns-repeated="2"/>
          <table:table-cell office:value-type="string">
            <text:p>.tw</text:p>
          </table:table-cell>
          <table:table-cell/>
          <table:table-cell office:value-type="string">
            <text:p> </text:p>
          </table:table-cell>
          <table:table-cell table:number-columns-repeated="2" office:value-type="string">
            <text:p>TPE </text:p>
          </table:table-cell>
          <table:table-cell office:value-type="string">
            <text:p>ch </text:p>
          </table:table-cell>
          <table:table-cell table:style-name="ce7" office:value-type="float" office:value="1668284">
            <text:p>1668284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88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AJIKISTAN</text:p>
          </table:table-cell>
          <table:table-cell table:number-columns-repeated="3" office:value-type="string">
            <text:p>Tajikistan</text:p>
          </table:table-cell>
          <table:table-cell office:value-type="string">
            <text:p>Republic of Tajikistan</text:p>
          </table:table-cell>
          <table:table-cell office:value-type="string">
            <text:p>Assigned</text:p>
          </table:table-cell>
          <table:table-cell office:value-type="string">
            <text:p>TJ</text:p>
          </table:table-cell>
          <table:table-cell office:value-type="string">
            <text:p>TJK</text:p>
          </table:table-cell>
          <table:table-cell office:value-type="float" office:value="762">
            <text:p>762</text:p>
          </table:table-cell>
          <table:table-cell office:value-type="string">
            <text:p>TI</text:p>
          </table:table-cell>
          <table:table-cell table:number-columns-repeated="2"/>
          <table:table-cell office:value-type="string">
            <text:p>.tj</text:p>
          </table:table-cell>
          <table:table-cell office:value-type="string">
            <text:p>TJK </text:p>
          </table:table-cell>
          <table:table-cell office:value-type="string">
            <text:p>TA</text:p>
          </table:table-cell>
          <table:table-cell table:number-columns-repeated="2" office:value-type="string">
            <text:p>TJK </text:p>
          </table:table-cell>
          <table:table-cell office:value-type="string">
            <text:p>ta </text:p>
          </table:table-cell>
          <table:table-cell table:style-name="ce7" office:value-type="float" office:value="1220409">
            <text:p>1220409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99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ANZANIA, UNITED REPUBLIC OF</text:p>
          </table:table-cell>
          <table:table-cell office:value-type="string">
            <text:p>Tanzania, United Republic of</text:p>
          </table:table-cell>
          <table:table-cell table:number-columns-repeated="2" office:value-type="string">
            <text:p>Tanzania</text:p>
          </table:table-cell>
          <table:table-cell office:value-type="string">
            <text:p>United Republic of Tanzania</text:p>
          </table:table-cell>
          <table:table-cell office:value-type="string">
            <text:p>Assigned</text:p>
          </table:table-cell>
          <table:table-cell office:value-type="string">
            <text:p>TZ</text:p>
          </table:table-cell>
          <table:table-cell office:value-type="string">
            <text:p>TZA</text:p>
          </table:table-cell>
          <table:table-cell office:value-type="float" office:value="834">
            <text:p>834</text:p>
          </table:table-cell>
          <table:table-cell office:value-type="string">
            <text:p>TZ</text:p>
          </table:table-cell>
          <table:table-cell table:number-columns-repeated="2"/>
          <table:table-cell office:value-type="string">
            <text:p>.tz</text:p>
          </table:table-cell>
          <table:table-cell office:value-type="string">
            <text:p>TZA </text:p>
          </table:table-cell>
          <table:table-cell office:value-type="string">
            <text:p>TN</text:p>
          </table:table-cell>
          <table:table-cell table:number-columns-repeated="2" office:value-type="string">
            <text:p>TAN </text:p>
          </table:table-cell>
          <table:table-cell office:value-type="string">
            <text:p>tz </text:p>
          </table:table-cell>
          <table:table-cell table:style-name="ce7" office:value-type="float" office:value="149590">
            <text:p>149590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55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HAILAND</text:p>
          </table:table-cell>
          <table:table-cell table:number-columns-repeated="3" office:value-type="string">
            <text:p>Thailand</text:p>
          </table:table-cell>
          <table:table-cell office:value-type="string">
            <text:p>Kingdom of Thailand</text:p>
          </table:table-cell>
          <table:table-cell office:value-type="string">
            <text:p>Assigned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float" office:value="764">
            <text:p>764</text:p>
          </table:table-cell>
          <table:table-cell office:value-type="string">
            <text:p>TH</text:p>
          </table:table-cell>
          <table:table-cell table:number-columns-repeated="2"/>
          <table:table-cell office:value-type="string">
            <text:p>.th</text:p>
          </table:table-cell>
          <table:table-cell office:value-type="string">
            <text:p>THA </text:p>
          </table:table-cell>
          <table:table-cell office:value-type="string">
            <text:p>TH</text:p>
          </table:table-cell>
          <table:table-cell table:number-columns-repeated="2" office:value-type="string">
            <text:p>THA </text:p>
          </table:table-cell>
          <table:table-cell office:value-type="string">
            <text:p>th </text:p>
          </table:table-cell>
          <table:table-cell table:style-name="ce7" office:value-type="float" office:value="1605651">
            <text:p>1605651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6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IMOR-LESTE</text:p>
          </table:table-cell>
          <table:table-cell office:value-type="string">
            <text:p>Timor-Leste</text:p>
          </table:table-cell>
          <table:table-cell office:value-type="string">
            <text:p>Timor-Leste</text:p>
          </table:table-cell>
          <table:table-cell office:value-type="string">
            <text:p>Timor-Leste</text:p>
          </table:table-cell>
          <table:table-cell office:value-type="string">
            <text:p>Democratic Republic of Timor-Leste</text:p>
          </table:table-cell>
          <table:table-cell office:value-type="string">
            <text:p>Assigned</text:p>
          </table:table-cell>
          <table:table-cell office:value-type="string">
            <text:p>TL</text:p>
          </table:table-cell>
          <table:table-cell office:value-type="string">
            <text:p>TLS</text:p>
          </table:table-cell>
          <table:table-cell office:value-type="float" office:value="626">
            <text:p>626</text:p>
          </table:table-cell>
          <table:table-cell office:value-type="string">
            <text:p>TT</text:p>
          </table:table-cell>
          <table:table-cell table:number-columns-repeated="2"/>
          <table:table-cell office:value-type="string">
            <text:p>.tl</text:p>
          </table:table-cell>
          <table:table-cell office:value-type="string">
            <text:p>TLS </text:p>
          </table:table-cell>
          <table:table-cell office:value-type="string">
            <text:p>TM</text:p>
          </table:table-cell>
          <table:table-cell table:number-columns-repeated="2" office:value-type="string">
            <text:p>TLS </text:p>
          </table:table-cell>
          <table:table-cell office:value-type="string">
            <text:p>em </text:p>
          </table:table-cell>
          <table:table-cell table:style-name="ce7" office:value-type="float" office:value="1966436">
            <text:p>1966436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7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OGO</text:p>
          </table:table-cell>
          <table:table-cell table:number-columns-repeated="3" office:value-type="string">
            <text:p>Togo</text:p>
          </table:table-cell>
          <table:table-cell office:value-type="string">
            <text:p>Togolese Republic</text:p>
          </table:table-cell>
          <table:table-cell office:value-type="string">
            <text:p>Assigned</text:p>
          </table:table-cell>
          <table:table-cell office:value-type="string">
            <text:p>TG</text:p>
          </table:table-cell>
          <table:table-cell office:value-type="string">
            <text:p>TGO</text:p>
          </table:table-cell>
          <table:table-cell office:value-type="float" office:value="768">
            <text:p>768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.tg</text:p>
          </table:table-cell>
          <table:table-cell office:value-type="string">
            <text:p>TGO </text:p>
          </table:table-cell>
          <table:table-cell office:value-type="string">
            <text:p>TG</text:p>
          </table:table-cell>
          <table:table-cell table:number-columns-repeated="2" office:value-type="string">
            <text:p>TOG </text:p>
          </table:table-cell>
          <table:table-cell office:value-type="string">
            <text:p>tg </text:p>
          </table:table-cell>
          <table:table-cell table:style-name="ce7" office:value-type="float" office:value="2363686">
            <text:p>2363686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2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OKELAU</text:p>
          </table:table-cell>
          <table:table-cell office:value-type="string">
            <text:p>Tokelau</text:p>
          </table:table-cell>
          <table:table-cell office:value-type="string">
            <text:p>Tokelau</text:p>
          </table:table-cell>
          <table:table-cell office:value-type="string">
            <text:p>Tokelau</text:p>
          </table:table-cell>
          <table:table-cell/>
          <table:table-cell office:value-type="string">
            <text:p>Assigned</text:p>
          </table:table-cell>
          <table:table-cell office:value-type="string">
            <text:p>TK</text:p>
          </table:table-cell>
          <table:table-cell office:value-type="string">
            <text:p>TKL</text:p>
          </table:table-cell>
          <table:table-cell office:value-type="float" office:value="772">
            <text:p>772</text:p>
          </table:table-cell>
          <table:table-cell office:value-type="string">
            <text:p>TL</text:p>
          </table:table-cell>
          <table:table-cell table:number-columns-repeated="2"/>
          <table:table-cell office:value-type="string">
            <text:p>.tk</text:p>
          </table:table-cell>
          <table:table-cell/>
          <table:table-cell office:value-type="string">
            <text:p>TK</text:p>
          </table:table-cell>
          <table:table-cell table:number-columns-repeated="2"/>
          <table:table-cell office:value-type="string">
            <text:p>tl </text:p>
          </table:table-cell>
          <table:table-cell table:style-name="ce7" office:value-type="float" office:value="4031074">
            <text:p>4031074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9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ONGA</text:p>
          </table:table-cell>
          <table:table-cell table:number-columns-repeated="3" office:value-type="string">
            <text:p>Tonga</text:p>
          </table:table-cell>
          <table:table-cell office:value-type="string">
            <text:p>Kingdom of Tonga</text:p>
          </table:table-cell>
          <table:table-cell office:value-type="string">
            <text:p>Assigned</text:p>
          </table:table-cell>
          <table:table-cell office:value-type="string">
            <text:p>TO</text:p>
          </table:table-cell>
          <table:table-cell office:value-type="string">
            <text:p>TON</text:p>
          </table:table-cell>
          <table:table-cell office:value-type="float" office:value="776">
            <text:p>776</text:p>
          </table:table-cell>
          <table:table-cell office:value-type="string">
            <text:p>TN</text:p>
          </table:table-cell>
          <table:table-cell table:number-columns-repeated="2"/>
          <table:table-cell office:value-type="string">
            <text:p>.to</text:p>
          </table:table-cell>
          <table:table-cell office:value-type="string">
            <text:p>TON </text:p>
          </table:table-cell>
          <table:table-cell office:value-type="string">
            <text:p>TO</text:p>
          </table:table-cell>
          <table:table-cell table:number-columns-repeated="2" office:value-type="string">
            <text:p>TGA </text:p>
          </table:table-cell>
          <table:table-cell office:value-type="string">
            <text:p>to </text:p>
          </table:table-cell>
          <table:table-cell table:style-name="ce7" office:value-type="float" office:value="4032283">
            <text:p>4032283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7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RINIDAD AND TOBAGO</text:p>
          </table:table-cell>
          <table:table-cell table:number-columns-repeated="3" office:value-type="string">
            <text:p>Trinidad and Tobago</text:p>
          </table:table-cell>
          <table:table-cell office:value-type="string">
            <text:p>Republic of Trinidad and Tobago</text:p>
          </table:table-cell>
          <table:table-cell office:value-type="string">
            <text:p>Assigned</text:p>
          </table:table-cell>
          <table:table-cell office:value-type="string">
            <text:p>TT</text:p>
          </table:table-cell>
          <table:table-cell office:value-type="string">
            <text:p>TTO</text:p>
          </table:table-cell>
          <table:table-cell office:value-type="float" office:value="780">
            <text:p>780</text:p>
          </table:table-cell>
          <table:table-cell office:value-type="string">
            <text:p>TD</text:p>
          </table:table-cell>
          <table:table-cell table:number-columns-repeated="2"/>
          <table:table-cell office:value-type="string">
            <text:p>.tt</text:p>
          </table:table-cell>
          <table:table-cell office:value-type="string">
            <text:p>TRD </text:p>
          </table:table-cell>
          <table:table-cell office:value-type="string">
            <text:p>TD</text:p>
          </table:table-cell>
          <table:table-cell table:number-columns-repeated="2" office:value-type="string">
            <text:p>TRI </text:p>
          </table:table-cell>
          <table:table-cell office:value-type="string">
            <text:p>tr </text:p>
          </table:table-cell>
          <table:table-cell table:style-name="ce7" office:value-type="float" office:value="3573591">
            <text:p>3573591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86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RISTAN DA CUNHA</text:p>
          </table:table-cell>
          <table:table-cell/>
          <table:table-cell office:value-type="string">
            <text:p>Tristan Da Cunha</text:p>
          </table:table-cell>
          <table:table-cell office:value-type="string">
            <text:p>Tristan Da Cunha</text:p>
          </table:table-cell>
          <table:table-cell/>
          <table:table-cell office:value-type="string">
            <text:p>Reserved</text:p>
          </table:table-cell>
          <table:table-cell office:value-type="string">
            <text:p>TA</text:p>
          </table:table-cell>
          <table:table-cell table:number-columns-repeated="11"/>
          <table:table-cell table:style-name="ce7" table:number-columns-repeated="3"/>
          <table:table-cell/>
          <table:table-cell office:value-type="string">
            <text:p>Reserved by UPU </text:p>
          </table:table-cell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TROMELIN ISLAND</text:p>
          </table:table-cell>
          <table:table-cell/>
          <table:table-cell office:value-type="string">
            <text:p>Tromelin Island</text:p>
          </table:table-cell>
          <table:table-cell office:value-type="string">
            <text:p>Tromelin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TE</text:p>
          </table:table-cell>
          <table:table-cell office:value-type="string">
            <text:p>TF</text:p>
          </table:table-cell>
          <table:table-cell table:number-columns-repeated="7"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TUNISIA</text:p>
          </table:table-cell>
          <table:table-cell table:number-columns-repeated="3" office:value-type="string">
            <text:p>Tunisia</text:p>
          </table:table-cell>
          <table:table-cell office:value-type="string">
            <text:p>Republic of Tunisia</text:p>
          </table:table-cell>
          <table:table-cell office:value-type="string">
            <text:p>Assigned</text:p>
          </table:table-cell>
          <table:table-cell office:value-type="string">
            <text:p>TN</text:p>
          </table:table-cell>
          <table:table-cell office:value-type="string">
            <text:p>TUN</text:p>
          </table:table-cell>
          <table:table-cell office:value-type="float" office:value="788">
            <text:p>788</text:p>
          </table:table-cell>
          <table:table-cell office:value-type="string">
            <text:p>TS</text:p>
          </table:table-cell>
          <table:table-cell table:number-columns-repeated="2"/>
          <table:table-cell office:value-type="string">
            <text:p>.tn</text:p>
          </table:table-cell>
          <table:table-cell office:value-type="string">
            <text:p>TUN </text:p>
          </table:table-cell>
          <table:table-cell office:value-type="string">
            <text:p>TS</text:p>
          </table:table-cell>
          <table:table-cell table:number-columns-repeated="2" office:value-type="string">
            <text:p>TUN </text:p>
          </table:table-cell>
          <table:table-cell office:value-type="string">
            <text:p>ti </text:p>
          </table:table-cell>
          <table:table-cell table:style-name="ce7" office:value-type="float" office:value="2464461">
            <text:p>2464461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AF</text:p>
          </table:table-cell>
          <table:table-cell office:value-type="string">
            <text:p>+21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URKEY</text:p>
          </table:table-cell>
          <table:table-cell table:number-columns-repeated="3" office:value-type="string">
            <text:p>Turkey</text:p>
          </table:table-cell>
          <table:table-cell office:value-type="string">
            <text:p>Republic of Turkey</text:p>
          </table:table-cell>
          <table:table-cell office:value-type="string">
            <text:p>Assigned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float" office:value="792">
            <text:p>792</text:p>
          </table:table-cell>
          <table:table-cell office:value-type="string">
            <text:p>TU</text:p>
          </table:table-cell>
          <table:table-cell table:number-columns-repeated="2"/>
          <table:table-cell office:value-type="string">
            <text:p>.tr</text:p>
          </table:table-cell>
          <table:table-cell office:value-type="string">
            <text:p>TUR </text:p>
          </table:table-cell>
          <table:table-cell office:value-type="string">
            <text:p>TU</text:p>
          </table:table-cell>
          <table:table-cell table:number-columns-repeated="2" office:value-type="string">
            <text:p>TUR </text:p>
          </table:table-cell>
          <table:table-cell office:value-type="string">
            <text:p>tu </text:p>
          </table:table-cell>
          <table:table-cell table:style-name="ce7" office:value-type="float" office:value="298795">
            <text:p>298795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S</text:p>
          </table:table-cell>
          <table:table-cell office:value-type="string">
            <text:p>+9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URKMENISTAN</text:p>
          </table:table-cell>
          <table:table-cell table:number-columns-repeated="3" office:value-type="string">
            <text:p>Turkmenistan</text:p>
          </table:table-cell>
          <table:table-cell/>
          <table:table-cell office:value-type="string">
            <text:p>Assigned</text:p>
          </table:table-cell>
          <table:table-cell office:value-type="string">
            <text:p>TM</text:p>
          </table:table-cell>
          <table:table-cell office:value-type="string">
            <text:p>TKM</text:p>
          </table:table-cell>
          <table:table-cell office:value-type="float" office:value="795">
            <text:p>795</text:p>
          </table:table-cell>
          <table:table-cell office:value-type="string">
            <text:p>TX</text:p>
          </table:table-cell>
          <table:table-cell table:number-columns-repeated="2"/>
          <table:table-cell office:value-type="string">
            <text:p>.tm</text:p>
          </table:table-cell>
          <table:table-cell office:value-type="string">
            <text:p>TKM </text:p>
          </table:table-cell>
          <table:table-cell office:value-type="string">
            <text:p>TR</text:p>
          </table:table-cell>
          <table:table-cell table:number-columns-repeated="2" office:value-type="string">
            <text:p>TKM </text:p>
          </table:table-cell>
          <table:table-cell office:value-type="string">
            <text:p>tk </text:p>
          </table:table-cell>
          <table:table-cell table:style-name="ce7" office:value-type="float" office:value="1218197">
            <text:p>1218197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99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URKS AND CAICOS ISLANDS</text:p>
          </table:table-cell>
          <table:table-cell table:number-columns-repeated="3" office:value-type="string">
            <text:p>Turks and Caicos Islands</text:p>
          </table:table-cell>
          <table:table-cell/>
          <table:table-cell office:value-type="string">
            <text:p>Assigned</text:p>
          </table:table-cell>
          <table:table-cell office:value-type="string">
            <text:p>TC</text:p>
          </table:table-cell>
          <table:table-cell office:value-type="string">
            <text:p>TCA</text:p>
          </table:table-cell>
          <table:table-cell office:value-type="float" office:value="796">
            <text:p>796</text:p>
          </table:table-cell>
          <table:table-cell office:value-type="string">
            <text:p>TK</text:p>
          </table:table-cell>
          <table:table-cell table:number-columns-repeated="2"/>
          <table:table-cell office:value-type="string">
            <text:p>.tc</text:p>
          </table:table-cell>
          <table:table-cell/>
          <table:table-cell office:value-type="string">
            <text:p>TI</text:p>
          </table:table-cell>
          <table:table-cell/>
          <table:table-cell office:value-type="string">
            <text:p>TCA </text:p>
          </table:table-cell>
          <table:table-cell office:value-type="string">
            <text:p>tc </text:p>
          </table:table-cell>
          <table:table-cell table:style-name="ce7" office:value-type="float" office:value="3576916">
            <text:p>3576916</text:p>
          </table:table-cell>
          <table:table-cell table:style-name="ce7" office:value-type="string">
            <text:p>^(TKCA 1ZZ)$</text:p>
          </table:table-cell>
          <table:table-cell table:style-name="ce7" office:value-type="string">
            <text:p>NA</text:p>
          </table:table-cell>
          <table:table-cell table:style-name="ce7" office:value-type="string">
            <text:p>+1-649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TUVALU</text:p>
          </table:table-cell>
          <table:table-cell table:number-columns-repeated="3" office:value-type="string">
            <text:p>Tuvalu</text:p>
          </table:table-cell>
          <table:table-cell/>
          <table:table-cell office:value-type="string">
            <text:p>Assigned</text:p>
          </table:table-cell>
          <table:table-cell office:value-type="string">
            <text:p>TV</text:p>
          </table:table-cell>
          <table:table-cell office:value-type="string">
            <text:p>TUV</text:p>
          </table:table-cell>
          <table:table-cell office:value-type="float" office:value="798">
            <text:p>798</text:p>
          </table:table-cell>
          <table:table-cell office:value-type="string">
            <text:p>TV</text:p>
          </table:table-cell>
          <table:table-cell table:number-columns-repeated="2"/>
          <table:table-cell office:value-type="string">
            <text:p>.tv</text:p>
          </table:table-cell>
          <table:table-cell office:value-type="string">
            <text:p>TUV </text:p>
          </table:table-cell>
          <table:table-cell office:value-type="string">
            <text:p>TV</text:p>
          </table:table-cell>
          <table:table-cell office:value-type="string">
            <text:p>TUV </text:p>
          </table:table-cell>
          <table:table-cell office:value-type="string">
            <text:p>TUV</text:p>
          </table:table-cell>
          <table:table-cell office:value-type="string">
            <text:p>tv </text:p>
          </table:table-cell>
          <table:table-cell table:style-name="ce7" office:value-type="float" office:value="2110297">
            <text:p>2110297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8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GANDA</text:p>
          </table:table-cell>
          <table:table-cell table:number-columns-repeated="3" office:value-type="string">
            <text:p>Uganda</text:p>
          </table:table-cell>
          <table:table-cell office:value-type="string">
            <text:p>Republic of Uganda</text:p>
          </table:table-cell>
          <table:table-cell office:value-type="string">
            <text:p>Assigned</text:p>
          </table:table-cell>
          <table:table-cell office:value-type="string">
            <text:p>UG</text:p>
          </table:table-cell>
          <table:table-cell office:value-type="string">
            <text:p>UGA</text:p>
          </table:table-cell>
          <table:table-cell office:value-type="float" office:value="800">
            <text:p>800</text:p>
          </table:table-cell>
          <table:table-cell office:value-type="string">
            <text:p>UG</text:p>
          </table:table-cell>
          <table:table-cell table:number-columns-repeated="2"/>
          <table:table-cell office:value-type="string">
            <text:p>.ug</text:p>
          </table:table-cell>
          <table:table-cell office:value-type="string">
            <text:p>UGA </text:p>
          </table:table-cell>
          <table:table-cell office:value-type="string">
            <text:p>UG</text:p>
          </table:table-cell>
          <table:table-cell table:number-columns-repeated="2" office:value-type="string">
            <text:p>UGA </text:p>
          </table:table-cell>
          <table:table-cell office:value-type="string">
            <text:p>ug </text:p>
          </table:table-cell>
          <table:table-cell table:style-name="ce7" office:value-type="float" office:value="226074">
            <text:p>226074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56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KRAINE</text:p>
          </table:table-cell>
          <table:table-cell table:number-columns-repeated="3" office:value-type="string">
            <text:p>Ukraine</text:p>
          </table:table-cell>
          <table:table-cell/>
          <table:table-cell office:value-type="string">
            <text:p>Assigned</text:p>
          </table:table-cell>
          <table:table-cell office:value-type="string">
            <text:p>UA</text:p>
          </table:table-cell>
          <table:table-cell office:value-type="string">
            <text:p>UKR</text:p>
          </table:table-cell>
          <table:table-cell office:value-type="float" office:value="804">
            <text:p>804</text:p>
          </table:table-cell>
          <table:table-cell office:value-type="string">
            <text:p>UP</text:p>
          </table:table-cell>
          <table:table-cell table:number-columns-repeated="2"/>
          <table:table-cell office:value-type="string">
            <text:p>.ua</text:p>
          </table:table-cell>
          <table:table-cell office:value-type="string">
            <text:p>UKR </text:p>
          </table:table-cell>
          <table:table-cell office:value-type="string">
            <text:p>UR</text:p>
          </table:table-cell>
          <table:table-cell table:number-columns-repeated="2" office:value-type="string">
            <text:p>UKR </text:p>
          </table:table-cell>
          <table:table-cell office:value-type="string">
            <text:p>un </text:p>
          </table:table-cell>
          <table:table-cell table:style-name="ce7" office:value-type="float" office:value="690791">
            <text:p>690791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EU</text:p>
          </table:table-cell>
          <table:table-cell office:value-type="string">
            <text:p>+38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NITED ARAB EMIRATES</text:p>
          </table:table-cell>
          <table:table-cell table:number-columns-repeated="3" office:value-type="string">
            <text:p>United Arab Emirates</text:p>
          </table:table-cell>
          <table:table-cell/>
          <table:table-cell office:value-type="string">
            <text:p>Assigned</text:p>
          </table:table-cell>
          <table:table-cell office:value-type="string">
            <text:p>AE</text:p>
          </table:table-cell>
          <table:table-cell office:value-type="string">
            <text:p>ARE</text:p>
          </table:table-cell>
          <table:table-cell office:value-type="float" office:value="784">
            <text:p>784</text:p>
          </table:table-cell>
          <table:table-cell office:value-type="string">
            <text:p>AE</text:p>
          </table:table-cell>
          <table:table-cell table:number-columns-repeated="2"/>
          <table:table-cell office:value-type="string">
            <text:p>.ae</text:p>
          </table:table-cell>
          <table:table-cell office:value-type="string">
            <text:p>UAE </text:p>
          </table:table-cell>
          <table:table-cell office:value-type="string">
            <text:p>ER</text:p>
          </table:table-cell>
          <table:table-cell table:number-columns-repeated="2" office:value-type="string">
            <text:p>UAE </text:p>
          </table:table-cell>
          <table:table-cell office:value-type="string">
            <text:p>ts </text:p>
          </table:table-cell>
          <table:table-cell table:style-name="ce7" office:value-type="float" office:value="290557">
            <text:p>290557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97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NITED KINGDOM</text:p>
          </table:table-cell>
          <table:table-cell table:number-columns-repeated="3" office:value-type="string">
            <text:p>United Kingdom</text:p>
          </table:table-cell>
          <table:table-cell office:value-type="string">
            <text:p>United Kingdom of Great Britain and Northern Ireland</text:p>
          </table:table-cell>
          <table:table-cell office:value-type="string">
            <text:p>Assigned</text:p>
          </table:table-cell>
          <table:table-cell office:value-type="string">
            <text:p>GB</text:p>
          </table:table-cell>
          <table:table-cell office:value-type="string">
            <text:p>GBR</text:p>
          </table:table-cell>
          <table:table-cell office:value-type="float" office:value="826">
            <text:p>826</text:p>
          </table:table-cell>
          <table:table-cell office:value-type="string">
            <text:p>UK</text:p>
          </table:table-cell>
          <table:table-cell table:number-columns-repeated="2"/>
          <table:table-cell office:value-type="string">
            <text:p>.uk</text:p>
          </table:table-cell>
          <table:table-cell office:value-type="string">
            <text:p>G</text:p>
          </table:table-cell>
          <table:table-cell office:value-type="string">
            <text:p>UK</text:p>
          </table:table-cell>
          <table:table-cell office:value-type="string">
            <text:p>GBR </text:p>
          </table:table-cell>
          <table:table-cell office:value-type="string">
            <text:p>ENG, NIR, SCO, WAL</text:p>
          </table:table-cell>
          <table:table-cell office:value-type="string">
            <text:p>xxk </text:p>
          </table:table-cell>
          <table:table-cell table:style-name="ce7" office:value-type="float" office:value="2635167">
            <text:p>2635167</text:p>
          </table:table-cell>
          <table:table-cell table:style-name="ce7" office:value-type="string">
            <text:p>^(([A-Z]\d{2}[A-Z]{2})|([A-Z]\d{3}[A-Z]{2})|([A-Z]{2}\d{2}[A-Z]{2})|([A-Z]{2}\d{3}[A-Z]{2})|([A-Z]\d[A-Z]\d[A-Z]{2})|([A-Z]{2}\d[A-Z]\d[A-Z]{2})|(GIR0AA))$</text:p>
          </table:table-cell>
          <table:table-cell table:style-name="ce7" office:value-type="string">
            <text:p>EU</text:p>
          </table:table-cell>
          <table:table-cell office:value-type="string">
            <text:p>+44</text:p>
          </table:table-cell>
          <table:table-cell office:value-type="string">
            <text:p>Alternative code UK reserved, ccTLD .gb also us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NITED STATES</text:p>
          </table:table-cell>
          <table:table-cell office:value-type="string">
            <text:p>United States of America</text:p>
          </table:table-cell>
          <table:table-cell table:number-columns-repeated="2" office:value-type="string">
            <text:p>United States</text:p>
          </table:table-cell>
          <table:table-cell office:value-type="string">
            <text:p>United States of America</text:p>
          </table:table-cell>
          <table:table-cell office:value-type="string">
            <text:p>Assigned</text:p>
          </table:table-cell>
          <table:table-cell office:value-type="string">
            <text:p>US</text:p>
          </table:table-cell>
          <table:table-cell office:value-type="string">
            <text:p>USA</text:p>
          </table:table-cell>
          <table:table-cell office:value-type="float" office:value="840">
            <text:p>840</text:p>
          </table:table-cell>
          <table:table-cell office:value-type="string">
            <text:p>US</text:p>
          </table:table-cell>
          <table:table-cell table:number-columns-repeated="2"/>
          <table:table-cell office:value-type="string">
            <text:p>.us</text:p>
          </table:table-cell>
          <table:table-cell office:value-type="string">
            <text:p>USA </text:p>
          </table:table-cell>
          <table:table-cell office:value-type="string">
            <text:p>US</text:p>
          </table:table-cell>
          <table:table-cell table:number-columns-repeated="2" office:value-type="string">
            <text:p>USA </text:p>
          </table:table-cell>
          <table:table-cell office:value-type="string">
            <text:p>xxu </text:p>
          </table:table-cell>
          <table:table-cell table:style-name="ce7" office:value-type="float" office:value="6252001">
            <text:p>6252001</text:p>
          </table:table-cell>
          <table:table-cell table:style-name="ce7" office:value-type="string">
            <text:p>^(\d{9})$</text:p>
          </table:table-cell>
          <table:table-cell table:style-name="ce7" office:value-type="string">
            <text:p>NA</text:p>
          </table:table-cell>
          <table:table-cell office:value-type="string">
            <text:p>+1</text:p>
          </table:table-cell>
          <table:table-cell/>
          <table:table-cell office:value-type="string">
            <text:p>Y</text:p>
          </table:table-cell>
          <table:table-cell table:style-name="ce1" table:number-columns-repeated="998"/>
        </table:table-row>
        <table:table-row table:style-name="ro3">
          <table:table-cell office:value-type="string">
            <text:p>UNITED STATES MINOR OUTLYING ISLANDS</text:p>
          </table:table-cell>
          <table:table-cell/>
          <table:table-cell table:number-columns-repeated="2" office:value-type="string">
            <text:p>United States Minor Outlying Islands</text:p>
          </table:table-cell>
          <table:table-cell/>
          <table:table-cell office:value-type="string">
            <text:p>Assigned</text:p>
          </table:table-cell>
          <table:table-cell office:value-type="string">
            <text:p>UM</text:p>
          </table:table-cell>
          <table:table-cell office:value-type="string">
            <text:p>UMI</text:p>
          </table:table-cell>
          <table:table-cell office:value-type="float" office:value="581">
            <text:p>581</text:p>
          </table:table-cell>
          <table:table-cell table:number-columns-repeated="3"/>
          <table:table-cell office:value-type="string">
            <text:p>.um</text:p>
          </table:table-cell>
          <table:table-cell/>
          <table:table-cell office:value-type="string">
            <text:p> </text:p>
          </table:table-cell>
          <table:table-cell table:number-columns-repeated="3"/>
          <table:table-cell table:style-name="ce7" office:value-type="float" office:value="5854968">
            <text:p>5854968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1</text:p>
          </table:table-cell>
          <table:table-cell table:number-columns-repeated="1000"/>
        </table:table-row>
        <table:table-row table:style-name="ro3">
          <table:table-cell office:value-type="string">
            <text:p>URUGUAY</text:p>
          </table:table-cell>
          <table:table-cell table:number-columns-repeated="3" office:value-type="string">
            <text:p>Uruguay</text:p>
          </table:table-cell>
          <table:table-cell office:value-type="string">
            <text:p>Eastern Republic of Uruguay</text:p>
          </table:table-cell>
          <table:table-cell office:value-type="string">
            <text:p>Assigned</text:p>
          </table:table-cell>
          <table:table-cell office:value-type="string">
            <text:p>UY</text:p>
          </table:table-cell>
          <table:table-cell office:value-type="string">
            <text:p>URY</text:p>
          </table:table-cell>
          <table:table-cell office:value-type="float" office:value="858">
            <text:p>858</text:p>
          </table:table-cell>
          <table:table-cell office:value-type="string">
            <text:p>UY</text:p>
          </table:table-cell>
          <table:table-cell table:number-columns-repeated="2"/>
          <table:table-cell office:value-type="string">
            <text:p>.uy</text:p>
          </table:table-cell>
          <table:table-cell office:value-type="string">
            <text:p>URG </text:p>
          </table:table-cell>
          <table:table-cell office:value-type="string">
            <text:p>UY</text:p>
          </table:table-cell>
          <table:table-cell table:number-columns-repeated="2" office:value-type="string">
            <text:p>URU </text:p>
          </table:table-cell>
          <table:table-cell office:value-type="string">
            <text:p>uy </text:p>
          </table:table-cell>
          <table:table-cell table:style-name="ce7" office:value-type="float" office:value="3439705">
            <text:p>3439705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SA</text:p>
          </table:table-cell>
          <table:table-cell office:value-type="string">
            <text:p>+59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UZBEKISTAN</text:p>
          </table:table-cell>
          <table:table-cell table:number-columns-repeated="3" office:value-type="string">
            <text:p>Uzbekistan</text:p>
          </table:table-cell>
          <table:table-cell office:value-type="string">
            <text:p>Republic of Uzbekistan</text:p>
          </table:table-cell>
          <table:table-cell office:value-type="string">
            <text:p>Assigned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float" office:value="860">
            <text:p>860</text:p>
          </table:table-cell>
          <table:table-cell office:value-type="string">
            <text:p>UZ</text:p>
          </table:table-cell>
          <table:table-cell table:number-columns-repeated="2"/>
          <table:table-cell office:value-type="string">
            <text:p>.uz</text:p>
          </table:table-cell>
          <table:table-cell office:value-type="string">
            <text:p>UZB </text:p>
          </table:table-cell>
          <table:table-cell office:value-type="string">
            <text:p>UZ</text:p>
          </table:table-cell>
          <table:table-cell table:number-columns-repeated="2" office:value-type="string">
            <text:p>UZB </text:p>
          </table:table-cell>
          <table:table-cell office:value-type="string">
            <text:p>uz </text:p>
          </table:table-cell>
          <table:table-cell table:style-name="ce7" office:value-type="float" office:value="1512440">
            <text:p>1512440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99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ANUATU</text:p>
          </table:table-cell>
          <table:table-cell table:number-columns-repeated="3" office:value-type="string">
            <text:p>Vanuatu</text:p>
          </table:table-cell>
          <table:table-cell office:value-type="string">
            <text:p>Republic of Vanuatu</text:p>
          </table:table-cell>
          <table:table-cell office:value-type="string">
            <text:p>Assigned</text:p>
          </table:table-cell>
          <table:table-cell office:value-type="string">
            <text:p>VU</text:p>
          </table:table-cell>
          <table:table-cell office:value-type="string">
            <text:p>VUT</text:p>
          </table:table-cell>
          <table:table-cell office:value-type="float" office:value="548">
            <text:p>548</text:p>
          </table:table-cell>
          <table:table-cell office:value-type="string">
            <text:p>NH</text:p>
          </table:table-cell>
          <table:table-cell table:number-columns-repeated="2"/>
          <table:table-cell office:value-type="string">
            <text:p>.vu</text:p>
          </table:table-cell>
          <table:table-cell office:value-type="string">
            <text:p>VUT </text:p>
          </table:table-cell>
          <table:table-cell office:value-type="string">
            <text:p>NV</text:p>
          </table:table-cell>
          <table:table-cell table:number-columns-repeated="2" office:value-type="string">
            <text:p>VAN </text:p>
          </table:table-cell>
          <table:table-cell office:value-type="string">
            <text:p>nn </text:p>
          </table:table-cell>
          <table:table-cell table:style-name="ce7" office:value-type="float" office:value="2134431">
            <text:p>2134431</text:p>
          </table:table-cell>
          <table:table-cell table:style-name="ce7"/>
          <table:table-cell table:style-name="ce7" office:value-type="string">
            <text:p>OC</text:p>
          </table:table-cell>
          <table:table-cell office:value-type="string">
            <text:p>+678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ENEZUELA, BOLIVARIAN REPUBLIC OF</text:p>
          </table:table-cell>
          <table:table-cell table:number-columns-repeated="3" office:value-type="string">
            <text:p>Venezuela</text:p>
          </table:table-cell>
          <table:table-cell office:value-type="string">
            <text:p>Bolivarian Republic of Venezuela</text:p>
          </table:table-cell>
          <table:table-cell office:value-type="string">
            <text:p>Assigned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float" office:value="862">
            <text:p>862</text:p>
          </table:table-cell>
          <table:table-cell office:value-type="string">
            <text:p>VE</text:p>
          </table:table-cell>
          <table:table-cell table:number-columns-repeated="2"/>
          <table:table-cell office:value-type="string">
            <text:p>.ve</text:p>
          </table:table-cell>
          <table:table-cell office:value-type="string">
            <text:p>VEN </text:p>
          </table:table-cell>
          <table:table-cell office:value-type="string">
            <text:p>VN</text:p>
          </table:table-cell>
          <table:table-cell table:number-columns-repeated="2" office:value-type="string">
            <text:p>VEN </text:p>
          </table:table-cell>
          <table:table-cell office:value-type="string">
            <text:p>ve </text:p>
          </table:table-cell>
          <table:table-cell table:style-name="ce7" office:value-type="float" office:value="3625428">
            <text:p>3625428</text:p>
          </table:table-cell>
          <table:table-cell table:style-name="ce7" office:value-type="string">
            <text:p>^(\d{4})$</text:p>
          </table:table-cell>
          <table:table-cell table:style-name="ce7" office:value-type="string">
            <text:p>SA</text:p>
          </table:table-cell>
          <table:table-cell office:value-type="string">
            <text:p>+58</text:p>
          </table:table-cell>
          <table:table-cell office:value-type="string">
            <text:p>Previous code YV “VENEZULA” now reserved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IET NAM</text:p>
          </table:table-cell>
          <table:table-cell table:number-columns-repeated="3" office:value-type="string">
            <text:p>Vietnam</text:p>
          </table:table-cell>
          <table:table-cell office:value-type="string">
            <text:p>Socialist Republic of Viet Nam</text:p>
          </table:table-cell>
          <table:table-cell office:value-type="string">
            <text:p>Assigned</text:p>
          </table:table-cell>
          <table:table-cell office:value-type="string">
            <text:p>VN</text:p>
          </table:table-cell>
          <table:table-cell office:value-type="string">
            <text:p>VNM</text:p>
          </table:table-cell>
          <table:table-cell office:value-type="float" office:value="704">
            <text:p>704</text:p>
          </table:table-cell>
          <table:table-cell office:value-type="string">
            <text:p>VM</text:p>
          </table:table-cell>
          <table:table-cell table:number-columns-repeated="2"/>
          <table:table-cell office:value-type="string">
            <text:p>.vn</text:p>
          </table:table-cell>
          <table:table-cell office:value-type="string">
            <text:p>VTN </text:p>
          </table:table-cell>
          <table:table-cell office:value-type="string">
            <text:p>VS</text:p>
          </table:table-cell>
          <table:table-cell table:number-columns-repeated="2" office:value-type="string">
            <text:p>VIE </text:p>
          </table:table-cell>
          <table:table-cell office:value-type="string">
            <text:p>vm </text:p>
          </table:table-cell>
          <table:table-cell table:style-name="ce7" office:value-type="float" office:value="1562822">
            <text:p>1562822</text:p>
          </table:table-cell>
          <table:table-cell table:style-name="ce7" office:value-type="string">
            <text:p>^(\d{6})$</text:p>
          </table:table-cell>
          <table:table-cell table:style-name="ce7" office:value-type="string">
            <text:p>AS</text:p>
          </table:table-cell>
          <table:table-cell office:value-type="string">
            <text:p>+8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IRGIN ISLANDS, BRITISH</text:p>
          </table:table-cell>
          <table:table-cell office:value-type="string">
            <text:p>Virgin Islands, British</text:p>
          </table:table-cell>
          <table:table-cell office:value-type="string">
            <text:p>British Virgin Islands</text:p>
          </table:table-cell>
          <table:table-cell office:value-type="string">
            <text:p>Virgin Islands, British</text:p>
          </table:table-cell>
          <table:table-cell office:value-type="string">
            <text:p>British Virgin Islands</text:p>
          </table:table-cell>
          <table:table-cell office:value-type="string">
            <text:p>Assigned</text:p>
          </table:table-cell>
          <table:table-cell office:value-type="string">
            <text:p>VG</text:p>
          </table:table-cell>
          <table:table-cell office:value-type="string">
            <text:p>VGB</text:p>
          </table:table-cell>
          <table:table-cell office:value-type="float" office:value="92">
            <text:p>92</text:p>
          </table:table-cell>
          <table:table-cell office:value-type="string">
            <text:p>VI</text:p>
          </table:table-cell>
          <table:table-cell table:number-columns-repeated="2"/>
          <table:table-cell office:value-type="string">
            <text:p>.vg</text:p>
          </table:table-cell>
          <table:table-cell/>
          <table:table-cell office:value-type="string">
            <text:p>VI</text:p>
          </table:table-cell>
          <table:table-cell office:value-type="string">
            <text:p>IVB </text:p>
          </table:table-cell>
          <table:table-cell office:value-type="string">
            <text:p>VGB </text:p>
          </table:table-cell>
          <table:table-cell office:value-type="string">
            <text:p>vb </text:p>
          </table:table-cell>
          <table:table-cell table:style-name="ce7" office:value-type="float" office:value="3577718">
            <text:p>3577718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284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VIRGIN ISLANDS, U.S.</text:p>
          </table:table-cell>
          <table:table-cell office:value-type="string">
            <text:p>Virgin Islands, U.S.</text:p>
          </table:table-cell>
          <table:table-cell office:value-type="string">
            <text:p>U.S. Virgin Islands</text:p>
          </table:table-cell>
          <table:table-cell office:value-type="string">
            <text:p>Virgin Islands, U.S.</text:p>
          </table:table-cell>
          <table:table-cell office:value-type="string">
            <text:p>United States Virgin Islands</text:p>
          </table:table-cell>
          <table:table-cell office:value-type="string">
            <text:p>Assigned</text:p>
          </table:table-cell>
          <table:table-cell office:value-type="string">
            <text:p>VI</text:p>
          </table:table-cell>
          <table:table-cell office:value-type="string">
            <text:p>VIR</text:p>
          </table:table-cell>
          <table:table-cell office:value-type="float" office:value="850">
            <text:p>850</text:p>
          </table:table-cell>
          <table:table-cell office:value-type="string">
            <text:p>VQ</text:p>
          </table:table-cell>
          <table:table-cell table:number-columns-repeated="2"/>
          <table:table-cell office:value-type="string">
            <text:p>.vi</text:p>
          </table:table-cell>
          <table:table-cell/>
          <table:table-cell office:value-type="string">
            <text:p>VI</text:p>
          </table:table-cell>
          <table:table-cell office:value-type="string">
            <text:p>ISV </text:p>
          </table:table-cell>
          <table:table-cell office:value-type="string">
            <text:p>VIR </text:p>
          </table:table-cell>
          <table:table-cell office:value-type="string">
            <text:p>vi </text:p>
          </table:table-cell>
          <table:table-cell table:style-name="ce7" office:value-type="float" office:value="4796775">
            <text:p>4796775</text:p>
          </table:table-cell>
          <table:table-cell table:style-name="ce7"/>
          <table:table-cell table:style-name="ce7" office:value-type="string">
            <text:p>NA</text:p>
          </table:table-cell>
          <table:table-cell table:style-name="ce7" office:value-type="string">
            <text:p>+1-34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WAKE ISLAND</text:p>
          </table:table-cell>
          <table:table-cell/>
          <table:table-cell table:number-columns-repeated="2" office:value-type="string">
            <text:p>Wake Island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WQ</text:p>
          </table:table-cell>
          <table:table-cell office:value-type="string">
            <text:p>UM</text:p>
          </table:table-cell>
          <table:table-cell table:number-columns-repeated="6"/>
          <table:table-cell office:value-type="string">
            <text:p>wk </text:p>
          </table:table-cell>
          <table:table-cell table:style-name="ce7" table:number-columns-repeated="3"/>
          <table:table-cell office:value-type="string">
            <text:p>+1 808</text:p>
          </table:table-cell>
          <table:table-cell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WALLIS AND FUTUNA</text:p>
          </table:table-cell>
          <table:table-cell table:number-columns-repeated="3" office:value-type="string">
            <text:p>Wallis and Futuna</text:p>
          </table:table-cell>
          <table:table-cell/>
          <table:table-cell office:value-type="string">
            <text:p>Assigned</text:p>
          </table:table-cell>
          <table:table-cell office:value-type="string">
            <text:p>WF</text:p>
          </table:table-cell>
          <table:table-cell office:value-type="string">
            <text:p>WLF</text:p>
          </table:table-cell>
          <table:table-cell office:value-type="float" office:value="876">
            <text:p>876</text:p>
          </table:table-cell>
          <table:table-cell office:value-type="string">
            <text:p>WF</text:p>
          </table:table-cell>
          <table:table-cell table:number-columns-repeated="2"/>
          <table:table-cell office:value-type="string">
            <text:p>.wf</text:p>
          </table:table-cell>
          <table:table-cell/>
          <table:table-cell office:value-type="string">
            <text:p>FW</text:p>
          </table:table-cell>
          <table:table-cell table:number-columns-repeated="2"/>
          <table:table-cell office:value-type="string">
            <text:p>wf </text:p>
          </table:table-cell>
          <table:table-cell table:style-name="ce7" office:value-type="float" office:value="4034749">
            <text:p>4034749</text:p>
          </table:table-cell>
          <table:table-cell table:style-name="ce7" office:value-type="string">
            <text:p>^(986\d{2})$</text:p>
          </table:table-cell>
          <table:table-cell table:style-name="ce7" office:value-type="string">
            <text:p>OC</text:p>
          </table:table-cell>
          <table:table-cell office:value-type="string">
            <text:p>+681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WEST BANK</text:p>
          </table:table-cell>
          <table:table-cell/>
          <table:table-cell table:number-columns-repeated="2" office:value-type="string">
            <text:p>West Bank</text:p>
          </table:table-cell>
          <table:table-cell/>
          <table:table-cell office:value-type="string">
            <text:p>FIPS</text:p>
          </table:table-cell>
          <table:table-cell table:number-columns-repeated="3"/>
          <table:table-cell office:value-type="string">
            <text:p>WE</text:p>
          </table:table-cell>
          <table:table-cell office:value-type="string">
            <text:p>PS</text:p>
          </table:table-cell>
          <table:table-cell table:number-columns-repeated="6"/>
          <table:table-cell office:value-type="string">
            <text:p>wj </text:p>
          </table:table-cell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WESTERN SAHARA</text:p>
          </table:table-cell>
          <table:table-cell table:number-columns-repeated="3" office:value-type="string">
            <text:p>Western Sahara</text:p>
          </table:table-cell>
          <table:table-cell/>
          <table:table-cell office:value-type="string">
            <text:p>Assigned</text:p>
          </table:table-cell>
          <table:table-cell office:value-type="string">
            <text:p>EH</text:p>
          </table:table-cell>
          <table:table-cell office:value-type="string">
            <text:p>ESH</text:p>
          </table:table-cell>
          <table:table-cell office:value-type="float" office:value="732">
            <text:p>732</text:p>
          </table:table-cell>
          <table:table-cell office:value-type="string">
            <text:p>WI</text:p>
          </table:table-cell>
          <table:table-cell table:number-columns-repeated="2"/>
          <table:table-cell office:value-type="string">
            <text:p>.eh</text:p>
          </table:table-cell>
          <table:table-cell/>
          <table:table-cell office:value-type="string">
            <text:p> </text:p>
          </table:table-cell>
          <table:table-cell table:number-columns-repeated="2"/>
          <table:table-cell office:value-type="string">
            <text:p>ss </text:p>
          </table:table-cell>
          <table:table-cell table:style-name="ce7" office:value-type="float" office:value="2461445">
            <text:p>2461445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12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YEMEN</text:p>
          </table:table-cell>
          <table:table-cell table:number-columns-repeated="3" office:value-type="string">
            <text:p>Yemen</text:p>
          </table:table-cell>
          <table:table-cell office:value-type="string">
            <text:p>Republic of Yemen</text:p>
          </table:table-cell>
          <table:table-cell office:value-type="string">
            <text:p>Assigned</text:p>
          </table:table-cell>
          <table:table-cell office:value-type="string">
            <text:p>YE</text:p>
          </table:table-cell>
          <table:table-cell office:value-type="string">
            <text:p>YEM</text:p>
          </table:table-cell>
          <table:table-cell office:value-type="float" office:value="887">
            <text:p>887</text:p>
          </table:table-cell>
          <table:table-cell office:value-type="string">
            <text:p>YM</text:p>
          </table:table-cell>
          <table:table-cell table:number-columns-repeated="2"/>
          <table:table-cell office:value-type="string">
            <text:p>.ye</text:p>
          </table:table-cell>
          <table:table-cell office:value-type="string">
            <text:p>YEM </text:p>
          </table:table-cell>
          <table:table-cell office:value-type="string">
            <text:p>YE</text:p>
          </table:table-cell>
          <table:table-cell table:number-columns-repeated="2" office:value-type="string">
            <text:p>YEM </text:p>
          </table:table-cell>
          <table:table-cell office:value-type="string">
            <text:p>ye </text:p>
          </table:table-cell>
          <table:table-cell table:style-name="ce7" office:value-type="float" office:value="69543">
            <text:p>69543</text:p>
          </table:table-cell>
          <table:table-cell table:style-name="ce7"/>
          <table:table-cell table:style-name="ce7" office:value-type="string">
            <text:p>AS</text:p>
          </table:table-cell>
          <table:table-cell office:value-type="string">
            <text:p>+967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YUGOSLAVIA</text:p>
          </table:table-cell>
          <table:table-cell/>
          <table:table-cell table:number-columns-repeated="2" office:value-type="string">
            <text:p>Yugoslavia</text:p>
          </table:table-cell>
          <table:table-cell/>
          <table:table-cell office:value-type="string">
            <text:p>Transition</text:p>
          </table:table-cell>
          <table:table-cell office:value-type="string">
            <text:p>YU</text:p>
          </table:table-cell>
          <table:table-cell table:number-columns-repeated="4"/>
          <table:table-cell office:value-type="string">
            <text:p>???</text:p>
          </table:table-cell>
          <table:table-cell table:number-columns-repeated="3"/>
          <table:table-cell table:number-columns-repeated="2" office:value-type="string">
            <text:p>YUG</text:p>
          </table:table-cell>
          <table:table-cell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ZAIRE</text:p>
          </table:table-cell>
          <table:table-cell/>
          <table:table-cell table:number-columns-repeated="2" office:value-type="string">
            <text:p>Zaire</text:p>
          </table:table-cell>
          <table:table-cell/>
          <table:table-cell office:value-type="string">
            <text:p>Transition</text:p>
          </table:table-cell>
          <table:table-cell office:value-type="string">
            <text:p>ZR</text:p>
          </table:table-cell>
          <table:table-cell table:number-columns-repeated="4"/>
          <table:table-cell office:value-type="string">
            <text:p>CD</text:p>
          </table:table-cell>
          <table:table-cell table:number-columns-repeated="3"/>
          <table:table-cell table:number-columns-repeated="2" office:value-type="string">
            <text:p>ZAI</text:p>
          </table:table-cell>
          <table:table-cell/>
          <table:table-cell table:style-name="ce7" table:number-columns-repeated="3"/>
          <table:table-cell table:number-columns-repeated="2"/>
          <table:table-cell office:value-type="string">
            <text:p>N</text:p>
          </table:table-cell>
          <table:table-cell table:number-columns-repeated="998"/>
        </table:table-row>
        <table:table-row table:style-name="ro3">
          <table:table-cell office:value-type="string">
            <text:p>ZAMBIA</text:p>
          </table:table-cell>
          <table:table-cell table:number-columns-repeated="3" office:value-type="string">
            <text:p>Zambia</text:p>
          </table:table-cell>
          <table:table-cell office:value-type="string">
            <text:p>Republic of Zambia</text:p>
          </table:table-cell>
          <table:table-cell office:value-type="string">
            <text:p>Assigned</text:p>
          </table:table-cell>
          <table:table-cell office:value-type="string">
            <text:p>ZM</text:p>
          </table:table-cell>
          <table:table-cell office:value-type="string">
            <text:p>ZMB</text:p>
          </table:table-cell>
          <table:table-cell office:value-type="float" office:value="894">
            <text:p>894</text:p>
          </table:table-cell>
          <table:table-cell office:value-type="string">
            <text:p>ZA</text:p>
          </table:table-cell>
          <table:table-cell table:number-columns-repeated="2"/>
          <table:table-cell office:value-type="string">
            <text:p>.zm</text:p>
          </table:table-cell>
          <table:table-cell office:value-type="string">
            <text:p>ZMB </text:p>
          </table:table-cell>
          <table:table-cell office:value-type="string">
            <text:p>ZB</text:p>
          </table:table-cell>
          <table:table-cell table:number-columns-repeated="2" office:value-type="string">
            <text:p>ZAM </text:p>
          </table:table-cell>
          <table:table-cell office:value-type="string">
            <text:p>za </text:p>
          </table:table-cell>
          <table:table-cell table:style-name="ce7" office:value-type="float" office:value="895949">
            <text:p>895949</text:p>
          </table:table-cell>
          <table:table-cell table:style-name="ce7" office:value-type="string">
            <text:p>^(\d{5})$</text:p>
          </table:table-cell>
          <table:table-cell table:style-name="ce7" office:value-type="string">
            <text:p>AF</text:p>
          </table:table-cell>
          <table:table-cell office:value-type="string">
            <text:p>+260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>
          <table:table-cell office:value-type="string">
            <text:p>ZIMBABWE</text:p>
          </table:table-cell>
          <table:table-cell table:number-columns-repeated="3" office:value-type="string">
            <text:p>Zimbabwe</text:p>
          </table:table-cell>
          <table:table-cell office:value-type="string">
            <text:p>Republic of Zimbabwe</text:p>
          </table:table-cell>
          <table:table-cell office:value-type="string">
            <text:p>Assigned</text:p>
          </table:table-cell>
          <table:table-cell office:value-type="string">
            <text:p>ZW</text:p>
          </table:table-cell>
          <table:table-cell office:value-type="string">
            <text:p>ZWE</text:p>
          </table:table-cell>
          <table:table-cell office:value-type="float" office:value="716">
            <text:p>716</text:p>
          </table:table-cell>
          <table:table-cell office:value-type="string">
            <text:p>ZI</text:p>
          </table:table-cell>
          <table:table-cell table:number-columns-repeated="2"/>
          <table:table-cell office:value-type="string">
            <text:p>.zw</text:p>
          </table:table-cell>
          <table:table-cell office:value-type="string">
            <text:p>ZWE </text:p>
          </table:table-cell>
          <table:table-cell office:value-type="string">
            <text:p>ZW</text:p>
          </table:table-cell>
          <table:table-cell table:number-columns-repeated="2" office:value-type="string">
            <text:p>ZIM </text:p>
          </table:table-cell>
          <table:table-cell office:value-type="string">
            <text:p>rh </text:p>
          </table:table-cell>
          <table:table-cell table:style-name="ce7" office:value-type="float" office:value="878675">
            <text:p>878675</text:p>
          </table:table-cell>
          <table:table-cell table:style-name="ce7"/>
          <table:table-cell table:style-name="ce7" office:value-type="string">
            <text:p>AF</text:p>
          </table:table-cell>
          <table:table-cell office:value-type="string">
            <text:p>+263</text:p>
          </table:table-cell>
          <table:table-cell/>
          <table:table-cell office:value-type="string">
            <text:p>Y</text:p>
          </table:table-cell>
          <table:table-cell table:number-columns-repeated="998"/>
        </table:table-row>
        <table:table-row table:style-name="ro3" table:number-rows-repeated="1048288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ontinents" table:style-name="ta2" table:print="false"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row table:style-name="ro4">
          <table:table-cell table:style-name="ce8" office:value-type="string">
            <text:p>Code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geonameid</text:p>
          </table:table-cell>
        </table:table-row>
        <table:table-row table:style-name="ro5">
          <table:table-cell office:value-type="string">
            <text:p>AF</text:p>
          </table:table-cell>
          <table:table-cell office:value-type="string">
            <text:p>Africa</text:p>
          </table:table-cell>
          <table:table-cell office:value-type="float" office:value="6255146">
            <text:p>6255146</text:p>
          </table:table-cell>
        </table:table-row>
        <table:table-row table:style-name="ro5">
          <table:table-cell office:value-type="string">
            <text:p>AN</text:p>
          </table:table-cell>
          <table:table-cell office:value-type="string">
            <text:p>Antarctica</text:p>
          </table:table-cell>
          <table:table-cell office:value-type="float" office:value="6255152">
            <text:p>6255152</text:p>
          </table:table-cell>
        </table:table-row>
        <table:table-row table:style-name="ro5">
          <table:table-cell office:value-type="string">
            <text:p>AS</text:p>
          </table:table-cell>
          <table:table-cell office:value-type="string">
            <text:p>Asia</text:p>
          </table:table-cell>
          <table:table-cell office:value-type="float" office:value="6255147">
            <text:p>6255147</text:p>
          </table:table-cell>
        </table:table-row>
        <table:table-row table:style-name="ro5">
          <table:table-cell office:value-type="string">
            <text:p>EU</text:p>
          </table:table-cell>
          <table:table-cell office:value-type="string">
            <text:p>Europe</text:p>
          </table:table-cell>
          <table:table-cell office:value-type="float" office:value="6255148">
            <text:p>6255148</text:p>
          </table:table-cell>
        </table:table-row>
        <table:table-row table:style-name="ro5">
          <table:table-cell office:value-type="string">
            <text:p>NA</text:p>
          </table:table-cell>
          <table:table-cell office:value-type="string">
            <text:p>North America</text:p>
          </table:table-cell>
          <table:table-cell office:value-type="float" office:value="6255149">
            <text:p>6255149</text:p>
          </table:table-cell>
        </table:table-row>
        <table:table-row table:style-name="ro5">
          <table:table-cell office:value-type="string">
            <text:p>OC</text:p>
          </table:table-cell>
          <table:table-cell office:value-type="string">
            <text:p>Oceania</text:p>
          </table:table-cell>
          <table:table-cell office:value-type="float" office:value="6255151">
            <text:p>6255151</text:p>
          </table:table-cell>
        </table:table-row>
        <table:table-row table:style-name="ro5">
          <table:table-cell office:value-type="string">
            <text:p>SA</text:p>
          </table:table-cell>
          <table:table-cell office:value-type="string">
            <text:p>South America</text:p>
          </table:table-cell>
          <table:table-cell office:value-type="float" office:value="6255150">
            <text:p>6255150</text:p>
          </table:table-cell>
        </table:table-row>
      </table:table>
      <table:table table:name="Key" table:style-name="ta1">
        <table:table-column table:style-name="co27" table:default-cell-style-name="Default"/>
        <table:table-column table:style-name="co24" table:number-columns-repeated="2" table:default-cell-style-name="Default"/>
        <table:table-column table:style-name="co28" table:default-cell-style-name="ce10"/>
        <table:table-column table:style-name="co24" table:number-columns-repeated="15" table:default-cell-style-name="ce10"/>
        <table:table-row table:style-name="ro2">
          <table:table-cell table:style-name="ce9" office:value-type="string">
            <text:p>Field</text:p>
          </table:table-cell>
          <table:table-cell table:style-name="ce9" office:value-type="string">
            <text:p>Req?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style-name="Default" table:number-columns-repeated="15"/>
        </table:table-row>
        <table:table-row table:style-name="ro3">
          <table:table-cell office:value-type="string">
            <text:p>Entity</text:p>
          </table:table-cell>
          <table:table-cell office:value-type="string">
            <text:p>Y</text:p>
          </table:table-cell>
          <table:table-cell office:value-type="string">
            <text:p>Attribute</text:p>
          </table:table-cell>
          <table:table-cell office:value-type="string">
            <text:p>Key name of Entity, unique</text:p>
          </table:table-cell>
          <table:table-cell table:number-columns-repeated="15"/>
        </table:table-row>
        <table:table-row table:style-name="ro3">
          <table:table-cell office:value-type="string">
            <text:p>Status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status: Assigned, Transitional, Reserved, or FIPS</text:p>
          </table:table-cell>
          <table:table-cell table:number-columns-repeated="15"/>
        </table:table-row>
        <table:table-row table:style-name="ro3">
          <table:table-cell office:value-type="string">
            <text:p>ISO 3166-1 Alpha-2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3166-1 Alpha 2 Code</text:p>
          </table:table-cell>
          <table:table-cell table:number-columns-repeated="15"/>
        </table:table-row>
        <table:table-row table:style-name="ro3">
          <table:table-cell office:value-type="string">
            <text:p>ISO 3166-1 Alpha-3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3166-1 Alpha 3 Code</text:p>
          </table:table-cell>
          <table:table-cell table:number-columns-repeated="15"/>
        </table:table-row>
        <table:table-row table:style-name="ro3">
          <table:table-cell office:value-type="string">
            <text:p>ISO 3166-1 Numeric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SO 3166-1 Numeric Code</text:p>
          </table:table-cell>
          <table:table-cell table:number-columns-repeated="15"/>
        </table:table-row>
        <table:table-row table:style-name="ro3">
          <table:table-cell office:value-type="string">
            <text:p>FIPS-10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FIPS-10 Code (US Government)</text:p>
          </table:table-cell>
          <table:table-cell table:number-columns-repeated="15"/>
        </table:table-row>
        <table:table-row table:style-name="ro3">
          <table:table-cell office:value-type="string">
            <text:p>Convert To ISO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Use to convert non-ISO entity into nearest ISO entity, usually for FIPS</text:p>
          </table:table-cell>
          <table:table-cell table:number-columns-repeated="15"/>
        </table:table-row>
        <table:table-row table:style-name="ro3">
          <table:table-cell office:value-type="string">
            <text:p>Transition To ISO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Use to convert Transition status ISO entity to Assigned status ISO entity</text:p>
          </table:table-cell>
          <table:table-cell table:number-columns-repeated="15"/>
        </table:table-row>
        <table:table-row table:style-name="ro2">
          <table:table-cell office:value-type="string">
            <text:p>ICANN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CANN ccTLD Internet Domain code</text:p>
          </table:table-cell>
          <table:table-cell table:number-columns-repeated="15"/>
        </table:table-row>
        <table:table-row table:style-name="ro3">
          <table:table-cell office:value-type="string">
            <text:p>ITU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nternational Telecommunications Union code</text:p>
          </table:table-cell>
          <table:table-cell table:number-columns-repeated="15"/>
        </table:table-row>
        <table:table-row table:style-name="ro3">
          <table:table-cell office:value-type="string">
            <text:p>WMO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World Meteorology Organization code</text:p>
          </table:table-cell>
          <table:table-cell table:number-columns-repeated="15"/>
        </table:table-row>
        <table:table-row table:style-name="ro3">
          <table:table-cell office:value-type="string">
            <text:p>IOC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nternational Olympic Committee code</text:p>
          </table:table-cell>
          <table:table-cell table:number-columns-repeated="15"/>
        </table:table-row>
        <table:table-row table:style-name="ro3">
          <table:table-cell office:value-type="string">
            <text:p>FIFA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FIFA code</text:p>
          </table:table-cell>
          <table:table-cell table:number-columns-repeated="15"/>
        </table:table-row>
        <table:table-row table:style-name="ro3">
          <table:table-cell office:value-type="string">
            <text:p>MARC-21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Library of Congress MARC database code</text:p>
          </table:table-cell>
          <table:table-cell table:number-columns-repeated="15"/>
        </table:table-row>
        <table:table-row table:style-name="ro3">
          <table:table-cell office:value-type="string">
            <text:p>GeoNameID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D for entry in GeoNames.org</text:p>
          </table:table-cell>
          <table:table-cell table:number-columns-repeated="15"/>
        </table:table-row>
        <table:table-row table:style-name="ro3">
          <table:table-cell office:value-type="string">
            <text:p>Post_Code_Regex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Regex for Post Code</text:p>
          </table:table-cell>
          <table:table-cell table:number-columns-repeated="15"/>
        </table:table-row>
        <table:table-row table:style-name="ro3">
          <table:table-cell office:value-type="string">
            <text:p>Continent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Continent country is part of</text:p>
          </table:table-cell>
          <table:table-cell table:number-columns-repeated="15"/>
        </table:table-row>
        <table:table-row table:style-name="ro3">
          <table:table-cell office:value-type="string">
            <text:p>IDD</text:p>
          </table:table-cell>
          <table:table-cell office:value-type="string">
            <text:p>N</text:p>
          </table:table-cell>
          <table:table-cell office:value-type="string">
            <text:p>Attribute</text:p>
          </table:table-cell>
          <table:table-cell office:value-type="string">
            <text:p>International Direct Dial code</text:p>
          </table:table-cell>
          <table:table-cell table:number-columns-repeated="15"/>
        </table:table-row>
        <table:table-row table:style-name="ro3">
          <table:table-cell office:value-type="string">
            <text:p>Name</text:p>
          </table:table-cell>
          <table:table-cell office:value-type="string">
            <text:p>Y</text:p>
          </table:table-cell>
          <table:table-cell office:value-type="string">
            <text:p>Tag</text:p>
          </table:table-cell>
          <table:table-cell office:value-type="string">
            <text:p>Most commonly used name for entity in most natural language for, e.g. “The Bahamas” not “Bahamas, The”. Required.</text:p>
          </table:table-cell>
          <table:table-cell table:number-columns-repeated="15"/>
        </table:table-row>
        <table:table-row table:style-name="ro3">
          <table:table-cell office:value-type="string">
            <text:p>List</text:p>
          </table:table-cell>
          <table:table-cell office:value-type="string">
            <text:p>N</text:p>
          </table:table-cell>
          <table:table-cell office:value-type="string">
            <text:p>Tag</text:p>
          </table:table-cell>
          <table:table-cell office:value-type="string">
            <text:p>Name to use when listing country to make easy to find, e.g. “Bahamas, The” not “The Bahamas”. Only populate if needed.</text:p>
          </table:table-cell>
          <table:table-cell table:number-columns-repeated="15"/>
        </table:table-row>
        <table:table-row table:style-name="ro3">
          <table:table-cell office:value-type="string">
            <text:p>Official</text:p>
          </table:table-cell>
          <table:table-cell office:value-type="string">
            <text:p>N</text:p>
          </table:table-cell>
          <table:table-cell office:value-type="string">
            <text:p>Tag</text:p>
          </table:table-cell>
          <table:table-cell office:value-type="string">
            <text:p>The official name of the country, e.g. “Peoples Republic of China” not “China”. Only populate if needed.</text:p>
          </table:table-cell>
          <table:table-cell table:number-columns-repeated="15"/>
        </table:table-row>
        <table:table-row table:style-name="ro3">
          <table:table-cell office:value-type="string">
            <text:p>Notes</text:p>
          </table:table-cell>
          <table:table-cell office:value-type="string">
            <text:p>N</text:p>
          </table:table-cell>
          <table:table-cell office:value-type="string">
            <text:p>Tag</text:p>
          </table:table-cell>
          <table:table-cell office:value-type="string">
            <text:p>Any notes</text:p>
          </table:table-cell>
          <table:table-cell table:number-columns-repeated="15"/>
        </table:table-row>
        <table:table-row table:style-name="ro3">
          <table:table-cell office:value-type="string">
            <text:p>KDE</text:p>
          </table:table-cell>
          <table:table-cell table:number-columns-repeated="2"/>
          <table:table-cell office:value-type="string">
            <text:p>The current KDE name, use to convert po files</text:p>
          </table:table-cell>
          <table:table-cell table:number-columns-repeated="15"/>
        </table:table-row>
        <table:table-row table:style-name="ro2">
          <table:table-cell office:value-type="string">
            <text:p>Klocale</text:p>
          </table:table-cell>
          <table:table-cell table:number-columns-repeated="2"/>
          <table:table-cell office:value-type="string">
            <text:p>If KDE includes a locale for the entity</text:p>
          </table:table-cell>
          <table:table-cell table:number-columns-repeated="15"/>
        </table:table-row>
        <table:table-row table:style-name="ro2" table:number-rows-repeated="12">
          <table:table-cell table:number-columns-repeated="19"/>
        </table:table-row>
        <table:table-row table:style-name="ro2">
          <table:table-cell table:style-name="ce1" table:number-columns-repeated="3"/>
          <table:table-cell table:number-columns-repeated="16"/>
        </table:table-row>
        <table:table-row table:style-name="ro2" table:number-rows-repeated="65499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>
        <table:named-range table:name="AA" table:base-cell-address="$Entities.$A$1" table:cell-range-address="Entities.A3"/>
        <table:named-range table:name="AC" table:base-cell-address="$Entities.$A$1" table:cell-range-address="Entities.A4"/>
        <table:named-range table:name="AD" table:base-cell-address="$Entities.$A$1" table:cell-range-address="Entities.A5"/>
        <table:named-range table:name="AE" table:base-cell-address="$Entities.$A$1" table:cell-range-address="Entities.A6"/>
        <table:named-range table:name="AF" table:base-cell-address="$Entities.$A$1" table:cell-range-address="Entities.A7"/>
        <table:named-range table:name="AG" table:base-cell-address="$Entities.$A$1" table:cell-range-address="Entities.A8"/>
        <table:named-range table:name="AI" table:base-cell-address="$Entities.$A$1" table:cell-range-address="Entities.A9"/>
        <table:named-range table:name="AL" table:base-cell-address="$Entities.$A$1" table:cell-range-address="Entities.A10"/>
        <table:named-range table:name="AM" table:base-cell-address="$Entities.$A$1" table:cell-range-address="Entities.A11"/>
        <table:named-range table:name="AN" table:base-cell-address="$Entities.$A$1" table:cell-range-address="Entities.A12"/>
        <table:named-range table:name="AP" table:base-cell-address="$Entities.$A$1" table:cell-range-address="Entities.A13"/>
        <table:named-range table:name="AQ" table:base-cell-address="$Entities.$A$1" table:cell-range-address="Entities.A14"/>
        <table:named-range table:name="BA" table:base-cell-address="$Entities.$A$1" table:cell-range-address="Entities.A24"/>
        <table:named-range table:name="AR" table:base-cell-address="$Entities.$A$1" table:cell-range-address="Entities.A15"/>
        <table:named-range table:name="BB" table:base-cell-address="$Entities.$A$1" table:cell-range-address="Entities.A25"/>
        <table:named-range table:name="AS" table:base-cell-address="$Entities.$A$1" table:cell-range-address="Entities.A16"/>
        <table:named-range table:name="AT" table:base-cell-address="$Entities.$A$1" table:cell-range-address="Entities.A18"/>
        <table:named-range table:name="BD" table:base-cell-address="$Entities.$A$1" table:cell-range-address="Entities.A27"/>
        <table:named-range table:name="AU" table:base-cell-address="$Entities.$A$1" table:cell-range-address="Entities.A19"/>
        <table:named-range table:name="BE" table:base-cell-address="$Entities.$A$1" table:cell-range-address="Entities.A28"/>
        <table:named-range table:name="BF" table:base-cell-address="$Entities.$A$1" table:cell-range-address="Entities.A29"/>
        <table:named-range table:name="AW" table:base-cell-address="$Entities.$A$1" table:cell-range-address="Entities.A20"/>
        <table:named-range table:name="AX" table:base-cell-address="$Entities.$A$1" table:cell-range-address="Entities.A21"/>
        <table:named-range table:name="BH" table:base-cell-address="$Entities.$A$1" table:cell-range-address="Entities.A30"/>
        <table:named-range table:name="BI" table:base-cell-address="$Entities.$A$1" table:cell-range-address="Entities.A31"/>
        <table:named-range table:name="AZ" table:base-cell-address="$Entities.$A$1" table:cell-range-address="Entities.A22"/>
        <table:named-range table:name="BJ" table:base-cell-address="$Entities.$A$1" table:cell-range-address="Entities.A32"/>
        <table:named-range table:name="BM" table:base-cell-address="$Entities.$A$1" table:cell-range-address="Entities.A33"/>
        <table:named-range table:name="BN" table:base-cell-address="$Entities.$A$1" table:cell-range-address="Entities.A34"/>
        <table:named-range table:name="BO" table:base-cell-address="$Entities.$A$1" table:cell-range-address="Entities.A35"/>
        <table:named-range table:name="CA" table:base-cell-address="$Entities.$A$1" table:cell-range-address="Entities.A45"/>
        <table:named-range table:name="BR" table:base-cell-address="$Entities.$A$1" table:cell-range-address="Entities.A36"/>
        <table:named-range table:name="BS" table:base-cell-address="$Entities.$A$1" table:cell-range-address="Entities.A37"/>
        <table:named-range table:name="CC" table:base-cell-address="$Entities.$A$1" table:cell-range-address="Entities.A46"/>
        <table:named-range table:name="BT" table:base-cell-address="$Entities.$A$1" table:cell-range-address="Entities.A38"/>
        <table:named-range table:name="CD" table:base-cell-address="$Entities.$A$1" table:cell-range-address="Entities.A47"/>
        <table:named-range table:name="BU" table:base-cell-address="$Entities.$A$1" table:cell-range-address="Entities.A39"/>
        <table:named-range table:name="BV" table:base-cell-address="$Entities.$A$1" table:cell-range-address="Entities.A40"/>
        <table:named-range table:name="CF" table:base-cell-address="$Entities.$A$1" table:cell-range-address="Entities.A48"/>
        <table:named-range table:name="BW" table:base-cell-address="$Entities.$A$1" table:cell-range-address="Entities.A41"/>
        <table:named-range table:name="CG" table:base-cell-address="$Entities.$A$1" table:cell-range-address="Entities.A49"/>
        <table:named-range table:name="BX" table:base-cell-address="$Entities.$A$1" table:cell-range-address="Entities.A42"/>
        <table:named-range table:name="CH" table:base-cell-address="$Entities.$A$1" table:cell-range-address="Entities.A50"/>
        <table:named-range table:name="BY" table:base-cell-address="$Entities.$A$1" table:cell-range-address="Entities.A43"/>
        <table:named-range table:name="CI" table:base-cell-address="$Entities.$A$1" table:cell-range-address="Entities.A51"/>
        <table:named-range table:name="BZ" table:base-cell-address="$Entities.$A$1" table:cell-range-address="Entities.A44"/>
        <table:named-range table:name="CK" table:base-cell-address="$Entities.$A$1" table:cell-range-address="Entities.A52"/>
        <table:named-range table:name="CL" table:base-cell-address="$Entities.$A$1" table:cell-range-address="Entities.A53"/>
        <table:named-range table:name="CM" table:base-cell-address="$Entities.$A$1" table:cell-range-address="Entities.A54"/>
        <table:named-range table:name="CO" table:base-cell-address="$Entities.$A$1" table:cell-range-address="Entities.A55"/>
        <table:named-range table:name="CP" table:base-cell-address="$Entities.$A$1" table:cell-range-address="Entities.A2"/>
        <table:named-range table:name="CR" table:base-cell-address="$Entities.$A$1" table:cell-range-address="Entities.A56"/>
        <table:named-range table:name="CS" table:base-cell-address="$Entities.$A$1" table:cell-range-address="Entities.A57"/>
        <table:named-range table:name="CU" table:base-cell-address="$Entities.$A$1" table:cell-range-address="Entities.A58"/>
        <table:named-range table:name="DE" table:base-cell-address="$Entities.$A$1" table:cell-range-address="Entities.A65"/>
        <table:named-range table:name="CV" table:base-cell-address="$Entities.$A$1" table:cell-range-address="Entities.A59"/>
        <table:named-range table:name="CW" table:base-cell-address="$Entities.$A$1" table:cell-range-address="Entities.A60"/>
        <table:named-range table:name="DG" table:base-cell-address="$Entities.$A$1" table:cell-range-address="Entities.A66"/>
        <table:named-range table:name="CX" table:base-cell-address="$Entities.$A$1" table:cell-range-address="Entities.A61"/>
        <table:named-range table:name="CY" table:base-cell-address="$Entities.$A$1" table:cell-range-address="Entities.A62"/>
        <table:named-range table:name="CZ" table:base-cell-address="$Entities.$A$1" table:cell-range-address="Entities.A63"/>
        <table:named-range table:name="DJ" table:base-cell-address="$Entities.$A$1" table:cell-range-address="Entities.A67"/>
        <table:named-range table:name="DK" table:base-cell-address="$Entities.$A$1" table:cell-range-address="Entities.A68"/>
        <table:named-range table:name="DM" table:base-cell-address="$Entities.$A$1" table:cell-range-address="Entities.A69"/>
        <table:named-range table:name="DO" table:base-cell-address="$Entities.$A$1" table:cell-range-address="Entities.A70"/>
        <table:named-range table:name="EA" table:base-cell-address="$Entities.$A$1" table:cell-range-address="Entities.A73"/>
        <table:named-range table:name="EC" table:base-cell-address="$Entities.$A$1" table:cell-range-address="Entities.A74"/>
        <table:named-range table:name="EE" table:base-cell-address="$Entities.$A$1" table:cell-range-address="Entities.A75"/>
        <table:named-range table:name="EF" table:base-cell-address="$Entities.$A$1" table:cell-range-address="Entities.A76"/>
        <table:named-range table:name="EG" table:base-cell-address="$Entities.$A$1" table:cell-range-address="Entities.A77"/>
        <table:named-range table:name="EH" table:base-cell-address="$Entities.$A$1" table:cell-range-address="Entities.A78"/>
        <table:named-range table:name="DY" table:base-cell-address="$Entities.$A$1" table:cell-range-address="Entities.A71"/>
        <table:named-range table:name="DZ" table:base-cell-address="$Entities.$A$1" table:cell-range-address="Entities.A72"/>
        <table:named-range table:name="EM" table:base-cell-address="$Entities.$A$1" table:cell-range-address="Entities.A79"/>
        <table:named-range table:name="EP" table:base-cell-address="$Entities.$A$1" table:cell-range-address="Entities.A1"/>
        <table:named-range table:name="ER" table:base-cell-address="$Entities.$A$1" table:cell-range-address="Entities.A81"/>
        <table:named-range table:name="ES" table:base-cell-address="$Entities.$A$1" table:cell-range-address="Entities.A82"/>
        <table:named-range table:name="EU" table:base-cell-address="$Entities.$A$1" table:cell-range-address="Entities.A83"/>
        <table:named-range table:name="EV" table:base-cell-address="$Entities.$A$1" table:cell-range-address="Entities.A84"/>
        <table:named-range table:name="EW" table:base-cell-address="$Entities.$A$1" table:cell-range-address="Entities.A85"/>
        <table:named-range table:name="FI" table:base-cell-address="$Entities.$A$1" table:cell-range-address="Entities.A87"/>
        <table:named-range table:name="FJ" table:base-cell-address="$Entities.$A$1" table:cell-range-address="Entities.A88"/>
        <table:named-range table:name="FK" table:base-cell-address="$Entities.$A$1" table:cell-range-address="Entities.A89"/>
        <table:named-range table:name="FM" table:base-cell-address="$Entities.$A$1" table:cell-range-address="Entities.A90"/>
        <table:named-range table:name="FO" table:base-cell-address="$Entities.$A$1" table:cell-range-address="Entities.A91"/>
        <table:named-range table:name="GA" table:base-cell-address="$Entities.$A$1" table:cell-range-address="Entities.A94"/>
        <table:named-range table:name="FR" table:base-cell-address="$Entities.$A$1" table:cell-range-address="Entities.A92"/>
        <table:named-range table:name="GB" table:base-cell-address="$Entities.$A$1" table:cell-range-address="Entities.A95"/>
        <table:named-range table:name="GC" table:base-cell-address="$Entities.$A$1" table:cell-range-address="Entities.A96"/>
        <table:named-range table:name="GD" table:base-cell-address="$Entities.$A$1" table:cell-range-address="Entities.A97"/>
        <table:named-range table:name="GE" table:base-cell-address="$Entities.$A$1" table:cell-range-address="Entities.A99"/>
        <table:named-range table:name="GF" table:base-cell-address="$Entities.$A$1" table:cell-range-address="Entities.A100"/>
        <table:named-range table:name="GG" table:base-cell-address="$Entities.$A$1" table:cell-range-address="Entities.A101"/>
        <table:named-range table:name="FX" table:base-cell-address="$Entities.$A$1" table:cell-range-address="Entities.A93"/>
        <table:named-range table:name="GH" table:base-cell-address="$Entities.$A$1" table:cell-range-address="Entities.A102"/>
        <table:named-range table:name="GI" table:base-cell-address="$Entities.$A$1" table:cell-range-address="Entities.A104"/>
        <table:named-range table:name="GL" table:base-cell-address="$Entities.$A$1" table:cell-range-address="Entities.A105"/>
        <table:named-range table:name="GN" table:base-cell-address="$Entities.$A$1" table:cell-range-address="Entities.A106"/>
        <table:named-range table:name="GP" table:base-cell-address="$Entities.$A$1" table:cell-range-address="Entities.A107"/>
        <table:named-range table:name="GQ" table:base-cell-address="$Entities.$A$1" table:cell-range-address="Entities.A108"/>
        <table:named-range table:name="GR" table:base-cell-address="$Entities.$A$1" table:cell-range-address="Entities.A109"/>
        <table:named-range table:name="GS" table:base-cell-address="$Entities.$A$1" table:cell-range-address="Entities.A110"/>
        <table:named-range table:name="GT" table:base-cell-address="$Entities.$A$1" table:cell-range-address="Entities.A111"/>
        <table:named-range table:name="GU" table:base-cell-address="$Entities.$A$1" table:cell-range-address="Entities.A112"/>
        <table:named-range table:name="GW" table:base-cell-address="$Entities.$A$1" table:cell-range-address="Entities.A113"/>
        <table:named-range table:name="GY" table:base-cell-address="$Entities.$A$1" table:cell-range-address="Entities.A114"/>
        <table:named-range table:name="HM" table:base-cell-address="$Entities.$A$1" table:cell-range-address="Entities.A115"/>
        <table:named-range table:name="HN" table:base-cell-address="$Entities.$A$1" table:cell-range-address="Entities.A116"/>
        <table:named-range table:name="HR" table:base-cell-address="$Entities.$A$1" table:cell-range-address="Entities.A117"/>
        <table:named-range table:name="IB" table:base-cell-address="$Entities.$A$1" table:cell-range-address="Entities.A121"/>
        <table:named-range table:name="IC" table:base-cell-address="$Entities.$A$1" table:cell-range-address="Entities.A122"/>
        <table:named-range table:name="HT" table:base-cell-address="$Entities.$A$1" table:cell-range-address="Entities.A118"/>
        <table:named-range table:name="ID" table:base-cell-address="$Entities.$A$1" table:cell-range-address="Entities.A123"/>
        <table:named-range table:name="HU" table:base-cell-address="$Entities.$A$1" table:cell-range-address="Entities.A120"/>
        <table:named-range table:name="IL" table:base-cell-address="$Entities.$A$1" table:cell-range-address="Entities.A124"/>
        <table:named-range table:name="IM" table:base-cell-address="$Entities.$A$1" table:cell-range-address="Entities.A125"/>
        <table:named-range table:name="IN" table:base-cell-address="$Entities.$A$1" table:cell-range-address="Entities.A126"/>
        <table:named-range table:name="IO" table:base-cell-address="$Entities.$A$1" table:cell-range-address="Entities.A127"/>
        <table:named-range table:name="IQ" table:base-cell-address="$Entities.$A$1" table:cell-range-address="Entities.A128"/>
        <table:named-range table:name="JA" table:base-cell-address="$Entities.$A$1" table:cell-range-address="Entities.A132"/>
        <table:named-range table:name="IR" table:base-cell-address="$Entities.$A$1" table:cell-range-address="Entities.A129"/>
        <table:named-range table:name="IS" table:base-cell-address="$Entities.$A$1" table:cell-range-address="Entities.A130"/>
        <table:named-range table:name="JE" table:base-cell-address="$Entities.$A$1" table:cell-range-address="Entities.A134"/>
        <table:named-range table:name="JM" table:base-cell-address="$Entities.$A$1" table:cell-range-address="Entities.A136"/>
        <table:named-range table:name="JO" table:base-cell-address="$Entities.$A$1" table:cell-range-address="Entities.A138"/>
        <table:named-range table:name="JP" table:base-cell-address="$Entities.$A$1" table:cell-range-address="Entities.A139"/>
        <table:named-range table:name="KE" table:base-cell-address="$Entities.$A$1" table:cell-range-address="Entities.A141"/>
        <table:named-range table:name="KG" table:base-cell-address="$Entities.$A$1" table:cell-range-address="Entities.A142"/>
        <table:named-range table:name="KH" table:base-cell-address="$Entities.$A$1" table:cell-range-address="Entities.A143"/>
        <table:named-range table:name="KI" table:base-cell-address="$Entities.$A$1" table:cell-range-address="Entities.A145"/>
        <table:named-range table:name="KM" table:base-cell-address="$Entities.$A$1" table:cell-range-address="Entities.A146"/>
        <table:named-range table:name="KN" table:base-cell-address="$Entities.$A$1" table:cell-range-address="Entities.A147"/>
        <table:named-range table:name="KP" table:base-cell-address="$Entities.$A$1" table:cell-range-address="Entities.A148"/>
        <table:named-range table:name="KR" table:base-cell-address="$Entities.$A$1" table:cell-range-address="Entities.A149"/>
        <table:named-range table:name="LB" table:base-cell-address="$Entities.$A$1" table:cell-range-address="Entities.A152"/>
        <table:named-range table:name="LC" table:base-cell-address="$Entities.$A$1" table:cell-range-address="Entities.A153"/>
        <table:named-range table:name="KY" table:base-cell-address="$Entities.$A$1" table:cell-range-address="Entities.A150"/>
        <table:named-range table:name="LI" table:base-cell-address="$Entities.$A$1" table:cell-range-address="Entities.A154"/>
        <table:named-range table:name="KZ" table:base-cell-address="$Entities.$A$1" table:cell-range-address="Entities.A151"/>
        <table:named-range table:name="LK" table:base-cell-address="$Entities.$A$1" table:cell-range-address="Entities.A155"/>
        <table:named-range table:name="MA" table:base-cell-address="$Entities.$A$1" table:cell-range-address="Entities.A161"/>
        <table:named-range table:name="LR" table:base-cell-address="$Entities.$A$1" table:cell-range-address="Entities.A156"/>
        <table:named-range table:name="LS" table:base-cell-address="$Entities.$A$1" table:cell-range-address="Entities.A157"/>
        <table:named-range table:name="MC" table:base-cell-address="$Entities.$A$1" table:cell-range-address="Entities.A162"/>
        <table:named-range table:name="LT" table:base-cell-address="$Entities.$A$1" table:cell-range-address="Entities.A158"/>
        <table:named-range table:name="MD" table:base-cell-address="$Entities.$A$1" table:cell-range-address="Entities.A163"/>
        <table:named-range table:name="ME" table:base-cell-address="$Entities.$A$1" table:cell-range-address="Entities.A164"/>
        <table:named-range table:name="LV" table:base-cell-address="$Entities.$A$1" table:cell-range-address="Entities.A159"/>
        <table:named-range table:name="MF" table:base-cell-address="$Entities.$A$1" table:cell-range-address="Entities.A165"/>
        <table:named-range table:name="MG" table:base-cell-address="$Entities.$A$1" table:cell-range-address="Entities.A166"/>
        <table:named-range table:name="MH" table:base-cell-address="$Entities.$A$1" table:cell-range-address="Entities.A167"/>
        <table:named-range table:name="LY" table:base-cell-address="$Entities.$A$1" table:cell-range-address="Entities.A160"/>
        <table:named-range table:name="MK" table:base-cell-address="$Entities.$A$1" table:cell-range-address="Entities.A168"/>
        <table:named-range table:name="ML" table:base-cell-address="$Entities.$A$1" table:cell-range-address="Entities.A169"/>
        <table:named-range table:name="MM" table:base-cell-address="$Entities.$A$1" table:cell-range-address="Entities.A170"/>
        <table:named-range table:name="MN" table:base-cell-address="$Entities.$A$1" table:cell-range-address="Entities.A172"/>
        <table:named-range table:name="MO" table:base-cell-address="$Entities.$A$1" table:cell-range-address="Entities.A173"/>
        <table:named-range table:name="MP" table:base-cell-address="$Entities.$A$1" table:cell-range-address="Entities.A174"/>
        <table:named-range table:name="MQ" table:base-cell-address="$Entities.$A$1" table:cell-range-address="Entities.A175"/>
        <table:named-range table:name="NA" table:base-cell-address="$Entities.$A$1" table:cell-range-address="Entities.A186"/>
        <table:named-range table:name="MR" table:base-cell-address="$Entities.$A$1" table:cell-range-address="Entities.A176"/>
        <table:named-range table:name="MS" table:base-cell-address="$Entities.$A$1" table:cell-range-address="Entities.A177"/>
        <table:named-range table:name="NC" table:base-cell-address="$Entities.$A$1" table:cell-range-address="Entities.A187"/>
        <table:named-range table:name="MT" table:base-cell-address="$Entities.$A$1" table:cell-range-address="Entities.A178"/>
        <table:named-range table:name="MU" table:base-cell-address="$Entities.$A$1" table:cell-range-address="Entities.A179"/>
        <table:named-range table:name="NE" table:base-cell-address="$Entities.$A$1" table:cell-range-address="Entities.A188"/>
        <table:named-range table:name="MV" table:base-cell-address="$Entities.$A$1" table:cell-range-address="Entities.A180"/>
        <table:named-range table:name="NF" table:base-cell-address="$Entities.$A$1" table:cell-range-address="Entities.A189"/>
        <table:named-range table:name="MW" table:base-cell-address="$Entities.$A$1" table:cell-range-address="Entities.A181"/>
        <table:named-range table:name="NG" table:base-cell-address="$Entities.$A$1" table:cell-range-address="Entities.A190"/>
        <table:named-range table:name="MX" table:base-cell-address="$Entities.$A$1" table:cell-range-address="Entities.A183"/>
        <table:named-range table:name="MY" table:base-cell-address="$Entities.$A$1" table:cell-range-address="Entities.A184"/>
        <table:named-range table:name="MZ" table:base-cell-address="$Entities.$A$1" table:cell-range-address="Entities.A185"/>
        <table:named-range table:name="NL" table:base-cell-address="$Entities.$A$1" table:cell-range-address="Entities.A191"/>
        <table:named-range table:name="NO" table:base-cell-address="$Entities.$A$1" table:cell-range-address="Entities.A192"/>
        <table:named-range table:name="NP" table:base-cell-address="$Entities.$A$1" table:cell-range-address="Entities.A193"/>
        <table:named-range table:name="OA" table:base-cell-address="$Entities.$A$1" table:cell-range-address="Entities.A198"/>
        <table:named-range table:name="NR" table:base-cell-address="$Entities.$A$1" table:cell-range-address="Entities.A194"/>
        <table:named-range table:name="NT" table:base-cell-address="$Entities.$A$1" table:cell-range-address="Entities.A195"/>
        <table:named-range table:name="NU" table:base-cell-address="$Entities.$A$1" table:cell-range-address="Entities.A196"/>
        <table:named-range table:name="NZ" table:base-cell-address="$Entities.$A$1" table:cell-range-address="Entities.A197"/>
        <table:named-range table:name="OM" table:base-cell-address="$Entities.$A$1" table:cell-range-address="Entities.A199"/>
        <table:named-range table:name="PA" table:base-cell-address="$Entities.$A$1" table:cell-range-address="Entities.A201"/>
        <table:named-range table:name="PE" table:base-cell-address="$Entities.$A$1" table:cell-range-address="Entities.A202"/>
        <table:named-range table:name="PF" table:base-cell-address="$Entities.$A$1" table:cell-range-address="Entities.A204"/>
        <table:named-range table:name="PG" table:base-cell-address="$Entities.$A$1" table:cell-range-address="Entities.A205"/>
        <table:named-range table:name="PH" table:base-cell-address="$Entities.$A$1" table:cell-range-address="Entities.A206"/>
        <table:named-range table:name="PL" table:base-cell-address="$Entities.$A$1" table:cell-range-address="Entities.A207"/>
        <table:named-range table:name="PM" table:base-cell-address="$Entities.$A$1" table:cell-range-address="Entities.A208"/>
        <table:named-range table:name="PN" table:base-cell-address="$Entities.$A$1" table:cell-range-address="Entities.A209"/>
        <table:named-range table:name="QA" table:base-cell-address="$Entities.$A$1" table:cell-range-address="Entities.A215"/>
        <table:named-range table:name="PR" table:base-cell-address="$Entities.$A$1" table:cell-range-address="Entities.A210"/>
        <table:named-range table:name="PS" table:base-cell-address="$Entities.$A$1" table:cell-range-address="Entities.A211"/>
        <table:named-range table:name="PT" table:base-cell-address="$Entities.$A$1" table:cell-range-address="Entities.A212"/>
        <table:named-range table:name="PW" table:base-cell-address="$Entities.$A$1" table:cell-range-address="Entities.A213"/>
        <table:named-range table:name="PY" table:base-cell-address="$Entities.$A$1" table:cell-range-address="Entities.A214"/>
        <table:named-range table:name="QM" table:base-cell-address="$Entities.$A$1" table:cell-range-address="Entities.A216"/>
        <table:named-range table:name="QN" table:base-cell-address="$Entities.$A$1" table:cell-range-address="Entities.A217"/>
        <table:named-range table:name="QO" table:base-cell-address="$Entities.$A$1" table:cell-range-address="Entities.A218"/>
        <table:named-range table:name="QQ" table:base-cell-address="$Entities.$A$1" table:cell-range-address="Entities.A219"/>
        <table:named-range table:name="RA" table:base-cell-address="$Entities.$A$1" table:cell-range-address="Entities.A228"/>
        <table:named-range table:name="QR" table:base-cell-address="$Entities.$A$1" table:cell-range-address="Entities.A220"/>
        <table:named-range table:name="RB" table:base-cell-address="$Entities.$A$1" table:cell-range-address="Entities.A229"/>
        <table:named-range table:name="RC" table:base-cell-address="$Entities.$A$1" table:cell-range-address="Entities.A231"/>
        <table:named-range table:name="QT" table:base-cell-address="$Entities.$A$1" table:cell-range-address="Entities.A221"/>
        <table:named-range table:name="QU" table:base-cell-address="$Entities.$A$1" table:cell-range-address="Entities.A222"/>
        <table:named-range table:name="RE" table:base-cell-address="$Entities.$A$1" table:cell-range-address="Entities.A232"/>
        <table:named-range table:name="QV" table:base-cell-address="$Entities.$A$1" table:cell-range-address="Entities.A223"/>
        <table:named-range table:name="QW" table:base-cell-address="$Entities.$A$1" table:cell-range-address="Entities.A224"/>
        <table:named-range table:name="QX" table:base-cell-address="$Entities.$A$1" table:cell-range-address="Entities.A225"/>
        <table:named-range table:name="RH" table:base-cell-address="$Entities.$A$1" table:cell-range-address="Entities.A233"/>
        <table:named-range table:name="QY" table:base-cell-address="$Entities.$A$1" table:cell-range-address="Entities.A226"/>
        <table:named-range table:name="RI" table:base-cell-address="$Entities.$A$1" table:cell-range-address="Entities.A234"/>
        <table:named-range table:name="QZ" table:base-cell-address="$Entities.$A$1" table:cell-range-address="Entities.A227"/>
        <table:named-range table:name="RL" table:base-cell-address="$Entities.$A$1" table:cell-range-address="Entities.A235"/>
        <table:named-range table:name="RM" table:base-cell-address="$Entities.$A$1" table:cell-range-address="Entities.A236"/>
        <table:named-range table:name="RN" table:base-cell-address="$Entities.$A$1" table:cell-range-address="Entities.A237"/>
        <table:named-range table:name="RO" table:base-cell-address="$Entities.$A$1" table:cell-range-address="Entities.A238"/>
        <table:named-range table:name="RP" table:base-cell-address="$Entities.$A$1" table:cell-range-address="Entities.A239"/>
        <table:named-range table:name="SA" table:base-cell-address="$Entities.$A$1" table:cell-range-address="Entities.A244"/>
        <table:named-range table:name="SB" table:base-cell-address="$Entities.$A$1" table:cell-range-address="Entities.A245"/>
        <table:named-range table:name="RS" table:base-cell-address="$Entities.$A$1" table:cell-range-address="Entities.A240"/>
        <table:named-range table:name="SC" table:base-cell-address="$Entities.$A$1" table:cell-range-address="Entities.A246"/>
        <table:named-range table:name="SD" table:base-cell-address="$Entities.$A$1" table:cell-range-address="Entities.A247"/>
        <table:named-range table:name="RU" table:base-cell-address="$Entities.$A$1" table:cell-range-address="Entities.A242"/>
        <table:named-range table:name="SE" table:base-cell-address="$Entities.$A$1" table:cell-range-address="Entities.A248"/>
        <table:named-range table:name="SF" table:base-cell-address="$Entities.$A$1" table:cell-range-address="Entities.A249"/>
        <table:named-range table:name="RW" table:base-cell-address="$Entities.$A$1" table:cell-range-address="Entities.A243"/>
        <table:named-range table:name="TA" table:base-cell-address="$Entities.$A$1" table:cell-range-address="Entities.A256"/>
        <table:named-range table:name="TC" table:base-cell-address="$Entities.$A$1" table:cell-range-address="Entities.A257"/>
        <table:named-range table:name="ST" table:base-cell-address="$Entities.$A$1" table:cell-range-address="Entities.A250"/>
        <table:named-range table:name="TD" table:base-cell-address="$Entities.$A$1" table:cell-range-address="Entities.A258"/>
        <table:named-range table:name="SU" table:base-cell-address="$Entities.$A$1" table:cell-range-address="Entities.A251"/>
        <table:named-range table:name="SV" table:base-cell-address="$Entities.$A$1" table:cell-range-address="Entities.A252"/>
        <table:named-range table:name="TF" table:base-cell-address="$Entities.$A$1" table:cell-range-address="Entities.A260"/>
        <table:named-range table:name="TG" table:base-cell-address="$Entities.$A$1" table:cell-range-address="Entities.A261"/>
        <table:named-range table:name="SX" table:base-cell-address="$Entities.$A$1" table:cell-range-address="Entities.A253"/>
        <table:named-range table:name="TH" table:base-cell-address="$Entities.$A$1" table:cell-range-address="Entities.A262"/>
        <table:named-range table:name="SY" table:base-cell-address="$Entities.$A$1" table:cell-range-address="Entities.A254"/>
        <table:named-range table:name="SZ" table:base-cell-address="$Entities.$A$1" table:cell-range-address="Entities.A255"/>
        <table:named-range table:name="TJ" table:base-cell-address="$Entities.$A$1" table:cell-range-address="Entities.A263"/>
        <table:named-range table:name="TK" table:base-cell-address="$Entities.$A$1" table:cell-range-address="Entities.A264"/>
        <table:named-range table:name="TL" table:base-cell-address="$Entities.$A$1" table:cell-range-address="Entities.A265"/>
        <table:named-range table:name="TM" table:base-cell-address="$Entities.$A$1" table:cell-range-address="Entities.A266"/>
        <table:named-range table:name="TN" table:base-cell-address="$Entities.$A$1" table:cell-range-address="Entities.A267"/>
        <table:named-range table:name="TO" table:base-cell-address="$Entities.$A$1" table:cell-range-address="Entities.A268"/>
        <table:named-range table:name="UA" table:base-cell-address="$Entities.$A$1" table:cell-range-address="Entities.A272"/>
        <table:named-range table:name="TT" table:base-cell-address="$Entities.$A$1" table:cell-range-address="Entities.A269"/>
        <table:named-range table:name="TV" table:base-cell-address="$Entities.$A$1" table:cell-range-address="Entities.A270"/>
        <table:named-range table:name="TW" table:base-cell-address="$Entities.$A$1" table:cell-range-address="Entities.A271"/>
        <table:named-range table:name="UG" table:base-cell-address="$Entities.$A$1" table:cell-range-address="Entities.A273"/>
        <table:named-range table:name="UM" table:base-cell-address="$Entities.$A$1" table:cell-range-address="Entities.A274"/>
        <table:named-range table:name="VA" table:base-cell-address="$Entities.$A$1" table:cell-range-address="Entities.A279"/>
        <table:named-range table:name="US" table:base-cell-address="$Entities.$A$1" table:cell-range-address="Entities.A275"/>
        <table:named-range table:name="VC" table:base-cell-address="$Entities.$A$1" table:cell-range-address="Entities.A281"/>
        <table:named-range table:name="VE" table:base-cell-address="$Entities.$A$1" table:cell-range-address="Entities.A282"/>
        <table:named-range table:name="VG" table:base-cell-address="$Entities.$A$1" table:cell-range-address="Entities.A283"/>
        <table:named-range table:name="UY" table:base-cell-address="$Entities.$A$1" table:cell-range-address="Entities.A276"/>
        <table:named-range table:name="VI" table:base-cell-address="$Entities.$A$1" table:cell-range-address="Entities.A284"/>
        <table:named-range table:name="UZ" table:base-cell-address="$Entities.$A$1" table:cell-range-address="Entities.A277"/>
        <table:named-range table:name="VN" table:base-cell-address="$Entities.$A$1" table:cell-range-address="Entities.A285"/>
        <table:named-range table:name="VU" table:base-cell-address="$Entities.$A$1" table:cell-range-address="Entities.A286"/>
      </table:named-expressions>
      <table:database-ranges>
        <table:database-range table:target-range-address="Continents.A2:Continents.C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N104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border="none" fo:padding="0cm" style:print-page-order="ltr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11/08/2011</text:date>, <text:time>16:3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<text:sheet-name>???</text:sheet-name> </text:p>
        </style:region-left>
      </style:header>
      <style:header-left style:display="false"/>
      <style:footer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dc:title/>
    <meta:initial-creator>Unknown</meta:initial-creator>
    <meta:editing-cycles>156</meta:editing-cycles>
    <dc:date>2011-08-11T16:38:03</dc:date>
    <meta:creation-date>2011-04-18T23:24:28</meta:creation-date>
    <meta:editing-duration>PT2H16M43S</meta:editing-duration>
    <meta:document-statistic meta:table-count="3" meta:cell-count="5335" meta:object-count="0"/>
  </office:meta>
</office:document-meta>
</file>